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51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3.23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1.93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Check_20_Cel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Check_20_Cell" style:data-style-name="N116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1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[T] = °C</text:p>
          </table:table-cell>
          <table:table-cell table:style-name="ce4" office:value-type="string" calcext:value-type="string">
            <text:p>[T] = K</text:p>
          </table:table-cell>
          <table:table-cell table:style-name="ce4" office:value-type="string" calcext:value-type="string">
            <text:p>[Rt] = Ohm</text:p>
          </table:table-cell>
          <table:table-cell table:style-name="ce4" office:value-type="string" calcext:value-type="string">
            <text:p>[U] = V</text:p>
          </table:table-cell>
          <table:table-cell table:style-name="ce9" office:value-type="string" calcext:value-type="string">
            <text:p>ADC</text:p>
          </table:table-cell>
          <table:table-cell table:style-name="ce12" table:number-columns-repeated="251"/>
          <table:table-cell table:number-columns-repeated="768"/>
        </table:table-row>
        <table:table-row table:style-name="ro2">
          <table:table-cell table:style-name="ce2" table:formula="of:=[.B2]-273" office:value-type="float" office:value="-10" calcext:value-type="float">
            <text:p>-10</text:p>
          </table:table-cell>
          <table:table-cell table:style-name="ce5" office:value-type="float" office:value="263" calcext:value-type="float">
            <text:p>263</text:p>
          </table:table-cell>
          <table:table-cell table:style-name="ce5" table:formula="of:=[.$H$3]*EXP([.$H$5]*((1/[.B2])-(1/[.$H$6])))" office:value-type="float" office:value="37280.1100625858" calcext:value-type="float">
            <text:p>37280.1100625858</text:p>
          </table:table-cell>
          <table:table-cell table:style-name="ce7" table:formula="of:=[.$H$4]*[.$H$2]/([.$H$3]+[.C2])" office:value-type="float" office:value="1.05752714902342" calcext:value-type="float">
            <text:p>1.057527149</text:p>
          </table:table-cell>
          <table:table-cell table:style-name="ce10" table:formula="of:=1024*[.D2]/[.$H$7]" office:value-type="float" office:value="216.581560119997" calcext:value-type="float">
            <text:p>217</text:p>
          </table:table-cell>
          <table:table-cell table:style-name="ce6"/>
          <table:table-cell table:style-name="ce13" office:value-type="string" calcext:value-type="string">
            <text:p>Ub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table:formula="of:=[.B3]-273" office:value-type="float" office:value="-9" calcext:value-type="float">
            <text:p>-9</text:p>
          </table:table-cell>
          <table:table-cell table:style-name="ce5" office:value-type="float" office:value="264" calcext:value-type="float">
            <text:p>264</text:p>
          </table:table-cell>
          <table:table-cell table:style-name="ce5" table:formula="of:=[.$H$3]*EXP([.$H$5]*((1/[.B3])-(1/[.$H$6])))" office:value-type="float" office:value="35508.7526122462" calcext:value-type="float">
            <text:p>35508.7526122462</text:p>
          </table:table-cell>
          <table:table-cell table:style-name="ce7" table:formula="of:=[.$H$4]*[.$H$2]/([.$H$3]+[.C3])" office:value-type="float" office:value="1.09868974933286" calcext:value-type="float">
            <text:p>1.0986897493</text:p>
          </table:table-cell>
          <table:table-cell table:style-name="ce10" table:formula="of:=1024*[.D3]/[.$H$7]" office:value-type="float" office:value="225.01166066337" calcext:value-type="float">
            <text:p>225</text:p>
          </table:table-cell>
          <table:table-cell table:style-name="ce6"/>
          <table:table-cell table:style-name="ce13" office:value-type="string" calcext:value-type="string">
            <text:p>Rt0</text:p>
          </table:table-cell>
          <table:table-cell table:style-name="ce13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 table:style-name="ce2" table:formula="of:=[.B4]-273" office:value-type="float" office:value="-8" calcext:value-type="float">
            <text:p>-8</text:p>
          </table:table-cell>
          <table:table-cell table:style-name="ce5" office:value-type="float" office:value="265" calcext:value-type="float">
            <text:p>265</text:p>
          </table:table-cell>
          <table:table-cell table:style-name="ce5" table:formula="of:=[.$H$3]*EXP([.$H$5]*((1/[.B4])-(1/[.$H$6])))" office:value-type="float" office:value="33833.9892610434" calcext:value-type="float">
            <text:p>33833.9892610434</text:p>
          </table:table-cell>
          <table:table-cell table:style-name="ce7" table:formula="of:=[.$H$4]*[.$H$2]/([.$H$3]+[.C4])" office:value-type="float" office:value="1.1406673415517" calcext:value-type="float">
            <text:p>1.1406673416</text:p>
          </table:table-cell>
          <table:table-cell table:style-name="ce10" table:formula="of:=1024*[.D4]/[.$H$7]" office:value-type="float" office:value="233.608671549788" calcext:value-type="float">
            <text:p>234</text:p>
          </table:table-cell>
          <table:table-cell table:style-name="ce6"/>
          <table:table-cell table:style-name="ce13" office:value-type="string" calcext:value-type="string">
            <text:p>R1</text:p>
          </table:table-cell>
          <table:table-cell table:style-name="ce13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>
          <table:table-cell table:style-name="ce2" table:formula="of:=[.B5]-273" office:value-type="float" office:value="-7" calcext:value-type="float">
            <text:p>-7</text:p>
          </table:table-cell>
          <table:table-cell table:style-name="ce5" office:value-type="float" office:value="266" calcext:value-type="float">
            <text:p>266</text:p>
          </table:table-cell>
          <table:table-cell table:style-name="ce5" table:formula="of:=[.$H$3]*EXP([.$H$5]*((1/[.B5])-(1/[.$H$6])))" office:value-type="float" office:value="32249.9287137466" calcext:value-type="float">
            <text:p>32249.9287137466</text:p>
          </table:table-cell>
          <table:table-cell table:style-name="ce7" table:formula="of:=[.$H$4]*[.$H$2]/([.$H$3]+[.C5])" office:value-type="float" office:value="1.18343394941" calcext:value-type="float">
            <text:p>1.1834339494</text:p>
          </table:table-cell>
          <table:table-cell table:style-name="ce10" table:formula="of:=1024*[.D5]/[.$H$7]" office:value-type="float" office:value="242.367272839168" calcext:value-type="float">
            <text:p>242</text:p>
          </table:table-cell>
          <table:table-cell table:style-name="ce6"/>
          <table:table-cell table:style-name="ce13" office:value-type="string" calcext:value-type="string">
            <text:p>B</text:p>
          </table:table-cell>
          <table:table-cell table:style-name="ce13" office:value-type="float" office:value="3380" calcext:value-type="float">
            <text:p>3380</text:p>
          </table:table-cell>
          <table:table-cell table:number-columns-repeated="1016"/>
        </table:table-row>
        <table:table-row table:style-name="ro2">
          <table:table-cell table:style-name="ce2" table:formula="of:=[.B6]-273" office:value-type="float" office:value="-6" calcext:value-type="float">
            <text:p>-6</text:p>
          </table:table-cell>
          <table:table-cell table:style-name="ce5" office:value-type="float" office:value="267" calcext:value-type="float">
            <text:p>267</text:p>
          </table:table-cell>
          <table:table-cell table:style-name="ce5" table:formula="of:=[.$H$3]*EXP([.$H$5]*((1/[.B6])-(1/[.$H$6])))" office:value-type="float" office:value="30751.0747690943" calcext:value-type="float">
            <text:p>30751.0747690943</text:p>
          </table:table-cell>
          <table:table-cell table:style-name="ce7" table:formula="of:=[.$H$4]*[.$H$2]/([.$H$3]+[.C6])" office:value-type="float" office:value="1.226961504287" calcext:value-type="float">
            <text:p>1.2269615043</text:p>
          </table:table-cell>
          <table:table-cell table:style-name="ce10" table:formula="of:=1024*[.D6]/[.$H$7]" office:value-type="float" office:value="251.281716077978" calcext:value-type="float">
            <text:p>251</text:p>
          </table:table-cell>
          <table:table-cell table:style-name="ce6"/>
          <table:table-cell table:style-name="ce13" office:value-type="string" calcext:value-type="string">
            <text:p>T0</text:p>
          </table:table-cell>
          <table:table-cell table:style-name="ce13" table:formula="of:=20+273" office:value-type="float" office:value="293" calcext:value-type="float">
            <text:p>293</text:p>
          </table:table-cell>
          <table:table-cell table:number-columns-repeated="1016"/>
        </table:table-row>
        <table:table-row table:style-name="ro2">
          <table:table-cell table:style-name="ce2" table:formula="of:=[.B7]-273" office:value-type="float" office:value="-5" calcext:value-type="float">
            <text:p>-5</text:p>
          </table:table-cell>
          <table:table-cell table:style-name="ce5" office:value-type="float" office:value="268" calcext:value-type="float">
            <text:p>268</text:p>
          </table:table-cell>
          <table:table-cell table:style-name="ce5" table:formula="of:=[.$H$3]*EXP([.$H$5]*((1/[.B7])-(1/[.$H$6])))" office:value-type="float" office:value="29332.2975393202" calcext:value-type="float">
            <text:p>29332.2975393202</text:p>
          </table:table-cell>
          <table:table-cell table:style-name="ce7" table:formula="of:=[.$H$4]*[.$H$2]/([.$H$3]+[.C7])" office:value-type="float" office:value="1.27121991666048" calcext:value-type="float">
            <text:p>1.2712199167</text:p>
          </table:table-cell>
          <table:table-cell table:style-name="ce10" table:formula="of:=1024*[.D7]/[.$H$7]" office:value-type="float" office:value="260.345838932067" calcext:value-type="float">
            <text:p>260</text:p>
          </table:table-cell>
          <table:table-cell table:style-name="ce6"/>
          <table:table-cell table:style-name="ce13" office:value-type="string" calcext:value-type="string">
            <text:p>Uref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" table:formula="of:=[.B8]-273" office:value-type="float" office:value="-4" calcext:value-type="float">
            <text:p>-4</text:p>
          </table:table-cell>
          <table:table-cell table:style-name="ce5" office:value-type="float" office:value="269" calcext:value-type="float">
            <text:p>269</text:p>
          </table:table-cell>
          <table:table-cell table:style-name="ce5" table:formula="of:=[.$H$3]*EXP([.$H$5]*((1/[.B8])-(1/[.$H$6])))" office:value-type="float" office:value="27988.8069257612" calcext:value-type="float">
            <text:p>27988.8069257612</text:p>
          </table:table-cell>
          <table:table-cell table:style-name="ce7" table:formula="of:=[.$H$4]*[.$H$2]/([.$H$3]+[.C8])" office:value-type="float" office:value="1.31617715970158" calcext:value-type="float">
            <text:p>1.3161771597</text:p>
          </table:table-cell>
          <table:table-cell table:style-name="ce10" table:formula="of:=1024*[.D8]/[.$H$7]" office:value-type="float" office:value="269.553082306883" calcext:value-type="float">
            <text:p>27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]-273" office:value-type="float" office:value="-3" calcext:value-type="float">
            <text:p>-3</text:p>
          </table:table-cell>
          <table:table-cell table:style-name="ce5" office:value-type="float" office:value="270" calcext:value-type="float">
            <text:p>270</text:p>
          </table:table-cell>
          <table:table-cell table:style-name="ce5" table:formula="of:=[.$H$3]*EXP([.$H$5]*((1/[.B9])-(1/[.$H$6])))" office:value-type="float" office:value="26716.1281616286" calcext:value-type="float">
            <text:p>26716.1281616286</text:p>
          </table:table-cell>
          <table:table-cell table:style-name="ce7" table:formula="of:=[.$H$4]*[.$H$2]/([.$H$3]+[.C9])" office:value-type="float" office:value="1.36179936457064" calcext:value-type="float">
            <text:p>1.3617993646</text:p>
          </table:table-cell>
          <table:table-cell table:style-name="ce10" table:formula="of:=1024*[.D9]/[.$H$7]" office:value-type="float" office:value="278.896509864067" calcext:value-type="float">
            <text:p>27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]-273" office:value-type="float" office:value="-2" calcext:value-type="float">
            <text:p>-2</text:p>
          </table:table-cell>
          <table:table-cell table:style-name="ce5" office:value-type="float" office:value="271" calcext:value-type="float">
            <text:p>271</text:p>
          </table:table-cell>
          <table:table-cell table:style-name="ce5" table:formula="of:=[.$H$3]*EXP([.$H$5]*((1/[.B10])-(1/[.$H$6])))" office:value-type="float" office:value="25510.0792498247" calcext:value-type="float">
            <text:p>25510.0792498247</text:p>
          </table:table-cell>
          <table:table-cell table:style-name="ce7" table:formula="of:=[.$H$4]*[.$H$2]/([.$H$3]+[.C10])" office:value-type="float" office:value="1.40805092684345" calcext:value-type="float">
            <text:p>1.4080509268</text:p>
          </table:table-cell>
          <table:table-cell table:style-name="ce10" table:formula="of:=1024*[.D10]/[.$H$7]" office:value-type="float" office:value="288.368829817539" calcext:value-type="float">
            <text:p>2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]-273" office:value-type="float" office:value="-1" calcext:value-type="float">
            <text:p>-1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formula="of:=[.$H$3]*EXP([.$H$5]*((1/[.B11])-(1/[.$H$6])))" office:value-type="float" office:value="24366.7501389032" calcext:value-type="float">
            <text:p>24366.7501389032</text:p>
          </table:table-cell>
          <table:table-cell table:style-name="ce7" table:formula="of:=[.$H$4]*[.$H$2]/([.$H$3]+[.C11])" office:value-type="float" office:value="1.4548946233761" calcext:value-type="float">
            <text:p>1.4548946234</text:p>
          </table:table-cell>
          <table:table-cell table:style-name="ce10" table:formula="of:=1024*[.D11]/[.$H$7]" office:value-type="float" office:value="297.962418867425" calcext:value-type="float">
            <text:p>29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]-273" office:value-type="float" office:value="0" calcext:value-type="float">
            <text:p>0</text:p>
          </table:table-cell>
          <table:table-cell table:style-name="ce5" office:value-type="float" office:value="273" calcext:value-type="float">
            <text:p>273</text:p>
          </table:table-cell>
          <table:table-cell table:style-name="ce5" table:formula="of:=[.$H$3]*EXP([.$H$5]*((1/[.B12])-(1/[.$H$6])))" office:value-type="float" office:value="23282.4834940718" calcext:value-type="float">
            <text:p>23282.4834940718</text:p>
          </table:table-cell>
          <table:table-cell table:style-name="ce7" table:formula="of:=[.$H$4]*[.$H$2]/([.$H$3]+[.C12])" office:value-type="float" office:value="1.50229173880326" calcext:value-type="float">
            <text:p>1.5022917388</text:p>
          </table:table-cell>
          <table:table-cell table:style-name="ce10" table:formula="of:=1024*[.D12]/[.$H$7]" office:value-type="float" office:value="307.669348106908" calcext:value-type="float">
            <text:p>30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3]-273" office:value-type="float" office:value="1" calcext:value-type="float">
            <text:p>1</text:p>
          </table:table-cell>
          <table:table-cell table:style-name="ce5" office:value-type="float" office:value="274" calcext:value-type="float">
            <text:p>274</text:p>
          </table:table-cell>
          <table:table-cell table:style-name="ce5" table:formula="of:=[.$H$3]*EXP([.$H$5]*((1/[.B13])-(1/[.$H$6])))" office:value-type="float" office:value="22253.8569326495" calcext:value-type="float">
            <text:p>22253.8569326495</text:p>
          </table:table-cell>
          <table:table-cell table:style-name="ce7" table:formula="of:=[.$H$4]*[.$H$2]/([.$H$3]+[.C13])" office:value-type="float" office:value="1.55020220076027" calcext:value-type="float">
            <text:p>1.5502022008</text:p>
          </table:table-cell>
          <table:table-cell table:style-name="ce10" table:formula="of:=1024*[.D13]/[.$H$7]" office:value-type="float" office:value="317.481410715703" calcext:value-type="float">
            <text:p>31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4]-273" office:value-type="float" office:value="2" calcext:value-type="float">
            <text:p>2</text:p>
          </table:table-cell>
          <table:table-cell table:style-name="ce5" office:value-type="float" office:value="275" calcext:value-type="float">
            <text:p>275</text:p>
          </table:table-cell>
          <table:table-cell table:style-name="ce5" table:formula="of:=[.$H$3]*EXP([.$H$5]*((1/[.B14])-(1/[.$H$6])))" office:value-type="float" office:value="21277.6666047487" calcext:value-type="float">
            <text:p>21277.6666047487</text:p>
          </table:table-cell>
          <table:table-cell table:style-name="ce7" table:formula="of:=[.$H$4]*[.$H$2]/([.$H$3]+[.C14])" office:value-type="float" office:value="1.59858472282612" calcext:value-type="float">
            <text:p>1.5985847228</text:p>
          </table:table-cell>
          <table:table-cell table:style-name="ce10" table:formula="of:=1024*[.D14]/[.$H$7]" office:value-type="float" office:value="327.390151234789" calcext:value-type="float">
            <text:p>32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5]-273" office:value-type="float" office:value="3" calcext:value-type="float">
            <text:p>3</text:p>
          </table:table-cell>
          <table:table-cell table:style-name="ce5" office:value-type="float" office:value="276" calcext:value-type="float">
            <text:p>276</text:p>
          </table:table-cell>
          <table:table-cell table:style-name="ce5" table:formula="of:=[.$H$3]*EXP([.$H$5]*((1/[.B15])-(1/[.$H$6])))" office:value-type="float" office:value="20350.9120102695" calcext:value-type="float">
            <text:p>20350.9120102695</text:p>
          </table:table-cell>
          <table:table-cell table:style-name="ce7" table:formula="of:=[.$H$4]*[.$H$2]/([.$H$3]+[.C15])" office:value-type="float" office:value="1.64739695410412" calcext:value-type="float">
            <text:p>1.6473969541</text:p>
          </table:table-cell>
          <table:table-cell table:style-name="ce10" table:formula="of:=1024*[.D15]/[.$H$7]" office:value-type="float" office:value="337.386896200523" calcext:value-type="float">
            <text:p>33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6]-273" office:value-type="float" office:value="4" calcext:value-type="float">
            <text:p>4</text:p>
          </table:table-cell>
          <table:table-cell table:style-name="ce5" office:value-type="float" office:value="277" calcext:value-type="float">
            <text:p>277</text:p>
          </table:table-cell>
          <table:table-cell table:style-name="ce5" table:formula="of:=[.$H$3]*EXP([.$H$5]*((1/[.B16])-(1/[.$H$6])))" office:value-type="float" office:value="19470.7819526594" calcext:value-type="float">
            <text:p>19470.7819526594</text:p>
          </table:table-cell>
          <table:table-cell table:style-name="ce7" table:formula="of:=[.$H$4]*[.$H$2]/([.$H$3]+[.C16])" office:value-type="float" office:value="1.69659563429019" calcext:value-type="float">
            <text:p>1.6965956343</text:p>
          </table:table-cell>
          <table:table-cell table:style-name="ce10" table:formula="of:=1024*[.D16]/[.$H$7]" office:value-type="float" office:value="347.462785902631" calcext:value-type="float">
            <text:p>34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7]-273" office:value-type="float" office:value="5" calcext:value-type="float">
            <text:p>5</text:p>
          </table:table-cell>
          <table:table-cell table:style-name="ce5" office:value-type="float" office:value="278" calcext:value-type="float">
            <text:p>278</text:p>
          </table:table-cell>
          <table:table-cell table:style-name="ce5" table:formula="of:=[.$H$3]*EXP([.$H$5]*((1/[.B17])-(1/[.$H$6])))" office:value-type="float" office:value="18634.6415384146" calcext:value-type="float">
            <text:p>18634.6415384146</text:p>
          </table:table-cell>
          <table:table-cell table:style-name="ce7" table:formula="of:=[.$H$4]*[.$H$2]/([.$H$3]+[.C17])" office:value-type="float" office:value="1.74613675302772" calcext:value-type="float">
            <text:p>1.746136753</text:p>
          </table:table-cell>
          <table:table-cell table:style-name="ce10" table:formula="of:=1024*[.D17]/[.$H$7]" office:value-type="float" office:value="357.608807020077" calcext:value-type="float">
            <text:p>35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8]-273" office:value-type="float" office:value="6" calcext:value-type="float">
            <text:p>6</text:p>
          </table:table-cell>
          <table:table-cell table:style-name="ce5" office:value-type="float" office:value="279" calcext:value-type="float">
            <text:p>279</text:p>
          </table:table-cell>
          <table:table-cell table:style-name="ce5" table:formula="of:=[.$H$3]*EXP([.$H$5]*((1/[.B18])-(1/[.$H$6])))" office:value-type="float" office:value="17840.0201390445" calcext:value-type="float">
            <text:p>17840.0201390445</text:p>
          </table:table-cell>
          <table:table-cell table:style-name="ce7" table:formula="of:=[.$H$4]*[.$H$2]/([.$H$3]+[.C18])" office:value-type="float" office:value="1.79597571231197" calcext:value-type="float">
            <text:p>1.7959757123</text:p>
          </table:table-cell>
          <table:table-cell table:style-name="ce10" table:formula="of:=1024*[.D18]/[.$H$7]" office:value-type="float" office:value="367.815825881491" calcext:value-type="float">
            <text:p>36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9]-273" office:value-type="float" office:value="7" calcext:value-type="float">
            <text:p>7</text:p>
          </table:table-cell>
          <table:table-cell table:style-name="ce5" office:value-type="float" office:value="280" calcext:value-type="float">
            <text:p>280</text:p>
          </table:table-cell>
          <table:table-cell table:style-name="ce5" table:formula="of:=[.$H$3]*EXP([.$H$5]*((1/[.B19])-(1/[.$H$6])))" office:value-type="float" office:value="17084.6002392706" calcext:value-type="float">
            <text:p>17084.6002392706</text:p>
          </table:table-cell>
          <table:table-cell table:style-name="ce7" table:formula="of:=[.$H$4]*[.$H$2]/([.$H$3]+[.C19])" office:value-type="float" office:value="1.84606749068808" calcext:value-type="float">
            <text:p>1.8460674907</text:p>
          </table:table-cell>
          <table:table-cell table:style-name="ce10" table:formula="of:=1024*[.D19]/[.$H$7]" office:value-type="float" office:value="378.074622092918" calcext:value-type="float">
            <text:p>37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0]-273" office:value-type="float" office:value="8" calcext:value-type="float">
            <text:p>8</text:p>
          </table:table-cell>
          <table:table-cell table:style-name="ce5" office:value-type="float" office:value="281" calcext:value-type="float">
            <text:p>281</text:p>
          </table:table-cell>
          <table:table-cell table:style-name="ce5" table:formula="of:=[.$H$3]*EXP([.$H$5]*((1/[.B20])-(1/[.$H$6])))" office:value-type="float" office:value="16366.2071016518" calcext:value-type="float">
            <text:p>16366.2071016518</text:p>
          </table:table-cell>
          <table:table-cell table:style-name="ce7" table:formula="of:=[.$H$4]*[.$H$2]/([.$H$3]+[.C20])" office:value-type="float" office:value="1.89636680798383" calcext:value-type="float">
            <text:p>1.896366808</text:p>
          </table:table-cell>
          <table:table-cell table:style-name="ce10" table:formula="of:=1024*[.D20]/[.$H$7]" office:value-type="float" office:value="388.375922275089" calcext:value-type="float">
            <text:p>3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1]-273" office:value-type="float" office:value="9" calcext:value-type="float">
            <text:p>9</text:p>
          </table:table-cell>
          <table:table-cell table:style-name="ce5" office:value-type="float" office:value="282" calcext:value-type="float">
            <text:p>282</text:p>
          </table:table-cell>
          <table:table-cell table:style-name="ce5" table:formula="of:=[.$H$3]*EXP([.$H$5]*((1/[.B21])-(1/[.$H$6])))" office:value-type="float" office:value="15682.7991836737" calcext:value-type="float">
            <text:p>15682.7991836737</text:p>
          </table:table-cell>
          <table:table-cell table:style-name="ce7" table:formula="of:=[.$H$4]*[.$H$2]/([.$H$3]+[.C21])" office:value-type="float" office:value="1.94682828933166" calcext:value-type="float">
            <text:p>1.9468282893</text:p>
          </table:table-cell>
          <table:table-cell table:style-name="ce10" table:formula="of:=1024*[.D21]/[.$H$7]" office:value-type="float" office:value="398.710433655123" calcext:value-type="float">
            <text:p>39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2]-273" office:value-type="float" office:value="10" calcext:value-type="float">
            <text:p>10</text:p>
          </table:table-cell>
          <table:table-cell table:style-name="ce5" office:value-type="float" office:value="283" calcext:value-type="float">
            <text:p>283</text:p>
          </table:table-cell>
          <table:table-cell table:style-name="ce5" table:formula="of:=[.$H$3]*EXP([.$H$5]*((1/[.B22])-(1/[.$H$6])))" office:value-type="float" office:value="15032.4592486698" calcext:value-type="float">
            <text:p>15032.4592486698</text:p>
          </table:table-cell>
          <table:table-cell table:style-name="ce7" table:formula="of:=[.$H$4]*[.$H$2]/([.$H$3]+[.C22])" office:value-type="float" office:value="1.99740662726364" calcext:value-type="float">
            <text:p>1.9974066273</text:p>
          </table:table-cell>
          <table:table-cell table:style-name="ce10" table:formula="of:=1024*[.D22]/[.$H$7]" office:value-type="float" office:value="409.068877263593" calcext:value-type="float">
            <text:p>40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3]-273" office:value-type="float" office:value="11" calcext:value-type="float">
            <text:p>11</text:p>
          </table:table-cell>
          <table:table-cell table:style-name="ce5" office:value-type="float" office:value="284" calcext:value-type="float">
            <text:p>284</text:p>
          </table:table-cell>
          <table:table-cell table:style-name="ce5" table:formula="of:=[.$H$3]*EXP([.$H$5]*((1/[.B23])-(1/[.$H$6])))" office:value-type="float" office:value="14413.3861168002" calcext:value-type="float">
            <text:p>14413.3861168002</text:p>
          </table:table-cell>
          <table:table-cell table:style-name="ce7" table:formula="of:=[.$H$4]*[.$H$2]/([.$H$3]+[.C23])" office:value-type="float" office:value="2.04805674070719" calcext:value-type="float">
            <text:p>2.0480567407</text:p>
          </table:table-cell>
          <table:table-cell table:style-name="ce10" table:formula="of:=1024*[.D23]/[.$H$7]" office:value-type="float" office:value="419.442020496832" calcext:value-type="float">
            <text:p>41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4]-273" office:value-type="float" office:value="12" calcext:value-type="float">
            <text:p>12</text:p>
          </table:table-cell>
          <table:table-cell table:style-name="ce5" office:value-type="float" office:value="285" calcext:value-type="float">
            <text:p>285</text:p>
          </table:table-cell>
          <table:table-cell table:style-name="ce5" table:formula="of:=[.$H$3]*EXP([.$H$5]*((1/[.B24])-(1/[.$H$6])))" office:value-type="float" office:value="13823.8870067486" calcext:value-type="float">
            <text:p>13823.8870067486</text:p>
          </table:table-cell>
          <table:table-cell table:style-name="ce7" table:formula="of:=[.$H$4]*[.$H$2]/([.$H$3]+[.C24])" office:value-type="float" office:value="2.09873392976706" calcext:value-type="float">
            <text:p>2.0987339298</text:p>
          </table:table-cell>
          <table:table-cell table:style-name="ce10" table:formula="of:=1024*[.D24]/[.$H$7]" office:value-type="float" office:value="429.820708816295" calcext:value-type="float">
            <text:p>43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5]-273" office:value-type="float" office:value="13" calcext:value-type="float">
            <text:p>13</text:p>
          </table:table-cell>
          <table:table-cell table:style-name="ce5" office:value-type="float" office:value="286" calcext:value-type="float">
            <text:p>286</text:p>
          </table:table-cell>
          <table:table-cell table:style-name="ce5" table:formula="of:=[.$H$3]*EXP([.$H$5]*((1/[.B25])-(1/[.$H$6])))" office:value-type="float" office:value="13262.370422843" calcext:value-type="float">
            <text:p>13262.370422843</text:p>
          </table:table-cell>
          <table:table-cell table:style-name="ce7" table:formula="of:=[.$H$4]*[.$H$2]/([.$H$3]+[.C25])" office:value-type="float" office:value="2.14939402524952" calcext:value-type="float">
            <text:p>2.1493940252</text:p>
          </table:table-cell>
          <table:table-cell table:style-name="ce10" table:formula="of:=1024*[.D25]/[.$H$7]" office:value-type="float" office:value="440.195896371102" calcext:value-type="float">
            <text:p>44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6]-273" office:value-type="float" office:value="14" calcext:value-type="float">
            <text:p>14</text:p>
          </table:table-cell>
          <table:table-cell table:style-name="ce5" office:value-type="float" office:value="287" calcext:value-type="float">
            <text:p>287</text:p>
          </table:table-cell>
          <table:table-cell table:style-name="ce5" table:formula="of:=[.$H$3]*EXP([.$H$5]*((1/[.B26])-(1/[.$H$6])))" office:value-type="float" office:value="12727.3395460024" calcext:value-type="float">
            <text:p>12727.3395460024</text:p>
          </table:table-cell>
          <table:table-cell table:style-name="ce7" table:formula="of:=[.$H$4]*[.$H$2]/([.$H$3]+[.C26])" office:value-type="float" office:value="2.19999353196598" calcext:value-type="float">
            <text:p>2.199993532</text:p>
          </table:table-cell>
          <table:table-cell table:style-name="ce10" table:formula="of:=1024*[.D26]/[.$H$7]" office:value-type="float" office:value="450.558675346633" calcext:value-type="float">
            <text:p>45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7]-273" office:value-type="float" office:value="15" calcext:value-type="float">
            <text:p>15</text:p>
          </table:table-cell>
          <table:table-cell table:style-name="ce5" office:value-type="float" office:value="288" calcext:value-type="float">
            <text:p>288</text:p>
          </table:table-cell>
          <table:table-cell table:style-name="ce5" table:formula="of:=[.$H$3]*EXP([.$H$5]*((1/[.B27])-(1/[.$H$6])))" office:value-type="float" office:value="12217.3860902859" calcext:value-type="float">
            <text:p>12217.3860902859</text:p>
          </table:table-cell>
          <table:table-cell table:style-name="ce7" table:formula="of:=[.$H$4]*[.$H$2]/([.$H$3]+[.C27])" office:value-type="float" office:value="2.25048976494411" calcext:value-type="float">
            <text:p>2.2504897649</text:p>
          </table:table-cell>
          <table:table-cell table:style-name="ce10" table:formula="of:=1024*[.D27]/[.$H$7]" office:value-type="float" office:value="460.900303860553" calcext:value-type="float">
            <text:p>46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8]-273" office:value-type="float" office:value="16" calcext:value-type="float">
            <text:p>16</text:p>
          </table:table-cell>
          <table:table-cell table:style-name="ce5" office:value-type="float" office:value="289" calcext:value-type="float">
            <text:p>289</text:p>
          </table:table-cell>
          <table:table-cell table:style-name="ce5" table:formula="of:=[.$H$3]*EXP([.$H$5]*((1/[.B28])-(1/[.$H$6])))" office:value-type="float" office:value="11731.1845899088" calcext:value-type="float">
            <text:p>11731.1845899088</text:p>
          </table:table-cell>
          <table:table-cell table:style-name="ce7" table:formula="of:=[.$H$4]*[.$H$2]/([.$H$3]+[.C28])" office:value-type="float" office:value="2.30084097777248" calcext:value-type="float">
            <text:p>2.3008409778</text:p>
          </table:table-cell>
          <table:table-cell table:style-name="ce10" table:formula="of:=1024*[.D28]/[.$H$7]" office:value-type="float" office:value="471.212232247804" calcext:value-type="float">
            <text:p>47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29]-273" office:value-type="float" office:value="17" calcext:value-type="float">
            <text:p>17</text:p>
          </table:table-cell>
          <table:table-cell table:style-name="ce5" office:value-type="float" office:value="290" calcext:value-type="float">
            <text:p>290</text:p>
          </table:table-cell>
          <table:table-cell table:style-name="ce5" table:formula="of:=[.$H$3]*EXP([.$H$5]*((1/[.B29])-(1/[.$H$6])))" office:value-type="float" office:value="11267.4870844111" calcext:value-type="float">
            <text:p>11267.4870844111</text:p>
          </table:table-cell>
          <table:table-cell table:style-name="ce7" table:formula="of:=[.$H$4]*[.$H$2]/([.$H$3]+[.C29])" office:value-type="float" office:value="2.35100648240899" calcext:value-type="float">
            <text:p>2.3510064824</text:p>
          </table:table-cell>
          <table:table-cell table:style-name="ce10" table:formula="of:=1024*[.D29]/[.$H$7]" office:value-type="float" office:value="481.486127597362" calcext:value-type="float">
            <text:p>48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0]-273" office:value-type="float" office:value="18" calcext:value-type="float">
            <text:p>18</text:p>
          </table:table-cell>
          <table:table-cell table:style-name="ce5" office:value-type="float" office:value="291" calcext:value-type="float">
            <text:p>291</text:p>
          </table:table-cell>
          <table:table-cell table:style-name="ce5" table:formula="of:=[.$H$3]*EXP([.$H$5]*((1/[.B30])-(1/[.$H$6])))" office:value-type="float" office:value="10825.1181722466" calcext:value-type="float">
            <text:p>10825.1181722466</text:p>
          </table:table-cell>
          <table:table-cell table:style-name="ce7" table:formula="of:=[.$H$4]*[.$H$2]/([.$H$3]+[.C30])" office:value-type="float" office:value="2.40094675989088" calcext:value-type="float">
            <text:p>2.4009467599</text:p>
          </table:table-cell>
          <table:table-cell table:style-name="ce10" table:formula="of:=1024*[.D30]/[.$H$7]" office:value-type="float" office:value="491.713896425651" calcext:value-type="float">
            <text:p>49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1]-273" office:value-type="float" office:value="19" calcext:value-type="float">
            <text:p>19</text:p>
          </table:table-cell>
          <table:table-cell table:style-name="ce5" office:value-type="float" office:value="292" calcext:value-type="float">
            <text:p>292</text:p>
          </table:table-cell>
          <table:table-cell table:style-name="ce5" table:formula="of:=[.$H$3]*EXP([.$H$5]*((1/[.B31])-(1/[.$H$6])))" office:value-type="float" office:value="10402.9704054245" calcext:value-type="float">
            <text:p>10402.9704054245</text:p>
          </table:table-cell>
          <table:table-cell table:style-name="ce7" table:formula="of:=[.$H$4]*[.$H$2]/([.$H$3]+[.C31])" office:value-type="float" office:value="2.4506235614941" calcext:value-type="float">
            <text:p>2.4506235615</text:p>
          </table:table-cell>
          <table:table-cell table:style-name="ce10" table:formula="of:=1024*[.D31]/[.$H$7]" office:value-type="float" office:value="501.887705393992" calcext:value-type="float">
            <text:p>50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2]-273" office:value-type="float" office:value="20" calcext:value-type="float">
            <text:p>20</text:p>
          </table:table-cell>
          <table:table-cell table:style-name="ce5" office:value-type="float" office:value="293" calcext:value-type="float">
            <text:p>293</text:p>
          </table:table-cell>
          <table:table-cell table:style-name="ce5" table:formula="of:=[.$H$3]*EXP([.$H$5]*((1/[.B32])-(1/[.$H$6])))" office:value-type="float" office:value="10000" calcext:value-type="float">
            <text:p>10000</text:p>
          </table:table-cell>
          <table:table-cell table:style-name="ce7" table:formula="of:=[.$H$4]*[.$H$2]/([.$H$3]+[.C32])" office:value-type="float" office:value="2.5" calcext:value-type="float">
            <text:p>2.5</text:p>
          </table:table-cell>
          <table:table-cell table:style-name="ce10" table:formula="of:=1024*[.D32]/[.$H$7]" office:value-type="float" office:value="512" calcext:value-type="float">
            <text:p>51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3]-273" office:value-type="float" office:value="21" calcext:value-type="float">
            <text:p>21</text:p>
          </table:table-cell>
          <table:table-cell table:style-name="ce5" office:value-type="float" office:value="294" calcext:value-type="float">
            <text:p>294</text:p>
          </table:table-cell>
          <table:table-cell table:style-name="ce5" table:formula="of:=[.$H$3]*EXP([.$H$5]*((1/[.B33])-(1/[.$H$6])))" office:value-type="float" office:value="9615.22283919421" calcext:value-type="float">
            <text:p>9615.2228391942</text:p>
          </table:table-cell>
          <table:table-cell table:style-name="ce7" table:formula="of:=[.$H$4]*[.$H$2]/([.$H$3]+[.C33])" office:value-type="float" office:value="2.54904063083558" calcext:value-type="float">
            <text:p>2.5490406308</text:p>
          </table:table-cell>
          <table:table-cell table:style-name="ce10" table:formula="of:=1024*[.D33]/[.$H$7]" office:value-type="float" office:value="522.043521195126" calcext:value-type="float">
            <text:p>52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4]-273" office:value-type="float" office:value="22" calcext:value-type="float">
            <text:p>22</text:p>
          </table:table-cell>
          <table:table-cell table:style-name="ce5" office:value-type="float" office:value="295" calcext:value-type="float">
            <text:p>295</text:p>
          </table:table-cell>
          <table:table-cell table:style-name="ce5" table:formula="of:=[.$H$3]*EXP([.$H$5]*((1/[.B34])-(1/[.$H$6])))" office:value-type="float" office:value="9247.71074774076" calcext:value-type="float">
            <text:p>9247.7107477408</text:p>
          </table:table-cell>
          <table:table-cell table:style-name="ce7" table:formula="of:=[.$H$4]*[.$H$2]/([.$H$3]+[.C34])" office:value-type="float" office:value="2.59771152295963" calcext:value-type="float">
            <text:p>2.597711523</text:p>
          </table:table-cell>
          <table:table-cell table:style-name="ce10" table:formula="of:=1024*[.D34]/[.$H$7]" office:value-type="float" office:value="532.011319902131" calcext:value-type="float">
            <text:p>53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5]-273" office:value-type="float" office:value="23" calcext:value-type="float">
            <text:p>23</text:p>
          </table:table-cell>
          <table:table-cell table:style-name="ce5" office:value-type="float" office:value="296" calcext:value-type="float">
            <text:p>296</text:p>
          </table:table-cell>
          <table:table-cell table:style-name="ce5" table:formula="of:=[.$H$3]*EXP([.$H$5]*((1/[.B35])-(1/[.$H$6])))" office:value-type="float" office:value="8896.58801772514" calcext:value-type="float">
            <text:p>8896.5880177251</text:p>
          </table:table-cell>
          <table:table-cell table:style-name="ce7" table:formula="of:=[.$H$4]*[.$H$2]/([.$H$3]+[.C35])" office:value-type="float" office:value="2.64598031946824" calcext:value-type="float">
            <text:p>2.6459803195</text:p>
          </table:table-cell>
          <table:table-cell table:style-name="ce10" table:formula="of:=1024*[.D35]/[.$H$7]" office:value-type="float" office:value="541.896769427095" calcext:value-type="float">
            <text:p>54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6]-273" office:value-type="float" office:value="24" calcext:value-type="float">
            <text:p>24</text:p>
          </table:table-cell>
          <table:table-cell table:style-name="ce5" office:value-type="float" office:value="297" calcext:value-type="float">
            <text:p>297</text:p>
          </table:table-cell>
          <table:table-cell table:style-name="ce5" table:formula="of:=[.$H$3]*EXP([.$H$5]*((1/[.B36])-(1/[.$H$6])))" office:value-type="float" office:value="8561.02816771114" calcext:value-type="float">
            <text:p>8561.0281677112</text:p>
          </table:table-cell>
          <table:table-cell table:style-name="ce7" table:formula="of:=[.$H$4]*[.$H$2]/([.$H$3]+[.C36])" office:value-type="float" office:value="2.69381628798884" calcext:value-type="float">
            <text:p>2.693816288</text:p>
          </table:table-cell>
          <table:table-cell table:style-name="ce10" table:formula="of:=1024*[.D36]/[.$H$7]" office:value-type="float" office:value="551.693575780115" calcext:value-type="float">
            <text:p>55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7]-273" office:value-type="float" office:value="25" calcext:value-type="float">
            <text:p>25</text:p>
          </table:table-cell>
          <table:table-cell table:style-name="ce5" office:value-type="float" office:value="298" calcext:value-type="float">
            <text:p>298</text:p>
          </table:table-cell>
          <table:table-cell table:style-name="ce5" table:formula="of:=[.$H$3]*EXP([.$H$5]*((1/[.B37])-(1/[.$H$6])))" office:value-type="float" office:value="8240.25091835375" calcext:value-type="float">
            <text:p>8240.2509183538</text:p>
          </table:table-cell>
          <table:table-cell table:style-name="ce7" table:formula="of:=[.$H$4]*[.$H$2]/([.$H$3]+[.C37])" office:value-type="float" office:value="2.74119036102123" calcext:value-type="float">
            <text:p>2.741190361</text:p>
          </table:table-cell>
          <table:table-cell table:style-name="ce10" table:formula="of:=1024*[.D37]/[.$H$7]" office:value-type="float" office:value="561.395785937149" calcext:value-type="float">
            <text:p>56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8]-273" office:value-type="float" office:value="26" calcext:value-type="float">
            <text:p>26</text:p>
          </table:table-cell>
          <table:table-cell table:style-name="ce5" office:value-type="float" office:value="299" calcext:value-type="float">
            <text:p>299</text:p>
          </table:table-cell>
          <table:table-cell table:style-name="ce5" table:formula="of:=[.$H$3]*EXP([.$H$5]*((1/[.B38])-(1/[.$H$6])))" office:value-type="float" office:value="7933.51936898631" calcext:value-type="float">
            <text:p>7933.5193689863</text:p>
          </table:table-cell>
          <table:table-cell table:style-name="ce7" table:formula="of:=[.$H$4]*[.$H$2]/([.$H$3]+[.C38])" office:value-type="float" office:value="2.78807516646557" calcext:value-type="float">
            <text:p>2.7880751665</text:p>
          </table:table-cell>
          <table:table-cell table:style-name="ce10" table:formula="of:=1024*[.D38]/[.$H$7]" office:value-type="float" office:value="570.997794092148" calcext:value-type="float">
            <text:p>57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39]-273" office:value-type="float" office:value="27" calcext:value-type="float">
            <text:p>27</text:p>
          </table:table-cell>
          <table:table-cell table:style-name="ce5" office:value-type="float" office:value="300" calcext:value-type="float">
            <text:p>300</text:p>
          </table:table-cell>
          <table:table-cell table:style-name="ce5" table:formula="of:=[.$H$3]*EXP([.$H$5]*((1/[.B39])-(1/[.$H$6])))" office:value-type="float" office:value="7640.13736085501" calcext:value-type="float">
            <text:p>7640.137360855</text:p>
          </table:table-cell>
          <table:table-cell table:style-name="ce7" table:formula="of:=[.$H$4]*[.$H$2]/([.$H$3]+[.C39])" office:value-type="float" office:value="2.83444504865106" calcext:value-type="float">
            <text:p>2.8344450487</text:p>
          </table:table-cell>
          <table:table-cell table:style-name="ce10" table:formula="of:=1024*[.D39]/[.$H$7]" office:value-type="float" office:value="580.494345963736" calcext:value-type="float">
            <text:p>58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0]-273" office:value-type="float" office:value="28" calcext:value-type="float">
            <text:p>28</text:p>
          </table:table-cell>
          <table:table-cell table:style-name="ce5" office:value-type="float" office:value="301" calcext:value-type="float">
            <text:p>301</text:p>
          </table:table-cell>
          <table:table-cell table:style-name="ce5" table:formula="of:=[.$H$3]*EXP([.$H$5]*((1/[.B40])-(1/[.$H$6])))" office:value-type="float" office:value="7359.44701376169" calcext:value-type="float">
            <text:p>7359.4470137617</text:p>
          </table:table-cell>
          <table:table-cell table:style-name="ce7" table:formula="of:=[.$H$4]*[.$H$2]/([.$H$3]+[.C40])" office:value-type="float" office:value="2.88027608024395" calcext:value-type="float">
            <text:p>2.8802760802</text:p>
          </table:table-cell>
          <table:table-cell table:style-name="ce10" table:formula="of:=1024*[.D40]/[.$H$7]" office:value-type="float" office:value="589.88054123396" calcext:value-type="float">
            <text:p>59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1]-273" office:value-type="float" office:value="29" calcext:value-type="float">
            <text:p>29</text:p>
          </table:table-cell>
          <table:table-cell table:style-name="ce5" office:value-type="float" office:value="302" calcext:value-type="float">
            <text:p>302</text:p>
          </table:table-cell>
          <table:table-cell table:style-name="ce5" table:formula="of:=[.$H$3]*EXP([.$H$5]*((1/[.B41])-(1/[.$H$6])))" office:value-type="float" office:value="7090.82642387715" calcext:value-type="float">
            <text:p>7090.8264238772</text:p>
          </table:table-cell>
          <table:table-cell table:style-name="ce7" table:formula="of:=[.$H$4]*[.$H$2]/([.$H$3]+[.C41])" office:value-type="float" office:value="2.92554606546974" calcext:value-type="float">
            <text:p>2.9255460655</text:p>
          </table:table-cell>
          <table:table-cell table:style-name="ce10" table:formula="of:=1024*[.D41]/[.$H$7]" office:value-type="float" office:value="599.151834208202" calcext:value-type="float">
            <text:p>59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2]-273" office:value-type="float" office:value="30" calcext:value-type="float">
            <text:p>30</text:p>
          </table:table-cell>
          <table:table-cell table:style-name="ce5" office:value-type="float" office:value="303" calcext:value-type="float">
            <text:p>303</text:p>
          </table:table-cell>
          <table:table-cell table:style-name="ce5" table:formula="of:=[.$H$3]*EXP([.$H$5]*((1/[.B42])-(1/[.$H$6])))" office:value-type="float" office:value="6833.68751140777" calcext:value-type="float">
            <text:p>6833.6875114078</text:p>
          </table:table-cell>
          <table:table-cell table:style-name="ce7" table:formula="of:=[.$H$4]*[.$H$2]/([.$H$3]+[.C42])" office:value-type="float" office:value="2.97023453513179" calcext:value-type="float">
            <text:p>2.9702345351</text:p>
          </table:table-cell>
          <table:table-cell table:style-name="ce10" table:formula="of:=1024*[.D42]/[.$H$7]" office:value-type="float" office:value="608.30403279499" calcext:value-type="float">
            <text:p>60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3]-273" office:value-type="float" office:value="31" calcext:value-type="float">
            <text:p>31</text:p>
          </table:table-cell>
          <table:table-cell table:style-name="ce5" office:value-type="float" office:value="304" calcext:value-type="float">
            <text:p>304</text:p>
          </table:table-cell>
          <table:table-cell table:style-name="ce5" table:formula="of:=[.$H$3]*EXP([.$H$5]*((1/[.B43])-(1/[.$H$6])))" office:value-type="float" office:value="6587.47400764542" calcext:value-type="float">
            <text:p>6587.4740076454</text:p>
          </table:table-cell>
          <table:table-cell table:style-name="ce7" table:formula="of:=[.$H$4]*[.$H$2]/([.$H$3]+[.C43])" office:value-type="float" office:value="3.01432273394697" calcext:value-type="float">
            <text:p>3.0143227339</text:p>
          </table:table-cell>
          <table:table-cell table:style-name="ce10" table:formula="of:=1024*[.D43]/[.$H$7]" office:value-type="float" office:value="617.333295912339" calcext:value-type="float">
            <text:p>61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4]-273" office:value-type="float" office:value="32" calcext:value-type="float">
            <text:p>32</text:p>
          </table:table-cell>
          <table:table-cell table:style-name="ce5" office:value-type="float" office:value="305" calcext:value-type="float">
            <text:p>305</text:p>
          </table:table-cell>
          <table:table-cell table:style-name="ce5" table:formula="of:=[.$H$3]*EXP([.$H$5]*((1/[.B44])-(1/[.$H$6])))" office:value-type="float" office:value="6351.65957171086" calcext:value-type="float">
            <text:p>6351.6595717109</text:p>
          </table:table-cell>
          <table:table-cell table:style-name="ce7" table:formula="of:=[.$H$4]*[.$H$2]/([.$H$3]+[.C44])" office:value-type="float" office:value="3.05779360074878" calcext:value-type="float">
            <text:p>3.0577936007</text:p>
          </table:table-cell>
          <table:table-cell table:style-name="ce10" table:formula="of:=1024*[.D44]/[.$H$7]" office:value-type="float" office:value="626.23612943335" calcext:value-type="float">
            <text:p>62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5]-273" office:value-type="float" office:value="33" calcext:value-type="float">
            <text:p>33</text:p>
          </table:table-cell>
          <table:table-cell table:style-name="ce5" office:value-type="float" office:value="306" calcext:value-type="float">
            <text:p>306</text:p>
          </table:table-cell>
          <table:table-cell table:style-name="ce5" table:formula="of:=[.$H$3]*EXP([.$H$5]*((1/[.B45])-(1/[.$H$6])))" office:value-type="float" office:value="6125.74602801876" calcext:value-type="float">
            <text:p>6125.7460280188</text:p>
          </table:table-cell>
          <table:table-cell table:style-name="ce7" table:formula="of:=[.$H$4]*[.$H$2]/([.$H$3]+[.C45])" office:value-type="float" office:value="3.10063174212989" calcext:value-type="float">
            <text:p>3.1006317421</text:p>
          </table:table-cell>
          <table:table-cell table:style-name="ce10" table:formula="of:=1024*[.D45]/[.$H$7]" office:value-type="float" office:value="635.009380788202" calcext:value-type="float">
            <text:p>63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6]-273" office:value-type="float" office:value="34" calcext:value-type="float">
            <text:p>34</text:p>
          </table:table-cell>
          <table:table-cell table:style-name="ce5" office:value-type="float" office:value="307" calcext:value-type="float">
            <text:p>307</text:p>
          </table:table-cell>
          <table:table-cell table:style-name="ce5" table:formula="of:=[.$H$3]*EXP([.$H$5]*((1/[.B46])-(1/[.$H$6])))" office:value-type="float" office:value="5909.26171615488" calcext:value-type="float">
            <text:p>5909.2617161549</text:p>
          </table:table-cell>
          <table:table-cell table:style-name="ce7" table:formula="of:=[.$H$4]*[.$H$2]/([.$H$3]+[.C46])" office:value-type="float" office:value="3.14282340010964" calcext:value-type="float">
            <text:p>3.1428234001</text:p>
          </table:table-cell>
          <table:table-cell table:style-name="ce10" table:formula="of:=1024*[.D46]/[.$H$7]" office:value-type="float" office:value="643.650232342454" calcext:value-type="float">
            <text:p>64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7]-273" office:value-type="float" office:value="35" calcext:value-type="float">
            <text:p>35</text:p>
          </table:table-cell>
          <table:table-cell table:style-name="ce5" office:value-type="float" office:value="308" calcext:value-type="float">
            <text:p>308</text:p>
          </table:table-cell>
          <table:table-cell table:style-name="ce5" table:formula="of:=[.$H$3]*EXP([.$H$5]*((1/[.B47])-(1/[.$H$6])))" office:value-type="float" office:value="5701.75994546569" calcext:value-type="float">
            <text:p>5701.7599454657</text:p>
          </table:table-cell>
          <table:table-cell table:style-name="ce7" table:formula="of:=[.$H$4]*[.$H$2]/([.$H$3]+[.C47])" office:value-type="float" office:value="3.1843564144183" calcext:value-type="float">
            <text:p>3.1843564144</text:p>
          </table:table-cell>
          <table:table-cell table:style-name="ce10" table:formula="of:=1024*[.D47]/[.$H$7]" office:value-type="float" office:value="652.156193672868" calcext:value-type="float">
            <text:p>65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8]-273" office:value-type="float" office:value="36" calcext:value-type="float">
            <text:p>36</text:p>
          </table:table-cell>
          <table:table-cell table:style-name="ce5" office:value-type="float" office:value="309" calcext:value-type="float">
            <text:p>309</text:p>
          </table:table-cell>
          <table:table-cell table:style-name="ce5" table:formula="of:=[.$H$3]*EXP([.$H$5]*((1/[.B48])-(1/[.$H$6])))" office:value-type="float" office:value="5502.81754722335" calcext:value-type="float">
            <text:p>5502.8175472234</text:p>
          </table:table-cell>
          <table:table-cell table:style-name="ce7" table:formula="of:=[.$H$4]*[.$H$2]/([.$H$3]+[.C48])" office:value-type="float" office:value="3.2252201799895" calcext:value-type="float">
            <text:p>3.22522018</text:p>
          </table:table-cell>
          <table:table-cell table:style-name="ce10" table:formula="of:=1024*[.D48]/[.$H$7]" office:value-type="float" office:value="660.525092861849" calcext:value-type="float">
            <text:p>66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49]-273" office:value-type="float" office:value="37" calcext:value-type="float">
            <text:p>37</text:p>
          </table:table-cell>
          <table:table-cell table:style-name="ce5" office:value-type="float" office:value="310" calcext:value-type="float">
            <text:p>310</text:p>
          </table:table-cell>
          <table:table-cell table:style-name="ce5" table:formula="of:=[.$H$3]*EXP([.$H$5]*((1/[.B49])-(1/[.$H$6])))" office:value-type="float" office:value="5312.03351774806" calcext:value-type="float">
            <text:p>5312.0335177481</text:p>
          </table:table-cell>
          <table:table-cell table:style-name="ce7" table:formula="of:=[.$H$4]*[.$H$2]/([.$H$3]+[.C49])" office:value-type="float" office:value="3.26540560024541" calcext:value-type="float">
            <text:p>3.2654056002</text:p>
          </table:table-cell>
          <table:table-cell table:style-name="ce10" table:formula="of:=1024*[.D49]/[.$H$7]" office:value-type="float" office:value="668.755066930261" calcext:value-type="float">
            <text:p>66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0]-273" office:value-type="float" office:value="38" calcext:value-type="float">
            <text:p>38</text:p>
          </table:table-cell>
          <table:table-cell table:style-name="ce5" office:value-type="float" office:value="311" calcext:value-type="float">
            <text:p>311</text:p>
          </table:table-cell>
          <table:table-cell table:style-name="ce5" table:formula="of:=[.$H$3]*EXP([.$H$5]*((1/[.B50])-(1/[.$H$6])))" office:value-type="float" office:value="5129.02774634869" calcext:value-type="float">
            <text:p>5129.0277463487</text:p>
          </table:table-cell>
          <table:table-cell table:style-name="ce7" table:formula="of:=[.$H$4]*[.$H$2]/([.$H$3]+[.C50])" office:value-type="float" office:value="3.30490503674747" calcext:value-type="float">
            <text:p>3.3049050367</text:p>
          </table:table-cell>
          <table:table-cell table:style-name="ce10" table:formula="of:=1024*[.D50]/[.$H$7]" office:value-type="float" office:value="676.844551525882" calcext:value-type="float">
            <text:p>67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1]-273" office:value-type="float" office:value="39" calcext:value-type="float">
            <text:p>39</text:p>
          </table:table-cell>
          <table:table-cell table:style-name="ce5" office:value-type="float" office:value="312" calcext:value-type="float">
            <text:p>312</text:p>
          </table:table-cell>
          <table:table-cell table:style-name="ce5" table:formula="of:=[.$H$3]*EXP([.$H$5]*((1/[.B51])-(1/[.$H$6])))" office:value-type="float" office:value="4953.43982238455" calcext:value-type="float">
            <text:p>4953.4398223846</text:p>
          </table:table-cell>
          <table:table-cell table:style-name="ce7" table:formula="of:=[.$H$4]*[.$H$2]/([.$H$3]+[.C51])" office:value-type="float" office:value="3.34371225576823" calcext:value-type="float">
            <text:p>3.3437122558</text:p>
          </table:table-cell>
          <table:table-cell table:style-name="ce10" table:formula="of:=1024*[.D51]/[.$H$7]" office:value-type="float" office:value="684.792269981335" calcext:value-type="float">
            <text:p>68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2]-273" office:value-type="float" office:value="40" calcext:value-type="float">
            <text:p>40</text:p>
          </table:table-cell>
          <table:table-cell table:style-name="ce5" office:value-type="float" office:value="313" calcext:value-type="float">
            <text:p>313</text:p>
          </table:table-cell>
          <table:table-cell table:style-name="ce5" table:formula="of:=[.$H$3]*EXP([.$H$5]*((1/[.B52])-(1/[.$H$6])))" office:value-type="float" office:value="4784.92791615998" calcext:value-type="float">
            <text:p>4784.92791616</text:p>
          </table:table-cell>
          <table:table-cell table:style-name="ce7" table:formula="of:=[.$H$4]*[.$H$2]/([.$H$3]+[.C52])" office:value-type="float" office:value="3.38182237231944" calcext:value-type="float">
            <text:p>3.3818223723</text:p>
          </table:table-cell>
          <table:table-cell table:style-name="ce10" table:formula="of:=1024*[.D52]/[.$H$7]" office:value-type="float" office:value="692.597221851021" calcext:value-type="float">
            <text:p>69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3]-273" office:value-type="float" office:value="41" calcext:value-type="float">
            <text:p>41</text:p>
          </table:table-cell>
          <table:table-cell table:style-name="ce5" office:value-type="float" office:value="314" calcext:value-type="float">
            <text:p>314</text:p>
          </table:table-cell>
          <table:table-cell table:style-name="ce5" table:formula="of:=[.$H$3]*EXP([.$H$5]*((1/[.B53])-(1/[.$H$6])))" office:value-type="float" office:value="4623.16772874018" calcext:value-type="float">
            <text:p>4623.1677287402</text:p>
          </table:table-cell>
          <table:table-cell table:style-name="ce7" table:formula="of:=[.$H$4]*[.$H$2]/([.$H$3]+[.C53])" office:value-type="float" office:value="3.41923179214656" calcext:value-type="float">
            <text:p>3.4192317921</text:p>
          </table:table-cell>
          <table:table-cell table:style-name="ce10" table:formula="of:=1024*[.D53]/[.$H$7]" office:value-type="float" office:value="700.258671031615" calcext:value-type="float">
            <text:p>70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4]-273" office:value-type="float" office:value="42" calcext:value-type="float">
            <text:p>42</text:p>
          </table:table-cell>
          <table:table-cell table:style-name="ce5" office:value-type="float" office:value="315" calcext:value-type="float">
            <text:p>315</text:p>
          </table:table-cell>
          <table:table-cell table:style-name="ce5" table:formula="of:=[.$H$3]*EXP([.$H$5]*((1/[.B54])-(1/[.$H$6])))" office:value-type="float" office:value="4467.85150612595" calcext:value-type="float">
            <text:p>4467.851506126</text:p>
          </table:table-cell>
          <table:table-cell table:style-name="ce7" table:formula="of:=[.$H$4]*[.$H$2]/([.$H$3]+[.C54])" office:value-type="float" office:value="3.4559381521734" calcext:value-type="float">
            <text:p>3.4559381522</text:p>
          </table:table-cell>
          <table:table-cell table:style-name="ce10" table:formula="of:=1024*[.D54]/[.$H$7]" office:value-type="float" office:value="707.776133565112" calcext:value-type="float">
            <text:p>70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5]-273" office:value-type="float" office:value="43" calcext:value-type="float">
            <text:p>43</text:p>
          </table:table-cell>
          <table:table-cell table:style-name="ce5" office:value-type="float" office:value="316" calcext:value-type="float">
            <text:p>316</text:p>
          </table:table-cell>
          <table:table-cell table:style-name="ce5" table:formula="of:=[.$H$3]*EXP([.$H$5]*((1/[.B55])-(1/[.$H$6])))" office:value-type="float" office:value="4318.68711354708" calcext:value-type="float">
            <text:p>4318.6871135471</text:p>
          </table:table-cell>
          <table:table-cell table:style-name="ce7" table:formula="of:=[.$H$4]*[.$H$2]/([.$H$3]+[.C55])" office:value-type="float" office:value="3.49194025985067" calcext:value-type="float">
            <text:p>3.4919402599</text:p>
          </table:table-cell>
          <table:table-cell table:style-name="ce10" table:formula="of:=1024*[.D55]/[.$H$7]" office:value-type="float" office:value="715.149365217417" calcext:value-type="float">
            <text:p>71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6]-273" office:value-type="float" office:value="44" calcext:value-type="float">
            <text:p>44</text:p>
          </table:table-cell>
          <table:table-cell table:style-name="ce5" office:value-type="float" office:value="317" calcext:value-type="float">
            <text:p>317</text:p>
          </table:table-cell>
          <table:table-cell table:style-name="ce5" table:formula="of:=[.$H$3]*EXP([.$H$5]*((1/[.B56])-(1/[.$H$6])))" office:value-type="float" office:value="4175.39716593261" calcext:value-type="float">
            <text:p>4175.3971659326</text:p>
          </table:table-cell>
          <table:table-cell table:style-name="ce7" table:formula="of:=[.$H$4]*[.$H$2]/([.$H$3]+[.C56])" office:value-type="float" office:value="3.52723803183193" calcext:value-type="float">
            <text:p>3.5272380318</text:p>
          </table:table-cell>
          <table:table-cell table:style-name="ce10" table:formula="of:=1024*[.D56]/[.$H$7]" office:value-type="float" office:value="722.378348919178" calcext:value-type="float">
            <text:p>72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7]-273" office:value-type="float" office:value="45" calcext:value-type="float">
            <text:p>45</text:p>
          </table:table-cell>
          <table:table-cell table:style-name="ce5" office:value-type="float" office:value="318" calcext:value-type="float">
            <text:p>318</text:p>
          </table:table-cell>
          <table:table-cell table:style-name="ce5" table:formula="of:=[.$H$3]*EXP([.$H$5]*((1/[.B57])-(1/[.$H$6])))" office:value-type="float" office:value="4037.71821089202" calcext:value-type="float">
            <text:p>4037.718210892</text:p>
          </table:table-cell>
          <table:table-cell table:style-name="ce7" table:formula="of:=[.$H$4]*[.$H$2]/([.$H$3]+[.C57])" office:value-type="float" office:value="3.56183243236814" calcext:value-type="float">
            <text:p>3.5618324324</text:p>
          </table:table-cell>
          <table:table-cell table:style-name="ce10" table:formula="of:=1024*[.D57]/[.$H$7]" office:value-type="float" office:value="729.463282148994" calcext:value-type="float">
            <text:p>7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8]-273" office:value-type="float" office:value="46" calcext:value-type="float">
            <text:p>46</text:p>
          </table:table-cell>
          <table:table-cell table:style-name="ce5" office:value-type="float" office:value="319" calcext:value-type="float">
            <text:p>319</text:p>
          </table:table-cell>
          <table:table-cell table:style-name="ce5" table:formula="of:=[.$H$3]*EXP([.$H$5]*((1/[.B58])-(1/[.$H$6])))" office:value-type="float" office:value="3905.39996079697" calcext:value-type="float">
            <text:p>3905.399960797</text:p>
          </table:table-cell>
          <table:table-cell table:style-name="ce7" table:formula="of:=[.$H$4]*[.$H$2]/([.$H$3]+[.C58])" office:value-type="float" office:value="3.59572541177984" calcext:value-type="float">
            <text:p>3.5957254118</text:p>
          </table:table-cell>
          <table:table-cell table:style-name="ce10" table:formula="of:=1024*[.D58]/[.$H$7]" office:value-type="float" office:value="736.40456433251" calcext:value-type="float">
            <text:p>73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59]-273" office:value-type="float" office:value="47" calcext:value-type="float">
            <text:p>47</text:p>
          </table:table-cell>
          <table:table-cell table:style-name="ce5" office:value-type="float" office:value="320" calcext:value-type="float">
            <text:p>320</text:p>
          </table:table-cell>
          <table:table-cell table:style-name="ce5" table:formula="of:=[.$H$3]*EXP([.$H$5]*((1/[.B59])-(1/[.$H$6])))" office:value-type="float" office:value="3778.20457078989" calcext:value-type="float">
            <text:p>3778.2045707899</text:p>
          </table:table-cell>
          <table:table-cell table:style-name="ce7" table:formula="of:=[.$H$4]*[.$H$2]/([.$H$3]+[.C59])" office:value-type="float" office:value="3.6289198453332" calcext:value-type="float">
            <text:p>3.6289198453</text:p>
          </table:table-cell>
          <table:table-cell table:style-name="ce10" table:formula="of:=1024*[.D59]/[.$H$7]" office:value-type="float" office:value="743.202784324239" calcext:value-type="float">
            <text:p>74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0]-273" office:value-type="float" office:value="48" calcext:value-type="float">
            <text:p>48</text:p>
          </table:table-cell>
          <table:table-cell table:style-name="ce5" office:value-type="float" office:value="321" calcext:value-type="float">
            <text:p>321</text:p>
          </table:table-cell>
          <table:table-cell table:style-name="ce5" table:formula="of:=[.$H$3]*EXP([.$H$5]*((1/[.B60])-(1/[.$H$6])))" office:value-type="float" office:value="3655.90595976433" calcext:value-type="float">
            <text:p>3655.9059597643</text:p>
          </table:table-cell>
          <table:table-cell table:style-name="ce7" table:formula="of:=[.$H$4]*[.$H$2]/([.$H$3]+[.C60])" office:value-type="float" office:value="3.66141947281415" calcext:value-type="float">
            <text:p>3.6614194728</text:p>
          </table:table-cell>
          <table:table-cell table:style-name="ce10" table:formula="of:=1024*[.D60]/[.$H$7]" office:value-type="float" office:value="749.858708032339" calcext:value-type="float">
            <text:p>75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1]-273" office:value-type="float" office:value="49" calcext:value-type="float">
            <text:p>49</text:p>
          </table:table-cell>
          <table:table-cell table:style-name="ce5" office:value-type="float" office:value="322" calcext:value-type="float">
            <text:p>322</text:p>
          </table:table-cell>
          <table:table-cell table:style-name="ce5" table:formula="of:=[.$H$3]*EXP([.$H$5]*((1/[.B61])-(1/[.$H$6])))" office:value-type="float" office:value="3538.28917156593" calcext:value-type="float">
            <text:p>3538.2891715659</text:p>
          </table:table-cell>
          <table:table-cell table:style-name="ce7" table:formula="of:=[.$H$4]*[.$H$2]/([.$H$3]+[.C61])" office:value-type="float" office:value="3.69322883906288" calcext:value-type="float">
            <text:p>3.6932288391</text:p>
          </table:table-cell>
          <table:table-cell table:style-name="ce10" table:formula="of:=1024*[.D61]/[.$H$7]" office:value-type="float" office:value="756.373266240078" calcext:value-type="float">
            <text:p>75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2]-273" office:value-type="float" office:value="50" calcext:value-type="float">
            <text:p>50</text:p>
          </table:table-cell>
          <table:table-cell table:style-name="ce5" office:value-type="float" office:value="323" calcext:value-type="float">
            <text:p>323</text:p>
          </table:table-cell>
          <table:table-cell table:style-name="ce5" table:formula="of:=[.$H$3]*EXP([.$H$5]*((1/[.B62])-(1/[.$H$6])))" office:value-type="float" office:value="3425.14977385016" calcext:value-type="float">
            <text:p>3425.1497738502</text:p>
          </table:table-cell>
          <table:table-cell table:style-name="ce7" table:formula="of:=[.$H$4]*[.$H$2]/([.$H$3]+[.C62])" office:value-type="float" office:value="3.7243532357003" calcext:value-type="float">
            <text:p>3.7243532357</text:p>
          </table:table-cell>
          <table:table-cell table:style-name="ce10" table:formula="of:=1024*[.D62]/[.$H$7]" office:value-type="float" office:value="762.747542671422" calcext:value-type="float">
            <text:p>76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3]-273" office:value-type="float" office:value="51" calcext:value-type="float">
            <text:p>51</text:p>
          </table:table-cell>
          <table:table-cell table:style-name="ce5" office:value-type="float" office:value="324" calcext:value-type="float">
            <text:p>324</text:p>
          </table:table-cell>
          <table:table-cell table:style-name="ce5" table:formula="of:=[.$H$3]*EXP([.$H$5]*((1/[.B63])-(1/[.$H$6])))" office:value-type="float" office:value="3316.29329220827" calcext:value-type="float">
            <text:p>3316.2932922083</text:p>
          </table:table-cell>
          <table:table-cell table:style-name="ce7" table:formula="of:=[.$H$4]*[.$H$2]/([.$H$3]+[.C63])" office:value-type="float" office:value="3.75479864424857" calcext:value-type="float">
            <text:p>3.7547986442</text:p>
          </table:table-cell>
          <table:table-cell table:style-name="ce10" table:formula="of:=1024*[.D63]/[.$H$7]" office:value-type="float" office:value="768.982762342108" calcext:value-type="float">
            <text:p>76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4]-273" office:value-type="float" office:value="52" calcext:value-type="float">
            <text:p>52</text:p>
          </table:table-cell>
          <table:table-cell table:style-name="ce5" office:value-type="float" office:value="325" calcext:value-type="float">
            <text:p>325</text:p>
          </table:table-cell>
          <table:table-cell table:style-name="ce5" table:formula="of:=[.$H$3]*EXP([.$H$5]*((1/[.B64])-(1/[.$H$6])))" office:value-type="float" office:value="3211.53467733455" calcext:value-type="float">
            <text:p>3211.5346773346</text:p>
          </table:table-cell>
          <table:table-cell table:style-name="ce7" table:formula="of:=[.$H$4]*[.$H$2]/([.$H$3]+[.C64])" office:value-type="float" office:value="3.78457168081911" calcext:value-type="float">
            <text:p>3.7845716808</text:p>
          </table:table-cell>
          <table:table-cell table:style-name="ce10" table:formula="of:=1024*[.D64]/[.$H$7]" office:value-type="float" office:value="775.080280231754" calcext:value-type="float">
            <text:p>77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5]-273" office:value-type="float" office:value="53" calcext:value-type="float">
            <text:p>53</text:p>
          </table:table-cell>
          <table:table-cell table:style-name="ce5" office:value-type="float" office:value="326" calcext:value-type="float">
            <text:p>326</text:p>
          </table:table-cell>
          <table:table-cell table:style-name="ce5" table:formula="of:=[.$H$3]*EXP([.$H$5]*((1/[.B65])-(1/[.$H$6])))" office:value-type="float" office:value="3110.69780315799" calcext:value-type="float">
            <text:p>3110.697803158</text:p>
          </table:table-cell>
          <table:table-cell table:style-name="ce7" table:formula="of:=[.$H$4]*[.$H$2]/([.$H$3]+[.C65])" office:value-type="float" office:value="3.813679542515" calcext:value-type="float">
            <text:p>3.8136795425</text:p>
          </table:table-cell>
          <table:table-cell table:style-name="ce10" table:formula="of:=1024*[.D65]/[.$H$7]" office:value-type="float" office:value="781.041570307072" calcext:value-type="float">
            <text:p>78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6]-273" office:value-type="float" office:value="54" calcext:value-type="float">
            <text:p>54</text:p>
          </table:table-cell>
          <table:table-cell table:style-name="ce5" office:value-type="float" office:value="327" calcext:value-type="float">
            <text:p>327</text:p>
          </table:table-cell>
          <table:table-cell table:style-name="ce5" table:formula="of:=[.$H$3]*EXP([.$H$5]*((1/[.B66])-(1/[.$H$6])))" office:value-type="float" office:value="3013.61499400164" calcext:value-type="float">
            <text:p>3013.6149940016</text:p>
          </table:table-cell>
          <table:table-cell table:style-name="ce7" table:formula="of:=[.$H$4]*[.$H$2]/([.$H$3]+[.C66])" office:value-type="float" office:value="3.84212995566923" calcext:value-type="float">
            <text:p>3.8421299557</text:p>
          </table:table-cell>
          <table:table-cell table:style-name="ce10" table:formula="of:=1024*[.D66]/[.$H$7]" office:value-type="float" office:value="786.868214921059" calcext:value-type="float">
            <text:p>78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7]-273" office:value-type="float" office:value="55" calcext:value-type="float">
            <text:p>55</text:p>
          </table:table-cell>
          <table:table-cell table:style-name="ce5" office:value-type="float" office:value="328" calcext:value-type="float">
            <text:p>328</text:p>
          </table:table-cell>
          <table:table-cell table:style-name="ce5" table:formula="of:=[.$H$3]*EXP([.$H$5]*((1/[.B67])-(1/[.$H$6])))" office:value-type="float" office:value="2920.12657896168" calcext:value-type="float">
            <text:p>2920.1265789617</text:p>
          </table:table-cell>
          <table:table-cell table:style-name="ce7" table:formula="of:=[.$H$4]*[.$H$2]/([.$H$3]+[.C67])" office:value-type="float" office:value="3.86993112601674" calcext:value-type="float">
            <text:p>3.869931126</text:p>
          </table:table-cell>
          <table:table-cell table:style-name="ce10" table:formula="of:=1024*[.D67]/[.$H$7]" office:value-type="float" office:value="792.561894608228" calcext:value-type="float">
            <text:p>79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8]-273" office:value-type="float" office:value="56" calcext:value-type="float">
            <text:p>56</text:p>
          </table:table-cell>
          <table:table-cell table:style-name="ce5" office:value-type="float" office:value="329" calcext:value-type="float">
            <text:p>329</text:p>
          </table:table-cell>
          <table:table-cell table:style-name="ce5" table:formula="of:=[.$H$3]*EXP([.$H$5]*((1/[.B68])-(1/[.$H$6])))" office:value-type="float" office:value="2830.08047181922" calcext:value-type="float">
            <text:p>2830.0804718192</text:p>
          </table:table-cell>
          <table:table-cell table:style-name="ce7" table:formula="of:=[.$H$4]*[.$H$2]/([.$H$3]+[.C68])" office:value-type="float" office:value="3.89709169087622" calcext:value-type="float">
            <text:p>3.8970916909</text:p>
          </table:table-cell>
          <table:table-cell table:style-name="ce10" table:formula="of:=1024*[.D68]/[.$H$7]" office:value-type="float" office:value="798.124378291451" calcext:value-type="float">
            <text:p>79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69]-273" office:value-type="float" office:value="57" calcext:value-type="float">
            <text:p>57</text:p>
          </table:table-cell>
          <table:table-cell table:style-name="ce5" office:value-type="float" office:value="330" calcext:value-type="float">
            <text:p>330</text:p>
          </table:table-cell>
          <table:table-cell table:style-name="ce5" table:formula="of:=[.$H$3]*EXP([.$H$5]*((1/[.B69])-(1/[.$H$6])))" office:value-type="float" office:value="2743.33177490925" calcext:value-type="float">
            <text:p>2743.3317749093</text:p>
          </table:table-cell>
          <table:table-cell table:style-name="ce7" table:formula="of:=[.$H$4]*[.$H$2]/([.$H$3]+[.C69])" office:value-type="float" office:value="3.92362067339772" calcext:value-type="float">
            <text:p>3.9236206734</text:p>
          </table:table-cell>
          <table:table-cell table:style-name="ce10" table:formula="of:=1024*[.D69]/[.$H$7]" office:value-type="float" office:value="803.557513911853" calcext:value-type="float">
            <text:p>80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0]-273" office:value-type="float" office:value="58" calcext:value-type="float">
            <text:p>58</text:p>
          </table:table-cell>
          <table:table-cell table:style-name="ce5" office:value-type="float" office:value="331" calcext:value-type="float">
            <text:p>331</text:p>
          </table:table-cell>
          <table:table-cell table:style-name="ce5" table:formula="of:=[.$H$3]*EXP([.$H$5]*((1/[.B70])-(1/[.$H$6])))" office:value-type="float" office:value="2659.74240547524" calcext:value-type="float">
            <text:p>2659.7424054753</text:p>
          </table:table-cell>
          <table:table-cell table:style-name="ce7" table:formula="of:=[.$H$4]*[.$H$2]/([.$H$3]+[.C70])" office:value-type="float" office:value="3.9495274389134" calcext:value-type="float">
            <text:p>3.9495274389</text:p>
          </table:table-cell>
          <table:table-cell table:style-name="ce10" table:formula="of:=1024*[.D70]/[.$H$7]" office:value-type="float" office:value="808.863219489464" calcext:value-type="float">
            <text:p>80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1]-273" office:value-type="float" office:value="59" calcext:value-type="float">
            <text:p>59</text:p>
          </table:table-cell>
          <table:table-cell table:style-name="ce5" office:value-type="float" office:value="332" calcext:value-type="float">
            <text:p>332</text:p>
          </table:table-cell>
          <table:table-cell table:style-name="ce5" table:formula="of:=[.$H$3]*EXP([.$H$5]*((1/[.B71])-(1/[.$H$6])))" office:value-type="float" office:value="2579.18074313468" calcext:value-type="float">
            <text:p>2579.1807431347</text:p>
          </table:table-cell>
          <table:table-cell table:style-name="ce7" table:formula="of:=[.$H$4]*[.$H$2]/([.$H$3]+[.C71])" office:value-type="float" office:value="3.9748216534124" calcext:value-type="float">
            <text:p>3.9748216534</text:p>
          </table:table-cell>
          <table:table-cell table:style-name="ce10" table:formula="of:=1024*[.D71]/[.$H$7]" office:value-type="float" office:value="814.043474618859" calcext:value-type="float">
            <text:p>81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2]-273" office:value-type="float" office:value="60" calcext:value-type="float">
            <text:p>60</text:p>
          </table:table-cell>
          <table:table-cell table:style-name="ce5" office:value-type="float" office:value="333" calcext:value-type="float">
            <text:p>333</text:p>
          </table:table-cell>
          <table:table-cell table:style-name="ce5" table:formula="of:=[.$H$3]*EXP([.$H$5]*((1/[.B72])-(1/[.$H$6])))" office:value-type="float" office:value="2501.52129717042" calcext:value-type="float">
            <text:p>2501.5212971704</text:p>
          </table:table-cell>
          <table:table-cell table:style-name="ce7" table:formula="of:=[.$H$4]*[.$H$2]/([.$H$3]+[.C72])" office:value-type="float" office:value="3.99951324414549" calcext:value-type="float">
            <text:p>3.9995132441</text:p>
          </table:table-cell>
          <table:table-cell table:style-name="ce10" table:formula="of:=1024*[.D72]/[.$H$7]" office:value-type="float" office:value="819.100312400996" calcext:value-type="float">
            <text:p>81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3]-273" office:value-type="float" office:value="61" calcext:value-type="float">
            <text:p>61</text:p>
          </table:table-cell>
          <table:table-cell table:style-name="ce5" office:value-type="float" office:value="334" calcext:value-type="float">
            <text:p>334</text:p>
          </table:table-cell>
          <table:table-cell table:style-name="ce5" table:formula="of:=[.$H$3]*EXP([.$H$5]*((1/[.B73])-(1/[.$H$6])))" office:value-type="float" office:value="2426.6443924467" calcext:value-type="float">
            <text:p>2426.6443924467</text:p>
          </table:table-cell>
          <table:table-cell table:style-name="ce7" table:formula="of:=[.$H$4]*[.$H$2]/([.$H$3]+[.C73])" office:value-type="float" office:value="4.02361236235194" calcext:value-type="float">
            <text:p>4.0236123624</text:p>
          </table:table-cell>
          <table:table-cell table:style-name="ce10" table:formula="of:=1024*[.D73]/[.$H$7]" office:value-type="float" office:value="824.035811809678" calcext:value-type="float">
            <text:p>82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4]-273" office:value-type="float" office:value="62" calcext:value-type="float">
            <text:p>62</text:p>
          </table:table-cell>
          <table:table-cell table:style-name="ce5" office:value-type="float" office:value="335" calcext:value-type="float">
            <text:p>335</text:p>
          </table:table-cell>
          <table:table-cell table:style-name="ce5" table:formula="of:=[.$H$3]*EXP([.$H$5]*((1/[.B74])-(1/[.$H$6])))" office:value-type="float" office:value="2354.43587282634" calcext:value-type="float">
            <text:p>2354.4358728263</text:p>
          </table:table-cell>
          <table:table-cell table:style-name="ce7" table:formula="of:=[.$H$4]*[.$H$2]/([.$H$3]+[.C74])" office:value-type="float" office:value="4.04712934808908" calcext:value-type="float">
            <text:p>4.0471293481</text:p>
          </table:table-cell>
          <table:table-cell table:style-name="ce10" table:formula="of:=1024*[.D74]/[.$H$7]" office:value-type="float" office:value="828.852090488643" calcext:value-type="float">
            <text:p>8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5]-273" office:value-type="float" office:value="63" calcext:value-type="float">
            <text:p>63</text:p>
          </table:table-cell>
          <table:table-cell table:style-name="ce5" office:value-type="float" office:value="336" calcext:value-type="float">
            <text:p>336</text:p>
          </table:table-cell>
          <table:table-cell table:style-name="ce5" table:formula="of:=[.$H$3]*EXP([.$H$5]*((1/[.B75])-(1/[.$H$6])))" office:value-type="float" office:value="2284.78682103817" calcext:value-type="float">
            <text:p>2284.7868210382</text:p>
          </table:table-cell>
          <table:table-cell table:style-name="ce7" table:formula="of:=[.$H$4]*[.$H$2]/([.$H$3]+[.C75])" office:value-type="float" office:value="4.07007469713459" calcext:value-type="float">
            <text:p>4.0700746971</text:p>
          </table:table-cell>
          <table:table-cell table:style-name="ce10" table:formula="of:=1024*[.D75]/[.$H$7]" office:value-type="float" office:value="833.551297973165" calcext:value-type="float">
            <text:p>83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6]-273" office:value-type="float" office:value="64" calcext:value-type="float">
            <text:p>64</text:p>
          </table:table-cell>
          <table:table-cell table:style-name="ce5" office:value-type="float" office:value="337" calcext:value-type="float">
            <text:p>337</text:p>
          </table:table-cell>
          <table:table-cell table:style-name="ce5" table:formula="of:=[.$H$3]*EXP([.$H$5]*((1/[.B76])-(1/[.$H$6])))" office:value-type="float" office:value="2217.59329401135" calcext:value-type="float">
            <text:p>2217.5932940114</text:p>
          </table:table-cell>
          <table:table-cell table:style-name="ce7" table:formula="of:=[.$H$4]*[.$H$2]/([.$H$3]+[.C76])" office:value-type="float" office:value="4.09245902992272" calcext:value-type="float">
            <text:p>4.0924590299</text:p>
          </table:table-cell>
          <table:table-cell table:style-name="ce10" table:formula="of:=1024*[.D76]/[.$H$7]" office:value-type="float" office:value="838.135609328173" calcext:value-type="float">
            <text:p>83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7]-273" office:value-type="float" office:value="65" calcext:value-type="float">
            <text:p>65</text:p>
          </table:table-cell>
          <table:table-cell table:style-name="ce5" office:value-type="float" office:value="338" calcext:value-type="float">
            <text:p>338</text:p>
          </table:table-cell>
          <table:table-cell table:style-name="ce5" table:formula="of:=[.$H$3]*EXP([.$H$5]*((1/[.B77])-(1/[.$H$6])))" office:value-type="float" office:value="2152.75607275595" calcext:value-type="float">
            <text:p>2152.756072756</text:p>
          </table:table-cell>
          <table:table-cell table:style-name="ce7" table:formula="of:=[.$H$4]*[.$H$2]/([.$H$3]+[.C77])" office:value-type="float" office:value="4.11429306246754" calcext:value-type="float">
            <text:p>4.1142930625</text:p>
          </table:table-cell>
          <table:table-cell table:style-name="ce10" table:formula="of:=1024*[.D77]/[.$H$7]" office:value-type="float" office:value="842.607219193351" calcext:value-type="float">
            <text:p>84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8]-273" office:value-type="float" office:value="66" calcext:value-type="float">
            <text:p>66</text:p>
          </table:table-cell>
          <table:table-cell table:style-name="ce5" office:value-type="float" office:value="339" calcext:value-type="float">
            <text:p>339</text:p>
          </table:table-cell>
          <table:table-cell table:style-name="ce5" table:formula="of:=[.$H$3]*EXP([.$H$5]*((1/[.B78])-(1/[.$H$6])))" office:value-type="float" office:value="2090.18042592805" calcext:value-type="float">
            <text:p>2090.1804259281</text:p>
          </table:table-cell>
          <table:table-cell table:style-name="ce7" table:formula="of:=[.$H$4]*[.$H$2]/([.$H$3]+[.C78])" office:value-type="float" office:value="4.13558757922026" calcext:value-type="float">
            <text:p>4.1355875792</text:p>
          </table:table-cell>
          <table:table-cell table:style-name="ce10" table:formula="of:=1024*[.D78]/[.$H$7]" office:value-type="float" office:value="846.96833622431" calcext:value-type="float">
            <text:p>84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79]-273" office:value-type="float" office:value="67" calcext:value-type="float">
            <text:p>67</text:p>
          </table:table-cell>
          <table:table-cell table:style-name="ce5" office:value-type="float" office:value="340" calcext:value-type="float">
            <text:p>340</text:p>
          </table:table-cell>
          <table:table-cell table:style-name="ce5" table:formula="of:=[.$H$3]*EXP([.$H$5]*((1/[.B79])-(1/[.$H$6])))" office:value-type="float" office:value="2029.77588627207" calcext:value-type="float">
            <text:p>2029.7758862721</text:p>
          </table:table-cell>
          <table:table-cell table:style-name="ce7" table:formula="of:=[.$H$4]*[.$H$2]/([.$H$3]+[.C79])" office:value-type="float" office:value="4.1563534078019" calcext:value-type="float">
            <text:p>4.1563534078</text:p>
          </table:table-cell>
          <table:table-cell table:style-name="ce10" table:formula="of:=1024*[.D79]/[.$H$7]" office:value-type="float" office:value="851.221177917828" calcext:value-type="float">
            <text:p>85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0]-273" office:value-type="float" office:value="68" calcext:value-type="float">
            <text:p>68</text:p>
          </table:table-cell>
          <table:table-cell table:style-name="ce5" office:value-type="float" office:value="341" calcext:value-type="float">
            <text:p>341</text:p>
          </table:table-cell>
          <table:table-cell table:style-name="ce5" table:formula="of:=[.$H$3]*EXP([.$H$5]*((1/[.B80])-(1/[.$H$6])))" office:value-type="float" office:value="1971.45603918399" calcext:value-type="float">
            <text:p>1971.456039184</text:p>
          </table:table-cell>
          <table:table-cell table:style-name="ce7" table:formula="of:=[.$H$4]*[.$H$2]/([.$H$3]+[.C80])" office:value-type="float" office:value="4.17660139554822" calcext:value-type="float">
            <text:p>4.1766013955</text:p>
          </table:table-cell>
          <table:table-cell table:style-name="ce10" table:formula="of:=1024*[.D80]/[.$H$7]" office:value-type="float" office:value="855.367965808275" calcext:value-type="float">
            <text:p>85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1]-273" office:value-type="float" office:value="69" calcext:value-type="float">
            <text:p>69</text:p>
          </table:table-cell>
          <table:table-cell table:style-name="ce5" office:value-type="float" office:value="342" calcext:value-type="float">
            <text:p>342</text:p>
          </table:table-cell>
          <table:table-cell table:style-name="ce5" table:formula="of:=[.$H$3]*EXP([.$H$5]*((1/[.B81])-(1/[.$H$6])))" office:value-type="float" office:value="1915.1383226869" calcext:value-type="float">
            <text:p>1915.1383226869</text:p>
          </table:table-cell>
          <table:table-cell table:style-name="ce7" table:formula="of:=[.$H$4]*[.$H$2]/([.$H$3]+[.C81])" office:value-type="float" office:value="4.19634238780074" calcext:value-type="float">
            <text:p>4.1963423878</text:p>
          </table:table-cell>
          <table:table-cell table:style-name="ce10" table:formula="of:=1024*[.D81]/[.$H$7]" office:value-type="float" office:value="859.410921021591" calcext:value-type="float">
            <text:p>85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2]-273" office:value-type="float" office:value="70" calcext:value-type="float">
            <text:p>70</text:p>
          </table:table-cell>
          <table:table-cell table:style-name="ce5" office:value-type="float" office:value="343" calcext:value-type="float">
            <text:p>343</text:p>
          </table:table-cell>
          <table:table-cell table:style-name="ce5" table:formula="of:=[.$H$3]*EXP([.$H$5]*((1/[.B82])-(1/[.$H$6])))" office:value-type="float" office:value="1860.74383815439" calcext:value-type="float">
            <text:p>1860.7438381544</text:p>
          </table:table-cell>
          <table:table-cell table:style-name="ce7" table:formula="of:=[.$H$4]*[.$H$2]/([.$H$3]+[.C82])" office:value-type="float" office:value="4.2155872078745" calcext:value-type="float">
            <text:p>4.2155872079</text:p>
          </table:table-cell>
          <table:table-cell table:style-name="ce10" table:formula="of:=1024*[.D82]/[.$H$7]" office:value-type="float" office:value="863.352260172699" calcext:value-type="float">
            <text:p>86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3]-273" office:value-type="float" office:value="71" calcext:value-type="float">
            <text:p>71</text:p>
          </table:table-cell>
          <table:table-cell table:style-name="ce5" office:value-type="float" office:value="344" calcext:value-type="float">
            <text:p>344</text:p>
          </table:table-cell>
          <table:table-cell table:style-name="ce5" table:formula="of:=[.$H$3]*EXP([.$H$5]*((1/[.B83])-(1/[.$H$6])))" office:value-type="float" office:value="1808.19717115893" calcext:value-type="float">
            <text:p>1808.1971711589</text:p>
          </table:table-cell>
          <table:table-cell table:style-name="ce7" table:formula="of:=[.$H$4]*[.$H$2]/([.$H$3]+[.C83])" office:value-type="float" office:value="4.23434663863194" calcext:value-type="float">
            <text:p>4.2343466386</text:p>
          </table:table-cell>
          <table:table-cell table:style-name="ce10" table:formula="of:=1024*[.D83]/[.$H$7]" office:value-type="float" office:value="867.194191591821" calcext:value-type="float">
            <text:p>86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4]-273" office:value-type="float" office:value="72" calcext:value-type="float">
            <text:p>72</text:p>
          </table:table-cell>
          <table:table-cell table:style-name="ce5" office:value-type="float" office:value="345" calcext:value-type="float">
            <text:p>345</text:p>
          </table:table-cell>
          <table:table-cell table:style-name="ce5" table:formula="of:=[.$H$3]*EXP([.$H$5]*((1/[.B84])-(1/[.$H$6])))" office:value-type="float" office:value="1757.42622186087" calcext:value-type="float">
            <text:p>1757.4262218609</text:p>
          </table:table-cell>
          <table:table-cell table:style-name="ce7" table:formula="of:=[.$H$4]*[.$H$2]/([.$H$3]+[.C84])" office:value-type="float" office:value="4.2526314055906" calcext:value-type="float">
            <text:p>4.2526314056</text:p>
          </table:table-cell>
          <table:table-cell table:style-name="ce10" table:formula="of:=1024*[.D84]/[.$H$7]" office:value-type="float" office:value="870.938911864956" calcext:value-type="float">
            <text:p>87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5]-273" office:value-type="float" office:value="73" calcext:value-type="float">
            <text:p>73</text:p>
          </table:table-cell>
          <table:table-cell table:style-name="ce5" office:value-type="float" office:value="346" calcext:value-type="float">
            <text:p>346</text:p>
          </table:table-cell>
          <table:table-cell table:style-name="ce5" table:formula="of:=[.$H$3]*EXP([.$H$5]*((1/[.B85])-(1/[.$H$6])))" office:value-type="float" office:value="1708.3620443899" calcext:value-type="float">
            <text:p>1708.3620443899</text:p>
          </table:table-cell>
          <table:table-cell table:style-name="ce7" table:formula="of:=[.$H$4]*[.$H$2]/([.$H$3]+[.C85])" office:value-type="float" office:value="4.27045216149236" calcext:value-type="float">
            <text:p>4.2704521615</text:p>
          </table:table-cell>
          <table:table-cell table:style-name="ce10" table:formula="of:=1024*[.D85]/[.$H$7]" office:value-type="float" office:value="874.588602673636" calcext:value-type="float">
            <text:p>87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6]-273" office:value-type="float" office:value="74" calcext:value-type="float">
            <text:p>74</text:p>
          </table:table-cell>
          <table:table-cell table:style-name="ce5" office:value-type="float" office:value="347" calcext:value-type="float">
            <text:p>347</text:p>
          </table:table-cell>
          <table:table-cell table:style-name="ce5" table:formula="of:=[.$H$3]*EXP([.$H$5]*((1/[.B86])-(1/[.$H$6])))" office:value-type="float" office:value="1660.93869470464" calcext:value-type="float">
            <text:p>1660.9386947046</text:p>
          </table:table-cell>
          <table:table-cell table:style-name="ce7" table:formula="of:=[.$H$4]*[.$H$2]/([.$H$3]+[.C86])" office:value-type="float" office:value="4.28781947226132" calcext:value-type="float">
            <text:p>4.2878194723</text:p>
          </table:table-cell>
          <table:table-cell table:style-name="ce10" table:formula="of:=1024*[.D86]/[.$H$7]" office:value-type="float" office:value="878.145427919118" calcext:value-type="float">
            <text:p>87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7]-273" office:value-type="float" office:value="75" calcext:value-type="float">
            <text:p>75</text:p>
          </table:table-cell>
          <table:table-cell table:style-name="ce5" office:value-type="float" office:value="348" calcext:value-type="float">
            <text:p>348</text:p>
          </table:table-cell>
          <table:table-cell table:style-name="ce5" table:formula="of:=[.$H$3]*EXP([.$H$5]*((1/[.B87])-(1/[.$H$6])))" office:value-type="float" office:value="1615.09308644718" calcext:value-type="float">
            <text:p>1615.0930864472</text:p>
          </table:table-cell>
          <table:table-cell table:style-name="ce7" table:formula="of:=[.$H$4]*[.$H$2]/([.$H$3]+[.C87])" office:value-type="float" office:value="4.30474380427837" calcext:value-type="float">
            <text:p>4.3047438043</text:p>
          </table:table-cell>
          <table:table-cell table:style-name="ce10" table:formula="of:=1024*[.D87]/[.$H$7]" office:value-type="float" office:value="881.61153111621" calcext:value-type="float">
            <text:p>88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8]-273" office:value-type="float" office:value="76" calcext:value-type="float">
            <text:p>76</text:p>
          </table:table-cell>
          <table:table-cell table:style-name="ce5" office:value-type="float" office:value="349" calcext:value-type="float">
            <text:p>349</text:p>
          </table:table-cell>
          <table:table-cell table:style-name="ce5" table:formula="of:=[.$H$3]*EXP([.$H$5]*((1/[.B88])-(1/[.$H$6])))" office:value-type="float" office:value="1570.76485433944" calcext:value-type="float">
            <text:p>1570.7648543395</text:p>
          </table:table-cell>
          <table:table-cell table:style-name="ce7" table:formula="of:=[.$H$4]*[.$H$2]/([.$H$3]+[.C88])" office:value-type="float" office:value="4.32123551290114" calcext:value-type="float">
            <text:p>4.3212355129</text:p>
          </table:table-cell>
          <table:table-cell table:style-name="ce10" table:formula="of:=1024*[.D88]/[.$H$7]" office:value-type="float" office:value="884.989033042154" calcext:value-type="float">
            <text:p>88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89]-273" office:value-type="float" office:value="77" calcext:value-type="float">
            <text:p>77</text:p>
          </table:table-cell>
          <table:table-cell table:style-name="ce5" office:value-type="float" office:value="350" calcext:value-type="float">
            <text:p>350</text:p>
          </table:table-cell>
          <table:table-cell table:style-name="ce5" table:formula="of:=[.$H$3]*EXP([.$H$5]*((1/[.B89])-(1/[.$H$6])))" office:value-type="float" office:value="1527.89622469512" calcext:value-type="float">
            <text:p>1527.8962246951</text:p>
          </table:table-cell>
          <table:table-cell table:style-name="ce7" table:formula="of:=[.$H$4]*[.$H$2]/([.$H$3]+[.C89])" office:value-type="float" office:value="4.33730483215921" calcext:value-type="float">
            <text:p>4.3373048322</text:p>
          </table:table-cell>
          <table:table-cell table:style-name="ce10" table:formula="of:=1024*[.D89]/[.$H$7]" office:value-type="float" office:value="888.280029626205" calcext:value-type="float">
            <text:p>88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0]-273" office:value-type="float" office:value="78" calcext:value-type="float">
            <text:p>78</text:p>
          </table:table-cell>
          <table:table-cell table:style-name="ce5" office:value-type="float" office:value="351" calcext:value-type="float">
            <text:p>351</text:p>
          </table:table-cell>
          <table:table-cell table:style-name="ce5" table:formula="of:=[.$H$3]*EXP([.$H$5]*((1/[.B90])-(1/[.$H$6])))" office:value-type="float" office:value="1486.43189264732" calcext:value-type="float">
            <text:p>1486.4318926473</text:p>
          </table:table-cell>
          <table:table-cell table:style-name="ce7" table:formula="of:=[.$H$4]*[.$H$2]/([.$H$3]+[.C90])" office:value-type="float" office:value="4.352961865556" calcext:value-type="float">
            <text:p>4.3529618656</text:p>
          </table:table-cell>
          <table:table-cell table:style-name="ce10" table:formula="of:=1024*[.D90]/[.$H$7]" office:value-type="float" office:value="891.486590065869" calcext:value-type="float">
            <text:p>89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1]-273" office:value-type="float" office:value="79" calcext:value-type="float">
            <text:p>79</text:p>
          </table:table-cell>
          <table:table-cell table:style-name="ce5" office:value-type="float" office:value="352" calcext:value-type="float">
            <text:p>352</text:p>
          </table:table-cell>
          <table:table-cell table:style-name="ce5" table:formula="of:=[.$H$3]*EXP([.$H$5]*((1/[.B91])-(1/[.$H$6])))" office:value-type="float" office:value="1446.31890571578" calcext:value-type="float">
            <text:p>1446.3189057158</text:p>
          </table:table-cell>
          <table:table-cell table:style-name="ce7" table:formula="of:=[.$H$4]*[.$H$2]/([.$H$3]+[.C91])" office:value-type="float" office:value="4.36821657791067" calcext:value-type="float">
            <text:p>4.3682165779</text:p>
          </table:table-cell>
          <table:table-cell table:style-name="ce10" table:formula="of:=1024*[.D91]/[.$H$7]" office:value-type="float" office:value="894.610755156105" calcext:value-type="float">
            <text:p>89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2]-273" office:value-type="float" office:value="80" calcext:value-type="float">
            <text:p>80</text:p>
          </table:table-cell>
          <table:table-cell table:style-name="ce5" office:value-type="float" office:value="353" calcext:value-type="float">
            <text:p>353</text:p>
          </table:table-cell>
          <table:table-cell table:style-name="ce5" table:formula="of:=[.$H$3]*EXP([.$H$5]*((1/[.B92])-(1/[.$H$6])))" office:value-type="float" office:value="1407.50655336014" calcext:value-type="float">
            <text:p>1407.5065533601</text:p>
          </table:table-cell>
          <table:table-cell table:style-name="ce7" table:formula="of:=[.$H$4]*[.$H$2]/([.$H$3]+[.C92])" office:value-type="float" office:value="4.38307878817499" calcext:value-type="float">
            <text:p>4.3830787882</text:p>
          </table:table-cell>
          <table:table-cell table:style-name="ce10" table:formula="of:=1024*[.D92]/[.$H$7]" office:value-type="float" office:value="897.654535818237" calcext:value-type="float">
            <text:p>89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3]-273" office:value-type="float" office:value="81" calcext:value-type="float">
            <text:p>81</text:p>
          </table:table-cell>
          <table:table-cell table:style-name="ce5" office:value-type="float" office:value="354" calcext:value-type="float">
            <text:p>354</text:p>
          </table:table-cell>
          <table:table-cell table:style-name="ce5" table:formula="of:=[.$H$3]*EXP([.$H$5]*((1/[.B93])-(1/[.$H$6])))" office:value-type="float" office:value="1369.94626218699" calcext:value-type="float">
            <text:p>1369.946262187</text:p>
          </table:table-cell>
          <table:table-cell table:style-name="ce7" table:formula="of:=[.$H$4]*[.$H$2]/([.$H$3]+[.C93])" office:value-type="float" office:value="4.39755816316256" calcext:value-type="float">
            <text:p>4.3975581632</text:p>
          </table:table-cell>
          <table:table-cell table:style-name="ce10" table:formula="of:=1024*[.D93]/[.$H$7]" office:value-type="float" office:value="900.619911815691" calcext:value-type="float">
            <text:p>90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4]-273" office:value-type="float" office:value="82" calcext:value-type="float">
            <text:p>82</text:p>
          </table:table-cell>
          <table:table-cell table:style-name="ce5" office:value-type="float" office:value="355" calcext:value-type="float">
            <text:p>355</text:p>
          </table:table-cell>
          <table:table-cell table:style-name="ce5" table:formula="of:=[.$H$3]*EXP([.$H$5]*((1/[.B94])-(1/[.$H$6])))" office:value-type="float" office:value="1333.59149649818" calcext:value-type="float">
            <text:p>1333.5914964982</text:p>
          </table:table-cell>
          <table:table-cell table:style-name="ce7" table:formula="of:=[.$H$4]*[.$H$2]/([.$H$3]+[.C94])" office:value-type="float" office:value="4.41166421212983" calcext:value-type="float">
            <text:p>4.4116642121</text:p>
          </table:table-cell>
          <table:table-cell table:style-name="ce10" table:formula="of:=1024*[.D94]/[.$H$7]" office:value-type="float" office:value="903.508830644189" calcext:value-type="float">
            <text:p>90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5]-273" office:value-type="float" office:value="83" calcext:value-type="float">
            <text:p>83</text:p>
          </table:table-cell>
          <table:table-cell table:style-name="ce5" office:value-type="float" office:value="356" calcext:value-type="float">
            <text:p>356</text:p>
          </table:table-cell>
          <table:table-cell table:style-name="ce5" table:formula="of:=[.$H$3]*EXP([.$H$5]*((1/[.B95])-(1/[.$H$6])))" office:value-type="float" office:value="1298.39766388617" calcext:value-type="float">
            <text:p>1298.3976638862</text:p>
          </table:table-cell>
          <table:table-cell table:style-name="ce7" table:formula="of:=[.$H$4]*[.$H$2]/([.$H$3]+[.C95])" office:value-type="float" office:value="4.42540628215082" calcext:value-type="float">
            <text:p>4.4254062822</text:p>
          </table:table-cell>
          <table:table-cell table:style-name="ce10" table:formula="of:=1024*[.D95]/[.$H$7]" office:value-type="float" office:value="906.323206584488" calcext:value-type="float">
            <text:p>90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6]-273" office:value-type="float" office:value="84" calcext:value-type="float">
            <text:p>84</text:p>
          </table:table-cell>
          <table:table-cell table:style-name="ce5" office:value-type="float" office:value="357" calcext:value-type="float">
            <text:p>357</text:p>
          </table:table-cell>
          <table:table-cell table:style-name="ce5" table:formula="of:=[.$H$3]*EXP([.$H$5]*((1/[.B96])-(1/[.$H$6])))" office:value-type="float" office:value="1264.32202559991" calcext:value-type="float">
            <text:p>1264.3220255999</text:p>
          </table:table-cell>
          <table:table-cell table:style-name="ce7" table:formula="of:=[.$H$4]*[.$H$2]/([.$H$3]+[.C96])" office:value-type="float" office:value="4.43879355422965" calcext:value-type="float">
            <text:p>4.4387935542</text:p>
          </table:table-cell>
          <table:table-cell table:style-name="ce10" table:formula="of:=1024*[.D96]/[.$H$7]" office:value-type="float" office:value="909.064919906233" calcext:value-type="float">
            <text:p>90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7]-273" office:value-type="float" office:value="85" calcext:value-type="float">
            <text:p>85</text:p>
          </table:table-cell>
          <table:table-cell table:style-name="ce5" office:value-type="float" office:value="358" calcext:value-type="float">
            <text:p>358</text:p>
          </table:table-cell>
          <table:table-cell table:style-name="ce5" table:formula="of:=[.$H$3]*EXP([.$H$5]*((1/[.B97])-(1/[.$H$6])))" office:value-type="float" office:value="1231.32361142076" calcext:value-type="float">
            <text:p>1231.3236114208</text:p>
          </table:table-cell>
          <table:table-cell table:style-name="ce7" table:formula="of:=[.$H$4]*[.$H$2]/([.$H$3]+[.C97])" office:value-type="float" office:value="4.45183504009774" calcext:value-type="float">
            <text:p>4.4518350401</text:p>
          </table:table-cell>
          <table:table-cell table:style-name="ce10" table:formula="of:=1024*[.D97]/[.$H$7]" office:value-type="float" office:value="911.735816212016" calcext:value-type="float">
            <text:p>91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8]-273" office:value-type="float" office:value="86" calcext:value-type="float">
            <text:p>86</text:p>
          </table:table-cell>
          <table:table-cell table:style-name="ce5" office:value-type="float" office:value="359" calcext:value-type="float">
            <text:p>359</text:p>
          </table:table-cell>
          <table:table-cell table:style-name="ce5" table:formula="of:=[.$H$3]*EXP([.$H$5]*((1/[.B98])-(1/[.$H$6])))" office:value-type="float" office:value="1199.36313880315" calcext:value-type="float">
            <text:p>1199.3631388032</text:p>
          </table:table-cell>
          <table:table-cell table:style-name="ce7" table:formula="of:=[.$H$4]*[.$H$2]/([.$H$3]+[.C98])" office:value-type="float" office:value="4.46453957964465" calcext:value-type="float">
            <text:p>4.4645395796</text:p>
          </table:table-cell>
          <table:table-cell table:style-name="ce10" table:formula="of:=1024*[.D98]/[.$H$7]" office:value-type="float" office:value="914.337705911224" calcext:value-type="float">
            <text:p>91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99]-273" office:value-type="float" office:value="87" calcext:value-type="float">
            <text:p>87</text:p>
          </table:table-cell>
          <table:table-cell table:style-name="ce5" office:value-type="float" office:value="360" calcext:value-type="float">
            <text:p>360</text:p>
          </table:table-cell>
          <table:table-cell table:style-name="ce5" table:formula="of:=[.$H$3]*EXP([.$H$5]*((1/[.B99])-(1/[.$H$6])))" office:value-type="float" office:value="1168.40293604927" calcext:value-type="float">
            <text:p>1168.4029360493</text:p>
          </table:table-cell>
          <table:table-cell table:style-name="ce7" table:formula="of:=[.$H$4]*[.$H$2]/([.$H$3]+[.C99])" office:value-type="float" office:value="4.47691583893436" calcext:value-type="float">
            <text:p>4.4769158389</text:p>
          </table:table-cell>
          <table:table-cell table:style-name="ce10" table:formula="of:=1024*[.D99]/[.$H$7]" office:value-type="float" office:value="916.872363813757" calcext:value-type="float">
            <text:p>91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0]-273" office:value-type="float" office:value="88" calcext:value-type="float">
            <text:p>88</text:p>
          </table:table-cell>
          <table:table-cell table:style-name="ce5" office:value-type="float" office:value="361" calcext:value-type="float">
            <text:p>361</text:p>
          </table:table-cell>
          <table:table-cell table:style-name="ce5" table:formula="of:=[.$H$3]*EXP([.$H$5]*((1/[.B100])-(1/[.$H$6])))" office:value-type="float" office:value="1138.40686930019" calcext:value-type="float">
            <text:p>1138.4068693002</text:p>
          </table:table-cell>
          <table:table-cell table:style-name="ce7" table:formula="of:=[.$H$4]*[.$H$2]/([.$H$3]+[.C100])" office:value-type="float" office:value="4.48897230876083" calcext:value-type="float">
            <text:p>4.4889723088</text:p>
          </table:table-cell>
          <table:table-cell table:style-name="ce10" table:formula="of:=1024*[.D100]/[.$H$7]" office:value-type="float" office:value="919.341528834218" calcext:value-type="float">
            <text:p>91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1]-273" office:value-type="float" office:value="89" calcext:value-type="float">
            <text:p>89</text:p>
          </table:table-cell>
          <table:table-cell table:style-name="ce5" office:value-type="float" office:value="362" calcext:value-type="float">
            <text:p>362</text:p>
          </table:table-cell>
          <table:table-cell table:style-name="ce5" table:formula="of:=[.$H$3]*EXP([.$H$5]*((1/[.B101])-(1/[.$H$6])))" office:value-type="float" office:value="1109.34027313851" calcext:value-type="float">
            <text:p>1109.3402731385</text:p>
          </table:table-cell>
          <table:table-cell table:style-name="ce7" table:formula="of:=[.$H$4]*[.$H$2]/([.$H$3]+[.C101])" office:value-type="float" office:value="4.50071730369948" calcext:value-type="float">
            <text:p>4.5007173037</text:p>
          </table:table-cell>
          <table:table-cell table:style-name="ce10" table:formula="of:=1024*[.D101]/[.$H$7]" office:value-type="float" office:value="921.746903797654" calcext:value-type="float">
            <text:p>92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2]-273" office:value-type="float" office:value="90" calcext:value-type="float">
            <text:p>90</text:p>
          </table:table-cell>
          <table:table-cell table:style-name="ce5" office:value-type="float" office:value="363" calcext:value-type="float">
            <text:p>363</text:p>
          </table:table-cell>
          <table:table-cell table:style-name="ce5" table:formula="of:=[.$H$3]*EXP([.$H$5]*((1/[.B102])-(1/[.$H$6])))" office:value-type="float" office:value="1081.16988460943" calcext:value-type="float">
            <text:p>1081.1698846094</text:p>
          </table:table-cell>
          <table:table-cell table:style-name="ce7" table:formula="of:=[.$H$4]*[.$H$2]/([.$H$3]+[.C102])" office:value-type="float" office:value="4.51215896161331" calcext:value-type="float">
            <text:p>4.5121589616</text:p>
          </table:table-cell>
          <table:table-cell table:style-name="ce10" table:formula="of:=1024*[.D102]/[.$H$7]" office:value-type="float" office:value="924.090155338406" calcext:value-type="float">
            <text:p>92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3]-273" office:value-type="float" office:value="91" calcext:value-type="float">
            <text:p>91</text:p>
          </table:table-cell>
          <table:table-cell table:style-name="ce5" office:value-type="float" office:value="364" calcext:value-type="float">
            <text:p>364</text:p>
          </table:table-cell>
          <table:table-cell table:style-name="ce5" table:formula="of:=[.$H$3]*EXP([.$H$5]*((1/[.B103])-(1/[.$H$6])))" office:value-type="float" office:value="1053.86378047826" calcext:value-type="float">
            <text:p>1053.8637804783</text:p>
          </table:table-cell>
          <table:table-cell table:style-name="ce7" table:formula="of:=[.$H$4]*[.$H$2]/([.$H$3]+[.C103])" office:value-type="float" office:value="4.5233052435749" calcext:value-type="float">
            <text:p>4.5233052436</text:p>
          </table:table-cell>
          <table:table-cell table:style-name="ce10" table:formula="of:=1024*[.D103]/[.$H$7]" office:value-type="float" office:value="926.37291388414" calcext:value-type="float">
            <text:p>92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4]-273" office:value-type="float" office:value="92" calcext:value-type="float">
            <text:p>92</text:p>
          </table:table-cell>
          <table:table-cell table:style-name="ce5" office:value-type="float" office:value="365" calcext:value-type="float">
            <text:p>365</text:p>
          </table:table-cell>
          <table:table-cell table:style-name="ce5" table:formula="of:=[.$H$3]*EXP([.$H$5]*((1/[.B104])-(1/[.$H$6])))" office:value-type="float" office:value="1027.39131755259" calcext:value-type="float">
            <text:p>1027.3913175526</text:p>
          </table:table-cell>
          <table:table-cell table:style-name="ce7" table:formula="of:=[.$H$4]*[.$H$2]/([.$H$3]+[.C104])" office:value-type="float" office:value="4.53416393416761" calcext:value-type="float">
            <text:p>4.5341639342</text:p>
          </table:table-cell>
          <table:table-cell table:style-name="ce10" table:formula="of:=1024*[.D104]/[.$H$7]" office:value-type="float" office:value="928.596773717526" calcext:value-type="float">
            <text:p>92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5]-273" office:value-type="float" office:value="93" calcext:value-type="float">
            <text:p>93</text:p>
          </table:table-cell>
          <table:table-cell table:style-name="ce5" office:value-type="float" office:value="366" calcext:value-type="float">
            <text:p>366</text:p>
          </table:table-cell>
          <table:table-cell table:style-name="ce5" table:formula="of:=[.$H$3]*EXP([.$H$5]*((1/[.B105])-(1/[.$H$6])))" office:value-type="float" office:value="1001.7230759075" calcext:value-type="float">
            <text:p>1001.7230759075</text:p>
          </table:table-cell>
          <table:table-cell table:style-name="ce7" table:formula="of:=[.$H$4]*[.$H$2]/([.$H$3]+[.C105])" office:value-type="float" office:value="4.5447426421316" calcext:value-type="float">
            <text:p>4.5447426421</text:p>
          </table:table-cell>
          <table:table-cell table:style-name="ce10" table:formula="of:=1024*[.D105]/[.$H$7]" office:value-type="float" office:value="930.763293108551" calcext:value-type="float">
            <text:p>93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6]-273" office:value-type="float" office:value="94" calcext:value-type="float">
            <text:p>94</text:p>
          </table:table-cell>
          <table:table-cell table:style-name="ce5" office:value-type="float" office:value="367" calcext:value-type="float">
            <text:p>367</text:p>
          </table:table-cell>
          <table:table-cell table:style-name="ce5" table:formula="of:=[.$H$3]*EXP([.$H$5]*((1/[.B106])-(1/[.$H$6])))" office:value-type="float" office:value="976.830804860748" calcext:value-type="float">
            <text:p>976.8308048607</text:p>
          </table:table-cell>
          <table:table-cell table:style-name="ce7" table:formula="of:=[.$H$4]*[.$H$2]/([.$H$3]+[.C106])" office:value-type="float" office:value="4.55504880132242" calcext:value-type="float">
            <text:p>4.5550488013</text:p>
          </table:table-cell>
          <table:table-cell table:style-name="ce10" table:formula="of:=1024*[.D106]/[.$H$7]" office:value-type="float" office:value="932.873994510832" calcext:value-type="float">
            <text:p>93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7]-273" office:value-type="float" office:value="95" calcext:value-type="float">
            <text:p>95</text:p>
          </table:table-cell>
          <table:table-cell table:style-name="ce5" office:value-type="float" office:value="368" calcext:value-type="float">
            <text:p>368</text:p>
          </table:table-cell>
          <table:table-cell table:style-name="ce5" table:formula="of:=[.$H$3]*EXP([.$H$5]*((1/[.B107])-(1/[.$H$6])))" office:value-type="float" office:value="952.68737155427" calcext:value-type="float">
            <text:p>952.6873715543</text:p>
          </table:table-cell>
          <table:table-cell table:style-name="ce7" table:formula="of:=[.$H$4]*[.$H$2]/([.$H$3]+[.C107])" office:value-type="float" office:value="4.56508967195186" calcext:value-type="float">
            <text:p>4.565089672</text:p>
          </table:table-cell>
          <table:table-cell table:style-name="ce10" table:formula="of:=1024*[.D107]/[.$H$7]" office:value-type="float" office:value="934.930364815742" calcext:value-type="float">
            <text:p>93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8]-273" office:value-type="float" office:value="96" calcext:value-type="float">
            <text:p>96</text:p>
          </table:table-cell>
          <table:table-cell table:style-name="ce5" office:value-type="float" office:value="369" calcext:value-type="float">
            <text:p>369</text:p>
          </table:table-cell>
          <table:table-cell table:style-name="ce5" table:formula="of:=[.$H$3]*EXP([.$H$5]*((1/[.B108])-(1/[.$H$6])))" office:value-type="float" office:value="929.266712005675" calcext:value-type="float">
            <text:p>929.2667120057</text:p>
          </table:table-cell>
          <table:table-cell table:style-name="ce7" table:formula="of:=[.$H$4]*[.$H$2]/([.$H$3]+[.C108])" office:value-type="float" office:value="4.57487234208271" calcext:value-type="float">
            <text:p>4.5748723421</text:p>
          </table:table-cell>
          <table:table-cell table:style-name="ce10" table:formula="of:=1024*[.D108]/[.$H$7]" office:value-type="float" office:value="936.933855658539" calcext:value-type="float">
            <text:p>93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09]-273" office:value-type="float" office:value="97" calcext:value-type="float">
            <text:p>97</text:p>
          </table:table-cell>
          <table:table-cell table:style-name="ce5" office:value-type="float" office:value="370" calcext:value-type="float">
            <text:p>370</text:p>
          </table:table-cell>
          <table:table-cell table:style-name="ce5" table:formula="of:=[.$H$3]*EXP([.$H$5]*((1/[.B109])-(1/[.$H$6])))" office:value-type="float" office:value="906.543784501557" calcext:value-type="float">
            <text:p>906.5437845016</text:p>
          </table:table-cell>
          <table:table-cell table:style-name="ce7" table:formula="of:=[.$H$4]*[.$H$2]/([.$H$3]+[.C109])" office:value-type="float" office:value="4.5844037293511" calcext:value-type="float">
            <text:p>4.5844037294</text:p>
          </table:table-cell>
          <table:table-cell table:style-name="ce10" table:formula="of:=1024*[.D109]/[.$H$7]" office:value-type="float" office:value="938.885883771105" calcext:value-type="float">
            <text:p>93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0]-273" office:value-type="float" office:value="98" calcext:value-type="float">
            <text:p>98</text:p>
          </table:table-cell>
          <table:table-cell table:style-name="ce5" office:value-type="float" office:value="371" calcext:value-type="float">
            <text:p>371</text:p>
          </table:table-cell>
          <table:table-cell table:style-name="ce5" table:formula="of:=[.$H$3]*EXP([.$H$5]*((1/[.B110])-(1/[.$H$6])))" office:value-type="float" office:value="884.494525211368" calcext:value-type="float">
            <text:p>884.4945252114</text:p>
          </table:table-cell>
          <table:table-cell table:style-name="ce7" table:formula="of:=[.$H$4]*[.$H$2]/([.$H$3]+[.C110])" office:value-type="float" office:value="4.59369058289173" calcext:value-type="float">
            <text:p>4.5936905829</text:p>
          </table:table-cell>
          <table:table-cell table:style-name="ce10" table:formula="of:=1024*[.D110]/[.$H$7]" office:value-type="float" office:value="940.787831376225" calcext:value-type="float">
            <text:p>94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1]-273" office:value-type="float" office:value="99" calcext:value-type="float">
            <text:p>99</text:p>
          </table:table-cell>
          <table:table-cell table:style-name="ce5" office:value-type="float" office:value="372" calcext:value-type="float">
            <text:p>372</text:p>
          </table:table-cell>
          <table:table-cell table:style-name="ce5" table:formula="of:=[.$H$3]*EXP([.$H$5]*((1/[.B111])-(1/[.$H$6])))" office:value-type="float" office:value="863.095805907374" calcext:value-type="float">
            <text:p>863.0958059074</text:p>
          </table:table-cell>
          <table:table-cell table:style-name="ce7" table:formula="of:=[.$H$4]*[.$H$2]/([.$H$3]+[.C111])" office:value-type="float" office:value="4.60273948544299" calcext:value-type="float">
            <text:p>4.6027394854</text:p>
          </table:table-cell>
          <table:table-cell table:style-name="ce10" table:formula="of:=1024*[.D111]/[.$H$7]" office:value-type="float" office:value="942.641046618724" calcext:value-type="float">
            <text:p>94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2]-273" office:value-type="float" office:value="100" calcext:value-type="float">
            <text:p>100</text:p>
          </table:table-cell>
          <table:table-cell table:style-name="ce5" office:value-type="float" office:value="373" calcext:value-type="float">
            <text:p>373</text:p>
          </table:table-cell>
          <table:table-cell table:style-name="ce5" table:formula="of:=[.$H$3]*EXP([.$H$5]*((1/[.B112])-(1/[.$H$6])))" office:value-type="float" office:value="842.325393682574" calcext:value-type="float">
            <text:p>842.3253936826</text:p>
          </table:table-cell>
          <table:table-cell table:style-name="ce7" table:formula="of:=[.$H$4]*[.$H$2]/([.$H$3]+[.C112])" office:value-type="float" office:value="4.61155685561081" calcext:value-type="float">
            <text:p>4.6115568556</text:p>
          </table:table-cell>
          <table:table-cell table:style-name="ce10" table:formula="of:=1024*[.D112]/[.$H$7]" office:value-type="float" office:value="944.446844029093" calcext:value-type="float">
            <text:p>94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3]-273" office:value-type="float" office:value="101" calcext:value-type="float">
            <text:p>101</text:p>
          </table:table-cell>
          <table:table-cell table:style-name="ce5" office:value-type="float" office:value="374" calcext:value-type="float">
            <text:p>374</text:p>
          </table:table-cell>
          <table:table-cell table:style-name="ce5" table:formula="of:=[.$H$3]*EXP([.$H$5]*((1/[.B113])-(1/[.$H$6])))" office:value-type="float" office:value="822.161912564402" calcext:value-type="float">
            <text:p>822.1619125644</text:p>
          </table:table-cell>
          <table:table-cell table:style-name="ce7" table:formula="of:=[.$H$4]*[.$H$2]/([.$H$3]+[.C113])" office:value-type="float" office:value="4.62014895027126" calcext:value-type="float">
            <text:p>4.6201489503</text:p>
          </table:table-cell>
          <table:table-cell table:style-name="ce10" table:formula="of:=1024*[.D113]/[.$H$7]" office:value-type="float" office:value="946.206505015554" calcext:value-type="float">
            <text:p>94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4]-273" office:value-type="float" office:value="102" calcext:value-type="float">
            <text:p>102</text:p>
          </table:table-cell>
          <table:table-cell table:style-name="ce5" office:value-type="float" office:value="375" calcext:value-type="float">
            <text:p>375</text:p>
          </table:table-cell>
          <table:table-cell table:style-name="ce5" table:formula="of:=[.$H$3]*EXP([.$H$5]*((1/[.B114])-(1/[.$H$6])))" office:value-type="float" office:value="802.584806927646" calcext:value-type="float">
            <text:p>802.5848069276</text:p>
          </table:table-cell>
          <table:table-cell table:style-name="ce7" table:formula="of:=[.$H$4]*[.$H$2]/([.$H$3]+[.C114])" office:value-type="float" office:value="4.62852186709381" calcext:value-type="float">
            <text:p>4.6285218671</text:p>
          </table:table-cell>
          <table:table-cell table:style-name="ce10" table:formula="of:=1024*[.D114]/[.$H$7]" office:value-type="float" office:value="947.921278380813" calcext:value-type="float">
            <text:p>94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5]-273" office:value-type="float" office:value="103" calcext:value-type="float">
            <text:p>103</text:p>
          </table:table-cell>
          <table:table-cell table:style-name="ce5" office:value-type="float" office:value="376" calcext:value-type="float">
            <text:p>376</text:p>
          </table:table-cell>
          <table:table-cell table:style-name="ce5" table:formula="of:=[.$H$3]*EXP([.$H$5]*((1/[.B115])-(1/[.$H$6])))" office:value-type="float" office:value="783.574306615312" calcext:value-type="float">
            <text:p>783.5743066153</text:p>
          </table:table-cell>
          <table:table-cell table:style-name="ce7" table:formula="of:=[.$H$4]*[.$H$2]/([.$H$3]+[.C115])" office:value-type="float" office:value="4.63668154716817" calcext:value-type="float">
            <text:p>4.6366815472</text:p>
          </table:table-cell>
          <table:table-cell table:style-name="ce10" table:formula="of:=1024*[.D115]/[.$H$7]" office:value-type="float" office:value="949.592380860041" calcext:value-type="float">
            <text:p>95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6]-273" office:value-type="float" office:value="104" calcext:value-type="float">
            <text:p>104</text:p>
          </table:table-cell>
          <table:table-cell table:style-name="ce5" office:value-type="float" office:value="377" calcext:value-type="float">
            <text:p>377</text:p>
          </table:table-cell>
          <table:table-cell table:style-name="ce5" table:formula="of:=[.$H$3]*EXP([.$H$5]*((1/[.B116])-(1/[.$H$6])))" office:value-type="float" office:value="765.111393681111" calcext:value-type="float">
            <text:p>765.1113936811</text:p>
          </table:table-cell>
          <table:table-cell table:style-name="ce7" table:formula="of:=[.$H$4]*[.$H$2]/([.$H$3]+[.C116])" office:value-type="float" office:value="4.6446337777191" calcext:value-type="float">
            <text:p>4.6446337777</text:p>
          </table:table-cell>
          <table:table-cell table:style-name="ce10" table:formula="of:=1024*[.D116]/[.$H$7]" office:value-type="float" office:value="951.220997676871" calcext:value-type="float">
            <text:p>951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7]-273" office:value-type="float" office:value="105" calcext:value-type="float">
            <text:p>105</text:p>
          </table:table-cell>
          <table:table-cell table:style-name="ce5" office:value-type="float" office:value="378" calcext:value-type="float">
            <text:p>378</text:p>
          </table:table-cell>
          <table:table-cell table:style-name="ce5" table:formula="of:=[.$H$3]*EXP([.$H$5]*((1/[.B117])-(1/[.$H$6])))" office:value-type="float" office:value="747.177770671955" calcext:value-type="float">
            <text:p>747.177770672</text:p>
          </table:table-cell>
          <table:table-cell table:style-name="ce7" table:formula="of:=[.$H$4]*[.$H$2]/([.$H$3]+[.C117])" office:value-type="float" office:value="4.6523841948949" calcext:value-type="float">
            <text:p>4.6523841949</text:p>
          </table:table-cell>
          <table:table-cell table:style-name="ce10" table:formula="of:=1024*[.D117]/[.$H$7]" office:value-type="float" office:value="952.808283114475" calcext:value-type="float">
            <text:p>95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8]-273" office:value-type="float" office:value="106" calcext:value-type="float">
            <text:p>106</text:p>
          </table:table-cell>
          <table:table-cell table:style-name="ce5" office:value-type="float" office:value="379" calcext:value-type="float">
            <text:p>379</text:p>
          </table:table-cell>
          <table:table-cell table:style-name="ce5" table:formula="of:=[.$H$3]*EXP([.$H$5]*((1/[.B118])-(1/[.$H$6])))" office:value-type="float" office:value="729.755830373246" calcext:value-type="float">
            <text:p>729.7558303732</text:p>
          </table:table-cell>
          <table:table-cell table:style-name="ce7" table:formula="of:=[.$H$4]*[.$H$2]/([.$H$3]+[.C118])" office:value-type="float" office:value="4.65993828661623" calcext:value-type="float">
            <text:p>4.6599382866</text:p>
          </table:table-cell>
          <table:table-cell table:style-name="ce10" table:formula="of:=1024*[.D118]/[.$H$7]" office:value-type="float" office:value="954.355361099004" calcext:value-type="float">
            <text:p>95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19]-273" office:value-type="float" office:value="107" calcext:value-type="float">
            <text:p>107</text:p>
          </table:table-cell>
          <table:table-cell table:style-name="ce5" office:value-type="float" office:value="380" calcext:value-type="float">
            <text:p>380</text:p>
          </table:table-cell>
          <table:table-cell table:style-name="ce5" table:formula="of:=[.$H$3]*EXP([.$H$5]*((1/[.B119])-(1/[.$H$6])))" office:value-type="float" office:value="712.828626943908" calcext:value-type="float">
            <text:p>712.8286269439</text:p>
          </table:table-cell>
          <table:table-cell table:style-name="ce7" table:formula="of:=[.$H$4]*[.$H$2]/([.$H$3]+[.C119])" office:value-type="float" office:value="4.66730139547315" calcext:value-type="float">
            <text:p>4.6673013955</text:p>
          </table:table-cell>
          <table:table-cell table:style-name="ce10" table:formula="of:=1024*[.D119]/[.$H$7]" office:value-type="float" office:value="955.863325792901" calcext:value-type="float">
            <text:p>956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0]-273" office:value-type="float" office:value="108" calcext:value-type="float">
            <text:p>108</text:p>
          </table:table-cell>
          <table:table-cell table:style-name="ce5" office:value-type="float" office:value="381" calcext:value-type="float">
            <text:p>381</text:p>
          </table:table-cell>
          <table:table-cell table:style-name="ce5" table:formula="of:=[.$H$3]*EXP([.$H$5]*((1/[.B120])-(1/[.$H$6])))" office:value-type="float" office:value="696.379848372026" calcext:value-type="float">
            <text:p>696.379848372</text:p>
          </table:table-cell>
          <table:table-cell table:style-name="ce7" table:formula="of:=[.$H$4]*[.$H$2]/([.$H$3]+[.C120])" office:value-type="float" office:value="4.67447872165927" calcext:value-type="float">
            <text:p>4.6744787217</text:p>
          </table:table-cell>
          <table:table-cell table:style-name="ce10" table:formula="of:=1024*[.D120]/[.$H$7]" office:value-type="float" office:value="957.333242195818" calcext:value-type="float">
            <text:p>95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1]-273" office:value-type="float" office:value="109" calcext:value-type="float">
            <text:p>109</text:p>
          </table:table-cell>
          <table:table-cell table:style-name="ce5" office:value-type="float" office:value="382" calcext:value-type="float">
            <text:p>382</text:p>
          </table:table-cell>
          <table:table-cell table:style-name="ce5" table:formula="of:=[.$H$3]*EXP([.$H$5]*((1/[.B121])-(1/[.$H$6])))" office:value-type="float" office:value="680.393790185658" calcext:value-type="float">
            <text:p>680.3937901857</text:p>
          </table:table-cell>
          <table:table-cell table:style-name="ce7" table:formula="of:=[.$H$4]*[.$H$2]/([.$H$3]+[.C121])" office:value-type="float" office:value="4.6814753259328" calcext:value-type="float">
            <text:p>4.6814753259</text:p>
          </table:table-cell>
          <table:table-cell table:style-name="ce10" table:formula="of:=1024*[.D121]/[.$H$7]" office:value-type="float" office:value="958.766146751037" calcext:value-type="float">
            <text:p>95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2]-273" office:value-type="float" office:value="110" calcext:value-type="float">
            <text:p>110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$H$3]*EXP([.$H$5]*((1/[.B122])-(1/[.$H$6])))" office:value-type="float" office:value="664.855330356848" calcext:value-type="float">
            <text:p>664.8553303568</text:p>
          </table:table-cell>
          <table:table-cell table:style-name="ce7" table:formula="of:=[.$H$4]*[.$H$2]/([.$H$3]+[.C122])" office:value-type="float" office:value="4.68829613259526" calcext:value-type="float">
            <text:p>4.6882961326</text:p>
          </table:table-cell>
          <table:table-cell table:style-name="ce10" table:formula="of:=1024*[.D122]/[.$H$7]" office:value-type="float" office:value="960.16304795551" calcext:value-type="float">
            <text:p>960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3]-273" office:value-type="float" office:value="111" calcext:value-type="float">
            <text:p>111</text:p>
          </table:table-cell>
          <table:table-cell table:style-name="ce5" office:value-type="float" office:value="384" calcext:value-type="float">
            <text:p>384</text:p>
          </table:table-cell>
          <table:table-cell table:style-name="ce5" table:formula="of:=[.$H$3]*EXP([.$H$5]*((1/[.B123])-(1/[.$H$6])))" office:value-type="float" office:value="649.749905340212" calcext:value-type="float">
            <text:p>649.7499053402</text:p>
          </table:table-cell>
          <table:table-cell table:style-name="ce7" table:formula="of:=[.$H$4]*[.$H$2]/([.$H$3]+[.C123])" office:value-type="float" office:value="4.69494593247941" calcext:value-type="float">
            <text:p>4.6949459325</text:p>
          </table:table-cell>
          <table:table-cell table:style-name="ce10" table:formula="of:=1024*[.D123]/[.$H$7]" office:value-type="float" office:value="961.524926971783" calcext:value-type="float">
            <text:p>962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4]-273" office:value-type="float" office:value="112" calcext:value-type="float">
            <text:p>112</text:p>
          </table:table-cell>
          <table:table-cell table:style-name="ce5" office:value-type="float" office:value="385" calcext:value-type="float">
            <text:p>385</text:p>
          </table:table-cell>
          <table:table-cell table:style-name="ce5" table:formula="of:=[.$H$3]*EXP([.$H$5]*((1/[.B124])-(1/[.$H$6])))" office:value-type="float" office:value="635.063487190474" calcext:value-type="float">
            <text:p>635.0634871905</text:p>
          </table:table-cell>
          <table:table-cell table:style-name="ce7" table:formula="of:=[.$H$4]*[.$H$2]/([.$H$3]+[.C124])" office:value-type="float" office:value="4.70142938593861" calcext:value-type="float">
            <text:p>4.7014293859</text:p>
          </table:table-cell>
          <table:table-cell table:style-name="ce10" table:formula="of:=1024*[.D124]/[.$H$7]" office:value-type="float" office:value="962.852738240227" calcext:value-type="float">
            <text:p>963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5]-273" office:value-type="float" office:value="113" calcext:value-type="float">
            <text:p>113</text:p>
          </table:table-cell>
          <table:table-cell table:style-name="ce5" office:value-type="float" office:value="386" calcext:value-type="float">
            <text:p>386</text:p>
          </table:table-cell>
          <table:table-cell table:style-name="ce5" table:formula="of:=[.$H$3]*EXP([.$H$5]*((1/[.B125])-(1/[.$H$6])))" office:value-type="float" office:value="620.782561706351" calcext:value-type="float">
            <text:p>620.7825617064</text:p>
          </table:table-cell>
          <table:table-cell table:style-name="ce7" table:formula="of:=[.$H$4]*[.$H$2]/([.$H$3]+[.C125])" office:value-type="float" office:value="4.7077510258309" calcext:value-type="float">
            <text:p>4.7077510258</text:p>
          </table:table-cell>
          <table:table-cell table:style-name="ce10" table:formula="of:=1024*[.D125]/[.$H$7]" office:value-type="float" office:value="964.147410090168" calcext:value-type="float">
            <text:p>964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6]-273" office:value-type="float" office:value="114" calcext:value-type="float">
            <text:p>114</text:p>
          </table:table-cell>
          <table:table-cell table:style-name="ce5" office:value-type="float" office:value="387" calcext:value-type="float">
            <text:p>387</text:p>
          </table:table-cell>
          <table:table-cell table:style-name="ce5" table:formula="of:=[.$H$3]*EXP([.$H$5]*((1/[.B126])-(1/[.$H$6])))" office:value-type="float" office:value="606.894107550894" calcext:value-type="float">
            <text:p>606.8941075509</text:p>
          </table:table-cell>
          <table:table-cell table:style-name="ce7" table:formula="of:=[.$H$4]*[.$H$2]/([.$H$3]+[.C126])" office:value-type="float" office:value="4.71391526049136" calcext:value-type="float">
            <text:p>4.7139152605</text:p>
          </table:table-cell>
          <table:table-cell table:style-name="ce10" table:formula="of:=1024*[.D126]/[.$H$7]" office:value-type="float" office:value="965.40984534863" calcext:value-type="float">
            <text:p>965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7]-273" office:value-type="float" office:value="115" calcext:value-type="float">
            <text:p>115</text:p>
          </table:table-cell>
          <table:table-cell table:style-name="ce5" office:value-type="float" office:value="388" calcext:value-type="float">
            <text:p>388</text:p>
          </table:table-cell>
          <table:table-cell table:style-name="ce5" table:formula="of:=[.$H$3]*EXP([.$H$5]*((1/[.B127])-(1/[.$H$6])))" office:value-type="float" office:value="593.385576300994" calcext:value-type="float">
            <text:p>593.385576301</text:p>
          </table:table-cell>
          <table:table-cell table:style-name="ce7" table:formula="of:=[.$H$4]*[.$H$2]/([.$H$3]+[.C127])" office:value-type="float" office:value="4.71992637668713" calcext:value-type="float">
            <text:p>4.7199263767</text:p>
          </table:table-cell>
          <table:table-cell table:style-name="ce10" table:formula="of:=1024*[.D127]/[.$H$7]" office:value-type="float" office:value="966.640921945523" calcext:value-type="float">
            <text:p>967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8]-273" office:value-type="float" office:value="116" calcext:value-type="float">
            <text:p>116</text:p>
          </table:table-cell>
          <table:table-cell table:style-name="ce5" office:value-type="float" office:value="389" calcext:value-type="float">
            <text:p>389</text:p>
          </table:table-cell>
          <table:table-cell table:style-name="ce5" table:formula="of:=[.$H$3]*EXP([.$H$5]*((1/[.B128])-(1/[.$H$6])))" office:value-type="float" office:value="580.244873381251" calcext:value-type="float">
            <text:p>580.2448733813</text:p>
          </table:table-cell>
          <table:table-cell table:style-name="ce7" table:formula="of:=[.$H$4]*[.$H$2]/([.$H$3]+[.C128])" office:value-type="float" office:value="4.72578854255014" calcext:value-type="float">
            <text:p>4.7257885426</text:p>
          </table:table-cell>
          <table:table-cell table:style-name="ce10" table:formula="of:=1024*[.D128]/[.$H$7]" office:value-type="float" office:value="967.841493514269" calcext:value-type="float">
            <text:p>968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29]-273" office:value-type="float" office:value="117" calcext:value-type="float">
            <text:p>117</text:p>
          </table:table-cell>
          <table:table-cell table:style-name="ce5" office:value-type="float" office:value="390" calcext:value-type="float">
            <text:p>390</text:p>
          </table:table-cell>
          <table:table-cell table:style-name="ce5" table:formula="of:=[.$H$3]*EXP([.$H$5]*((1/[.B129])-(1/[.$H$6])))" office:value-type="float" office:value="567.460339839719" calcext:value-type="float">
            <text:p>567.4603398397</text:p>
          </table:table-cell>
          <table:table-cell table:style-name="ce7" table:formula="of:=[.$H$4]*[.$H$2]/([.$H$3]+[.C129])" office:value-type="float" office:value="4.73150581048297" calcext:value-type="float">
            <text:p>4.7315058105</text:p>
          </table:table-cell>
          <table:table-cell table:style-name="ce10" table:formula="of:=1024*[.D129]/[.$H$7]" office:value-type="float" office:value="969.012389986913" calcext:value-type="float">
            <text:p>969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style-name="ce2" table:formula="of:=[.B130]-273" office:value-type="float" office:value="118" calcext:value-type="float">
            <text:p>118</text:p>
          </table:table-cell>
          <table:table-cell table:style-name="ce5" office:value-type="float" office:value="391" calcext:value-type="float">
            <text:p>391</text:p>
          </table:table-cell>
          <table:table-cell table:style-name="ce5" table:formula="of:=[.$H$3]*EXP([.$H$5]*((1/[.B130])-(1/[.$H$6])))" office:value-type="float" office:value="555.020734925208" calcext:value-type="float">
            <text:p>555.0207349252</text:p>
          </table:table-cell>
          <table:table-cell table:style-name="ce7" table:formula="of:=[.$H$4]*[.$H$2]/([.$H$3]+[.C130])" office:value-type="float" office:value="4.73708212003378" calcext:value-type="float">
            <text:p>4.73708212</text:p>
          </table:table-cell>
          <table:table-cell table:style-name="ce10" table:formula="of:=1024*[.D130]/[.$H$7]" office:value-type="float" office:value="970.154418182918" calcext:value-type="float">
            <text:p>970</text:p>
          </table:table-cell>
          <table:table-cell table:number-columns-repeated="1019"/>
        </table:table-row>
        <table:table-row table:style-name="ro2">
          <table:table-cell table:style-name="ce2" table:formula="of:=[.B131]-273" office:value-type="float" office:value="119" calcext:value-type="float">
            <text:p>119</text:p>
          </table:table-cell>
          <table:table-cell table:style-name="ce5" office:value-type="float" office:value="392" calcext:value-type="float">
            <text:p>392</text:p>
          </table:table-cell>
          <table:table-cell table:style-name="ce5" table:formula="of:=[.$H$3]*EXP([.$H$5]*((1/[.B131])-(1/[.$H$6])))" office:value-type="float" office:value="542.915219427946" calcext:value-type="float">
            <text:p>542.9152194279</text:p>
          </table:table-cell>
          <table:table-cell table:style-name="ce7" table:formula="of:=[.$H$4]*[.$H$2]/([.$H$3]+[.C131])" office:value-type="float" office:value="4.74252130073687" calcext:value-type="float">
            <text:p>4.7425213007</text:p>
          </table:table-cell>
          <table:table-cell table:style-name="ce10" table:formula="of:=1024*[.D131]/[.$H$7]" office:value-type="float" office:value="971.268362390912" calcext:value-type="float">
            <text:p>971</text:p>
          </table:table-cell>
          <table:table-cell table:number-columns-repeated="1019"/>
        </table:table-row>
        <table:table-row table:style-name="ro2">
          <table:table-cell table:style-name="ce2" table:formula="of:=[.B132]-273" office:value-type="float" office:value="120" calcext:value-type="float">
            <text:p>120</text:p>
          </table:table-cell>
          <table:table-cell table:style-name="ce5" office:value-type="float" office:value="393" calcext:value-type="float">
            <text:p>393</text:p>
          </table:table-cell>
          <table:table-cell table:style-name="ce5" table:formula="of:=[.$H$3]*EXP([.$H$5]*((1/[.B132])-(1/[.$H$6])))" office:value-type="float" office:value="531.133339747322" calcext:value-type="float">
            <text:p>531.1333397473</text:p>
          </table:table-cell>
          <table:table-cell table:style-name="ce7" table:formula="of:=[.$H$4]*[.$H$2]/([.$H$3]+[.C132])" office:value-type="float" office:value="4.74782707491573" calcext:value-type="float">
            <text:p>4.7478270749</text:p>
          </table:table-cell>
          <table:table-cell table:style-name="ce10" table:formula="of:=1024*[.D132]/[.$H$7]" office:value-type="float" office:value="972.354984942741" calcext:value-type="float">
            <text:p>972</text:p>
          </table:table-cell>
          <table:table-cell table:number-columns-repeated="1019"/>
        </table:table-row>
        <table:table-row table:style-name="ro2">
          <table:table-cell table:style-name="ce2" table:formula="of:=[.B133]-273" office:value-type="float" office:value="121" calcext:value-type="float">
            <text:p>121</text:p>
          </table:table-cell>
          <table:table-cell table:style-name="ce5" office:value-type="float" office:value="394" calcext:value-type="float">
            <text:p>394</text:p>
          </table:table-cell>
          <table:table-cell table:style-name="ce5" table:formula="of:=[.$H$3]*EXP([.$H$5]*((1/[.B133])-(1/[.$H$6])))" office:value-type="float" office:value="519.665012652301" calcext:value-type="float">
            <text:p>519.6650126523</text:p>
          </table:table-cell>
          <table:table-cell table:style-name="ce7" table:formula="of:=[.$H$4]*[.$H$2]/([.$H$3]+[.C133])" office:value-type="float" office:value="4.75300306044571" calcext:value-type="float">
            <text:p>4.7530030604</text:p>
          </table:table-cell>
          <table:table-cell table:style-name="ce10" table:formula="of:=1024*[.D133]/[.$H$7]" office:value-type="float" office:value="973.41502677928" calcext:value-type="float">
            <text:p>973</text:p>
          </table:table-cell>
          <table:table-cell table:number-columns-repeated="1019"/>
        </table:table-row>
        <table:table-row table:style-name="ro2">
          <table:table-cell table:style-name="ce2" table:formula="of:=[.B134]-273" office:value-type="float" office:value="122" calcext:value-type="float">
            <text:p>122</text:p>
          </table:table-cell>
          <table:table-cell table:style-name="ce5" office:value-type="float" office:value="395" calcext:value-type="float">
            <text:p>395</text:p>
          </table:table-cell>
          <table:table-cell table:style-name="ce5" table:formula="of:=[.$H$3]*EXP([.$H$5]*((1/[.B134])-(1/[.$H$6])))" office:value-type="float" office:value="508.500510701869" calcext:value-type="float">
            <text:p>508.5005107019</text:p>
          </table:table-cell>
          <table:table-cell table:style-name="ce7" table:formula="of:=[.$H$4]*[.$H$2]/([.$H$3]+[.C134])" office:value-type="float" office:value="4.75805277347419" calcext:value-type="float">
            <text:p>4.7580527735</text:p>
          </table:table-cell>
          <table:table-cell table:style-name="ce10" table:formula="of:=1024*[.D134]/[.$H$7]" office:value-type="float" office:value="974.449208007515" calcext:value-type="float">
            <text:p>974</text:p>
          </table:table-cell>
          <table:table-cell table:number-columns-repeated="1019"/>
        </table:table-row>
        <table:table-row table:style-name="ro2">
          <table:table-cell table:style-name="ce2" table:formula="of:=[.B135]-273" office:value-type="float" office:value="123" calcext:value-type="float">
            <text:p>123</text:p>
          </table:table-cell>
          <table:table-cell table:style-name="ce5" office:value-type="float" office:value="396" calcext:value-type="float">
            <text:p>396</text:p>
          </table:table-cell>
          <table:table-cell table:style-name="ce5" table:formula="of:=[.$H$3]*EXP([.$H$5]*((1/[.B135])-(1/[.$H$6])))" office:value-type="float" office:value="497.630448294473" calcext:value-type="float">
            <text:p>497.6304482945</text:p>
          </table:table-cell>
          <table:table-cell table:style-name="ce7" table:formula="of:=[.$H$4]*[.$H$2]/([.$H$3]+[.C135])" office:value-type="float" office:value="4.76297963109603" calcext:value-type="float">
            <text:p>4.7629796311</text:p>
          </table:table-cell>
          <table:table-cell table:style-name="ce10" table:formula="of:=1024*[.D135]/[.$H$7]" office:value-type="float" office:value="975.458228448466" calcext:value-type="float">
            <text:p>975</text:p>
          </table:table-cell>
          <table:table-cell table:number-columns-repeated="1019"/>
        </table:table-row>
        <table:table-row table:style-name="ro2">
          <table:table-cell table:style-name="ce2" table:formula="of:=[.B136]-273" office:value-type="float" office:value="124" calcext:value-type="float">
            <text:p>124</text:p>
          </table:table-cell>
          <table:table-cell table:style-name="ce5" office:value-type="float" office:value="397" calcext:value-type="float">
            <text:p>397</text:p>
          </table:table-cell>
          <table:table-cell table:style-name="ce5" table:formula="of:=[.$H$3]*EXP([.$H$5]*((1/[.B136])-(1/[.$H$6])))" office:value-type="float" office:value="487.045768317057" calcext:value-type="float">
            <text:p>487.0457683171</text:p>
          </table:table-cell>
          <table:table-cell table:style-name="ce7" table:formula="of:=[.$H$4]*[.$H$2]/([.$H$3]+[.C136])" office:value-type="float" office:value="4.76778695398255" calcext:value-type="float">
            <text:p>4.767786954</text:p>
          </table:table-cell>
          <table:table-cell table:style-name="ce10" table:formula="of:=1024*[.D136]/[.$H$7]" office:value-type="float" office:value="976.442768175627" calcext:value-type="float">
            <text:p>976</text:p>
          </table:table-cell>
          <table:table-cell table:number-columns-repeated="1019"/>
        </table:table-row>
        <table:table-row table:style-name="ro2">
          <table:table-cell table:style-name="ce2" table:formula="of:=[.B137]-273" office:value-type="float" office:value="125" calcext:value-type="float">
            <text:p>125</text:p>
          </table:table-cell>
          <table:table-cell table:style-name="ce5" office:value-type="float" office:value="398" calcext:value-type="float">
            <text:p>398</text:p>
          </table:table-cell>
          <table:table-cell table:style-name="ce5" table:formula="of:=[.$H$3]*EXP([.$H$5]*((1/[.B137])-(1/[.$H$6])))" office:value-type="float" office:value="476.737729365722" calcext:value-type="float">
            <text:p>476.7377293657</text:p>
          </table:table-cell>
          <table:table-cell table:style-name="ce7" table:formula="of:=[.$H$4]*[.$H$2]/([.$H$3]+[.C137])" office:value-type="float" office:value="4.77247796896287" calcext:value-type="float">
            <text:p>4.772477969</text:p>
          </table:table-cell>
          <table:table-cell table:style-name="ce10" table:formula="of:=1024*[.D137]/[.$H$7]" office:value-type="float" office:value="977.403488043596" calcext:value-type="float">
            <text:p>977</text:p>
          </table:table-cell>
          <table:table-cell table:number-columns-repeated="1019"/>
        </table:table-row>
        <table:table-row table:style-name="ro2">
          <table:table-cell table:style-name="ce2" table:formula="of:=[.B138]-273" office:value-type="float" office:value="126" calcext:value-type="float">
            <text:p>126</text:p>
          </table:table-cell>
          <table:table-cell table:style-name="ce5" office:value-type="float" office:value="399" calcext:value-type="float">
            <text:p>399</text:p>
          </table:table-cell>
          <table:table-cell table:style-name="ce5" table:formula="of:=[.$H$3]*EXP([.$H$5]*((1/[.B138])-(1/[.$H$6])))" office:value-type="float" office:value="466.697893511445" calcext:value-type="float">
            <text:p>466.6978935114</text:p>
          </table:table-cell>
          <table:table-cell table:style-name="ce7" table:formula="of:=[.$H$4]*[.$H$2]/([.$H$3]+[.C138])" office:value-type="float" office:value="4.77705581155602" calcext:value-type="float">
            <text:p>4.7770558116</text:p>
          </table:table-cell>
          <table:table-cell table:style-name="ce10" table:formula="of:=1024*[.D138]/[.$H$7]" office:value-type="float" office:value="978.341030206673" calcext:value-type="float">
            <text:p>978</text:p>
          </table:table-cell>
          <table:table-cell table:number-columns-repeated="1019"/>
        </table:table-row>
        <table:table-row table:style-name="ro2">
          <table:table-cell table:style-name="ce2" table:formula="of:=[.B139]-273" office:value-type="float" office:value="127" calcext:value-type="float">
            <text:p>127</text:p>
          </table:table-cell>
          <table:table-cell table:style-name="ce5" office:value-type="float" office:value="400" calcext:value-type="float">
            <text:p>400</text:p>
          </table:table-cell>
          <table:table-cell table:style-name="ce5" table:formula="of:=[.$H$3]*EXP([.$H$5]*((1/[.B139])-(1/[.$H$6])))" office:value-type="float" office:value="456.918114585666" calcext:value-type="float">
            <text:p>456.9181145857</text:p>
          </table:table-cell>
          <table:table-cell table:style-name="ce7" table:formula="of:=[.$H$4]*[.$H$2]/([.$H$3]+[.C139])" office:value-type="float" office:value="4.78152352845322" calcext:value-type="float">
            <text:p>4.7815235285</text:p>
          </table:table-cell>
          <table:table-cell table:style-name="ce10" table:formula="of:=1024*[.D139]/[.$H$7]" office:value-type="float" office:value="979.256018627219" calcext:value-type="float">
            <text:p>979</text:p>
          </table:table-cell>
          <table:table-cell table:number-columns-repeated="1019"/>
        </table:table-row>
        <table:table-row table:style-name="ro2">
          <table:table-cell table:style-name="ce2" table:formula="of:=[.B140]-273" office:value-type="float" office:value="128" calcext:value-type="float">
            <text:p>128</text:p>
          </table:table-cell>
          <table:table-cell table:style-name="ce5" office:value-type="float" office:value="401" calcext:value-type="float">
            <text:p>401</text:p>
          </table:table-cell>
          <table:table-cell table:style-name="ce5" table:formula="of:=[.$H$3]*EXP([.$H$5]*((1/[.B140])-(1/[.$H$6])))" office:value-type="float" office:value="447.390526961746" calcext:value-type="float">
            <text:p>447.3905269617</text:p>
          </table:table-cell>
          <table:table-cell table:style-name="ce7" table:formula="of:=[.$H$4]*[.$H$2]/([.$H$3]+[.C140])" office:value-type="float" office:value="4.78588407994936" calcext:value-type="float">
            <text:p>4.7858840799</text:p>
          </table:table-cell>
          <table:table-cell table:style-name="ce10" table:formula="of:=1024*[.D140]/[.$H$7]" office:value-type="float" office:value="980.149059573629" calcext:value-type="float">
            <text:p>980</text:p>
          </table:table-cell>
          <table:table-cell table:number-columns-repeated="1019"/>
        </table:table-row>
        <table:table-row table:style-name="ro2">
          <table:table-cell table:style-name="ce2" table:formula="of:=[.B141]-273" office:value-type="float" office:value="129" calcext:value-type="float">
            <text:p>129</text:p>
          </table:table-cell>
          <table:table-cell table:style-name="ce5" office:value-type="float" office:value="402" calcext:value-type="float">
            <text:p>402</text:p>
          </table:table-cell>
          <table:table-cell table:style-name="ce5" table:formula="of:=[.$H$3]*EXP([.$H$5]*((1/[.B141])-(1/[.$H$6])))" office:value-type="float" office:value="438.107534809526" calcext:value-type="float">
            <text:p>438.1075348095</text:p>
          </table:table-cell>
          <table:table-cell table:style-name="ce7" table:formula="of:=[.$H$4]*[.$H$2]/([.$H$3]+[.C141])" office:value-type="float" office:value="4.79014034232331" calcext:value-type="float">
            <text:p>4.7901403423</text:p>
          </table:table-cell>
          <table:table-cell table:style-name="ce10" table:formula="of:=1024*[.D141]/[.$H$7]" office:value-type="float" office:value="981.020742107813" calcext:value-type="float">
            <text:p>981</text:p>
          </table:table-cell>
          <table:table-cell table:number-columns-repeated="1019"/>
        </table:table-row>
        <table:table-row table:style-name="ro2">
          <table:table-cell table:style-name="ce2" table:formula="of:=[.B142]-273" office:value-type="float" office:value="130" calcext:value-type="float">
            <text:p>130</text:p>
          </table:table-cell>
          <table:table-cell table:style-name="ce5" office:value-type="float" office:value="403" calcext:value-type="float">
            <text:p>403</text:p>
          </table:table-cell>
          <table:table-cell table:style-name="ce5" table:formula="of:=[.$H$3]*EXP([.$H$5]*((1/[.B142])-(1/[.$H$6])))" office:value-type="float" office:value="429.061801801337" calcext:value-type="float">
            <text:p>429.0618018013</text:p>
          </table:table-cell>
          <table:table-cell table:style-name="ce7" table:formula="of:=[.$H$4]*[.$H$2]/([.$H$3]+[.C142])" office:value-type="float" office:value="4.79429511016646" calcext:value-type="float">
            <text:p>4.7942951102</text:p>
          </table:table-cell>
          <table:table-cell table:style-name="ce10" table:formula="of:=1024*[.D142]/[.$H$7]" office:value-type="float" office:value="981.87163856209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2" table:formula="of:=[.B143]-273" office:value-type="float" office:value="131" calcext:value-type="float">
            <text:p>131</text:p>
          </table:table-cell>
          <table:table-cell table:style-name="ce5" office:value-type="float" office:value="404" calcext:value-type="float">
            <text:p>404</text:p>
          </table:table-cell>
          <table:table-cell table:style-name="ce5" table:formula="of:=[.$H$3]*EXP([.$H$5]*((1/[.B143])-(1/[.$H$6])))" office:value-type="float" office:value="420.246241248876" calcext:value-type="float">
            <text:p>420.2462412489</text:p>
          </table:table-cell>
          <table:table-cell table:style-name="ce7" table:formula="of:=[.$H$4]*[.$H$2]/([.$H$3]+[.C143])" office:value-type="float" office:value="4.79835109865959" calcext:value-type="float">
            <text:p>4.7983510987</text:p>
          </table:table-cell>
          <table:table-cell table:style-name="ce10" table:formula="of:=1024*[.D143]/[.$H$7]" office:value-type="float" office:value="982.702305005484" calcext:value-type="float">
            <text:p>983</text:p>
          </table:table-cell>
          <table:table-cell table:number-columns-repeated="1019"/>
        </table:table-row>
        <table:table-row table:style-name="ro2">
          <table:table-cell table:style-name="ce2" table:formula="of:=[.B144]-273" office:value-type="float" office:value="132" calcext:value-type="float">
            <text:p>132</text:p>
          </table:table-cell>
          <table:table-cell table:style-name="ce5" office:value-type="float" office:value="405" calcext:value-type="float">
            <text:p>405</text:p>
          </table:table-cell>
          <table:table-cell table:style-name="ce5" table:formula="of:=[.$H$3]*EXP([.$H$5]*((1/[.B144])-(1/[.$H$6])))" office:value-type="float" office:value="411.654006651358" calcext:value-type="float">
            <text:p>411.6540066514</text:p>
          </table:table-cell>
          <table:table-cell table:style-name="ce7" table:formula="of:=[.$H$4]*[.$H$2]/([.$H$3]+[.C144])" office:value-type="float" office:value="4.80231094579767" calcext:value-type="float">
            <text:p>4.8023109458</text:p>
          </table:table-cell>
          <table:table-cell table:style-name="ce10" table:formula="of:=1024*[.D144]/[.$H$7]" office:value-type="float" office:value="983.513281699363" calcext:value-type="float">
            <text:p>984</text:p>
          </table:table-cell>
          <table:table-cell table:number-columns-repeated="1019"/>
        </table:table-row>
        <table:table-row table:style-name="ro2">
          <table:table-cell table:style-name="ce2" table:formula="of:=[.B145]-273" office:value-type="float" office:value="133" calcext:value-type="float">
            <text:p>133</text:p>
          </table:table-cell>
          <table:table-cell table:style-name="ce5" office:value-type="float" office:value="406" calcext:value-type="float">
            <text:p>406</text:p>
          </table:table-cell>
          <table:table-cell table:style-name="ce5" table:formula="of:=[.$H$3]*EXP([.$H$5]*((1/[.B145])-(1/[.$H$6])))" office:value-type="float" office:value="403.278482636353" calcext:value-type="float">
            <text:p>403.2784826364</text:p>
          </table:table-cell>
          <table:table-cell table:style-name="ce7" table:formula="of:=[.$H$4]*[.$H$2]/([.$H$3]+[.C145])" office:value-type="float" office:value="4.80617721456296" calcext:value-type="float">
            <text:p>4.8061772146</text:p>
          </table:table-cell>
          <table:table-cell table:style-name="ce10" table:formula="of:=1024*[.D145]/[.$H$7]" office:value-type="float" office:value="984.305093542495" calcext:value-type="float">
            <text:p>984</text:p>
          </table:table-cell>
          <table:table-cell table:number-columns-repeated="1019"/>
        </table:table-row>
        <table:table-row table:style-name="ro2">
          <table:table-cell table:style-name="ce2" table:formula="of:=[.B146]-273" office:value-type="float" office:value="134" calcext:value-type="float">
            <text:p>134</text:p>
          </table:table-cell>
          <table:table-cell table:style-name="ce5" office:value-type="float" office:value="407" calcext:value-type="float">
            <text:p>407</text:p>
          </table:table-cell>
          <table:table-cell table:style-name="ce5" table:formula="of:=[.$H$3]*EXP([.$H$5]*((1/[.B146])-(1/[.$H$6])))" office:value-type="float" office:value="395.113276275559" calcext:value-type="float">
            <text:p>395.1132762756</text:p>
          </table:table-cell>
          <table:table-cell table:style-name="ce7" table:formula="of:=[.$H$4]*[.$H$2]/([.$H$3]+[.C146])" office:value-type="float" office:value="4.80995239504638" calcext:value-type="float">
            <text:p>4.809952395</text:p>
          </table:table-cell>
          <table:table-cell table:style-name="ce10" table:formula="of:=1024*[.D146]/[.$H$7]" office:value-type="float" office:value="985.078250505498" calcext:value-type="float">
            <text:p>985</text:p>
          </table:table-cell>
          <table:table-cell table:number-columns-repeated="1019"/>
        </table:table-row>
        <table:table-row table:style-name="ro2">
          <table:table-cell table:style-name="ce2" table:formula="of:=[.B147]-273" office:value-type="float" office:value="135" calcext:value-type="float">
            <text:p>135</text:p>
          </table:table-cell>
          <table:table-cell table:style-name="ce5" office:value-type="float" office:value="408" calcext:value-type="float">
            <text:p>408</text:p>
          </table:table-cell>
          <table:table-cell table:style-name="ce5" table:formula="of:=[.$H$3]*EXP([.$H$5]*((1/[.B147])-(1/[.$H$6])))" office:value-type="float" office:value="387.152208758702" calcext:value-type="float">
            <text:p>387.1522087587</text:p>
          </table:table-cell>
          <table:table-cell table:style-name="ce7" table:formula="of:=[.$H$4]*[.$H$2]/([.$H$3]+[.C147])" office:value-type="float" office:value="4.81363890651749" calcext:value-type="float">
            <text:p>4.8136389065</text:p>
          </table:table-cell>
          <table:table-cell table:style-name="ce10" table:formula="of:=1024*[.D147]/[.$H$7]" office:value-type="float" office:value="985.833248054783" calcext:value-type="float">
            <text:p>986</text:p>
          </table:table-cell>
          <table:table-cell table:number-columns-repeated="1019"/>
        </table:table-row>
        <table:table-row table:style-name="ro2">
          <table:table-cell table:style-name="ce2" table:formula="of:=[.B148]-273" office:value-type="float" office:value="136" calcext:value-type="float">
            <text:p>136</text:p>
          </table:table-cell>
          <table:table-cell table:style-name="ce5" office:value-type="float" office:value="409" calcext:value-type="float">
            <text:p>409</text:p>
          </table:table-cell>
          <table:table-cell table:style-name="ce5" table:formula="of:=[.$H$3]*EXP([.$H$5]*((1/[.B148])-(1/[.$H$6])))" office:value-type="float" office:value="379.38930740949" calcext:value-type="float">
            <text:p>379.3893074095</text:p>
          </table:table-cell>
          <table:table-cell table:style-name="ce7" table:formula="of:=[.$H$4]*[.$H$2]/([.$H$3]+[.C148])" office:value-type="float" office:value="4.81723909944362" calcext:value-type="float">
            <text:p>4.8172390994</text:p>
          </table:table-cell>
          <table:table-cell table:style-name="ce10" table:formula="of:=1024*[.D148]/[.$H$7]" office:value-type="float" office:value="986.570567566053" calcext:value-type="float">
            <text:p>987</text:p>
          </table:table-cell>
          <table:table-cell table:number-columns-repeated="1019"/>
        </table:table-row>
        <table:table-row table:style-name="ro2">
          <table:table-cell table:style-name="ce2" table:formula="of:=[.B149]-273" office:value-type="float" office:value="137" calcext:value-type="float">
            <text:p>137</text:p>
          </table:table-cell>
          <table:table-cell table:style-name="ce5" office:value-type="float" office:value="410" calcext:value-type="float">
            <text:p>410</text:p>
          </table:table-cell>
          <table:table-cell table:style-name="ce5" table:formula="of:=[.$H$3]*EXP([.$H$5]*((1/[.B149])-(1/[.$H$6])))" office:value-type="float" office:value="371.818798028389" calcext:value-type="float">
            <text:p>371.8187980284</text:p>
          </table:table-cell>
          <table:table-cell table:style-name="ce7" table:formula="of:=[.$H$4]*[.$H$2]/([.$H$3]+[.C149])" office:value-type="float" office:value="4.82075525745828" calcext:value-type="float">
            <text:p>4.8207552575</text:p>
          </table:table-cell>
          <table:table-cell table:style-name="ce10" table:formula="of:=1024*[.D149]/[.$H$7]" office:value-type="float" office:value="987.290676727456" calcext:value-type="float">
            <text:p>987</text:p>
          </table:table-cell>
          <table:table-cell table:number-columns-repeated="1019"/>
        </table:table-row>
        <table:table-row table:style-name="ro2">
          <table:table-cell table:style-name="ce2" table:formula="of:=[.B150]-273" office:value-type="float" office:value="138" calcext:value-type="float">
            <text:p>138</text:p>
          </table:table-cell>
          <table:table-cell table:style-name="ce5" office:value-type="float" office:value="411" calcext:value-type="float">
            <text:p>411</text:p>
          </table:table-cell>
          <table:table-cell table:style-name="ce5" table:formula="of:=[.$H$3]*EXP([.$H$5]*((1/[.B150])-(1/[.$H$6])))" office:value-type="float" office:value="364.43509754767" calcext:value-type="float">
            <text:p>364.4350975477</text:p>
          </table:table-cell>
          <table:table-cell table:style-name="ce7" table:formula="of:=[.$H$4]*[.$H$2]/([.$H$3]+[.C150])" office:value-type="float" office:value="4.8241895992798" calcext:value-type="float">
            <text:p>4.8241895993</text:p>
          </table:table-cell>
          <table:table-cell table:style-name="ce10" table:formula="of:=1024*[.D150]/[.$H$7]" office:value-type="float" office:value="987.994029932503" calcext:value-type="float">
            <text:p>988</text:p>
          </table:table-cell>
          <table:table-cell table:number-columns-repeated="1019"/>
        </table:table-row>
        <table:table-row table:style-name="ro2">
          <table:table-cell table:style-name="ce2" table:formula="of:=[.B151]-273" office:value-type="float" office:value="139" calcext:value-type="float">
            <text:p>139</text:p>
          </table:table-cell>
          <table:table-cell table:style-name="ce5" office:value-type="float" office:value="412" calcext:value-type="float">
            <text:p>412</text:p>
          </table:table-cell>
          <table:table-cell table:style-name="ce5" table:formula="of:=[.$H$3]*EXP([.$H$5]*((1/[.B151])-(1/[.$H$6])))" office:value-type="float" office:value="357.232806984902" calcext:value-type="float">
            <text:p>357.2328069849</text:p>
          </table:table-cell>
          <table:table-cell table:style-name="ce7" table:formula="of:=[.$H$4]*[.$H$2]/([.$H$3]+[.C151])" office:value-type="float" office:value="4.82754428058043" calcext:value-type="float">
            <text:p>4.8275442806</text:p>
          </table:table-cell>
          <table:table-cell table:style-name="ce10" table:formula="of:=1024*[.D151]/[.$H$7]" office:value-type="float" office:value="988.681068662873" calcext:value-type="float">
            <text:p>989</text:p>
          </table:table-cell>
          <table:table-cell table:number-columns-repeated="1019"/>
        </table:table-row>
        <table:table-row table:style-name="ro2">
          <table:table-cell table:style-name="ce2" table:formula="of:=[.B152]-273" office:value-type="float" office:value="140" calcext:value-type="float">
            <text:p>140</text:p>
          </table:table-cell>
          <table:table-cell table:style-name="ce5" office:value-type="float" office:value="413" calcext:value-type="float">
            <text:p>413</text:p>
          </table:table-cell>
          <table:table-cell table:style-name="ce5" table:formula="of:=[.$H$3]*EXP([.$H$5]*((1/[.B152])-(1/[.$H$6])))" office:value-type="float" office:value="350.20670468173" calcext:value-type="float">
            <text:p>350.2067046817</text:p>
          </table:table-cell>
          <table:table-cell table:style-name="ce7" table:formula="of:=[.$H$4]*[.$H$2]/([.$H$3]+[.C152])" office:value-type="float" office:value="4.83082139580685" calcext:value-type="float">
            <text:p>4.8308213958</text:p>
          </table:table-cell>
          <table:table-cell table:style-name="ce10" table:formula="of:=1024*[.D152]/[.$H$7]" office:value-type="float" office:value="989.352221861243" calcext:value-type="float">
            <text:p>989</text:p>
          </table:table-cell>
          <table:table-cell table:number-columns-repeated="1019"/>
        </table:table-row>
        <table:table-row table:style-name="ro2">
          <table:table-cell table:style-name="ce2" table:formula="of:=[.B153]-273" office:value-type="float" office:value="141" calcext:value-type="float">
            <text:p>141</text:p>
          </table:table-cell>
          <table:table-cell table:style-name="ce5" office:value-type="float" office:value="414" calcext:value-type="float">
            <text:p>414</text:p>
          </table:table-cell>
          <table:table-cell table:style-name="ce5" table:formula="of:=[.$H$3]*EXP([.$H$5]*((1/[.B153])-(1/[.$H$6])))" office:value-type="float" office:value="343.351739815361" calcext:value-type="float">
            <text:p>343.3517398154</text:p>
          </table:table-cell>
          <table:table-cell table:style-name="ce7" table:formula="of:=[.$H$4]*[.$H$2]/([.$H$3]+[.C153])" office:value-type="float" office:value="4.83402297995259" calcext:value-type="float">
            <text:p>4.83402298</text:p>
          </table:table-cell>
          <table:table-cell table:style-name="ce10" table:formula="of:=1024*[.D153]/[.$H$7]" office:value-type="float" office:value="990.007906294289" calcext:value-type="float">
            <text:p>990</text:p>
          </table:table-cell>
          <table:table-cell table:number-columns-repeated="1019"/>
        </table:table-row>
        <table:table-row table:style-name="ro2">
          <table:table-cell table:style-name="ce2" table:formula="of:=[.B154]-273" office:value-type="float" office:value="142" calcext:value-type="float">
            <text:p>142</text:p>
          </table:table-cell>
          <table:table-cell table:style-name="ce5" office:value-type="float" office:value="415" calcext:value-type="float">
            <text:p>415</text:p>
          </table:table-cell>
          <table:table-cell table:style-name="ce5" table:formula="of:=[.$H$3]*EXP([.$H$5]*((1/[.B154])-(1/[.$H$6])))" office:value-type="float" office:value="336.663026170841" calcext:value-type="float">
            <text:p>336.6630261708</text:p>
          </table:table-cell>
          <table:table-cell table:style-name="ce7" table:formula="of:=[.$H$4]*[.$H$2]/([.$H$3]+[.C154])" office:value-type="float" office:value="4.83715101028327" calcext:value-type="float">
            <text:p>4.8371510103</text:p>
          </table:table-cell>
          <table:table-cell table:style-name="ce10" table:formula="of:=1024*[.D154]/[.$H$7]" office:value-type="float" office:value="990.648526906013" calcext:value-type="float">
            <text:p>991</text:p>
          </table:table-cell>
          <table:table-cell table:number-columns-repeated="1019"/>
        </table:table-row>
        <table:table-row table:style-name="ro2">
          <table:table-cell table:style-name="ce2" table:formula="of:=[.B155]-273" office:value-type="float" office:value="143" calcext:value-type="float">
            <text:p>143</text:p>
          </table:table-cell>
          <table:table-cell table:style-name="ce5" office:value-type="float" office:value="416" calcext:value-type="float">
            <text:p>416</text:p>
          </table:table-cell>
          <table:table-cell table:style-name="ce5" table:formula="of:=[.$H$3]*EXP([.$H$5]*((1/[.B155])-(1/[.$H$6])))" office:value-type="float" office:value="330.135836162707" calcext:value-type="float">
            <text:p>330.1358361627</text:p>
          </table:table-cell>
          <table:table-cell table:style-name="ce7" table:formula="of:=[.$H$4]*[.$H$2]/([.$H$3]+[.C155])" office:value-type="float" office:value="4.84020740801539" calcext:value-type="float">
            <text:p>4.840207408</text:p>
          </table:table-cell>
          <table:table-cell table:style-name="ce10" table:formula="of:=1024*[.D155]/[.$H$7]" office:value-type="float" office:value="991.274477161552" calcext:value-type="float">
            <text:p>991</text:p>
          </table:table-cell>
          <table:table-cell table:number-columns-repeated="1019"/>
        </table:table-row>
        <table:table-row table:style-name="ro2">
          <table:table-cell table:style-name="ce2" table:formula="of:=[.B156]-273" office:value-type="float" office:value="144" calcext:value-type="float">
            <text:p>144</text:p>
          </table:table-cell>
          <table:table-cell table:style-name="ce5" office:value-type="float" office:value="417" calcext:value-type="float">
            <text:p>417</text:p>
          </table:table-cell>
          <table:table-cell table:style-name="ce5" table:formula="of:=[.$H$3]*EXP([.$H$5]*((1/[.B156])-(1/[.$H$6])))" office:value-type="float" office:value="323.765595095177" calcext:value-type="float">
            <text:p>323.7655950952</text:p>
          </table:table-cell>
          <table:table-cell table:style-name="ce7" table:formula="of:=[.$H$4]*[.$H$2]/([.$H$3]+[.C156])" office:value-type="float" office:value="4.84319403994944" calcext:value-type="float">
            <text:p>4.8431940399</text:p>
          </table:table-cell>
          <table:table-cell table:style-name="ce10" table:formula="of:=1024*[.D156]/[.$H$7]" office:value-type="float" office:value="991.886139381644" calcext:value-type="float">
            <text:p>992</text:p>
          </table:table-cell>
          <table:table-cell table:number-columns-repeated="1019"/>
        </table:table-row>
        <table:table-row table:style-name="ro2">
          <table:table-cell table:style-name="ce2" table:formula="of:=[.B157]-273" office:value-type="float" office:value="145" calcext:value-type="float">
            <text:p>145</text:p>
          </table:table-cell>
          <table:table-cell table:style-name="ce5" office:value-type="float" office:value="418" calcext:value-type="float">
            <text:p>418</text:p>
          </table:table-cell>
          <table:table-cell table:style-name="ce5" table:formula="of:=[.$H$3]*EXP([.$H$5]*((1/[.B157])-(1/[.$H$6])))" office:value-type="float" office:value="317.547875650532" calcext:value-type="float">
            <text:p>317.5478756505</text:p>
          </table:table-cell>
          <table:table-cell table:style-name="ce7" table:formula="of:=[.$H$4]*[.$H$2]/([.$H$3]+[.C157])" office:value-type="float" office:value="4.84611272005825" calcext:value-type="float">
            <text:p>4.8461127201</text:p>
          </table:table-cell>
          <table:table-cell table:style-name="ce10" table:formula="of:=1024*[.D157]/[.$H$7]" office:value-type="float" office:value="992.483885067929" calcext:value-type="float">
            <text:p>992</text:p>
          </table:table-cell>
          <table:table-cell table:number-columns-repeated="1019"/>
        </table:table-row>
        <table:table-row table:style-name="ro2">
          <table:table-cell table:style-name="ce2" table:formula="of:=[.B158]-273" office:value-type="float" office:value="146" calcext:value-type="float">
            <text:p>146</text:p>
          </table:table-cell>
          <table:table-cell table:style-name="ce5" office:value-type="float" office:value="419" calcext:value-type="float">
            <text:p>419</text:p>
          </table:table-cell>
          <table:table-cell table:style-name="ce5" table:formula="of:=[.$H$3]*EXP([.$H$5]*((1/[.B158])-(1/[.$H$6])))" office:value-type="float" office:value="311.478392595822" calcext:value-type="float">
            <text:p>311.4783925958</text:p>
          </table:table-cell>
          <table:table-cell table:style-name="ce7" table:formula="of:=[.$H$4]*[.$H$2]/([.$H$3]+[.C158])" office:value-type="float" office:value="4.84896521103149" calcext:value-type="float">
            <text:p>4.848965211</text:p>
          </table:table-cell>
          <table:table-cell table:style-name="ce10" table:formula="of:=1024*[.D158]/[.$H$7]" office:value-type="float" office:value="993.068075219248" calcext:value-type="float">
            <text:p>993</text:p>
          </table:table-cell>
          <table:table-cell table:number-columns-repeated="1019"/>
        </table:table-row>
        <table:table-row table:style-name="ro2">
          <table:table-cell table:style-name="ce2" table:formula="of:=[.B159]-273" office:value-type="float" office:value="147" calcext:value-type="float">
            <text:p>147</text:p>
          </table:table-cell>
          <table:table-cell table:style-name="ce5" office:value-type="float" office:value="420" calcext:value-type="float">
            <text:p>420</text:p>
          </table:table-cell>
          <table:table-cell table:style-name="ce5" table:formula="of:=[.$H$3]*EXP([.$H$5]*((1/[.B159])-(1/[.$H$6])))" office:value-type="float" office:value="305.552997698504" calcext:value-type="float">
            <text:p>305.5529976985</text:p>
          </table:table-cell>
          <table:table-cell table:style-name="ce7" table:formula="of:=[.$H$4]*[.$H$2]/([.$H$3]+[.C159])" office:value-type="float" office:value="4.85175322577704" calcext:value-type="float">
            <text:p>4.8517532258</text:p>
          </table:table-cell>
          <table:table-cell table:style-name="ce10" table:formula="of:=1024*[.D159]/[.$H$7]" office:value-type="float" office:value="993.639060639138" calcext:value-type="float">
            <text:p>994</text:p>
          </table:table-cell>
          <table:table-cell table:number-columns-repeated="1019"/>
        </table:table-row>
        <table:table-row table:style-name="ro2">
          <table:table-cell table:style-name="ce2" table:formula="of:=[.B160]-273" office:value-type="float" office:value="148" calcext:value-type="float">
            <text:p>148</text:p>
          </table:table-cell>
          <table:table-cell table:style-name="ce5" office:value-type="float" office:value="421" calcext:value-type="float">
            <text:p>421</text:p>
          </table:table-cell>
          <table:table-cell table:style-name="ce5" table:formula="of:=[.$H$3]*EXP([.$H$5]*((1/[.B160])-(1/[.$H$6])))" office:value-type="float" office:value="299.767674842053" calcext:value-type="float">
            <text:p>299.7676748421</text:p>
          </table:table-cell>
          <table:table-cell table:style-name="ce7" table:formula="of:=[.$H$4]*[.$H$2]/([.$H$3]+[.C160])" office:value-type="float" office:value="4.85447842888036" calcext:value-type="float">
            <text:p>4.8544784289</text:p>
          </table:table-cell>
          <table:table-cell table:style-name="ce10" table:formula="of:=1024*[.D160]/[.$H$7]" office:value-type="float" office:value="994.197182234698" calcext:value-type="float">
            <text:p>994</text:p>
          </table:table-cell>
          <table:table-cell table:number-columns-repeated="1019"/>
        </table:table-row>
        <table:table-row table:style-name="ro2">
          <table:table-cell table:style-name="ce2" table:formula="of:=[.B161]-273" office:value-type="float" office:value="149" calcext:value-type="float">
            <text:p>149</text:p>
          </table:table-cell>
          <table:table-cell table:style-name="ce5" office:value-type="float" office:value="422" calcext:value-type="float">
            <text:p>422</text:p>
          </table:table-cell>
          <table:table-cell table:style-name="ce5" table:formula="of:=[.$H$3]*EXP([.$H$5]*((1/[.B161])-(1/[.$H$6])))" office:value-type="float" office:value="294.118535332971" calcext:value-type="float">
            <text:p>294.118535333</text:p>
          </table:table-cell>
          <table:table-cell table:style-name="ce7" table:formula="of:=[.$H$4]*[.$H$2]/([.$H$3]+[.C161])" office:value-type="float" office:value="4.85714243802252" calcext:value-type="float">
            <text:p>4.857142438</text:p>
          </table:table-cell>
          <table:table-cell table:style-name="ce10" table:formula="of:=1024*[.D161]/[.$H$7]" office:value-type="float" office:value="994.742771307012" calcext:value-type="float">
            <text:p>995</text:p>
          </table:table-cell>
          <table:table-cell table:number-columns-repeated="1019"/>
        </table:table-row>
        <table:table-row table:style-name="ro2">
          <table:table-cell table:style-name="ce2" table:formula="of:=[.B162]-273" office:value-type="float" office:value="150" calcext:value-type="float">
            <text:p>150</text:p>
          </table:table-cell>
          <table:table-cell table:style-name="ce5" office:value-type="float" office:value="423" calcext:value-type="float">
            <text:p>423</text:p>
          </table:table-cell>
          <table:table-cell table:style-name="ce5" table:formula="of:=[.$H$3]*EXP([.$H$5]*((1/[.B162])-(1/[.$H$6])))" office:value-type="float" office:value="288.601813391069" calcext:value-type="float">
            <text:p>288.6018133911</text:p>
          </table:table-cell>
          <table:table-cell table:style-name="ce7" table:formula="of:=[.$H$4]*[.$H$2]/([.$H$3]+[.C162])" office:value-type="float" office:value="4.85974682535802" calcext:value-type="float">
            <text:p>4.8597468254</text:p>
          </table:table-cell>
          <table:table-cell table:style-name="ce10" table:formula="of:=1024*[.D162]/[.$H$7]" office:value-type="float" office:value="995.276149833322" calcext:value-type="float">
            <text:p>995</text:p>
          </table:table-cell>
          <table:table-cell table:number-columns-repeated="1019"/>
        </table:table-row>
        <table:table-row table:style-name="ro2">
          <table:table-cell table:style-name="ce2" table:formula="of:=[.B163]-273" office:value-type="float" office:value="151" calcext:value-type="float">
            <text:p>151</text:p>
          </table:table-cell>
          <table:table-cell table:style-name="ce5" office:value-type="float" office:value="424" calcext:value-type="float">
            <text:p>424</text:p>
          </table:table-cell>
          <table:table-cell table:style-name="ce5" table:formula="of:=[.$H$3]*EXP([.$H$5]*((1/[.B163])-(1/[.$H$6])))" office:value-type="float" office:value="283.213861815217" calcext:value-type="float">
            <text:p>283.2138618152</text:p>
          </table:table-cell>
          <table:table-cell table:style-name="ce7" table:formula="of:=[.$H$4]*[.$H$2]/([.$H$3]+[.C163])" office:value-type="float" office:value="4.8622931188532" calcext:value-type="float">
            <text:p>4.8622931189</text:p>
          </table:table-cell>
          <table:table-cell table:style-name="ce10" table:formula="of:=1024*[.D163]/[.$H$7]" office:value-type="float" office:value="995.797630741136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164]-273" office:value-type="float" office:value="152" calcext:value-type="float">
            <text:p>152</text:p>
          </table:table-cell>
          <table:table-cell table:style-name="ce5" office:value-type="float" office:value="425" calcext:value-type="float">
            <text:p>425</text:p>
          </table:table-cell>
          <table:table-cell table:style-name="ce5" table:formula="of:=[.$H$3]*EXP([.$H$5]*((1/[.B164])-(1/[.$H$6])))" office:value-type="float" office:value="277.951147817154" calcext:value-type="float">
            <text:p>277.9511478172</text:p>
          </table:table-cell>
          <table:table-cell table:style-name="ce7" table:formula="of:=[.$H$4]*[.$H$2]/([.$H$3]+[.C164])" office:value-type="float" office:value="4.86478280358621" calcext:value-type="float">
            <text:p>4.8647828036</text:p>
          </table:table-cell>
          <table:table-cell table:style-name="ce10" table:formula="of:=1024*[.D164]/[.$H$7]" office:value-type="float" office:value="996.307518174455" calcext:value-type="float">
            <text:p>996</text:p>
          </table:table-cell>
          <table:table-cell table:number-columns-repeated="1019"/>
        </table:table-row>
        <table:table-row table:style-name="ro2">
          <table:table-cell table:style-name="ce2" table:formula="of:=[.B165]-273" office:value-type="float" office:value="153" calcext:value-type="float">
            <text:p>153</text:p>
          </table:table-cell>
          <table:table-cell table:style-name="ce5" office:value-type="float" office:value="426" calcext:value-type="float">
            <text:p>426</text:p>
          </table:table-cell>
          <table:table-cell table:style-name="ce5" table:formula="of:=[.$H$3]*EXP([.$H$5]*((1/[.B165])-(1/[.$H$6])))" office:value-type="float" office:value="272.810249016255" calcext:value-type="float">
            <text:p>272.8102490163</text:p>
          </table:table-cell>
          <table:table-cell table:style-name="ce7" table:formula="of:=[.$H$4]*[.$H$2]/([.$H$3]+[.C165])" office:value-type="float" office:value="4.86721732300936" calcext:value-type="float">
            <text:p>4.867217323</text:p>
          </table:table-cell>
          <table:table-cell table:style-name="ce10" table:formula="of:=1024*[.D165]/[.$H$7]" office:value-type="float" office:value="996.806107752317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166]-273" office:value-type="float" office:value="154" calcext:value-type="float">
            <text:p>154</text:p>
          </table:table-cell>
          <table:table-cell table:style-name="ce5" office:value-type="float" office:value="427" calcext:value-type="float">
            <text:p>427</text:p>
          </table:table-cell>
          <table:table-cell table:style-name="ce5" table:formula="of:=[.$H$3]*EXP([.$H$5]*((1/[.B166])-(1/[.$H$6])))" office:value-type="float" office:value="267.787849588503" calcext:value-type="float">
            <text:p>267.7878495885</text:p>
          </table:table-cell>
          <table:table-cell table:style-name="ce7" table:formula="of:=[.$H$4]*[.$H$2]/([.$H$3]+[.C166])" office:value-type="float" office:value="4.86959808017496" calcext:value-type="float">
            <text:p>4.8695980802</text:p>
          </table:table-cell>
          <table:table-cell table:style-name="ce10" table:formula="of:=1024*[.D166]/[.$H$7]" office:value-type="float" office:value="997.293686819833" calcext:value-type="float">
            <text:p>997</text:p>
          </table:table-cell>
          <table:table-cell table:number-columns-repeated="1019"/>
        </table:table-row>
        <table:table-row table:style-name="ro2">
          <table:table-cell table:style-name="ce2" table:formula="of:=[.B167]-273" office:value-type="float" office:value="155" calcext:value-type="float">
            <text:p>155</text:p>
          </table:table-cell>
          <table:table-cell table:style-name="ce5" office:value-type="float" office:value="428" calcext:value-type="float">
            <text:p>428</text:p>
          </table:table-cell>
          <table:table-cell table:style-name="ce5" table:formula="of:=[.$H$3]*EXP([.$H$5]*((1/[.B167])-(1/[.$H$6])))" office:value-type="float" office:value="262.880736563206" calcext:value-type="float">
            <text:p>262.8807365632</text:p>
          </table:table-cell>
          <table:table-cell table:style-name="ce7" table:formula="of:=[.$H$4]*[.$H$2]/([.$H$3]+[.C167])" office:value-type="float" office:value="4.87192643892536" calcext:value-type="float">
            <text:p>4.8719264389</text:p>
          </table:table-cell>
          <table:table-cell table:style-name="ce10" table:formula="of:=1024*[.D167]/[.$H$7]" office:value-type="float" office:value="997.770534691913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168]-273" office:value-type="float" office:value="156" calcext:value-type="float">
            <text:p>156</text:p>
          </table:table-cell>
          <table:table-cell table:style-name="ce5" office:value-type="float" office:value="429" calcext:value-type="float">
            <text:p>429</text:p>
          </table:table-cell>
          <table:table-cell table:style-name="ce5" table:formula="of:=[.$H$3]*EXP([.$H$5]*((1/[.B168])-(1/[.$H$6])))" office:value-type="float" office:value="258.085796261294" calcext:value-type="float">
            <text:p>258.0857962613</text:p>
          </table:table-cell>
          <table:table-cell table:style-name="ce7" table:formula="of:=[.$H$4]*[.$H$2]/([.$H$3]+[.C168])" office:value-type="float" office:value="4.87420372504812" calcext:value-type="float">
            <text:p>4.874203725</text:p>
          </table:table-cell>
          <table:table-cell table:style-name="ce10" table:formula="of:=1024*[.D168]/[.$H$7]" office:value-type="float" office:value="998.236922889855" calcext:value-type="float">
            <text:p>998</text:p>
          </table:table-cell>
          <table:table-cell table:number-columns-repeated="1019"/>
        </table:table-row>
        <table:table-row table:style-name="ro2">
          <table:table-cell table:style-name="ce2" table:formula="of:=[.B169]-273" office:value-type="float" office:value="157" calcext:value-type="float">
            <text:p>157</text:p>
          </table:table-cell>
          <table:table-cell table:style-name="ce5" office:value-type="float" office:value="430" calcext:value-type="float">
            <text:p>430</text:p>
          </table:table-cell>
          <table:table-cell table:style-name="ce5" table:formula="of:=[.$H$3]*EXP([.$H$5]*((1/[.B169])-(1/[.$H$6])))" office:value-type="float" office:value="253.400010869292" calcext:value-type="float">
            <text:p>253.4000108693</text:p>
          </table:table-cell>
          <table:table-cell table:style-name="ce7" table:formula="of:=[.$H$4]*[.$H$2]/([.$H$3]+[.C169])" office:value-type="float" office:value="4.87643122739741" calcext:value-type="float">
            <text:p>4.8764312274</text:p>
          </table:table-cell>
          <table:table-cell table:style-name="ce10" table:formula="of:=1024*[.D169]/[.$H$7]" office:value-type="float" office:value="998.69311537099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170]-273" office:value-type="float" office:value="158" calcext:value-type="float">
            <text:p>158</text:p>
          </table:table-cell>
          <table:table-cell table:style-name="ce5" office:value-type="float" office:value="431" calcext:value-type="float">
            <text:p>431</text:p>
          </table:table-cell>
          <table:table-cell table:style-name="ce5" table:formula="of:=[.$H$3]*EXP([.$H$5]*((1/[.B170])-(1/[.$H$6])))" office:value-type="float" office:value="248.820455143376" calcext:value-type="float">
            <text:p>248.8204551434</text:p>
          </table:table-cell>
          <table:table-cell table:style-name="ce7" table:formula="of:=[.$H$4]*[.$H$2]/([.$H$3]+[.C170])" office:value-type="float" office:value="4.87861019898221" calcext:value-type="float">
            <text:p>4.878610199</text:p>
          </table:table-cell>
          <table:table-cell table:style-name="ce10" table:formula="of:=1024*[.D170]/[.$H$7]" office:value-type="float" office:value="999.139368751557" calcext:value-type="float">
            <text:p>999</text:p>
          </table:table-cell>
          <table:table-cell table:number-columns-repeated="1019"/>
        </table:table-row>
        <table:table-row table:style-name="ro2">
          <table:table-cell table:style-name="ce2" table:formula="of:=[.B171]-273" office:value-type="float" office:value="159" calcext:value-type="float">
            <text:p>159</text:p>
          </table:table-cell>
          <table:table-cell table:style-name="ce5" office:value-type="float" office:value="432" calcext:value-type="float">
            <text:p>432</text:p>
          </table:table-cell>
          <table:table-cell table:style-name="ce5" table:formula="of:=[.$H$3]*EXP([.$H$5]*((1/[.B171])-(1/[.$H$6])))" office:value-type="float" office:value="244.344293238106" calcext:value-type="float">
            <text:p>244.3442932381</text:p>
          </table:table-cell>
          <table:table-cell table:style-name="ce7" table:formula="of:=[.$H$4]*[.$H$2]/([.$H$3]+[.C171])" office:value-type="float" office:value="4.88074185802239" calcext:value-type="float">
            <text:p>4.880741858</text:p>
          </table:table-cell>
          <table:table-cell table:style-name="ce10" table:formula="of:=1024*[.D171]/[.$H$7]" office:value-type="float" office:value="999.575932522985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172]-273" office:value-type="float" office:value="160" calcext:value-type="float">
            <text:p>160</text:p>
          </table:table-cell>
          <table:table-cell table:style-name="ce5" office:value-type="float" office:value="433" calcext:value-type="float">
            <text:p>433</text:p>
          </table:table-cell>
          <table:table-cell table:style-name="ce5" table:formula="of:=[.$H$3]*EXP([.$H$5]*((1/[.B172])-(1/[.$H$6])))" office:value-type="float" office:value="239.968775654726" calcext:value-type="float">
            <text:p>239.9687756547</text:p>
          </table:table-cell>
          <table:table-cell table:style-name="ce7" table:formula="of:=[.$H$4]*[.$H$2]/([.$H$3]+[.C172])" office:value-type="float" office:value="4.88282738897347" calcext:value-type="float">
            <text:p>4.882827389</text:p>
          </table:table-cell>
          <table:table-cell table:style-name="ce10" table:formula="of:=1024*[.D172]/[.$H$7]" office:value-type="float" office:value="1000.00304926177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173]-273" office:value-type="float" office:value="161" calcext:value-type="float">
            <text:p>161</text:p>
          </table:table-cell>
          <table:table-cell table:style-name="ce5" office:value-type="float" office:value="434" calcext:value-type="float">
            <text:p>434</text:p>
          </table:table-cell>
          <table:table-cell table:style-name="ce5" table:formula="of:=[.$H$3]*EXP([.$H$5]*((1/[.B173])-(1/[.$H$6])))" office:value-type="float" office:value="235.691236304109" calcext:value-type="float">
            <text:p>235.6912363041</text:p>
          </table:table-cell>
          <table:table-cell table:style-name="ce7" table:formula="of:=[.$H$4]*[.$H$2]/([.$H$3]+[.C173])" office:value-type="float" office:value="4.88486794352092" calcext:value-type="float">
            <text:p>4.8848679435</text:p>
          </table:table-cell>
          <table:table-cell table:style-name="ce10" table:formula="of:=1024*[.D173]/[.$H$7]" office:value-type="float" office:value="1000.42095483309" calcext:value-type="float">
            <text:p>1000</text:p>
          </table:table-cell>
          <table:table-cell table:number-columns-repeated="1019"/>
        </table:table-row>
        <table:table-row table:style-name="ro2">
          <table:table-cell table:style-name="ce2" table:formula="of:=[.B174]-273" office:value-type="float" office:value="162" calcext:value-type="float">
            <text:p>162</text:p>
          </table:table-cell>
          <table:table-cell table:style-name="ce5" office:value-type="float" office:value="435" calcext:value-type="float">
            <text:p>435</text:p>
          </table:table-cell>
          <table:table-cell table:style-name="ce5" table:formula="of:=[.$H$3]*EXP([.$H$5]*((1/[.B174])-(1/[.$H$6])))" office:value-type="float" office:value="231.509089679674" calcext:value-type="float">
            <text:p>231.5090896797</text:p>
          </table:table-cell>
          <table:table-cell table:style-name="ce7" table:formula="of:=[.$H$4]*[.$H$2]/([.$H$3]+[.C174])" office:value-type="float" office:value="4.88686464154482" calcext:value-type="float">
            <text:p>4.8868646415</text:p>
          </table:table-cell>
          <table:table-cell table:style-name="ce10" table:formula="of:=1024*[.D174]/[.$H$7]" office:value-type="float" office:value="1000.82987858838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175]-273" office:value-type="float" office:value="163" calcext:value-type="float">
            <text:p>163</text:p>
          </table:table-cell>
          <table:table-cell table:style-name="ce5" office:value-type="float" office:value="436" calcext:value-type="float">
            <text:p>436</text:p>
          </table:table-cell>
          <table:table-cell table:style-name="ce5" table:formula="of:=[.$H$3]*EXP([.$H$5]*((1/[.B175])-(1/[.$H$6])))" office:value-type="float" office:value="227.419828135781" calcext:value-type="float">
            <text:p>227.4198281358</text:p>
          </table:table-cell>
          <table:table-cell table:style-name="ce7" table:formula="of:=[.$H$4]*[.$H$2]/([.$H$3]+[.C175])" office:value-type="float" office:value="4.88881857205561" calcext:value-type="float">
            <text:p>4.8888185721</text:p>
          </table:table-cell>
          <table:table-cell table:style-name="ce10" table:formula="of:=1024*[.D175]/[.$H$7]" office:value-type="float" office:value="1001.23004355699" calcext:value-type="float">
            <text:p>1001</text:p>
          </table:table-cell>
          <table:table-cell table:number-columns-repeated="1019"/>
        </table:table-row>
        <table:table-row table:style-name="ro2">
          <table:table-cell table:style-name="ce2" table:formula="of:=[.B176]-273" office:value-type="float" office:value="164" calcext:value-type="float">
            <text:p>164</text:p>
          </table:table-cell>
          <table:table-cell table:style-name="ce5" office:value-type="float" office:value="437" calcext:value-type="float">
            <text:p>437</text:p>
          </table:table-cell>
          <table:table-cell table:style-name="ce5" table:formula="of:=[.$H$3]*EXP([.$H$5]*((1/[.B176])-(1/[.$H$6])))" office:value-type="float" office:value="223.421019267329" calcext:value-type="float">
            <text:p>223.4210192673</text:p>
          </table:table-cell>
          <table:table-cell table:style-name="ce7" table:formula="of:=[.$H$4]*[.$H$2]/([.$H$3]+[.C176])" office:value-type="float" office:value="4.89073079410196" calcext:value-type="float">
            <text:p>4.8907307941</text:p>
          </table:table-cell>
          <table:table-cell table:style-name="ce10" table:formula="of:=1024*[.D176]/[.$H$7]" office:value-type="float" office:value="1001.62166663208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177]-273" office:value-type="float" office:value="165" calcext:value-type="float">
            <text:p>165</text:p>
          </table:table-cell>
          <table:table-cell table:style-name="ce5" office:value-type="float" office:value="438" calcext:value-type="float">
            <text:p>438</text:p>
          </table:table-cell>
          <table:table-cell table:style-name="ce5" table:formula="of:=[.$H$3]*EXP([.$H$5]*((1/[.B177])-(1/[.$H$6])))" office:value-type="float" office:value="219.510303386447" calcext:value-type="float">
            <text:p>219.5103033864</text:p>
          </table:table-cell>
          <table:table-cell table:style-name="ce7" table:formula="of:=[.$H$4]*[.$H$2]/([.$H$3]+[.C177])" office:value-type="float" office:value="4.89260233765129" calcext:value-type="float">
            <text:p>4.8926023377</text:p>
          </table:table-cell>
          <table:table-cell table:style-name="ce10" table:formula="of:=1024*[.D177]/[.$H$7]" office:value-type="float" office:value="1002.00495875098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178]-273" office:value-type="float" office:value="166" calcext:value-type="float">
            <text:p>166</text:p>
          </table:table-cell>
          <table:table-cell table:style-name="ce5" office:value-type="float" office:value="439" calcext:value-type="float">
            <text:p>439</text:p>
          </table:table-cell>
          <table:table-cell table:style-name="ce5" table:formula="of:=[.$H$3]*EXP([.$H$5]*((1/[.B178])-(1/[.$H$6])))" office:value-type="float" office:value="215.68539109238" calcext:value-type="float">
            <text:p>215.6853910924</text:p>
          </table:table-cell>
          <table:table-cell table:style-name="ce7" table:formula="of:=[.$H$4]*[.$H$2]/([.$H$3]+[.C178])" office:value-type="float" office:value="4.89443420444386" calcext:value-type="float">
            <text:p>4.8944342044</text:p>
          </table:table-cell>
          <table:table-cell table:style-name="ce10" table:formula="of:=1024*[.D178]/[.$H$7]" office:value-type="float" office:value="1002.3801250701" calcext:value-type="float">
            <text:p>1002</text:p>
          </table:table-cell>
          <table:table-cell table:number-columns-repeated="1019"/>
        </table:table-row>
        <table:table-row table:style-name="ro2">
          <table:table-cell table:style-name="ce2" table:formula="of:=[.B179]-273" office:value-type="float" office:value="167" calcext:value-type="float">
            <text:p>167</text:p>
          </table:table-cell>
          <table:table-cell table:style-name="ce5" office:value-type="float" office:value="440" calcext:value-type="float">
            <text:p>440</text:p>
          </table:table-cell>
          <table:table-cell table:style-name="ce5" table:formula="of:=[.$H$3]*EXP([.$H$5]*((1/[.B179])-(1/[.$H$6])))" office:value-type="float" office:value="211.944060930804" calcext:value-type="float">
            <text:p>211.9440609308</text:p>
          </table:table-cell>
          <table:table-cell table:style-name="ce7" table:formula="of:=[.$H$4]*[.$H$2]/([.$H$3]+[.C179])" office:value-type="float" office:value="4.89622736882115" calcext:value-type="float">
            <text:p>4.8962273688</text:p>
          </table:table-cell>
          <table:table-cell table:style-name="ce10" table:formula="of:=1024*[.D179]/[.$H$7]" office:value-type="float" office:value="1002.74736513457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180]-273" office:value-type="float" office:value="168" calcext:value-type="float">
            <text:p>168</text:p>
          </table:table-cell>
          <table:table-cell table:style-name="ce5" office:value-type="float" office:value="441" calcext:value-type="float">
            <text:p>441</text:p>
          </table:table-cell>
          <table:table-cell table:style-name="ce5" table:formula="of:=[.$H$3]*EXP([.$H$5]*((1/[.B180])-(1/[.$H$6])))" office:value-type="float" office:value="208.284157138998" calcext:value-type="float">
            <text:p>208.284157139</text:p>
          </table:table-cell>
          <table:table-cell table:style-name="ce7" table:formula="of:=[.$H$4]*[.$H$2]/([.$H$3]+[.C180])" office:value-type="float" office:value="4.89798277852927" calcext:value-type="float">
            <text:p>4.8979827785</text:p>
          </table:table-cell>
          <table:table-cell table:style-name="ce10" table:formula="of:=1024*[.D180]/[.$H$7]" office:value-type="float" office:value="1003.10687304279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181]-273" office:value-type="float" office:value="169" calcext:value-type="float">
            <text:p>169</text:p>
          </table:table-cell>
          <table:table-cell table:style-name="ce5" office:value-type="float" office:value="442" calcext:value-type="float">
            <text:p>442</text:p>
          </table:table-cell>
          <table:table-cell table:style-name="ce5" table:formula="of:=[.$H$3]*EXP([.$H$5]*((1/[.B181])-(1/[.$H$6])))" office:value-type="float" office:value="204.703587473436" calcext:value-type="float">
            <text:p>204.7035874734</text:p>
          </table:table-cell>
          <table:table-cell table:style-name="ce7" table:formula="of:=[.$H$4]*[.$H$2]/([.$H$3]+[.C181])" office:value-type="float" office:value="4.89970135549811" calcext:value-type="float">
            <text:p>4.8997013555</text:p>
          </table:table-cell>
          <table:table-cell table:style-name="ce10" table:formula="of:=1024*[.D181]/[.$H$7]" office:value-type="float" office:value="1003.45883760601" calcext:value-type="float">
            <text:p>1003</text:p>
          </table:table-cell>
          <table:table-cell table:number-columns-repeated="1019"/>
        </table:table-row>
        <table:table-row table:style-name="ro2">
          <table:table-cell table:style-name="ce2" table:formula="of:=[.B182]-273" office:value-type="float" office:value="170" calcext:value-type="float">
            <text:p>170</text:p>
          </table:table-cell>
          <table:table-cell table:style-name="ce5" office:value-type="float" office:value="443" calcext:value-type="float">
            <text:p>443</text:p>
          </table:table-cell>
          <table:table-cell table:style-name="ce5" table:formula="of:=[.$H$3]*EXP([.$H$5]*((1/[.B182])-(1/[.$H$6])))" office:value-type="float" office:value="201.200321116526" calcext:value-type="float">
            <text:p>201.2003211165</text:p>
          </table:table-cell>
          <table:table-cell table:style-name="ce7" table:formula="of:=[.$H$4]*[.$H$2]/([.$H$3]+[.C182])" office:value-type="float" office:value="4.90138399659693" calcext:value-type="float">
            <text:p>4.9013839966</text:p>
          </table:table-cell>
          <table:table-cell table:style-name="ce10" table:formula="of:=1024*[.D182]/[.$H$7]" office:value-type="float" office:value="1003.80344250305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183]-273" office:value-type="float" office:value="171" calcext:value-type="float">
            <text:p>171</text:p>
          </table:table-cell>
          <table:table-cell table:style-name="ce5" office:value-type="float" office:value="444" calcext:value-type="float">
            <text:p>444</text:p>
          </table:table-cell>
          <table:table-cell table:style-name="ce5" table:formula="of:=[.$H$3]*EXP([.$H$5]*((1/[.B183])-(1/[.$H$6])))" office:value-type="float" office:value="197.772386659342" calcext:value-type="float">
            <text:p>197.7723866593</text:p>
          </table:table-cell>
          <table:table-cell table:style-name="ce7" table:formula="of:=[.$H$4]*[.$H$2]/([.$H$3]+[.C183])" office:value-type="float" office:value="4.90303157436713" calcext:value-type="float">
            <text:p>4.9030315744</text:p>
          </table:table-cell>
          <table:table-cell table:style-name="ce10" table:formula="of:=1024*[.D183]/[.$H$7]" office:value-type="float" office:value="1004.14086643039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184]-273" office:value-type="float" office:value="172" calcext:value-type="float">
            <text:p>172</text:p>
          </table:table-cell>
          <table:table-cell table:style-name="ce5" office:value-type="float" office:value="445" calcext:value-type="float">
            <text:p>445</text:p>
          </table:table-cell>
          <table:table-cell table:style-name="ce5" table:formula="of:=[.$H$3]*EXP([.$H$5]*((1/[.B184])-(1/[.$H$6])))" office:value-type="float" office:value="194.417870157361" calcext:value-type="float">
            <text:p>194.4178701574</text:p>
          </table:table-cell>
          <table:table-cell table:style-name="ce7" table:formula="of:=[.$H$4]*[.$H$2]/([.$H$3]+[.C184])" office:value-type="float" office:value="4.90464493773279" calcext:value-type="float">
            <text:p>4.9046449377</text:p>
          </table:table-cell>
          <table:table-cell table:style-name="ce10" table:formula="of:=1024*[.D184]/[.$H$7]" office:value-type="float" office:value="1004.47128324768" calcext:value-type="float">
            <text:p>1004</text:p>
          </table:table-cell>
          <table:table-cell table:number-columns-repeated="1019"/>
        </table:table-row>
        <table:table-row table:style-name="ro2">
          <table:table-cell table:style-name="ce2" table:formula="of:=[.B185]-273" office:value-type="float" office:value="173" calcext:value-type="float">
            <text:p>173</text:p>
          </table:table-cell>
          <table:table-cell table:style-name="ce5" office:value-type="float" office:value="446" calcext:value-type="float">
            <text:p>446</text:p>
          </table:table-cell>
          <table:table-cell table:style-name="ce5" table:formula="of:=[.$H$3]*EXP([.$H$5]*((1/[.B185])-(1/[.$H$6])))" office:value-type="float" office:value="191.134913256309" calcext:value-type="float">
            <text:p>191.1349132563</text:p>
          </table:table-cell>
          <table:table-cell table:style-name="ce7" table:formula="of:=[.$H$4]*[.$H$2]/([.$H$3]+[.C185])" office:value-type="float" office:value="4.90622491268971" calcext:value-type="float">
            <text:p>4.9062249127</text:p>
          </table:table-cell>
          <table:table-cell table:style-name="ce10" table:formula="of:=1024*[.D185]/[.$H$7]" office:value-type="float" office:value="1004.79486211885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186]-273" office:value-type="float" office:value="174" calcext:value-type="float">
            <text:p>174</text:p>
          </table:table-cell>
          <table:table-cell table:style-name="ce5" office:value-type="float" office:value="447" calcext:value-type="float">
            <text:p>447</text:p>
          </table:table-cell>
          <table:table-cell table:style-name="ce5" table:formula="of:=[.$H$3]*EXP([.$H$5]*((1/[.B186])-(1/[.$H$6])))" office:value-type="float" office:value="187.921711385375" calcext:value-type="float">
            <text:p>187.9217113854</text:p>
          </table:table-cell>
          <table:table-cell table:style-name="ce7" table:formula="of:=[.$H$4]*[.$H$2]/([.$H$3]+[.C186])" office:value-type="float" office:value="4.90777230297355" calcext:value-type="float">
            <text:p>4.907772303</text:p>
          </table:table-cell>
          <table:table-cell table:style-name="ce10" table:formula="of:=1024*[.D186]/[.$H$7]" office:value-type="float" office:value="1005.11176764898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187]-273" office:value-type="float" office:value="175" calcext:value-type="float">
            <text:p>175</text:p>
          </table:table-cell>
          <table:table-cell table:style-name="ce5" office:value-type="float" office:value="448" calcext:value-type="float">
            <text:p>448</text:p>
          </table:table-cell>
          <table:table-cell table:style-name="ce5" table:formula="of:=[.$H$3]*EXP([.$H$5]*((1/[.B187])-(1/[.$H$6])))" office:value-type="float" office:value="184.776512015149" calcext:value-type="float">
            <text:p>184.7765120152</text:p>
          </table:table-cell>
          <table:table-cell table:style-name="ce7" table:formula="of:=[.$H$4]*[.$H$2]/([.$H$3]+[.C187])" office:value-type="float" office:value="4.90928789070768" calcext:value-type="float">
            <text:p>4.9092878907</text:p>
          </table:table-cell>
          <table:table-cell table:style-name="ce10" table:formula="of:=1024*[.D187]/[.$H$7]" office:value-type="float" office:value="1005.42216001693" calcext:value-type="float">
            <text:p>1005</text:p>
          </table:table-cell>
          <table:table-cell table:number-columns-repeated="1019"/>
        </table:table-row>
        <table:table-row table:style-name="ro2">
          <table:table-cell table:style-name="ce2" table:formula="of:=[.B188]-273" office:value-type="float" office:value="176" calcext:value-type="float">
            <text:p>176</text:p>
          </table:table-cell>
          <table:table-cell table:style-name="ce5" office:value-type="float" office:value="449" calcext:value-type="float">
            <text:p>449</text:p>
          </table:table-cell>
          <table:table-cell table:style-name="ce5" table:formula="of:=[.$H$3]*EXP([.$H$5]*((1/[.B188])-(1/[.$H$6])))" office:value-type="float" office:value="181.697612977757" calcext:value-type="float">
            <text:p>181.6976129778</text:p>
          </table:table-cell>
          <table:table-cell table:style-name="ce7" table:formula="of:=[.$H$4]*[.$H$2]/([.$H$3]+[.C188])" office:value-type="float" office:value="4.91077243703144" calcext:value-type="float">
            <text:p>4.910772437</text:p>
          </table:table-cell>
          <table:table-cell table:style-name="ce10" table:formula="of:=1024*[.D188]/[.$H$7]" office:value-type="float" office:value="1005.72619510404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189]-273" office:value-type="float" office:value="177" calcext:value-type="float">
            <text:p>177</text:p>
          </table:table-cell>
          <table:table-cell table:style-name="ce5" office:value-type="float" office:value="450" calcext:value-type="float">
            <text:p>450</text:p>
          </table:table-cell>
          <table:table-cell table:style-name="ce5" table:formula="of:=[.$H$3]*EXP([.$H$5]*((1/[.B189])-(1/[.$H$6])))" office:value-type="float" office:value="178.683360846772" calcext:value-type="float">
            <text:p>178.6833608468</text:p>
          </table:table-cell>
          <table:table-cell table:style-name="ce7" table:formula="of:=[.$H$4]*[.$H$2]/([.$H$3]+[.C189])" office:value-type="float" office:value="4.91222668270923" calcext:value-type="float">
            <text:p>4.9122266827</text:p>
          </table:table-cell>
          <table:table-cell table:style-name="ce10" table:formula="of:=1024*[.D189]/[.$H$7]" office:value-type="float" office:value="1006.02402461885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190]-273" office:value-type="float" office:value="178" calcext:value-type="float">
            <text:p>178</text:p>
          </table:table-cell>
          <table:table-cell table:style-name="ce5" office:value-type="float" office:value="451" calcext:value-type="float">
            <text:p>451</text:p>
          </table:table-cell>
          <table:table-cell table:style-name="ce5" table:formula="of:=[.$H$3]*EXP([.$H$5]*((1/[.B190])-(1/[.$H$6])))" office:value-type="float" office:value="175.732149374589" calcext:value-type="float">
            <text:p>175.7321493746</text:p>
          </table:table-cell>
          <table:table-cell table:style-name="ce7" table:formula="of:=[.$H$4]*[.$H$2]/([.$H$3]+[.C190])" office:value-type="float" office:value="4.91365134872119" calcext:value-type="float">
            <text:p>4.9136513487</text:p>
          </table:table-cell>
          <table:table-cell table:style-name="ce10" table:formula="of:=1024*[.D190]/[.$H$7]" office:value-type="float" office:value="1006.3157962181" calcext:value-type="float">
            <text:p>1006</text:p>
          </table:table-cell>
          <table:table-cell table:number-columns-repeated="1019"/>
        </table:table-row>
        <table:table-row table:style-name="ro2">
          <table:table-cell table:style-name="ce2" table:formula="of:=[.B191]-273" office:value-type="float" office:value="179" calcext:value-type="float">
            <text:p>179</text:p>
          </table:table-cell>
          <table:table-cell table:style-name="ce5" office:value-type="float" office:value="452" calcext:value-type="float">
            <text:p>452</text:p>
          </table:table-cell>
          <table:table-cell table:style-name="ce5" table:formula="of:=[.$H$3]*EXP([.$H$5]*((1/[.B191])-(1/[.$H$6])))" office:value-type="float" office:value="172.842417985036" calcext:value-type="float">
            <text:p>172.842417985</text:p>
          </table:table-cell>
          <table:table-cell table:style-name="ce7" table:formula="of:=[.$H$4]*[.$H$2]/([.$H$3]+[.C191])" office:value-type="float" office:value="4.91504713683589" calcext:value-type="float">
            <text:p>4.9150471368</text:p>
          </table:table-cell>
          <table:table-cell table:style-name="ce10" table:formula="of:=1024*[.D191]/[.$H$7]" office:value-type="float" office:value="1006.60165362399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192]-273" office:value-type="float" office:value="180" calcext:value-type="float">
            <text:p>180</text:p>
          </table:table-cell>
          <table:table-cell table:style-name="ce5" office:value-type="float" office:value="453" calcext:value-type="float">
            <text:p>453</text:p>
          </table:table-cell>
          <table:table-cell table:style-name="ce5" table:formula="of:=[.$H$3]*EXP([.$H$5]*((1/[.B192])-(1/[.$H$6])))" office:value-type="float" office:value="170.012650319091" calcext:value-type="float">
            <text:p>170.0126503191</text:p>
          </table:table-cell>
          <table:table-cell table:style-name="ce7" table:formula="of:=[.$H$4]*[.$H$2]/([.$H$3]+[.C192])" office:value-type="float" office:value="4.91641473016567" calcext:value-type="float">
            <text:p>4.9164147302</text:p>
          </table:table-cell>
          <table:table-cell table:style-name="ce10" table:formula="of:=1024*[.D192]/[.$H$7]" office:value-type="float" office:value="1006.88173673793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193]-273" office:value-type="float" office:value="181" calcext:value-type="float">
            <text:p>181</text:p>
          </table:table-cell>
          <table:table-cell table:style-name="ce5" office:value-type="float" office:value="454" calcext:value-type="float">
            <text:p>454</text:p>
          </table:table-cell>
          <table:table-cell table:style-name="ce5" table:formula="of:=[.$H$3]*EXP([.$H$5]*((1/[.B193])-(1/[.$H$6])))" office:value-type="float" office:value="167.241372831677" calcext:value-type="float">
            <text:p>167.2413728317</text:p>
          </table:table-cell>
          <table:table-cell table:style-name="ce7" table:formula="of:=[.$H$4]*[.$H$2]/([.$H$3]+[.C193])" office:value-type="float" office:value="4.91775479370512" calcext:value-type="float">
            <text:p>4.9177547937</text:p>
          </table:table-cell>
          <table:table-cell table:style-name="ce10" table:formula="of:=1024*[.D193]/[.$H$7]" office:value-type="float" office:value="1007.15618175081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194]-273" office:value-type="float" office:value="182" calcext:value-type="float">
            <text:p>182</text:p>
          </table:table-cell>
          <table:table-cell table:style-name="ce5" office:value-type="float" office:value="455" calcext:value-type="float">
            <text:p>455</text:p>
          </table:table-cell>
          <table:table-cell table:style-name="ce5" table:formula="of:=[.$H$3]*EXP([.$H$5]*((1/[.B194])-(1/[.$H$6])))" office:value-type="float" office:value="164.527153437565" calcext:value-type="float">
            <text:p>164.5271534376</text:p>
          </table:table-cell>
          <table:table-cell table:style-name="ce7" table:formula="of:=[.$H$4]*[.$H$2]/([.$H$3]+[.C194])" office:value-type="float" office:value="4.91906797485315" calcext:value-type="float">
            <text:p>4.9190679749</text:p>
          </table:table-cell>
          <table:table-cell table:style-name="ce10" table:formula="of:=1024*[.D194]/[.$H$7]" office:value-type="float" office:value="1007.42512124993" calcext:value-type="float">
            <text:p>1007</text:p>
          </table:table-cell>
          <table:table-cell table:number-columns-repeated="1019"/>
        </table:table-row>
        <table:table-row table:style-name="ro2">
          <table:table-cell table:style-name="ce2" table:formula="of:=[.B195]-273" office:value-type="float" office:value="183" calcext:value-type="float">
            <text:p>183</text:p>
          </table:table-cell>
          <table:table-cell table:style-name="ce5" office:value-type="float" office:value="456" calcext:value-type="float">
            <text:p>456</text:p>
          </table:table-cell>
          <table:table-cell table:style-name="ce5" table:formula="of:=[.$H$3]*EXP([.$H$5]*((1/[.B195])-(1/[.$H$6])))" office:value-type="float" office:value="161.86860020452" calcext:value-type="float">
            <text:p>161.8686002045</text:p>
          </table:table-cell>
          <table:table-cell table:style-name="ce7" table:formula="of:=[.$H$4]*[.$H$2]/([.$H$3]+[.C195])" office:value-type="float" office:value="4.92035490391931" calcext:value-type="float">
            <text:p>4.9203549039</text:p>
          </table:table-cell>
          <table:table-cell table:style-name="ce10" table:formula="of:=1024*[.D195]/[.$H$7]" office:value-type="float" office:value="1007.68868432268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196]-273" office:value-type="float" office:value="184" calcext:value-type="float">
            <text:p>184</text:p>
          </table:table-cell>
          <table:table-cell table:style-name="ce5" office:value-type="float" office:value="457" calcext:value-type="float">
            <text:p>457</text:p>
          </table:table-cell>
          <table:table-cell table:style-name="ce5" table:formula="of:=[.$H$3]*EXP([.$H$5]*((1/[.B196])-(1/[.$H$6])))" office:value-type="float" office:value="159.264360091891" calcext:value-type="float">
            <text:p>159.2643600919</text:p>
          </table:table-cell>
          <table:table-cell table:style-name="ce7" table:formula="of:=[.$H$4]*[.$H$2]/([.$H$3]+[.C196])" office:value-type="float" office:value="4.92161619461468" calcext:value-type="float">
            <text:p>4.9216161946</text:p>
          </table:table-cell>
          <table:table-cell table:style-name="ce10" table:formula="of:=1024*[.D196]/[.$H$7]" office:value-type="float" office:value="1007.94699665709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197]-273" office:value-type="float" office:value="185" calcext:value-type="float">
            <text:p>185</text:p>
          </table:table-cell>
          <table:table-cell table:style-name="ce5" office:value-type="float" office:value="458" calcext:value-type="float">
            <text:p>458</text:p>
          </table:table-cell>
          <table:table-cell table:style-name="ce5" table:formula="of:=[.$H$3]*EXP([.$H$5]*((1/[.B197])-(1/[.$H$6])))" office:value-type="float" office:value="156.713117732916" calcext:value-type="float">
            <text:p>156.7131177329</text:p>
          </table:table-cell>
          <table:table-cell table:style-name="ce7" table:formula="of:=[.$H$4]*[.$H$2]/([.$H$3]+[.C197])" office:value-type="float" office:value="4.92285244452789" calcext:value-type="float">
            <text:p>4.9228524445</text:p>
          </table:table-cell>
          <table:table-cell table:style-name="ce10" table:formula="of:=1024*[.D197]/[.$H$7]" office:value-type="float" office:value="1008.20018063931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198]-273" office:value-type="float" office:value="186" calcext:value-type="float">
            <text:p>186</text:p>
          </table:table-cell>
          <table:table-cell table:style-name="ce5" office:value-type="float" office:value="459" calcext:value-type="float">
            <text:p>459</text:p>
          </table:table-cell>
          <table:table-cell table:style-name="ce5" table:formula="of:=[.$H$3]*EXP([.$H$5]*((1/[.B198])-(1/[.$H$6])))" office:value-type="float" office:value="154.213594259103" calcext:value-type="float">
            <text:p>154.2135942591</text:p>
          </table:table-cell>
          <table:table-cell table:style-name="ce7" table:formula="of:=[.$H$4]*[.$H$2]/([.$H$3]+[.C198])" office:value-type="float" office:value="4.92406423558675" calcext:value-type="float">
            <text:p>4.9240642356</text:p>
          </table:table-cell>
          <table:table-cell table:style-name="ce10" table:formula="of:=1024*[.D198]/[.$H$7]" office:value-type="float" office:value="1008.44835544817" calcext:value-type="float">
            <text:p>1008</text:p>
          </table:table-cell>
          <table:table-cell table:number-columns-repeated="1019"/>
        </table:table-row>
        <table:table-row table:style-name="ro2">
          <table:table-cell table:style-name="ce2" table:formula="of:=[.B199]-273" office:value-type="float" office:value="187" calcext:value-type="float">
            <text:p>187</text:p>
          </table:table-cell>
          <table:table-cell table:style-name="ce5" office:value-type="float" office:value="460" calcext:value-type="float">
            <text:p>460</text:p>
          </table:table-cell>
          <table:table-cell table:style-name="ce5" table:formula="of:=[.$H$3]*EXP([.$H$5]*((1/[.B199])-(1/[.$H$6])))" office:value-type="float" office:value="151.764546165087" calcext:value-type="float">
            <text:p>151.7645461651</text:p>
          </table:table-cell>
          <table:table-cell table:style-name="ce7" table:formula="of:=[.$H$4]*[.$H$2]/([.$H$3]+[.C199])" office:value-type="float" office:value="4.92525213450581" calcext:value-type="float">
            <text:p>4.9252521345</text:p>
          </table:table-cell>
          <table:table-cell table:style-name="ce10" table:formula="of:=1024*[.D199]/[.$H$7]" office:value-type="float" office:value="1008.69163714679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200]-273" office:value-type="float" office:value="188" calcext:value-type="float">
            <text:p>188</text:p>
          </table:table-cell>
          <table:table-cell table:style-name="ce5" office:value-type="float" office:value="461" calcext:value-type="float">
            <text:p>461</text:p>
          </table:table-cell>
          <table:table-cell table:style-name="ce5" table:formula="of:=[.$H$3]*EXP([.$H$5]*((1/[.B200])-(1/[.$H$6])))" office:value-type="float" office:value="149.36476421245" calcext:value-type="float">
            <text:p>149.3647642125</text:p>
          </table:table-cell>
          <table:table-cell table:style-name="ce7" table:formula="of:=[.$H$4]*[.$H$2]/([.$H$3]+[.C200])" office:value-type="float" office:value="4.92641669322048" calcext:value-type="float">
            <text:p>4.9264166932</text:p>
          </table:table-cell>
          <table:table-cell table:style-name="ce10" table:formula="of:=1024*[.D200]/[.$H$7]" office:value-type="float" office:value="1008.93013877156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201]-273" office:value-type="float" office:value="189" calcext:value-type="float">
            <text:p>189</text:p>
          </table:table-cell>
          <table:table-cell table:style-name="ce5" office:value-type="float" office:value="462" calcext:value-type="float">
            <text:p>462</text:p>
          </table:table-cell>
          <table:table-cell table:style-name="ce5" table:formula="of:=[.$H$3]*EXP([.$H$5]*((1/[.B201])-(1/[.$H$6])))" office:value-type="float" office:value="147.013072371046" calcext:value-type="float">
            <text:p>147.013072371</text:p>
          </table:table-cell>
          <table:table-cell table:style-name="ce7" table:formula="of:=[.$H$4]*[.$H$2]/([.$H$3]+[.C201])" office:value-type="float" office:value="4.92755844930793" calcext:value-type="float">
            <text:p>4.9275584493</text:p>
          </table:table-cell>
          <table:table-cell table:style-name="ce10" table:formula="of:=1024*[.D201]/[.$H$7]" office:value-type="float" office:value="1009.16397041826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202]-273" office:value-type="float" office:value="190" calcext:value-type="float">
            <text:p>190</text:p>
          </table:table-cell>
          <table:table-cell table:style-name="ce5" office:value-type="float" office:value="463" calcext:value-type="float">
            <text:p>463</text:p>
          </table:table-cell>
          <table:table-cell table:style-name="ce5" table:formula="of:=[.$H$3]*EXP([.$H$5]*((1/[.B202])-(1/[.$H$6])))" office:value-type="float" office:value="144.708326796429" calcext:value-type="float">
            <text:p>144.7083267964</text:p>
          </table:table-cell>
          <table:table-cell table:style-name="ce7" table:formula="of:=[.$H$4]*[.$H$2]/([.$H$3]+[.C202])" office:value-type="float" office:value="4.92867792639529" calcext:value-type="float">
            <text:p>4.9286779264</text:p>
          </table:table-cell>
          <table:table-cell table:style-name="ce10" table:formula="of:=1024*[.D202]/[.$H$7]" office:value-type="float" office:value="1009.39323932575" calcext:value-type="float">
            <text:p>1009</text:p>
          </table:table-cell>
          <table:table-cell table:number-columns-repeated="1019"/>
        </table:table-row>
        <table:table-row table:style-name="ro2">
          <table:table-cell table:style-name="ce2" table:formula="of:=[.B203]-273" office:value-type="float" office:value="191" calcext:value-type="float">
            <text:p>191</text:p>
          </table:table-cell>
          <table:table-cell table:style-name="ce5" office:value-type="float" office:value="464" calcext:value-type="float">
            <text:p>464</text:p>
          </table:table-cell>
          <table:table-cell table:style-name="ce5" table:formula="of:=[.$H$3]*EXP([.$H$5]*((1/[.B203])-(1/[.$H$6])))" office:value-type="float" office:value="142.449414842037" calcext:value-type="float">
            <text:p>142.449414842</text:p>
          </table:table-cell>
          <table:table-cell table:style-name="ce7" table:formula="of:=[.$H$4]*[.$H$2]/([.$H$3]+[.C203])" office:value-type="float" office:value="4.9297756345555" calcext:value-type="float">
            <text:p>4.9297756346</text:p>
          </table:table-cell>
          <table:table-cell table:style-name="ce10" table:formula="of:=1024*[.D203]/[.$H$7]" office:value-type="float" office:value="1009.61804995697" calcext:value-type="float">
            <text:p>1010</text:p>
          </table:table-cell>
          <table:table-cell table:number-columns-repeated="1019"/>
        </table:table-row>
        <table:table-row table:style-name="ro2">
          <table:table-cell table:style-name="ce2" table:formula="of:=[.B204]-273" office:value-type="float" office:value="192" calcext:value-type="float">
            <text:p>192</text:p>
          </table:table-cell>
          <table:table-cell table:style-name="ce5" office:value-type="float" office:value="465" calcext:value-type="float">
            <text:p>465</text:p>
          </table:table-cell>
          <table:table-cell table:style-name="ce5" table:formula="of:=[.$H$3]*EXP([.$H$5]*((1/[.B204])-(1/[.$H$6])))" office:value-type="float" office:value="140.235254104853" calcext:value-type="float">
            <text:p>140.2352541049</text:p>
          </table:table-cell>
          <table:table-cell table:style-name="ce7" table:formula="of:=[.$H$4]*[.$H$2]/([.$H$3]+[.C204])" office:value-type="float" office:value="4.93085207069132" calcext:value-type="float">
            <text:p>4.9308520707</text:p>
          </table:table-cell>
          <table:table-cell table:style-name="ce10" table:formula="of:=1024*[.D204]/[.$H$7]" office:value-type="float" office:value="1009.83850407758" calcext:value-type="float">
            <text:p>1010</text:p>
          </table:table-cell>
          <table:table-cell table:number-columns-repeated="1019"/>
        </table:table-row>
        <table:table-row table:style-name="ro2">
          <table:table-cell table:style-name="ce2" table:formula="of:=[.B205]-273" office:value-type="float" office:value="193" calcext:value-type="float">
            <text:p>193</text:p>
          </table:table-cell>
          <table:table-cell table:style-name="ce5" office:value-type="float" office:value="466" calcext:value-type="float">
            <text:p>466</text:p>
          </table:table-cell>
          <table:table-cell table:style-name="ce5" table:formula="of:=[.$H$3]*EXP([.$H$5]*((1/[.B205])-(1/[.$H$6])))" office:value-type="float" office:value="138.0647915033" calcext:value-type="float">
            <text:p>138.0647915033</text:p>
          </table:table-cell>
          <table:table-cell table:style-name="ce7" table:formula="of:=[.$H$4]*[.$H$2]/([.$H$3]+[.C205])" office:value-type="float" office:value="4.93190771890755" calcext:value-type="float">
            <text:p>4.9319077189</text:p>
          </table:table-cell>
          <table:table-cell table:style-name="ce10" table:formula="of:=1024*[.D205]/[.$H$7]" office:value-type="float" office:value="1010.05470083227" calcext:value-type="float">
            <text:p>1010</text:p>
          </table:table-cell>
          <table:table-cell table:number-columns-repeated="1019"/>
        </table:table-row>
        <table:table-row table:style-name="ro2">
          <table:table-cell table:style-name="ce2" table:formula="of:=[.B206]-273" office:value-type="float" office:value="194" calcext:value-type="float">
            <text:p>194</text:p>
          </table:table-cell>
          <table:table-cell table:style-name="ce5" office:value-type="float" office:value="467" calcext:value-type="float">
            <text:p>467</text:p>
          </table:table-cell>
          <table:table-cell table:style-name="ce5" table:formula="of:=[.$H$3]*EXP([.$H$5]*((1/[.B206])-(1/[.$H$6])))" office:value-type="float" office:value="135.937002386168" calcext:value-type="float">
            <text:p>135.9370023862</text:p>
          </table:table-cell>
          <table:table-cell table:style-name="ce7" table:formula="of:=[.$H$4]*[.$H$2]/([.$H$3]+[.C206])" office:value-type="float" office:value="4.93294305087227" calcext:value-type="float">
            <text:p>4.9329430509</text:p>
          </table:table-cell>
          <table:table-cell table:style-name="ce10" table:formula="of:=1024*[.D206]/[.$H$7]" office:value-type="float" office:value="1010.26673681864" calcext:value-type="float">
            <text:p>1010</text:p>
          </table:table-cell>
          <table:table-cell table:number-columns-repeated="1019"/>
        </table:table-row>
        <table:table-row table:style-name="ro2">
          <table:table-cell table:style-name="ce2" table:formula="of:=[.B207]-273" office:value-type="float" office:value="195" calcext:value-type="float">
            <text:p>195</text:p>
          </table:table-cell>
          <table:table-cell table:style-name="ce5" office:value-type="float" office:value="468" calcext:value-type="float">
            <text:p>468</text:p>
          </table:table-cell>
          <table:table-cell table:style-name="ce5" table:formula="of:=[.$H$3]*EXP([.$H$5]*((1/[.B207])-(1/[.$H$6])))" office:value-type="float" office:value="133.850889671467" calcext:value-type="float">
            <text:p>133.8508896715</text:p>
          </table:table-cell>
          <table:table-cell table:style-name="ce7" table:formula="of:=[.$H$4]*[.$H$2]/([.$H$3]+[.C207])" office:value-type="float" office:value="4.93395852616704" calcext:value-type="float">
            <text:p>4.9339585262</text:p>
          </table:table-cell>
          <table:table-cell table:style-name="ce10" table:formula="of:=1024*[.D207]/[.$H$7]" office:value-type="float" office:value="1010.47470615901" calcext:value-type="float">
            <text:p>1010</text:p>
          </table:table-cell>
          <table:table-cell table:number-columns-repeated="1019"/>
        </table:table-row>
        <table:table-row table:style-name="ro2">
          <table:table-cell table:style-name="ce2" table:formula="of:=[.B208]-273" office:value-type="float" office:value="196" calcext:value-type="float">
            <text:p>196</text:p>
          </table:table-cell>
          <table:table-cell table:style-name="ce5" office:value-type="float" office:value="469" calcext:value-type="float">
            <text:p>469</text:p>
          </table:table-cell>
          <table:table-cell table:style-name="ce5" table:formula="of:=[.$H$3]*EXP([.$H$5]*((1/[.B208])-(1/[.$H$6])))" office:value-type="float" office:value="131.80548301407" calcext:value-type="float">
            <text:p>131.8054830141</text:p>
          </table:table-cell>
          <table:table-cell table:style-name="ce7" table:formula="of:=[.$H$4]*[.$H$2]/([.$H$3]+[.C208])" office:value-type="float" office:value="4.93495459262663" calcext:value-type="float">
            <text:p>4.9349545926</text:p>
          </table:table-cell>
          <table:table-cell table:style-name="ce10" table:formula="of:=1024*[.D208]/[.$H$7]" office:value-type="float" office:value="1010.67870056993" calcext:value-type="float">
            <text:p>1011</text:p>
          </table:table-cell>
          <table:table-cell table:number-columns-repeated="1019"/>
        </table:table-row>
        <table:table-row table:style-name="ro2">
          <table:table-cell table:style-name="ce2" table:formula="of:=[.B209]-273" office:value-type="float" office:value="197" calcext:value-type="float">
            <text:p>197</text:p>
          </table:table-cell>
          <table:table-cell table:style-name="ce5" office:value-type="float" office:value="470" calcext:value-type="float">
            <text:p>470</text:p>
          </table:table-cell>
          <table:table-cell table:style-name="ce5" table:formula="of:=[.$H$3]*EXP([.$H$5]*((1/[.B209])-(1/[.$H$6])))" office:value-type="float" office:value="129.799838001124" calcext:value-type="float">
            <text:p>129.7998380011</text:p>
          </table:table-cell>
          <table:table-cell table:style-name="ce7" table:formula="of:=[.$H$4]*[.$H$2]/([.$H$3]+[.C209])" office:value-type="float" office:value="4.93593168666858" calcext:value-type="float">
            <text:p>4.9359316867</text:p>
          </table:table-cell>
          <table:table-cell table:style-name="ce10" table:formula="of:=1024*[.D209]/[.$H$7]" office:value-type="float" office:value="1010.87880942973" calcext:value-type="float">
            <text:p>1011</text:p>
          </table:table-cell>
          <table:table-cell table:number-columns-repeated="1019"/>
        </table:table-row>
        <table:table-row table:style-name="ro2">
          <table:table-cell table:style-name="ce2" table:formula="of:=[.B210]-273" office:value-type="float" office:value="198" calcext:value-type="float">
            <text:p>198</text:p>
          </table:table-cell>
          <table:table-cell table:style-name="ce5" office:value-type="float" office:value="471" calcext:value-type="float">
            <text:p>471</text:p>
          </table:table-cell>
          <table:table-cell table:style-name="ce5" table:formula="of:=[.$H$3]*EXP([.$H$5]*((1/[.B210])-(1/[.$H$6])))" office:value-type="float" office:value="127.833035374204" calcext:value-type="float">
            <text:p>127.8330353742</text:p>
          </table:table-cell>
          <table:table-cell table:style-name="ce7" table:formula="of:=[.$H$4]*[.$H$2]/([.$H$3]+[.C210])" office:value-type="float" office:value="4.9368902336128" calcext:value-type="float">
            <text:p>4.9368902336</text:p>
          </table:table-cell>
          <table:table-cell table:style-name="ce10" table:formula="of:=1024*[.D210]/[.$H$7]" office:value-type="float" office:value="1011.0751198439" calcext:value-type="float">
            <text:p>1011</text:p>
          </table:table-cell>
          <table:table-cell table:number-columns-repeated="1019"/>
        </table:table-row>
        <table:table-row table:style-name="ro2">
          <table:table-cell table:style-name="ce2" table:formula="of:=[.B211]-273" office:value-type="float" office:value="199" calcext:value-type="float">
            <text:p>199</text:p>
          </table:table-cell>
          <table:table-cell table:style-name="ce5" office:value-type="float" office:value="472" calcext:value-type="float">
            <text:p>472</text:p>
          </table:table-cell>
          <table:table-cell table:style-name="ce5" table:formula="of:=[.$H$3]*EXP([.$H$5]*((1/[.B211])-(1/[.$H$6])))" office:value-type="float" office:value="125.904180277244" calcext:value-type="float">
            <text:p>125.9041802772</text:p>
          </table:table-cell>
          <table:table-cell table:style-name="ce7" table:formula="of:=[.$H$4]*[.$H$2]/([.$H$3]+[.C211])" office:value-type="float" office:value="4.93783064799168" calcext:value-type="float">
            <text:p>4.937830648</text:p>
          </table:table-cell>
          <table:table-cell table:style-name="ce10" table:formula="of:=1024*[.D211]/[.$H$7]" office:value-type="float" office:value="1011.2677167087" calcext:value-type="float">
            <text:p>1011</text:p>
          </table:table-cell>
          <table:table-cell table:number-columns-repeated="1019"/>
        </table:table-row>
        <table:table-row table:style-name="ro2">
          <table:table-cell table:style-name="ce2" table:formula="of:=[.B212]-273" office:value-type="float" office:value="200" calcext:value-type="float">
            <text:p>200</text:p>
          </table:table-cell>
          <table:table-cell table:style-name="ce5" office:value-type="float" office:value="473" calcext:value-type="float">
            <text:p>473</text:p>
          </table:table-cell>
          <table:table-cell table:style-name="ce5" table:formula="of:=[.$H$3]*EXP([.$H$5]*((1/[.B212])-(1/[.$H$6])))" office:value-type="float" office:value="124.012401529312" calcext:value-type="float">
            <text:p>124.0124015293</text:p>
          </table:table-cell>
          <table:table-cell table:style-name="ce7" table:formula="of:=[.$H$4]*[.$H$2]/([.$H$3]+[.C212])" office:value-type="float" office:value="4.93875333385083" calcext:value-type="float">
            <text:p>4.9387533339</text:p>
          </table:table-cell>
          <table:table-cell table:style-name="ce10" table:formula="of:=1024*[.D212]/[.$H$7]" office:value-type="float" office:value="1011.45668277265" calcext:value-type="float">
            <text:p>1011</text:p>
          </table:table-cell>
          <table:table-cell table:number-columns-repeated="1019"/>
        </table:table-row>
        <table:table-row table:style-name="ro2">
          <table:table-cell table:style-name="ce2" table:formula="of:=[.B213]-273" office:value-type="float" office:value="201" calcext:value-type="float">
            <text:p>201</text:p>
          </table:table-cell>
          <table:table-cell table:style-name="ce5" office:value-type="float" office:value="474" calcext:value-type="float">
            <text:p>474</text:p>
          </table:table-cell>
          <table:table-cell table:style-name="ce5" table:formula="of:=[.$H$3]*EXP([.$H$5]*((1/[.B213])-(1/[.$H$6])))" office:value-type="float" office:value="122.156850921331" calcext:value-type="float">
            <text:p>122.1568509213</text:p>
          </table:table-cell>
          <table:table-cell table:style-name="ce7" table:formula="of:=[.$H$4]*[.$H$2]/([.$H$3]+[.C213])" office:value-type="float" office:value="4.93965868504092" calcext:value-type="float">
            <text:p>4.939658685</text:p>
          </table:table-cell>
          <table:table-cell table:style-name="ce10" table:formula="of:=1024*[.D213]/[.$H$7]" office:value-type="float" office:value="1011.64209869638" calcext:value-type="float">
            <text:p>1012</text:p>
          </table:table-cell>
          <table:table-cell table:number-columns-repeated="1019"/>
        </table:table-row>
        <table:table-row table:style-name="ro2">
          <table:table-cell table:style-name="ce2" table:formula="of:=[.B214]-273" office:value-type="float" office:value="202" calcext:value-type="float">
            <text:p>202</text:p>
          </table:table-cell>
          <table:table-cell table:style-name="ce5" office:value-type="float" office:value="475" calcext:value-type="float">
            <text:p>475</text:p>
          </table:table-cell>
          <table:table-cell table:style-name="ce5" table:formula="of:=[.$H$3]*EXP([.$H$5]*((1/[.B214])-(1/[.$H$6])))" office:value-type="float" office:value="120.336702535886" calcext:value-type="float">
            <text:p>120.3367025359</text:p>
          </table:table-cell>
          <table:table-cell table:style-name="ce7" table:formula="of:=[.$H$4]*[.$H$2]/([.$H$3]+[.C214])" office:value-type="float" office:value="4.94054708550076" calcext:value-type="float">
            <text:p>4.9405470855</text:p>
          </table:table-cell>
          <table:table-cell table:style-name="ce10" table:formula="of:=1024*[.D214]/[.$H$7]" office:value-type="float" office:value="1011.82404311055" calcext:value-type="float">
            <text:p>1012</text:p>
          </table:table-cell>
          <table:table-cell table:number-columns-repeated="1019"/>
        </table:table-row>
        <table:table-row table:style-name="ro2">
          <table:table-cell table:style-name="ce2" table:formula="of:=[.B215]-273" office:value-type="float" office:value="203" calcext:value-type="float">
            <text:p>203</text:p>
          </table:table-cell>
          <table:table-cell table:style-name="ce5" office:value-type="float" office:value="476" calcext:value-type="float">
            <text:p>476</text:p>
          </table:table-cell>
          <table:table-cell table:style-name="ce5" table:formula="of:=[.$H$3]*EXP([.$H$5]*((1/[.B215])-(1/[.$H$6])))" office:value-type="float" office:value="118.551152089295" calcext:value-type="float">
            <text:p>118.5511520893</text:p>
          </table:table-cell>
          <table:table-cell table:style-name="ce7" table:formula="of:=[.$H$4]*[.$H$2]/([.$H$3]+[.C215])" office:value-type="float" office:value="4.94141890953192" calcext:value-type="float">
            <text:p>4.9414189095</text:p>
          </table:table-cell>
          <table:table-cell table:style-name="ce10" table:formula="of:=1024*[.D215]/[.$H$7]" office:value-type="float" office:value="1012.00259267214" calcext:value-type="float">
            <text:p>1012</text:p>
          </table:table-cell>
          <table:table-cell table:number-columns-repeated="1019"/>
        </table:table-row>
        <table:table-row table:style-name="ro2">
          <table:table-cell table:style-name="ce2" table:formula="of:=[.B216]-273" office:value-type="float" office:value="204" calcext:value-type="float">
            <text:p>204</text:p>
          </table:table-cell>
          <table:table-cell table:style-name="ce5" office:value-type="float" office:value="477" calcext:value-type="float">
            <text:p>477</text:p>
          </table:table-cell>
          <table:table-cell table:style-name="ce5" table:formula="of:=[.$H$3]*EXP([.$H$5]*((1/[.B216])-(1/[.$H$6])))" office:value-type="float" office:value="116.799416295136" calcext:value-type="float">
            <text:p>116.7994162951</text:p>
          </table:table-cell>
          <table:table-cell table:style-name="ce7" table:formula="of:=[.$H$4]*[.$H$2]/([.$H$3]+[.C216])" office:value-type="float" office:value="4.94227452206525" calcext:value-type="float">
            <text:p>4.9422745221</text:p>
          </table:table-cell>
          <table:table-cell table:style-name="ce10" table:formula="of:=1024*[.D216]/[.$H$7]" office:value-type="float" office:value="1012.17782211896" calcext:value-type="float">
            <text:p>1012</text:p>
          </table:table-cell>
          <table:table-cell table:number-columns-repeated="1019"/>
        </table:table-row>
        <table:table-row table:style-name="ro2">
          <table:table-cell table:style-name="ce2" table:formula="of:=[.B217]-273" office:value-type="float" office:value="205" calcext:value-type="float">
            <text:p>205</text:p>
          </table:table-cell>
          <table:table-cell table:style-name="ce5" office:value-type="float" office:value="478" calcext:value-type="float">
            <text:p>478</text:p>
          </table:table-cell>
          <table:table-cell table:style-name="ce5" table:formula="of:=[.$H$3]*EXP([.$H$5]*((1/[.B217])-(1/[.$H$6])))" office:value-type="float" office:value="115.080732248475" calcext:value-type="float">
            <text:p>115.0807322485</text:p>
          </table:table-cell>
          <table:table-cell table:style-name="ce7" table:formula="of:=[.$H$4]*[.$H$2]/([.$H$3]+[.C217])" office:value-type="float" office:value="4.94311427891941" calcext:value-type="float">
            <text:p>4.9431142789</text:p>
          </table:table-cell>
          <table:table-cell table:style-name="ce10" table:formula="of:=1024*[.D217]/[.$H$7]" office:value-type="float" office:value="1012.34980432269" calcext:value-type="float">
            <text:p>1012</text:p>
          </table:table-cell>
          <table:table-cell table:number-columns-repeated="1019"/>
        </table:table-row>
        <table:table-row table:style-name="ro2">
          <table:table-cell table:style-name="ce2" table:formula="of:=[.B218]-273" office:value-type="float" office:value="206" calcext:value-type="float">
            <text:p>206</text:p>
          </table:table-cell>
          <table:table-cell table:style-name="ce5" office:value-type="float" office:value="479" calcext:value-type="float">
            <text:p>479</text:p>
          </table:table-cell>
          <table:table-cell table:style-name="ce5" table:formula="of:=[.$H$3]*EXP([.$H$5]*((1/[.B218])-(1/[.$H$6])))" office:value-type="float" office:value="113.394356830064" calcext:value-type="float">
            <text:p>113.3943568301</text:p>
          </table:table-cell>
          <table:table-cell table:style-name="ce7" table:formula="of:=[.$H$4]*[.$H$2]/([.$H$3]+[.C218])" office:value-type="float" office:value="4.94393852705176" calcext:value-type="float">
            <text:p>4.9439385271</text:p>
          </table:table-cell>
          <table:table-cell table:style-name="ce10" table:formula="of:=1024*[.D218]/[.$H$7]" office:value-type="float" office:value="1012.5186103402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219]-273" office:value-type="float" office:value="207" calcext:value-type="float">
            <text:p>207</text:p>
          </table:table-cell>
          <table:table-cell table:style-name="ce5" office:value-type="float" office:value="480" calcext:value-type="float">
            <text:p>480</text:p>
          </table:table-cell>
          <table:table-cell table:style-name="ce5" table:formula="of:=[.$H$3]*EXP([.$H$5]*((1/[.B219])-(1/[.$H$6])))" office:value-type="float" office:value="111.73956612978" calcext:value-type="float">
            <text:p>111.7395661298</text:p>
          </table:table-cell>
          <table:table-cell table:style-name="ce7" table:formula="of:=[.$H$4]*[.$H$2]/([.$H$3]+[.C219])" office:value-type="float" office:value="4.94474760480182" calcext:value-type="float">
            <text:p>4.9447476048</text:p>
          </table:table-cell>
          <table:table-cell table:style-name="ce10" table:formula="of:=1024*[.D219]/[.$H$7]" office:value-type="float" office:value="1012.68430946341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220]-273" office:value-type="float" office:value="208" calcext:value-type="float">
            <text:p>208</text:p>
          </table:table-cell>
          <table:table-cell table:style-name="ce5" office:value-type="float" office:value="481" calcext:value-type="float">
            <text:p>481</text:p>
          </table:table-cell>
          <table:table-cell table:style-name="ce5" table:formula="of:=[.$H$3]*EXP([.$H$5]*((1/[.B220])-(1/[.$H$6])))" office:value-type="float" office:value="110.115654888661" calcext:value-type="float">
            <text:p>110.1156548887</text:p>
          </table:table-cell>
          <table:table-cell table:style-name="ce7" table:formula="of:=[.$H$4]*[.$H$2]/([.$H$3]+[.C220])" office:value-type="float" office:value="4.94554184212749" calcext:value-type="float">
            <text:p>4.9455418421</text:p>
          </table:table-cell>
          <table:table-cell table:style-name="ce10" table:formula="of:=1024*[.D220]/[.$H$7]" office:value-type="float" office:value="1012.84696926771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221]-273" office:value-type="float" office:value="209" calcext:value-type="float">
            <text:p>209</text:p>
          </table:table-cell>
          <table:table-cell table:style-name="ce5" office:value-type="float" office:value="482" calcext:value-type="float">
            <text:p>482</text:p>
          </table:table-cell>
          <table:table-cell table:style-name="ce5" table:formula="of:=[.$H$3]*EXP([.$H$5]*((1/[.B221])-(1/[.$H$6])))" office:value-type="float" office:value="108.521935958846" calcext:value-type="float">
            <text:p>108.5219359588</text:p>
          </table:table-cell>
          <table:table-cell table:style-name="ce7" table:formula="of:=[.$H$4]*[.$H$2]/([.$H$3]+[.C221])" office:value-type="float" office:value="4.94632156083433" calcext:value-type="float">
            <text:p>4.9463215608</text:p>
          </table:table-cell>
          <table:table-cell table:style-name="ce10" table:formula="of:=1024*[.D221]/[.$H$7]" office:value-type="float" office:value="1013.00665565887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222]-273" office:value-type="float" office:value="210" calcext:value-type="float">
            <text:p>210</text:p>
          </table:table-cell>
          <table:table-cell table:style-name="ce5" office:value-type="float" office:value="483" calcext:value-type="float">
            <text:p>483</text:p>
          </table:table-cell>
          <table:table-cell table:style-name="ce5" table:formula="of:=[.$H$3]*EXP([.$H$5]*((1/[.B222])-(1/[.$H$6])))" office:value-type="float" office:value="106.957739780816" calcext:value-type="float">
            <text:p>106.9577397808</text:p>
          </table:table-cell>
          <table:table-cell table:style-name="ce7" table:formula="of:=[.$H$4]*[.$H$2]/([.$H$3]+[.C222])" office:value-type="float" office:value="4.94708707479807" calcext:value-type="float">
            <text:p>4.9470870748</text:p>
          </table:table-cell>
          <table:table-cell table:style-name="ce10" table:formula="of:=1024*[.D222]/[.$H$7]" office:value-type="float" office:value="1013.16343291864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223]-273" office:value-type="float" office:value="211" calcext:value-type="float">
            <text:p>211</text:p>
          </table:table-cell>
          <table:table-cell table:style-name="ce5" office:value-type="float" office:value="484" calcext:value-type="float">
            <text:p>484</text:p>
          </table:table-cell>
          <table:table-cell table:style-name="ce5" table:formula="of:=[.$H$3]*EXP([.$H$5]*((1/[.B223])-(1/[.$H$6])))" office:value-type="float" office:value="105.42241387733" calcext:value-type="float">
            <text:p>105.4224138773</text:p>
          </table:table-cell>
          <table:table-cell table:style-name="ce7" table:formula="of:=[.$H$4]*[.$H$2]/([.$H$3]+[.C223])" office:value-type="float" office:value="4.94783869018055" calcext:value-type="float">
            <text:p>4.9478386902</text:p>
          </table:table-cell>
          <table:table-cell table:style-name="ce10" table:formula="of:=1024*[.D223]/[.$H$7]" office:value-type="float" office:value="1013.31736374898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224]-273" office:value-type="float" office:value="212" calcext:value-type="float">
            <text:p>212</text:p>
          </table:table-cell>
          <table:table-cell table:style-name="ce5" office:value-type="float" office:value="485" calcext:value-type="float">
            <text:p>485</text:p>
          </table:table-cell>
          <table:table-cell table:style-name="ce5" table:formula="of:=[.$H$3]*EXP([.$H$5]*((1/[.B224])-(1/[.$H$6])))" office:value-type="float" office:value="103.915322363451" calcext:value-type="float">
            <text:p>103.9153223635</text:p>
          </table:table-cell>
          <table:table-cell table:style-name="ce7" table:formula="of:=[.$H$4]*[.$H$2]/([.$H$3]+[.C224])" office:value-type="float" office:value="4.94857670563932" calcext:value-type="float">
            <text:p>4.9485767056</text:p>
          </table:table-cell>
          <table:table-cell table:style-name="ce10" table:formula="of:=1024*[.D224]/[.$H$7]" office:value-type="float" office:value="1013.46850931493" calcext:value-type="float">
            <text:p>1013</text:p>
          </table:table-cell>
          <table:table-cell table:number-columns-repeated="1019"/>
        </table:table-row>
        <table:table-row table:style-name="ro2">
          <table:table-cell table:style-name="ce2" table:formula="of:=[.B225]-273" office:value-type="float" office:value="213" calcext:value-type="float">
            <text:p>213</text:p>
          </table:table-cell>
          <table:table-cell table:style-name="ce5" office:value-type="float" office:value="486" calcext:value-type="float">
            <text:p>486</text:p>
          </table:table-cell>
          <table:table-cell table:style-name="ce5" table:formula="of:=[.$H$3]*EXP([.$H$5]*((1/[.B225])-(1/[.$H$6])))" office:value-type="float" office:value="102.435845472138" calcext:value-type="float">
            <text:p>102.4358454721</text:p>
          </table:table-cell>
          <table:table-cell table:style-name="ce7" table:formula="of:=[.$H$4]*[.$H$2]/([.$H$3]+[.C225])" office:value-type="float" office:value="4.94930141253109" calcext:value-type="float">
            <text:p>4.9493014125</text:p>
          </table:table-cell>
          <table:table-cell table:style-name="ce10" table:formula="of:=1024*[.D225]/[.$H$7]" office:value-type="float" office:value="1013.61692928637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226]-273" office:value-type="float" office:value="214" calcext:value-type="float">
            <text:p>214</text:p>
          </table:table-cell>
          <table:table-cell table:style-name="ce5" office:value-type="float" office:value="487" calcext:value-type="float">
            <text:p>487</text:p>
          </table:table-cell>
          <table:table-cell table:style-name="ce5" table:formula="of:=[.$H$3]*EXP([.$H$5]*((1/[.B226])-(1/[.$H$6])))" office:value-type="float" office:value="100.983379094827" calcext:value-type="float">
            <text:p>100.9833790948</text:p>
          </table:table-cell>
          <table:table-cell table:style-name="ce7" table:formula="of:=[.$H$4]*[.$H$2]/([.$H$3]+[.C226])" office:value-type="float" office:value="4.95001309510922" calcext:value-type="float">
            <text:p>4.9500130951</text:p>
          </table:table-cell>
          <table:table-cell table:style-name="ce10" table:formula="of:=1024*[.D226]/[.$H$7]" office:value-type="float" office:value="1013.76268187837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227]-273" office:value-type="float" office:value="215" calcext:value-type="float">
            <text:p>215</text:p>
          </table:table-cell>
          <table:table-cell table:style-name="ce5" office:value-type="float" office:value="488" calcext:value-type="float">
            <text:p>488</text:p>
          </table:table-cell>
          <table:table-cell table:style-name="ce5" table:formula="of:=[.$H$3]*EXP([.$H$5]*((1/[.B227])-(1/[.$H$6])))" office:value-type="float" office:value="99.5573343365098" calcext:value-type="float">
            <text:p>99.5573343365</text:p>
          </table:table-cell>
          <table:table-cell table:style-name="ce7" table:formula="of:=[.$H$4]*[.$H$2]/([.$H$3]+[.C227])" office:value-type="float" office:value="4.95071203071543" calcext:value-type="float">
            <text:p>4.9507120307</text:p>
          </table:table-cell>
          <table:table-cell table:style-name="ce10" table:formula="of:=1024*[.D227]/[.$H$7]" office:value-type="float" office:value="1013.90582389052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228]-273" office:value-type="float" office:value="216" calcext:value-type="float">
            <text:p>216</text:p>
          </table:table-cell>
          <table:table-cell table:style-name="ce5" office:value-type="float" office:value="489" calcext:value-type="float">
            <text:p>489</text:p>
          </table:table-cell>
          <table:table-cell table:style-name="ce5" table:formula="of:=[.$H$3]*EXP([.$H$5]*((1/[.B228])-(1/[.$H$6])))" office:value-type="float" office:value="98.1571370848027" calcext:value-type="float">
            <text:p>98.1571370848</text:p>
          </table:table-cell>
          <table:table-cell table:style-name="ce7" table:formula="of:=[.$H$4]*[.$H$2]/([.$H$3]+[.C228])" office:value-type="float" office:value="4.95139848996589" calcext:value-type="float">
            <text:p>4.95139849</text:p>
          </table:table-cell>
          <table:table-cell table:style-name="ce10" table:formula="of:=1024*[.D228]/[.$H$7]" office:value-type="float" office:value="1014.04641074501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229]-273" office:value-type="float" office:value="217" calcext:value-type="float">
            <text:p>217</text:p>
          </table:table-cell>
          <table:table-cell table:style-name="ce5" office:value-type="float" office:value="490" calcext:value-type="float">
            <text:p>490</text:p>
          </table:table-cell>
          <table:table-cell table:style-name="ce5" table:formula="of:=[.$H$3]*EXP([.$H$5]*((1/[.B229])-(1/[.$H$6])))" office:value-type="float" office:value="96.7822275925153" calcext:value-type="float">
            <text:p>96.7822275925</text:p>
          </table:table-cell>
          <table:table-cell table:style-name="ce7" table:formula="of:=[.$H$4]*[.$H$2]/([.$H$3]+[.C229])" office:value-type="float" office:value="4.95207273693196" calcext:value-type="float">
            <text:p>4.9520727369</text:p>
          </table:table-cell>
          <table:table-cell table:style-name="ce10" table:formula="of:=1024*[.D229]/[.$H$7]" office:value-type="float" office:value="1014.18449652366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230]-273" office:value-type="float" office:value="218" calcext:value-type="float">
            <text:p>218</text:p>
          </table:table-cell>
          <table:table-cell table:style-name="ce5" office:value-type="float" office:value="491" calcext:value-type="float">
            <text:p>491</text:p>
          </table:table-cell>
          <table:table-cell table:style-name="ce5" table:formula="of:=[.$H$3]*EXP([.$H$5]*((1/[.B230])-(1/[.$H$6])))" office:value-type="float" office:value="95.4320600732711" calcext:value-type="float">
            <text:p>95.4320600733</text:p>
          </table:table-cell>
          <table:table-cell table:style-name="ce7" table:formula="of:=[.$H$4]*[.$H$2]/([.$H$3]+[.C230])" office:value-type="float" office:value="4.95273502931554" calcext:value-type="float">
            <text:p>4.9527350293</text:p>
          </table:table-cell>
          <table:table-cell table:style-name="ce10" table:formula="of:=1024*[.D230]/[.$H$7]" office:value-type="float" office:value="1014.32013400382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231]-273" office:value-type="float" office:value="219" calcext:value-type="float">
            <text:p>219</text:p>
          </table:table-cell>
          <table:table-cell table:style-name="ce5" office:value-type="float" office:value="492" calcext:value-type="float">
            <text:p>492</text:p>
          </table:table-cell>
          <table:table-cell table:style-name="ce5" table:formula="of:=[.$H$3]*EXP([.$H$5]*((1/[.B231])-(1/[.$H$6])))" office:value-type="float" office:value="94.1061023097254" calcext:value-type="float">
            <text:p>94.1061023097</text:p>
          </table:table-cell>
          <table:table-cell table:style-name="ce7" table:formula="of:=[.$H$4]*[.$H$2]/([.$H$3]+[.C231])" office:value-type="float" office:value="4.95338561861947" calcext:value-type="float">
            <text:p>4.9533856186</text:p>
          </table:table-cell>
          <table:table-cell table:style-name="ce10" table:formula="of:=1024*[.D231]/[.$H$7]" office:value-type="float" office:value="1014.45337469327" calcext:value-type="float">
            <text:p>1014</text:p>
          </table:table-cell>
          <table:table-cell table:number-columns-repeated="1019"/>
        </table:table-row>
        <table:table-row table:style-name="ro2">
          <table:table-cell table:style-name="ce2" table:formula="of:=[.B232]-273" office:value-type="float" office:value="220" calcext:value-type="float">
            <text:p>220</text:p>
          </table:table-cell>
          <table:table-cell table:style-name="ce5" office:value-type="float" office:value="493" calcext:value-type="float">
            <text:p>493</text:p>
          </table:table-cell>
          <table:table-cell table:style-name="ce5" table:formula="of:=[.$H$3]*EXP([.$H$5]*((1/[.B232])-(1/[.$H$6])))" office:value-type="float" office:value="92.8038352739509" calcext:value-type="float">
            <text:p>92.803835274</text:p>
          </table:table-cell>
          <table:table-cell table:style-name="ce7" table:formula="of:=[.$H$4]*[.$H$2]/([.$H$3]+[.C232])" office:value-type="float" office:value="4.95402475031289" calcext:value-type="float">
            <text:p>4.9540247503</text:p>
          </table:table-cell>
          <table:table-cell table:style-name="ce10" table:formula="of:=1024*[.D232]/[.$H$7]" office:value-type="float" office:value="1014.58426886408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33]-273" office:value-type="float" office:value="221" calcext:value-type="float">
            <text:p>221</text:p>
          </table:table-cell>
          <table:table-cell table:style-name="ce5" office:value-type="float" office:value="494" calcext:value-type="float">
            <text:p>494</text:p>
          </table:table-cell>
          <table:table-cell table:style-name="ce5" table:formula="of:=[.$H$3]*EXP([.$H$5]*((1/[.B233])-(1/[.$H$6])))" office:value-type="float" office:value="91.5247527595841" calcext:value-type="float">
            <text:p>91.5247527596</text:p>
          </table:table-cell>
          <table:table-cell table:style-name="ce7" table:formula="of:=[.$H$4]*[.$H$2]/([.$H$3]+[.C233])" office:value-type="float" office:value="4.95465266399185" calcext:value-type="float">
            <text:p>4.954652664</text:p>
          </table:table-cell>
          <table:table-cell table:style-name="ce10" table:formula="of:=1024*[.D233]/[.$H$7]" office:value-type="float" office:value="1014.71286558553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34]-273" office:value-type="float" office:value="222" calcext:value-type="float">
            <text:p>222</text:p>
          </table:table-cell>
          <table:table-cell table:style-name="ce5" office:value-type="float" office:value="495" calcext:value-type="float">
            <text:p>495</text:p>
          </table:table-cell>
          <table:table-cell table:style-name="ce5" table:formula="of:=[.$H$3]*EXP([.$H$5]*((1/[.B234])-(1/[.$H$6])))" office:value-type="float" office:value="90.2683610253263" calcext:value-type="float">
            <text:p>90.2683610253</text:p>
          </table:table-cell>
          <table:table-cell table:style-name="ce7" table:formula="of:=[.$H$4]*[.$H$2]/([.$H$3]+[.C234])" office:value-type="float" office:value="4.95526959353529" calcext:value-type="float">
            <text:p>4.9552695935</text:p>
          </table:table-cell>
          <table:table-cell table:style-name="ce10" table:formula="of:=1024*[.D234]/[.$H$7]" office:value-type="float" office:value="1014.83921275603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35]-273" office:value-type="float" office:value="223" calcext:value-type="float">
            <text:p>223</text:p>
          </table:table-cell>
          <table:table-cell table:style-name="ce5" office:value-type="float" office:value="496" calcext:value-type="float">
            <text:p>496</text:p>
          </table:table-cell>
          <table:table-cell table:style-name="ce5" table:formula="of:=[.$H$3]*EXP([.$H$5]*((1/[.B235])-(1/[.$H$6])))" office:value-type="float" office:value="89.0341784494219" calcext:value-type="float">
            <text:p>89.0341784494</text:p>
          </table:table-cell>
          <table:table-cell table:style-name="ce7" table:formula="of:=[.$H$4]*[.$H$2]/([.$H$3]+[.C235])" office:value-type="float" office:value="4.95587576725649" calcext:value-type="float">
            <text:p>4.9558757673</text:p>
          </table:table-cell>
          <table:table-cell table:style-name="ce10" table:formula="of:=1024*[.D235]/[.$H$7]" office:value-type="float" office:value="1014.96335713413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36]-273" office:value-type="float" office:value="224" calcext:value-type="float">
            <text:p>224</text:p>
          </table:table-cell>
          <table:table-cell table:style-name="ce5" office:value-type="float" office:value="497" calcext:value-type="float">
            <text:p>497</text:p>
          </table:table-cell>
          <table:table-cell table:style-name="ce5" table:formula="of:=[.$H$3]*EXP([.$H$5]*((1/[.B236])-(1/[.$H$6])))" office:value-type="float" office:value="87.8217351947412" calcext:value-type="float">
            <text:p>87.8217351947</text:p>
          </table:table-cell>
          <table:table-cell table:style-name="ce7" table:formula="of:=[.$H$4]*[.$H$2]/([.$H$3]+[.C236])" office:value-type="float" office:value="4.95647140805019" calcext:value-type="float">
            <text:p>4.9564714081</text:p>
          </table:table-cell>
          <table:table-cell table:style-name="ce10" table:formula="of:=1024*[.D236]/[.$H$7]" office:value-type="float" office:value="1015.08534436868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37]-273" office:value-type="float" office:value="225" calcext:value-type="float">
            <text:p>225</text:p>
          </table:table-cell>
          <table:table-cell table:style-name="ce5" office:value-type="float" office:value="498" calcext:value-type="float">
            <text:p>498</text:p>
          </table:table-cell>
          <table:table-cell table:style-name="ce5" table:formula="of:=[.$H$3]*EXP([.$H$5]*((1/[.B237])-(1/[.$H$6])))" office:value-type="float" office:value="86.6305728841125" calcext:value-type="float">
            <text:p>86.6305728841</text:p>
          </table:table-cell>
          <table:table-cell table:style-name="ce7" table:formula="of:=[.$H$4]*[.$H$2]/([.$H$3]+[.C237])" office:value-type="float" office:value="4.95705673353548" calcext:value-type="float">
            <text:p>4.9570567335</text:p>
          </table:table-cell>
          <table:table-cell table:style-name="ce10" table:formula="of:=1024*[.D237]/[.$H$7]" office:value-type="float" office:value="1015.20521902807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38]-273" office:value-type="float" office:value="226" calcext:value-type="float">
            <text:p>226</text:p>
          </table:table-cell>
          <table:table-cell table:style-name="ce5" office:value-type="float" office:value="499" calcext:value-type="float">
            <text:p>499</text:p>
          </table:table-cell>
          <table:table-cell table:style-name="ce5" table:formula="of:=[.$H$3]*EXP([.$H$5]*((1/[.B238])-(1/[.$H$6])))" office:value-type="float" office:value="85.4602442855608" calcext:value-type="float">
            <text:p>85.4602442856</text:p>
          </table:table-cell>
          <table:table-cell table:style-name="ce7" table:formula="of:=[.$H$4]*[.$H$2]/([.$H$3]+[.C238])" office:value-type="float" office:value="4.95763195619457" calcext:value-type="float">
            <text:p>4.9576319562</text:p>
          </table:table-cell>
          <table:table-cell table:style-name="ce10" table:formula="of:=1024*[.D238]/[.$H$7]" office:value-type="float" office:value="1015.32302462865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39]-273" office:value-type="float" office:value="227" calcext:value-type="float">
            <text:p>227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[.$H$3]*EXP([.$H$5]*((1/[.B239])-(1/[.$H$6])))" office:value-type="float" office:value="84.3103130071213" calcext:value-type="float">
            <text:p>84.3103130071</text:p>
          </table:table-cell>
          <table:table-cell table:style-name="ce7" table:formula="of:=[.$H$4]*[.$H$2]/([.$H$3]+[.C239])" office:value-type="float" office:value="4.95819728350764" calcext:value-type="float">
            <text:p>4.9581972835</text:p>
          </table:table-cell>
          <table:table-cell table:style-name="ce10" table:formula="of:=1024*[.D239]/[.$H$7]" office:value-type="float" office:value="1015.43880366237" calcext:value-type="float">
            <text:p>1015</text:p>
          </table:table-cell>
          <table:table-cell table:number-columns-repeated="1019"/>
        </table:table-row>
        <table:table-row table:style-name="ro2">
          <table:table-cell table:style-name="ce2" table:formula="of:=[.B240]-273" office:value-type="float" office:value="228" calcext:value-type="float">
            <text:p>228</text:p>
          </table:table-cell>
          <table:table-cell table:style-name="ce5" office:value-type="float" office:value="501" calcext:value-type="float">
            <text:p>501</text:p>
          </table:table-cell>
          <table:table-cell table:style-name="ce5" table:formula="of:=[.$H$3]*EXP([.$H$5]*((1/[.B240])-(1/[.$H$6])))" office:value-type="float" office:value="83.1803532009101" calcext:value-type="float">
            <text:p>83.1803532009</text:p>
          </table:table-cell>
          <table:table-cell table:style-name="ce7" table:formula="of:=[.$H$4]*[.$H$2]/([.$H$3]+[.C240])" office:value-type="float" office:value="4.95875291808378" calcext:value-type="float">
            <text:p>4.9587529181</text:p>
          </table:table-cell>
          <table:table-cell table:style-name="ce10" table:formula="of:=1024*[.D240]/[.$H$7]" office:value-type="float" office:value="1015.55259762356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1]-273" office:value-type="float" office:value="229" calcext:value-type="float">
            <text:p>229</text:p>
          </table:table-cell>
          <table:table-cell table:style-name="ce5" office:value-type="float" office:value="502" calcext:value-type="float">
            <text:p>502</text:p>
          </table:table-cell>
          <table:table-cell table:style-name="ce5" table:formula="of:=[.$H$3]*EXP([.$H$5]*((1/[.B241])-(1/[.$H$6])))" office:value-type="float" office:value="82.0699492761454" calcext:value-type="float">
            <text:p>82.0699492761</text:p>
          </table:table-cell>
          <table:table-cell table:style-name="ce7" table:formula="of:=[.$H$4]*[.$H$2]/([.$H$3]+[.C241])" office:value-type="float" office:value="4.95929905778821" calcext:value-type="float">
            <text:p>4.9592990578</text:p>
          </table:table-cell>
          <table:table-cell table:style-name="ce10" table:formula="of:=1024*[.D241]/[.$H$7]" office:value-type="float" office:value="1015.66444703503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2]-273" office:value-type="float" office:value="230" calcext:value-type="float">
            <text:p>230</text:p>
          </table:table-cell>
          <table:table-cell table:style-name="ce5" office:value-type="float" office:value="503" calcext:value-type="float">
            <text:p>503</text:p>
          </table:table-cell>
          <table:table-cell table:style-name="ce5" table:formula="of:=[.$H$3]*EXP([.$H$5]*((1/[.B242])-(1/[.$H$6])))" office:value-type="float" office:value="80.9786956208205" calcext:value-type="float">
            <text:p>80.9786956208</text:p>
          </table:table-cell>
          <table:table-cell table:style-name="ce7" table:formula="of:=[.$H$4]*[.$H$2]/([.$H$3]+[.C242])" office:value-type="float" office:value="4.95983589586595" calcext:value-type="float">
            <text:p>4.9598358959</text:p>
          </table:table-cell>
          <table:table-cell table:style-name="ce10" table:formula="of:=1024*[.D242]/[.$H$7]" office:value-type="float" office:value="1015.77439147335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3]-273" office:value-type="float" office:value="231" calcext:value-type="float">
            <text:p>231</text:p>
          </table:table-cell>
          <table:table-cell table:style-name="ce5" office:value-type="float" office:value="504" calcext:value-type="float">
            <text:p>504</text:p>
          </table:table-cell>
          <table:table-cell table:style-name="ce5" table:formula="of:=[.$H$3]*EXP([.$H$5]*((1/[.B243])-(1/[.$H$6])))" office:value-type="float" office:value="79.9061963317464" calcext:value-type="float">
            <text:p>79.9061963317</text:p>
          </table:table-cell>
          <table:table-cell table:style-name="ce7" table:formula="of:=[.$H$4]*[.$H$2]/([.$H$3]+[.C243])" office:value-type="float" office:value="4.96036362106186" calcext:value-type="float">
            <text:p>4.9603636211</text:p>
          </table:table-cell>
          <table:table-cell table:style-name="ce10" table:formula="of:=1024*[.D243]/[.$H$7]" office:value-type="float" office:value="1015.88246959347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4]-273" office:value-type="float" office:value="232" calcext:value-type="float">
            <text:p>232</text:p>
          </table:table-cell>
          <table:table-cell table:style-name="ce5" office:value-type="float" office:value="505" calcext:value-type="float">
            <text:p>505</text:p>
          </table:table-cell>
          <table:table-cell table:style-name="ce5" table:formula="of:=[.$H$3]*EXP([.$H$5]*((1/[.B244])-(1/[.$H$6])))" office:value-type="float" office:value="78.8520649526855" calcext:value-type="float">
            <text:p>78.8520649527</text:p>
          </table:table-cell>
          <table:table-cell table:style-name="ce7" table:formula="of:=[.$H$4]*[.$H$2]/([.$H$3]+[.C244])" office:value-type="float" office:value="4.96088241773739" calcext:value-type="float">
            <text:p>4.9608824177</text:p>
          </table:table-cell>
          <table:table-cell table:style-name="ce10" table:formula="of:=1024*[.D244]/[.$H$7]" office:value-type="float" office:value="1015.98871915262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5]-273" office:value-type="float" office:value="233" calcext:value-type="float">
            <text:p>233</text:p>
          </table:table-cell>
          <table:table-cell table:style-name="ce5" office:value-type="float" office:value="506" calcext:value-type="float">
            <text:p>506</text:p>
          </table:table-cell>
          <table:table-cell table:style-name="ce5" table:formula="of:=[.$H$3]*EXP([.$H$5]*((1/[.B245])-(1/[.$H$6])))" office:value-type="float" office:value="77.8159242203137" calcext:value-type="float">
            <text:p>77.8159242203</text:p>
          </table:table-cell>
          <table:table-cell table:style-name="ce7" table:formula="of:=[.$H$4]*[.$H$2]/([.$H$3]+[.C245])" office:value-type="float" office:value="4.96139246598398" calcext:value-type="float">
            <text:p>4.961392466</text:p>
          </table:table-cell>
          <table:table-cell table:style-name="ce10" table:formula="of:=1024*[.D245]/[.$H$7]" office:value-type="float" office:value="1016.09317703352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6]-273" office:value-type="float" office:value="234" calcext:value-type="float">
            <text:p>234</text:p>
          </table:table-cell>
          <table:table-cell table:style-name="ce5" office:value-type="float" office:value="507" calcext:value-type="float">
            <text:p>507</text:p>
          </table:table-cell>
          <table:table-cell table:style-name="ce5" table:formula="of:=[.$H$3]*EXP([.$H$5]*((1/[.B246])-(1/[.$H$6])))" office:value-type="float" office:value="76.7974058177529" calcext:value-type="float">
            <text:p>76.7974058178</text:p>
          </table:table-cell>
          <table:table-cell table:style-name="ce7" table:formula="of:=[.$H$4]*[.$H$2]/([.$H$3]+[.C246])" office:value-type="float" office:value="4.96189394173321" calcext:value-type="float">
            <text:p>4.9618939417</text:p>
          </table:table-cell>
          <table:table-cell table:style-name="ce10" table:formula="of:=1024*[.D246]/[.$H$7]" office:value-type="float" office:value="1016.19587926696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7]-273" office:value-type="float" office:value="235" calcext:value-type="float">
            <text:p>235</text:p>
          </table:table-cell>
          <table:table-cell table:style-name="ce5" office:value-type="float" office:value="508" calcext:value-type="float">
            <text:p>508</text:p>
          </table:table-cell>
          <table:table-cell table:style-name="ce5" table:formula="of:=[.$H$3]*EXP([.$H$5]*((1/[.B247])-(1/[.$H$6])))" office:value-type="float" office:value="75.7961501354273" calcext:value-type="float">
            <text:p>75.7961501354</text:p>
          </table:table-cell>
          <table:table-cell table:style-name="ce7" table:formula="of:=[.$H$4]*[.$H$2]/([.$H$3]+[.C247])" office:value-type="float" office:value="4.96238701686397" calcext:value-type="float">
            <text:p>4.9623870169</text:p>
          </table:table-cell>
          <table:table-cell table:style-name="ce10" table:formula="of:=1024*[.D247]/[.$H$7]" office:value-type="float" office:value="1016.29686105374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8]-273" office:value-type="float" office:value="236" calcext:value-type="float">
            <text:p>236</text:p>
          </table:table-cell>
          <table:table-cell table:style-name="ce5" office:value-type="float" office:value="509" calcext:value-type="float">
            <text:p>509</text:p>
          </table:table-cell>
          <table:table-cell table:style-name="ce5" table:formula="of:=[.$H$3]*EXP([.$H$5]*((1/[.B248])-(1/[.$H$6])))" office:value-type="float" office:value="74.8118060390067" calcext:value-type="float">
            <text:p>74.811806039</text:p>
          </table:table-cell>
          <table:table-cell table:style-name="ce7" table:formula="of:=[.$H$4]*[.$H$2]/([.$H$3]+[.C248])" office:value-type="float" office:value="4.96287185930651" calcext:value-type="float">
            <text:p>4.9628718593</text:p>
          </table:table-cell>
          <table:table-cell table:style-name="ce10" table:formula="of:=1024*[.D248]/[.$H$7]" office:value-type="float" office:value="1016.39615678597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49]-273" office:value-type="float" office:value="237" calcext:value-type="float">
            <text:p>237</text:p>
          </table:table-cell>
          <table:table-cell table:style-name="ce5" office:value-type="float" office:value="510" calcext:value-type="float">
            <text:p>510</text:p>
          </table:table-cell>
          <table:table-cell table:style-name="ce5" table:formula="of:=[.$H$3]*EXP([.$H$5]*((1/[.B249])-(1/[.$H$6])))" office:value-type="float" office:value="73.844030644204" calcext:value-type="float">
            <text:p>73.8440306442</text:p>
          </table:table-cell>
          <table:table-cell table:style-name="ce7" table:formula="of:=[.$H$4]*[.$H$2]/([.$H$3]+[.C249])" office:value-type="float" office:value="4.96334863314363" calcext:value-type="float">
            <text:p>4.9633486331</text:p>
          </table:table-cell>
          <table:table-cell table:style-name="ce10" table:formula="of:=1024*[.D249]/[.$H$7]" office:value-type="float" office:value="1016.49380006781" calcext:value-type="float">
            <text:p>1016</text:p>
          </table:table-cell>
          <table:table-cell table:number-columns-repeated="1019"/>
        </table:table-row>
        <table:table-row table:style-name="ro2">
          <table:table-cell table:style-name="ce2" table:formula="of:=[.B250]-273" office:value-type="float" office:value="238" calcext:value-type="float">
            <text:p>238</text:p>
          </table:table-cell>
          <table:table-cell table:style-name="ce5" office:value-type="float" office:value="511" calcext:value-type="float">
            <text:p>511</text:p>
          </table:table-cell>
          <table:table-cell table:style-name="ce5" table:formula="of:=[.$H$3]*EXP([.$H$5]*((1/[.B250])-(1/[.$H$6])))" office:value-type="float" office:value="72.8924890982086" calcext:value-type="float">
            <text:p>72.8924890982</text:p>
          </table:table-cell>
          <table:table-cell table:style-name="ce7" table:formula="of:=[.$H$4]*[.$H$2]/([.$H$3]+[.C250])" office:value-type="float" office:value="4.96381749870899" calcext:value-type="float">
            <text:p>4.9638174987</text:p>
          </table:table-cell>
          <table:table-cell table:style-name="ce10" table:formula="of:=1024*[.D250]/[.$H$7]" office:value-type="float" office:value="1016.5898237356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1]-273" office:value-type="float" office:value="239" calcext:value-type="float">
            <text:p>239</text:p>
          </table:table-cell>
          <table:table-cell table:style-name="ce5" office:value-type="float" office:value="512" calcext:value-type="float">
            <text:p>512</text:p>
          </table:table-cell>
          <table:table-cell table:style-name="ce5" table:formula="of:=[.$H$3]*EXP([.$H$5]*((1/[.B251])-(1/[.$H$6])))" office:value-type="float" office:value="71.9568543675389" calcext:value-type="float">
            <text:p>71.9568543675</text:p>
          </table:table-cell>
          <table:table-cell table:style-name="ce7" table:formula="of:=[.$H$4]*[.$H$2]/([.$H$3]+[.C251])" office:value-type="float" office:value="4.96427861268273" calcext:value-type="float">
            <text:p>4.9642786127</text:p>
          </table:table-cell>
          <table:table-cell table:style-name="ce10" table:formula="of:=1024*[.D251]/[.$H$7]" office:value-type="float" office:value="1016.68425987742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2]-273" office:value-type="float" office:value="240" calcext:value-type="float">
            <text:p>240</text:p>
          </table:table-cell>
          <table:table-cell table:style-name="ce5" office:value-type="float" office:value="513" calcext:value-type="float">
            <text:p>513</text:p>
          </table:table-cell>
          <table:table-cell table:style-name="ce5" table:formula="of:=[.$H$3]*EXP([.$H$5]*((1/[.B252])-(1/[.$H$6])))" office:value-type="float" office:value="71.0368070321092" calcext:value-type="float">
            <text:p>71.0368070321</text:p>
          </table:table-cell>
          <table:table-cell table:style-name="ce7" table:formula="of:=[.$H$4]*[.$H$2]/([.$H$3]+[.C252])" office:value-type="float" office:value="4.96473212818441" calcext:value-type="float">
            <text:p>4.9647321282</text:p>
          </table:table-cell>
          <table:table-cell table:style-name="ce10" table:formula="of:=1024*[.D252]/[.$H$7]" office:value-type="float" office:value="1016.77713985217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3]-273" office:value-type="float" office:value="241" calcext:value-type="float">
            <text:p>241</text:p>
          </table:table-cell>
          <table:table-cell table:style-name="ce5" office:value-type="float" office:value="514" calcext:value-type="float">
            <text:p>514</text:p>
          </table:table-cell>
          <table:table-cell table:style-name="ce5" table:formula="of:=[.$H$3]*EXP([.$H$5]*((1/[.B253])-(1/[.$H$6])))" office:value-type="float" office:value="70.1320350853106" calcext:value-type="float">
            <text:p>70.1320350853</text:p>
          </table:table-cell>
          <table:table-cell table:style-name="ce7" table:formula="of:=[.$H$4]*[.$H$2]/([.$H$3]+[.C253])" office:value-type="float" office:value="4.9651781948633" calcext:value-type="float">
            <text:p>4.9651781949</text:p>
          </table:table-cell>
          <table:table-cell table:style-name="ce10" table:formula="of:=1024*[.D253]/[.$H$7]" office:value-type="float" office:value="1016.868494308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4]-273" office:value-type="float" office:value="242" calcext:value-type="float">
            <text:p>242</text:p>
          </table:table-cell>
          <table:table-cell table:style-name="ce5" office:value-type="float" office:value="515" calcext:value-type="float">
            <text:p>515</text:p>
          </table:table-cell>
          <table:table-cell table:style-name="ce5" table:formula="of:=[.$H$3]*EXP([.$H$5]*((1/[.B254])-(1/[.$H$6])))" office:value-type="float" office:value="69.2422337399139" calcext:value-type="float">
            <text:p>69.2422337399</text:p>
          </table:table-cell>
          <table:table-cell table:style-name="ce7" table:formula="of:=[.$H$4]*[.$H$2]/([.$H$3]+[.C254])" office:value-type="float" office:value="4.9656169589863" calcext:value-type="float">
            <text:p>4.965616959</text:p>
          </table:table-cell>
          <table:table-cell table:style-name="ce10" table:formula="of:=1024*[.D254]/[.$H$7]" office:value-type="float" office:value="1016.95835320039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5]-273" office:value-type="float" office:value="243" calcext:value-type="float">
            <text:p>243</text:p>
          </table:table-cell>
          <table:table-cell table:style-name="ce5" office:value-type="float" office:value="516" calcext:value-type="float">
            <text:p>516</text:p>
          </table:table-cell>
          <table:table-cell table:style-name="ce5" table:formula="of:=[.$H$3]*EXP([.$H$5]*((1/[.B255])-(1/[.$H$6])))" office:value-type="float" office:value="68.3671052396097" calcext:value-type="float">
            <text:p>68.3671052396</text:p>
          </table:table-cell>
          <table:table-cell table:style-name="ce7" table:formula="of:=[.$H$4]*[.$H$2]/([.$H$3]+[.C255])" office:value-type="float" office:value="4.96604856352326" calcext:value-type="float">
            <text:p>4.9660485635</text:p>
          </table:table-cell>
          <table:table-cell table:style-name="ce10" table:formula="of:=1024*[.D255]/[.$H$7]" office:value-type="float" office:value="1017.04674580956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6]-273" office:value-type="float" office:value="244" calcext:value-type="float">
            <text:p>244</text:p>
          </table:table-cell>
          <table:table-cell table:style-name="ce5" office:value-type="float" office:value="517" calcext:value-type="float">
            <text:p>517</text:p>
          </table:table-cell>
          <table:table-cell table:style-name="ce5" table:formula="of:=[.$H$3]*EXP([.$H$5]*((1/[.B256])-(1/[.$H$6])))" office:value-type="float" office:value="67.5063586760043" calcext:value-type="float">
            <text:p>67.506358676</text:p>
          </table:table-cell>
          <table:table-cell table:style-name="ce7" table:formula="of:=[.$H$4]*[.$H$2]/([.$H$3]+[.C256])" office:value-type="float" office:value="4.96647314823008" calcext:value-type="float">
            <text:p>4.9664731482</text:p>
          </table:table-cell>
          <table:table-cell table:style-name="ce10" table:formula="of:=1024*[.D256]/[.$H$7]" office:value-type="float" office:value="1017.13370075752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7]-273" office:value-type="float" office:value="245" calcext:value-type="float">
            <text:p>245</text:p>
          </table:table-cell>
          <table:table-cell table:style-name="ce5" office:value-type="float" office:value="518" calcext:value-type="float">
            <text:p>518</text:p>
          </table:table-cell>
          <table:table-cell table:style-name="ce5" table:formula="of:=[.$H$3]*EXP([.$H$5]*((1/[.B257])-(1/[.$H$6])))" office:value-type="float" office:value="66.6597098109009" calcext:value-type="float">
            <text:p>66.6597098109</text:p>
          </table:table-cell>
          <table:table-cell table:style-name="ce7" table:formula="of:=[.$H$4]*[.$H$2]/([.$H$3]+[.C257])" office:value-type="float" office:value="4.96689084972946" calcext:value-type="float">
            <text:p>4.9668908497</text:p>
          </table:table-cell>
          <table:table-cell table:style-name="ce10" table:formula="of:=1024*[.D257]/[.$H$7]" office:value-type="float" office:value="1017.21924602459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8]-273" office:value-type="float" office:value="246" calcext:value-type="float">
            <text:p>246</text:p>
          </table:table-cell>
          <table:table-cell table:style-name="ce5" office:value-type="float" office:value="519" calcext:value-type="float">
            <text:p>519</text:p>
          </table:table-cell>
          <table:table-cell table:style-name="ce5" table:formula="of:=[.$H$3]*EXP([.$H$5]*((1/[.B258])-(1/[.$H$6])))" office:value-type="float" office:value="65.8268809036967" calcext:value-type="float">
            <text:p>65.8268809037</text:p>
          </table:table-cell>
          <table:table-cell table:style-name="ce7" table:formula="of:=[.$H$4]*[.$H$2]/([.$H$3]+[.C258])" office:value-type="float" office:value="4.96730180158941" calcext:value-type="float">
            <text:p>4.9673018016</text:p>
          </table:table-cell>
          <table:table-cell table:style-name="ce10" table:formula="of:=1024*[.D258]/[.$H$7]" office:value-type="float" office:value="1017.30340896551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59]-273" office:value-type="float" office:value="247" calcext:value-type="float">
            <text:p>247</text:p>
          </table:table-cell>
          <table:table-cell table:style-name="ce5" office:value-type="float" office:value="520" calcext:value-type="float">
            <text:p>520</text:p>
          </table:table-cell>
          <table:table-cell table:style-name="ce5" table:formula="of:=[.$H$3]*EXP([.$H$5]*((1/[.B259])-(1/[.$H$6])))" office:value-type="float" office:value="65.007600543736" calcext:value-type="float">
            <text:p>65.0076005437</text:p>
          </table:table-cell>
          <table:table-cell table:style-name="ce7" table:formula="of:=[.$H$4]*[.$H$2]/([.$H$3]+[.C259])" office:value-type="float" office:value="4.96770613439963" calcext:value-type="float">
            <text:p>4.9677061344</text:p>
          </table:table-cell>
          <table:table-cell table:style-name="ce10" table:formula="of:=1024*[.D259]/[.$H$7]" office:value-type="float" office:value="1017.38621632504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60]-273" office:value-type="float" office:value="248" calcext:value-type="float">
            <text:p>248</text:p>
          </table:table-cell>
          <table:table-cell table:style-name="ce5" office:value-type="float" office:value="521" calcext:value-type="float">
            <text:p>521</text:p>
          </table:table-cell>
          <table:table-cell table:style-name="ce5" table:formula="of:=[.$H$3]*EXP([.$H$5]*((1/[.B260])-(1/[.$H$6])))" office:value-type="float" office:value="64.2016034874626" calcext:value-type="float">
            <text:p>64.2016034875</text:p>
          </table:table-cell>
          <table:table-cell table:style-name="ce7" table:formula="of:=[.$H$4]*[.$H$2]/([.$H$3]+[.C260])" office:value-type="float" office:value="4.96810397584583" calcext:value-type="float">
            <text:p>4.9681039758</text:p>
          </table:table-cell>
          <table:table-cell table:style-name="ce10" table:formula="of:=1024*[.D260]/[.$H$7]" office:value-type="float" office:value="1017.46769425323" calcext:value-type="float">
            <text:p>1017</text:p>
          </table:table-cell>
          <table:table-cell table:number-columns-repeated="1019"/>
        </table:table-row>
        <table:table-row table:style-name="ro2">
          <table:table-cell table:style-name="ce2" table:formula="of:=[.B261]-273" office:value-type="float" office:value="249" calcext:value-type="float">
            <text:p>249</text:p>
          </table:table-cell>
          <table:table-cell table:style-name="ce5" office:value-type="float" office:value="522" calcext:value-type="float">
            <text:p>522</text:p>
          </table:table-cell>
          <table:table-cell table:style-name="ce5" table:formula="of:=[.$H$3]*EXP([.$H$5]*((1/[.B261])-(1/[.$H$6])))" office:value-type="float" office:value="63.4086305002221" calcext:value-type="float">
            <text:p>63.4086305002</text:p>
          </table:table-cell>
          <table:table-cell table:style-name="ce7" table:formula="of:=[.$H$4]*[.$H$2]/([.$H$3]+[.C261])" office:value-type="float" office:value="4.96849545078193" calcext:value-type="float">
            <text:p>4.9684954508</text:p>
          </table:table-cell>
          <table:table-cell table:style-name="ce10" table:formula="of:=1024*[.D261]/[.$H$7]" office:value-type="float" office:value="1017.54786832014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2]-273" office:value-type="float" office:value="250" calcext:value-type="float">
            <text:p>250</text:p>
          </table:table-cell>
          <table:table-cell table:style-name="ce5" office:value-type="float" office:value="523" calcext:value-type="float">
            <text:p>523</text:p>
          </table:table-cell>
          <table:table-cell table:style-name="ce5" table:formula="of:=[.$H$3]*EXP([.$H$5]*((1/[.B262])-(1/[.$H$6])))" office:value-type="float" office:value="62.6284282025665" calcext:value-type="float">
            <text:p>62.6284282026</text:p>
          </table:table-cell>
          <table:table-cell table:style-name="ce7" table:formula="of:=[.$H$4]*[.$H$2]/([.$H$3]+[.C262])" office:value-type="float" office:value="4.96888068130041" calcext:value-type="float">
            <text:p>4.9688806813</text:p>
          </table:table-cell>
          <table:table-cell table:style-name="ce10" table:formula="of:=1024*[.D262]/[.$H$7]" office:value-type="float" office:value="1017.62676353032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3]-273" office:value-type="float" office:value="251" calcext:value-type="float">
            <text:p>251</text:p>
          </table:table-cell>
          <table:table-cell table:style-name="ce5" office:value-type="float" office:value="524" calcext:value-type="float">
            <text:p>524</text:p>
          </table:table-cell>
          <table:table-cell table:style-name="ce5" table:formula="of:=[.$H$3]*EXP([.$H$5]*((1/[.B263])-(1/[.$H$6])))" office:value-type="float" office:value="61.8607489209232" calcext:value-type="float">
            <text:p>61.8607489209</text:p>
          </table:table-cell>
          <table:table-cell table:style-name="ce7" table:formula="of:=[.$H$4]*[.$H$2]/([.$H$3]+[.C263])" office:value-type="float" office:value="4.96925978680059" calcext:value-type="float">
            <text:p>4.9692597868</text:p>
          </table:table-cell>
          <table:table-cell table:style-name="ce10" table:formula="of:=1024*[.D263]/[.$H$7]" office:value-type="float" office:value="1017.70440433676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4]-273" office:value-type="float" office:value="252" calcext:value-type="float">
            <text:p>252</text:p>
          </table:table-cell>
          <table:table-cell table:style-name="ce5" office:value-type="float" office:value="525" calcext:value-type="float">
            <text:p>525</text:p>
          </table:table-cell>
          <table:table-cell table:style-name="ce5" table:formula="of:=[.$H$3]*EXP([.$H$5]*((1/[.B264])-(1/[.$H$6])))" office:value-type="float" office:value="61.10535054249" calcext:value-type="float">
            <text:p>61.1053505425</text:p>
          </table:table-cell>
          <table:table-cell table:style-name="ce7" table:formula="of:=[.$H$4]*[.$H$2]/([.$H$3]+[.C264])" office:value-type="float" office:value="4.96963288405523" calcext:value-type="float">
            <text:p>4.9696328841</text:p>
          </table:table-cell>
          <table:table-cell table:style-name="ce10" table:formula="of:=1024*[.D264]/[.$H$7]" office:value-type="float" office:value="1017.78081465451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5]-273" office:value-type="float" office:value="253" calcext:value-type="float">
            <text:p>253</text:p>
          </table:table-cell>
          <table:table-cell table:style-name="ce5" office:value-type="float" office:value="526" calcext:value-type="float">
            <text:p>526</text:p>
          </table:table-cell>
          <table:table-cell table:style-name="ce5" table:formula="of:=[.$H$3]*EXP([.$H$5]*((1/[.B265])-(1/[.$H$6])))" office:value-type="float" office:value="60.3619963742284" calcext:value-type="float">
            <text:p>60.3619963742</text:p>
          </table:table-cell>
          <table:table-cell table:style-name="ce7" table:formula="of:=[.$H$4]*[.$H$2]/([.$H$3]+[.C265])" office:value-type="float" office:value="4.9700000872752" calcext:value-type="float">
            <text:p>4.9700000873</text:p>
          </table:table-cell>
          <table:table-cell table:style-name="ce10" table:formula="of:=1024*[.D265]/[.$H$7]" office:value-type="float" office:value="1017.85601787396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6]-273" office:value-type="float" office:value="254" calcext:value-type="float">
            <text:p>254</text:p>
          </table:table-cell>
          <table:table-cell table:style-name="ce5" office:value-type="float" office:value="527" calcext:value-type="float">
            <text:p>527</text:p>
          </table:table-cell>
          <table:table-cell table:style-name="ce5" table:formula="of:=[.$H$3]*EXP([.$H$5]*((1/[.B266])-(1/[.$H$6])))" office:value-type="float" office:value="59.6304550058242" calcext:value-type="float">
            <text:p>59.6304550058</text:p>
          </table:table-cell>
          <table:table-cell table:style-name="ce7" table:formula="of:=[.$H$4]*[.$H$2]/([.$H$3]+[.C266])" office:value-type="float" office:value="4.97036150817242" calcext:value-type="float">
            <text:p>4.9703615082</text:p>
          </table:table-cell>
          <table:table-cell table:style-name="ce10" table:formula="of:=1024*[.D266]/[.$H$7]" office:value-type="float" office:value="1017.93003687371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7]-273" office:value-type="float" office:value="255" calcext:value-type="float">
            <text:p>255</text:p>
          </table:table-cell>
          <table:table-cell table:style-name="ce5" office:value-type="float" office:value="528" calcext:value-type="float">
            <text:p>528</text:p>
          </table:table-cell>
          <table:table-cell table:style-name="ce5" table:formula="of:=[.$H$3]*EXP([.$H$5]*((1/[.B267])-(1/[.$H$6])))" office:value-type="float" office:value="58.9105001764967" calcext:value-type="float">
            <text:p>58.9105001765</text:p>
          </table:table-cell>
          <table:table-cell table:style-name="ce7" table:formula="of:=[.$H$4]*[.$H$2]/([.$H$3]+[.C267])" office:value-type="float" office:value="4.97071725602119" calcext:value-type="float">
            <text:p>4.970717256</text:p>
          </table:table-cell>
          <table:table-cell table:style-name="ce10" table:formula="of:=1024*[.D267]/[.$H$7]" office:value-type="float" office:value="1018.00289403314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8]-273" office:value-type="float" office:value="256" calcext:value-type="float">
            <text:p>256</text:p>
          </table:table-cell>
          <table:table-cell table:style-name="ce5" office:value-type="float" office:value="529" calcext:value-type="float">
            <text:p>529</text:p>
          </table:table-cell>
          <table:table-cell table:style-name="ce5" table:formula="of:=[.$H$3]*EXP([.$H$5]*((1/[.B268])-(1/[.$H$6])))" office:value-type="float" office:value="58.2019106455355" calcext:value-type="float">
            <text:p>58.2019106455</text:p>
          </table:table-cell>
          <table:table-cell table:style-name="ce7" table:formula="of:=[.$H$4]*[.$H$2]/([.$H$3]+[.C268])" office:value-type="float" office:value="4.9710674377177" calcext:value-type="float">
            <text:p>4.9710674377</text:p>
          </table:table-cell>
          <table:table-cell table:style-name="ce10" table:formula="of:=1024*[.D268]/[.$H$7]" office:value-type="float" office:value="1018.07461124459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69]-273" office:value-type="float" office:value="257" calcext:value-type="float">
            <text:p>257</text:p>
          </table:table-cell>
          <table:table-cell table:style-name="ce5" office:value-type="float" office:value="530" calcext:value-type="float">
            <text:p>530</text:p>
          </table:table-cell>
          <table:table-cell table:style-name="ce5" table:formula="of:=[.$H$3]*EXP([.$H$5]*((1/[.B269])-(1/[.$H$6])))" office:value-type="float" office:value="57.5044700664526" calcext:value-type="float">
            <text:p>57.5044700665</text:p>
          </table:table-cell>
          <table:table-cell table:style-name="ce7" table:formula="of:=[.$H$4]*[.$H$2]/([.$H$3]+[.C269])" office:value-type="float" office:value="4.97141215783816" calcext:value-type="float">
            <text:p>4.9714121578</text:p>
          </table:table-cell>
          <table:table-cell table:style-name="ce10" table:formula="of:=1024*[.D269]/[.$H$7]" office:value-type="float" office:value="1018.14520992526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70]-273" office:value-type="float" office:value="258" calcext:value-type="float">
            <text:p>258</text:p>
          </table:table-cell>
          <table:table-cell table:style-name="ce5" office:value-type="float" office:value="531" calcext:value-type="float">
            <text:p>531</text:p>
          </table:table-cell>
          <table:table-cell table:style-name="ce5" table:formula="of:=[.$H$3]*EXP([.$H$5]*((1/[.B270])-(1/[.$H$6])))" office:value-type="float" office:value="56.8179668646369" calcext:value-type="float">
            <text:p>56.8179668646</text:p>
          </table:table-cell>
          <table:table-cell table:style-name="ce7" table:formula="of:=[.$H$4]*[.$H$2]/([.$H$3]+[.C270])" office:value-type="float" office:value="4.97175151869516" calcext:value-type="float">
            <text:p>4.9717515187</text:p>
          </table:table-cell>
          <table:table-cell table:style-name="ce10" table:formula="of:=1024*[.D270]/[.$H$7]" office:value-type="float" office:value="1018.21471102877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71]-273" office:value-type="float" office:value="259" calcext:value-type="float">
            <text:p>259</text:p>
          </table:table-cell>
          <table:table-cell table:style-name="ce5" office:value-type="float" office:value="532" calcext:value-type="float">
            <text:p>532</text:p>
          </table:table-cell>
          <table:table-cell table:style-name="ce5" table:formula="of:=[.$H$3]*EXP([.$H$5]*((1/[.B271])-(1/[.$H$6])))" office:value-type="float" office:value="56.1421941184062" calcext:value-type="float">
            <text:p>56.1421941184</text:p>
          </table:table-cell>
          <table:table-cell table:style-name="ce7" table:formula="of:=[.$H$4]*[.$H$2]/([.$H$3]+[.C271])" office:value-type="float" office:value="4.97208562039266" calcext:value-type="float">
            <text:p>4.9720856204</text:p>
          </table:table-cell>
          <table:table-cell table:style-name="ce10" table:formula="of:=1024*[.D271]/[.$H$7]" office:value-type="float" office:value="1018.28313505642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72]-273" office:value-type="float" office:value="260" calcext:value-type="float">
            <text:p>260</text:p>
          </table:table-cell>
          <table:table-cell table:style-name="ce5" office:value-type="float" office:value="533" calcext:value-type="float">
            <text:p>533</text:p>
          </table:table-cell>
          <table:table-cell table:style-name="ce5" table:formula="of:=[.$H$3]*EXP([.$H$5]*((1/[.B272])-(1/[.$H$6])))" office:value-type="float" office:value="55.4769494433523" calcext:value-type="float">
            <text:p>55.4769494434</text:p>
          </table:table-cell>
          <table:table-cell table:style-name="ce7" table:formula="of:=[.$H$4]*[.$H$2]/([.$H$3]+[.C272])" office:value-type="float" office:value="4.97241456087947" calcext:value-type="float">
            <text:p>4.9724145609</text:p>
          </table:table-cell>
          <table:table-cell table:style-name="ce10" table:formula="of:=1024*[.D272]/[.$H$7]" office:value-type="float" office:value="1018.35050206812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73]-273" office:value-type="float" office:value="261" calcext:value-type="float">
            <text:p>261</text:p>
          </table:table-cell>
          <table:table-cell table:style-name="ce5" office:value-type="float" office:value="534" calcext:value-type="float">
            <text:p>534</text:p>
          </table:table-cell>
          <table:table-cell table:style-name="ce5" table:formula="of:=[.$H$3]*EXP([.$H$5]*((1/[.B273])-(1/[.$H$6])))" office:value-type="float" office:value="54.822034879879" calcext:value-type="float">
            <text:p>54.8220348799</text:p>
          </table:table-cell>
          <table:table-cell table:style-name="ce7" table:formula="of:=[.$H$4]*[.$H$2]/([.$H$3]+[.C273])" office:value-type="float" office:value="4.9727384360013" calcext:value-type="float">
            <text:p>4.972738436</text:p>
          </table:table-cell>
          <table:table-cell table:style-name="ce10" table:formula="of:=1024*[.D273]/[.$H$7]" office:value-type="float" office:value="1018.41683169307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74]-273" office:value-type="float" office:value="262" calcext:value-type="float">
            <text:p>262</text:p>
          </table:table-cell>
          <table:table-cell table:style-name="ce5" office:value-type="float" office:value="535" calcext:value-type="float">
            <text:p>535</text:p>
          </table:table-cell>
          <table:table-cell table:style-name="ce5" table:formula="of:=[.$H$3]*EXP([.$H$5]*((1/[.B274])-(1/[.$H$6])))" office:value-type="float" office:value="54.177256783837" calcext:value-type="float">
            <text:p>54.1772567838</text:p>
          </table:table-cell>
          <table:table-cell table:style-name="ce7" table:formula="of:=[.$H$4]*[.$H$2]/([.$H$3]+[.C274])" office:value-type="float" office:value="4.97305733955144" calcext:value-type="float">
            <text:p>4.9730573396</text:p>
          </table:table-cell>
          <table:table-cell table:style-name="ce10" table:formula="of:=1024*[.D274]/[.$H$7]" office:value-type="float" office:value="1018.48214314013" calcext:value-type="float">
            <text:p>1018</text:p>
          </table:table-cell>
          <table:table-cell table:number-columns-repeated="1019"/>
        </table:table-row>
        <table:table-row table:style-name="ro2">
          <table:table-cell table:style-name="ce2" table:formula="of:=[.B275]-273" office:value-type="float" office:value="263" calcext:value-type="float">
            <text:p>263</text:p>
          </table:table-cell>
          <table:table-cell table:style-name="ce5" office:value-type="float" office:value="536" calcext:value-type="float">
            <text:p>536</text:p>
          </table:table-cell>
          <table:table-cell table:style-name="ce5" table:formula="of:=[.$H$3]*EXP([.$H$5]*((1/[.B275])-(1/[.$H$6])))" office:value-type="float" office:value="53.5424257201623" calcext:value-type="float">
            <text:p>53.5424257202</text:p>
          </table:table-cell>
          <table:table-cell table:style-name="ce7" table:formula="of:=[.$H$4]*[.$H$2]/([.$H$3]+[.C275])" office:value-type="float" office:value="4.97337136332007" calcext:value-type="float">
            <text:p>4.9733713633</text:p>
          </table:table-cell>
          <table:table-cell table:style-name="ce10" table:formula="of:=1024*[.D275]/[.$H$7]" office:value-type="float" office:value="1018.54645520795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76]-273" office:value-type="float" office:value="264" calcext:value-type="float">
            <text:p>264</text:p>
          </table:table-cell>
          <table:table-cell table:style-name="ce5" office:value-type="float" office:value="537" calcext:value-type="float">
            <text:p>537</text:p>
          </table:table-cell>
          <table:table-cell table:style-name="ce5" table:formula="of:=[.$H$3]*EXP([.$H$5]*((1/[.B276])-(1/[.$H$6])))" office:value-type="float" office:value="52.9173563594263" calcext:value-type="float">
            <text:p>52.9173563594</text:p>
          </table:table-cell>
          <table:table-cell table:style-name="ce7" table:formula="of:=[.$H$4]*[.$H$2]/([.$H$3]+[.C276])" office:value-type="float" office:value="4.97368059714231" calcext:value-type="float">
            <text:p>4.9736805971</text:p>
          </table:table-cell>
          <table:table-cell table:style-name="ce10" table:formula="of:=1024*[.D276]/[.$H$7]" office:value-type="float" office:value="1018.60978629474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77]-273" office:value-type="float" office:value="265" calcext:value-type="float">
            <text:p>265</text:p>
          </table:table-cell>
          <table:table-cell table:style-name="ce5" office:value-type="float" office:value="538" calcext:value-type="float">
            <text:p>538</text:p>
          </table:table-cell>
          <table:table-cell table:style-name="ce5" table:formula="of:=[.$H$3]*EXP([.$H$5]*((1/[.B277])-(1/[.$H$6])))" office:value-type="float" office:value="52.3018673772115" calcext:value-type="float">
            <text:p>52.3018673772</text:p>
          </table:table-cell>
          <table:table-cell table:style-name="ce7" table:formula="of:=[.$H$4]*[.$H$2]/([.$H$3]+[.C277])" office:value-type="float" office:value="4.97398512894497" calcext:value-type="float">
            <text:p>4.9739851289</text:p>
          </table:table-cell>
          <table:table-cell table:style-name="ce10" table:formula="of:=1024*[.D277]/[.$H$7]" office:value-type="float" office:value="1018.67215440793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78]-273" office:value-type="float" office:value="266" calcext:value-type="float">
            <text:p>266</text:p>
          </table:table-cell>
          <table:table-cell table:style-name="ce5" office:value-type="float" office:value="539" calcext:value-type="float">
            <text:p>539</text:p>
          </table:table-cell>
          <table:table-cell table:style-name="ce5" table:formula="of:=[.$H$3]*EXP([.$H$5]*((1/[.B278])-(1/[.$H$6])))" office:value-type="float" office:value="51.6957813562284" calcext:value-type="float">
            <text:p>51.6957813562</text:p>
          </table:table-cell>
          <table:table-cell table:style-name="ce7" table:formula="of:=[.$H$4]*[.$H$2]/([.$H$3]+[.C278])" office:value-type="float" office:value="4.97428504479209" calcext:value-type="float">
            <text:p>4.9742850448</text:p>
          </table:table-cell>
          <table:table-cell table:style-name="ce10" table:formula="of:=1024*[.D278]/[.$H$7]" office:value-type="float" office:value="1018.73357717342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79]-273" office:value-type="float" office:value="267" calcext:value-type="float">
            <text:p>267</text:p>
          </table:table-cell>
          <table:table-cell table:style-name="ce5" office:value-type="float" office:value="540" calcext:value-type="float">
            <text:p>540</text:p>
          </table:table-cell>
          <table:table-cell table:style-name="ce5" table:formula="of:=[.$H$3]*EXP([.$H$5]*((1/[.B279])-(1/[.$H$6])))" office:value-type="float" office:value="51.0989246910897" calcext:value-type="float">
            <text:p>51.0989246911</text:p>
          </table:table-cell>
          <table:table-cell table:style-name="ce7" table:formula="of:=[.$H$4]*[.$H$2]/([.$H$3]+[.C279])" office:value-type="float" office:value="4.97458042892924" calcext:value-type="float">
            <text:p>4.9745804289</text:p>
          </table:table-cell>
          <table:table-cell table:style-name="ce10" table:formula="of:=1024*[.D279]/[.$H$7]" office:value-type="float" office:value="1018.79407184471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0]-273" office:value-type="float" office:value="268" calcext:value-type="float">
            <text:p>268</text:p>
          </table:table-cell>
          <table:table-cell table:style-name="ce5" office:value-type="float" office:value="541" calcext:value-type="float">
            <text:p>541</text:p>
          </table:table-cell>
          <table:table-cell table:style-name="ce5" table:formula="of:=[.$H$3]*EXP([.$H$5]*((1/[.B280])-(1/[.$H$6])))" office:value-type="float" office:value="50.5111274956652" calcext:value-type="float">
            <text:p>50.5111274957</text:p>
          </table:table-cell>
          <table:table-cell table:style-name="ce7" table:formula="of:=[.$H$4]*[.$H$2]/([.$H$3]+[.C280])" office:value-type="float" office:value="4.97487136382672" calcext:value-type="float">
            <text:p>4.9748713638</text:p>
          </table:table-cell>
          <table:table-cell table:style-name="ce10" table:formula="of:=1024*[.D280]/[.$H$7]" office:value-type="float" office:value="1018.85365531171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1]-273" office:value-type="float" office:value="269" calcext:value-type="float">
            <text:p>269</text:p>
          </table:table-cell>
          <table:table-cell table:style-name="ce5" office:value-type="float" office:value="542" calcext:value-type="float">
            <text:p>542</text:p>
          </table:table-cell>
          <table:table-cell table:style-name="ce5" table:formula="of:=[.$H$3]*EXP([.$H$5]*((1/[.B281])-(1/[.$H$6])))" office:value-type="float" office:value="49.9322235129389" calcext:value-type="float">
            <text:p>49.9322235129</text:p>
          </table:table-cell>
          <table:table-cell table:style-name="ce7" table:formula="of:=[.$H$4]*[.$H$2]/([.$H$3]+[.C281])" office:value-type="float" office:value="4.9751579302216" calcext:value-type="float">
            <text:p>4.9751579302</text:p>
          </table:table-cell>
          <table:table-cell table:style-name="ce10" table:formula="of:=1024*[.D281]/[.$H$7]" office:value-type="float" office:value="1018.91234410938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2]-273" office:value-type="float" office:value="270" calcext:value-type="float">
            <text:p>270</text:p>
          </table:table-cell>
          <table:table-cell table:style-name="ce5" office:value-type="float" office:value="543" calcext:value-type="float">
            <text:p>543</text:p>
          </table:table-cell>
          <table:table-cell table:style-name="ce5" table:formula="of:=[.$H$3]*EXP([.$H$5]*((1/[.B282])-(1/[.$H$6])))" office:value-type="float" office:value="49.3620500272946" calcext:value-type="float">
            <text:p>49.3620500273</text:p>
          </table:table-cell>
          <table:table-cell table:style-name="ce7" table:formula="of:=[.$H$4]*[.$H$2]/([.$H$3]+[.C282])" office:value-type="float" office:value="4.97544020715864" calcext:value-type="float">
            <text:p>4.9754402072</text:p>
          </table:table-cell>
          <table:table-cell table:style-name="ce10" table:formula="of:=1024*[.D282]/[.$H$7]" office:value-type="float" office:value="1018.97015442609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3]-273" office:value-type="float" office:value="271" calcext:value-type="float">
            <text:p>271</text:p>
          </table:table-cell>
          <table:table-cell table:style-name="ce5" office:value-type="float" office:value="544" calcext:value-type="float">
            <text:p>544</text:p>
          </table:table-cell>
          <table:table-cell table:style-name="ce5" table:formula="of:=[.$H$3]*EXP([.$H$5]*((1/[.B283])-(1/[.$H$6])))" office:value-type="float" office:value="48.8004477791582" calcext:value-type="float">
            <text:p>48.8004477792</text:p>
          </table:table-cell>
          <table:table-cell table:style-name="ce7" table:formula="of:=[.$H$4]*[.$H$2]/([.$H$3]+[.C283])" office:value-type="float" office:value="4.9757182720302" calcext:value-type="float">
            <text:p>4.975718272</text:p>
          </table:table-cell>
          <table:table-cell table:style-name="ce10" table:formula="of:=1024*[.D283]/[.$H$7]" office:value-type="float" office:value="1019.02710211178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4]-273" office:value-type="float" office:value="272" calcext:value-type="float">
            <text:p>272</text:p>
          </table:table-cell>
          <table:table-cell table:style-name="ce5" office:value-type="float" office:value="545" calcext:value-type="float">
            <text:p>545</text:p>
          </table:table-cell>
          <table:table-cell table:style-name="ce5" table:formula="of:=[.$H$3]*EXP([.$H$5]*((1/[.B284])-(1/[.$H$6])))" office:value-type="float" office:value="48.2472608819285" calcext:value-type="float">
            <text:p>48.2472608819</text:p>
          </table:table-cell>
          <table:table-cell table:style-name="ce7" table:formula="of:=[.$H$4]*[.$H$2]/([.$H$3]+[.C284])" office:value-type="float" office:value="4.97599220061505" calcext:value-type="float">
            <text:p>4.9759922006</text:p>
          </table:table-cell>
          <table:table-cell table:style-name="ce10" table:formula="of:=1024*[.D284]/[.$H$7]" office:value-type="float" office:value="1019.08320268596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5]-273" office:value-type="float" office:value="273" calcext:value-type="float">
            <text:p>273</text:p>
          </table:table-cell>
          <table:table-cell table:style-name="ce5" office:value-type="float" office:value="546" calcext:value-type="float">
            <text:p>546</text:p>
          </table:table-cell>
          <table:table-cell table:style-name="ce5" table:formula="of:=[.$H$3]*EXP([.$H$5]*((1/[.B285])-(1/[.$H$6])))" office:value-type="float" office:value="47.7023367411259" calcext:value-type="float">
            <text:p>47.7023367411</text:p>
          </table:table-cell>
          <table:table-cell table:style-name="ce7" table:formula="of:=[.$H$4]*[.$H$2]/([.$H$3]+[.C285])" office:value-type="float" office:value="4.97626206711623" calcext:value-type="float">
            <text:p>4.9762620671</text:p>
          </table:table-cell>
          <table:table-cell table:style-name="ce10" table:formula="of:=1024*[.D285]/[.$H$7]" office:value-type="float" office:value="1019.1384713454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6]-273" office:value-type="float" office:value="274" calcext:value-type="float">
            <text:p>274</text:p>
          </table:table-cell>
          <table:table-cell table:style-name="ce5" office:value-type="float" office:value="547" calcext:value-type="float">
            <text:p>547</text:p>
          </table:table-cell>
          <table:table-cell table:style-name="ce5" table:formula="of:=[.$H$3]*EXP([.$H$5]*((1/[.B286])-(1/[.$H$6])))" office:value-type="float" office:value="47.1655259756984" calcext:value-type="float">
            <text:p>47.1655259757</text:p>
          </table:table-cell>
          <table:table-cell table:style-name="ce7" table:formula="of:=[.$H$4]*[.$H$2]/([.$H$3]+[.C286])" office:value-type="float" office:value="4.97652794419791" calcext:value-type="float">
            <text:p>4.9765279442</text:p>
          </table:table-cell>
          <table:table-cell table:style-name="ce10" table:formula="of:=1024*[.D286]/[.$H$7]" office:value-type="float" office:value="1019.19292297173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7]-273" office:value-type="float" office:value="275" calcext:value-type="float">
            <text:p>275</text:p>
          </table:table-cell>
          <table:table-cell table:style-name="ce5" office:value-type="float" office:value="548" calcext:value-type="float">
            <text:p>548</text:p>
          </table:table-cell>
          <table:table-cell table:style-name="ce5" table:formula="of:=[.$H$3]*EXP([.$H$5]*((1/[.B287])-(1/[.$H$6])))" office:value-type="float" office:value="46.6366823414174" calcext:value-type="float">
            <text:p>46.6366823414</text:p>
          </table:table-cell>
          <table:table-cell table:style-name="ce7" table:formula="of:=[.$H$4]*[.$H$2]/([.$H$3]+[.C287])" office:value-type="float" office:value="4.97678990302128" calcext:value-type="float">
            <text:p>4.976789903</text:p>
          </table:table-cell>
          <table:table-cell table:style-name="ce10" table:formula="of:=1024*[.D287]/[.$H$7]" office:value-type="float" office:value="1019.24657213876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8]-273" office:value-type="float" office:value="276" calcext:value-type="float">
            <text:p>276</text:p>
          </table:table-cell>
          <table:table-cell table:style-name="ce5" office:value-type="float" office:value="549" calcext:value-type="float">
            <text:p>549</text:p>
          </table:table-cell>
          <table:table-cell table:style-name="ce5" table:formula="of:=[.$H$3]*EXP([.$H$5]*((1/[.B288])-(1/[.$H$6])))" office:value-type="float" office:value="46.1156626563064" calcext:value-type="float">
            <text:p>46.1156626563</text:p>
          </table:table-cell>
          <table:table-cell table:style-name="ce7" table:formula="of:=[.$H$4]*[.$H$2]/([.$H$3]+[.C288])" office:value-type="float" office:value="4.97704801327954" calcext:value-type="float">
            <text:p>4.9770480133</text:p>
          </table:table-cell>
          <table:table-cell table:style-name="ce10" table:formula="of:=1024*[.D288]/[.$H$7]" office:value-type="float" office:value="1019.29943311965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89]-273" office:value-type="float" office:value="277" calcext:value-type="float">
            <text:p>277</text:p>
          </table:table-cell>
          <table:table-cell table:style-name="ce5" office:value-type="float" office:value="550" calcext:value-type="float">
            <text:p>550</text:p>
          </table:table-cell>
          <table:table-cell table:style-name="ce5" table:formula="of:=[.$H$3]*EXP([.$H$5]*((1/[.B289])-(1/[.$H$6])))" office:value-type="float" office:value="45.6023267280392" calcext:value-type="float">
            <text:p>45.602326728</text:p>
          </table:table-cell>
          <table:table-cell table:style-name="ce7" table:formula="of:=[.$H$4]*[.$H$2]/([.$H$3]+[.C289])" office:value-type="float" office:value="4.97730234323197" calcext:value-type="float">
            <text:p>4.9773023432</text:p>
          </table:table-cell>
          <table:table-cell table:style-name="ce10" table:formula="of:=1024*[.D289]/[.$H$7]" office:value-type="float" office:value="1019.35151989391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90]-273" office:value-type="float" office:value="278" calcext:value-type="float">
            <text:p>278</text:p>
          </table:table-cell>
          <table:table-cell table:style-name="ce5" office:value-type="float" office:value="551" calcext:value-type="float">
            <text:p>551</text:p>
          </table:table-cell>
          <table:table-cell table:style-name="ce5" table:formula="of:=[.$H$3]*EXP([.$H$5]*((1/[.B290])-(1/[.$H$6])))" office:value-type="float" office:value="45.0965372832548" calcext:value-type="float">
            <text:p>45.0965372833</text:p>
          </table:table-cell>
          <table:table-cell table:style-name="ce7" table:formula="of:=[.$H$4]*[.$H$2]/([.$H$3]+[.C290])" office:value-type="float" office:value="4.97755295973718" calcext:value-type="float">
            <text:p>4.9775529597</text:p>
          </table:table-cell>
          <table:table-cell table:style-name="ce10" table:formula="of:=1024*[.D290]/[.$H$7]" office:value-type="float" office:value="1019.40284615418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91]-273" office:value-type="float" office:value="279" calcext:value-type="float">
            <text:p>279</text:p>
          </table:table-cell>
          <table:table-cell table:style-name="ce5" office:value-type="float" office:value="552" calcext:value-type="float">
            <text:p>552</text:p>
          </table:table-cell>
          <table:table-cell table:style-name="ce5" table:formula="of:=[.$H$3]*EXP([.$H$5]*((1/[.B291])-(1/[.$H$6])))" office:value-type="float" office:value="44.5981598987301" calcext:value-type="float">
            <text:p>44.5981598987</text:p>
          </table:table-cell>
          <table:table-cell table:style-name="ce7" table:formula="of:=[.$H$4]*[.$H$2]/([.$H$3]+[.C291])" office:value-type="float" office:value="4.97779992828544" calcext:value-type="float">
            <text:p>4.9777999283</text:p>
          </table:table-cell>
          <table:table-cell table:style-name="ce10" table:formula="of:=1024*[.D291]/[.$H$7]" office:value-type="float" office:value="1019.45342531286" calcext:value-type="float">
            <text:p>1019</text:p>
          </table:table-cell>
          <table:table-cell table:number-columns-repeated="1019"/>
        </table:table-row>
        <table:table-row table:style-name="ro2">
          <table:table-cell table:style-name="ce2" table:formula="of:=[.B292]-273" office:value-type="float" office:value="280" calcext:value-type="float">
            <text:p>280</text:p>
          </table:table-cell>
          <table:table-cell table:style-name="ce5" office:value-type="float" office:value="553" calcext:value-type="float">
            <text:p>553</text:p>
          </table:table-cell>
          <table:table-cell table:style-name="ce5" table:formula="of:=[.$H$3]*EXP([.$H$5]*((1/[.B292])-(1/[.$H$6])))" office:value-type="float" office:value="44.107062934358" calcext:value-type="float">
            <text:p>44.1070629344</text:p>
          </table:table-cell>
          <table:table-cell table:style-name="ce7" table:formula="of:=[.$H$4]*[.$H$2]/([.$H$3]+[.C292])" office:value-type="float" office:value="4.97804331303022" calcext:value-type="float">
            <text:p>4.978043313</text:p>
          </table:table-cell>
          <table:table-cell table:style-name="ce10" table:formula="of:=1024*[.D292]/[.$H$7]" office:value-type="float" office:value="1019.50327050859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293]-273" office:value-type="float" office:value="281" calcext:value-type="float">
            <text:p>281</text:p>
          </table:table-cell>
          <table:table-cell table:style-name="ce5" office:value-type="float" office:value="554" calcext:value-type="float">
            <text:p>554</text:p>
          </table:table-cell>
          <table:table-cell table:style-name="ce5" table:formula="of:=[.$H$3]*EXP([.$H$5]*((1/[.B293])-(1/[.$H$6])))" office:value-type="float" office:value="43.6231174678801" calcext:value-type="float">
            <text:p>43.6231174679</text:p>
          </table:table-cell>
          <table:table-cell table:style-name="ce7" table:formula="of:=[.$H$4]*[.$H$2]/([.$H$3]+[.C293])" office:value-type="float" office:value="4.97828317681893" calcext:value-type="float">
            <text:p>4.9782831768</text:p>
          </table:table-cell>
          <table:table-cell table:style-name="ce10" table:formula="of:=1024*[.D293]/[.$H$7]" office:value-type="float" office:value="1019.55239461252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294]-273" office:value-type="float" office:value="282" calcext:value-type="float">
            <text:p>282</text:p>
          </table:table-cell>
          <table:table-cell table:style-name="ce5" office:value-type="float" office:value="555" calcext:value-type="float">
            <text:p>555</text:p>
          </table:table-cell>
          <table:table-cell table:style-name="ce5" table:formula="of:=[.$H$3]*EXP([.$H$5]*((1/[.B294])-(1/[.$H$6])))" office:value-type="float" office:value="43.146197231321" calcext:value-type="float">
            <text:p>43.1461972313</text:p>
          </table:table-cell>
          <table:table-cell table:style-name="ce7" table:formula="of:=[.$H$4]*[.$H$2]/([.$H$3]+[.C294])" office:value-type="float" office:value="4.97851958122286" calcext:value-type="float">
            <text:p>4.9785195812</text:p>
          </table:table-cell>
          <table:table-cell table:style-name="ce10" table:formula="of:=1024*[.D294]/[.$H$7]" office:value-type="float" office:value="1019.60081023444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295]-273" office:value-type="float" office:value="283" calcext:value-type="float">
            <text:p>283</text:p>
          </table:table-cell>
          <table:table-cell table:style-name="ce5" office:value-type="float" office:value="556" calcext:value-type="float">
            <text:p>556</text:p>
          </table:table-cell>
          <table:table-cell table:style-name="ce5" table:formula="of:=[.$H$3]*EXP([.$H$5]*((1/[.B295])-(1/[.$H$6])))" office:value-type="float" office:value="42.6761785490779" calcext:value-type="float">
            <text:p>42.6761785491</text:p>
          </table:table-cell>
          <table:table-cell table:style-name="ce7" table:formula="of:=[.$H$4]*[.$H$2]/([.$H$3]+[.C295])" office:value-type="float" office:value="4.9787525865664" calcext:value-type="float">
            <text:p>4.9787525866</text:p>
          </table:table-cell>
          <table:table-cell table:style-name="ce10" table:formula="of:=1024*[.D295]/[.$H$7]" office:value-type="float" office:value="1019.6485297288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296]-273" office:value-type="float" office:value="284" calcext:value-type="float">
            <text:p>284</text:p>
          </table:table-cell>
          <table:table-cell table:style-name="ce5" office:value-type="float" office:value="557" calcext:value-type="float">
            <text:p>557</text:p>
          </table:table-cell>
          <table:table-cell table:style-name="ce5" table:formula="of:=[.$H$3]*EXP([.$H$5]*((1/[.B296])-(1/[.$H$6])))" office:value-type="float" office:value="42.2129402776163" calcext:value-type="float">
            <text:p>42.2129402776</text:p>
          </table:table-cell>
          <table:table-cell table:style-name="ce7" table:formula="of:=[.$H$4]*[.$H$2]/([.$H$3]+[.C296])" office:value-type="float" office:value="4.97898225195549" calcext:value-type="float">
            <text:p>4.978982252</text:p>
          </table:table-cell>
          <table:table-cell table:style-name="ce10" table:formula="of:=1024*[.D296]/[.$H$7]" office:value-type="float" office:value="1019.69556520048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297]-273" office:value-type="float" office:value="285" calcext:value-type="float">
            <text:p>285</text:p>
          </table:table-cell>
          <table:table-cell table:style-name="ce5" office:value-type="float" office:value="558" calcext:value-type="float">
            <text:p>558</text:p>
          </table:table-cell>
          <table:table-cell table:style-name="ce5" table:formula="of:=[.$H$3]*EXP([.$H$5]*((1/[.B297])-(1/[.$H$6])))" office:value-type="float" office:value="41.7563637467281" calcext:value-type="float">
            <text:p>41.7563637467</text:p>
          </table:table-cell>
          <table:table-cell table:style-name="ce7" table:formula="of:=[.$H$4]*[.$H$2]/([.$H$3]+[.C297])" office:value-type="float" office:value="4.97920863530533" calcext:value-type="float">
            <text:p>4.9792086353</text:p>
          </table:table-cell>
          <table:table-cell table:style-name="ce10" table:formula="of:=1024*[.D297]/[.$H$7]" office:value-type="float" office:value="1019.74192851053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298]-273" office:value-type="float" office:value="286" calcext:value-type="float">
            <text:p>286</text:p>
          </table:table-cell>
          <table:table-cell table:style-name="ce5" office:value-type="float" office:value="559" calcext:value-type="float">
            <text:p>559</text:p>
          </table:table-cell>
          <table:table-cell table:style-name="ce5" table:formula="of:=[.$H$3]*EXP([.$H$5]*((1/[.B298])-(1/[.$H$6])))" office:value-type="float" office:value="41.3063327023054" calcext:value-type="float">
            <text:p>41.3063327023</text:p>
          </table:table-cell>
          <table:table-cell table:style-name="ce7" table:formula="of:=[.$H$4]*[.$H$2]/([.$H$3]+[.C298])" office:value-type="float" office:value="4.97943179336747" calcext:value-type="float">
            <text:p>4.9794317934</text:p>
          </table:table-cell>
          <table:table-cell table:style-name="ce10" table:formula="of:=1024*[.D298]/[.$H$7]" office:value-type="float" office:value="1019.78763128166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299]-273" office:value-type="float" office:value="287" calcext:value-type="float">
            <text:p>287</text:p>
          </table:table-cell>
          <table:table-cell table:style-name="ce5" office:value-type="float" office:value="560" calcext:value-type="float">
            <text:p>560</text:p>
          </table:table-cell>
          <table:table-cell table:style-name="ce5" table:formula="of:=[.$H$3]*EXP([.$H$5]*((1/[.B299])-(1/[.$H$6])))" office:value-type="float" office:value="40.8627332505881" calcext:value-type="float">
            <text:p>40.8627332506</text:p>
          </table:table-cell>
          <table:table-cell table:style-name="ce7" table:formula="of:=[.$H$4]*[.$H$2]/([.$H$3]+[.C299])" office:value-type="float" office:value="4.97965178175613" calcext:value-type="float">
            <text:p>4.9796517818</text:p>
          </table:table-cell>
          <table:table-cell table:style-name="ce10" table:formula="of:=1024*[.D299]/[.$H$7]" office:value-type="float" office:value="1019.83268490366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0]-273" office:value-type="float" office:value="288" calcext:value-type="float">
            <text:p>288</text:p>
          </table:table-cell>
          <table:table-cell table:style-name="ce5" office:value-type="float" office:value="561" calcext:value-type="float">
            <text:p>561</text:p>
          </table:table-cell>
          <table:table-cell table:style-name="ce5" table:formula="of:=[.$H$3]*EXP([.$H$5]*((1/[.B300])-(1/[.$H$6])))" office:value-type="float" office:value="40.4254538038447" calcext:value-type="float">
            <text:p>40.4254538038</text:p>
          </table:table-cell>
          <table:table-cell table:style-name="ce7" table:formula="of:=[.$H$4]*[.$H$2]/([.$H$3]+[.C300])" office:value-type="float" office:value="4.97986865497391" calcext:value-type="float">
            <text:p>4.979868655</text:p>
          </table:table-cell>
          <table:table-cell table:style-name="ce10" table:formula="of:=1024*[.D300]/[.$H$7]" office:value-type="float" office:value="1019.87710053866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1]-273" office:value-type="float" office:value="289" calcext:value-type="float">
            <text:p>289</text:p>
          </table:table-cell>
          <table:table-cell table:style-name="ce5" office:value-type="float" office:value="562" calcext:value-type="float">
            <text:p>562</text:p>
          </table:table-cell>
          <table:table-cell table:style-name="ce5" table:formula="of:=[.$H$3]*EXP([.$H$5]*((1/[.B301])-(1/[.$H$6])))" office:value-type="float" office:value="39.9943850274432" calcext:value-type="float">
            <text:p>39.9943850274</text:p>
          </table:table-cell>
          <table:table-cell table:style-name="ce7" table:formula="of:=[.$H$4]*[.$H$2]/([.$H$3]+[.C301])" office:value-type="float" office:value="4.98008246643689" calcext:value-type="float">
            <text:p>4.9800824664</text:p>
          </table:table-cell>
          <table:table-cell table:style-name="ce10" table:formula="of:=1024*[.D301]/[.$H$7]" office:value-type="float" office:value="1019.92088912628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2]-273" office:value-type="float" office:value="290" calcext:value-type="float">
            <text:p>290</text:p>
          </table:table-cell>
          <table:table-cell table:style-name="ce5" office:value-type="float" office:value="563" calcext:value-type="float">
            <text:p>563</text:p>
          </table:table-cell>
          <table:table-cell table:style-name="ce5" table:formula="of:=[.$H$3]*EXP([.$H$5]*((1/[.B302])-(1/[.$H$6])))" office:value-type="float" office:value="39.5694197882758" calcext:value-type="float">
            <text:p>39.5694197883</text:p>
          </table:table-cell>
          <table:table-cell table:style-name="ce7" table:formula="of:=[.$H$4]*[.$H$2]/([.$H$3]+[.C302])" office:value-type="float" office:value="4.980293268499" calcext:value-type="float">
            <text:p>4.9802932685</text:p>
          </table:table-cell>
          <table:table-cell table:style-name="ce10" table:formula="of:=1024*[.D302]/[.$H$7]" office:value-type="float" office:value="1019.9640613886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3]-273" office:value-type="float" office:value="291" calcext:value-type="float">
            <text:p>291</text:p>
          </table:table-cell>
          <table:table-cell table:style-name="ce5" office:value-type="float" office:value="564" calcext:value-type="float">
            <text:p>564</text:p>
          </table:table-cell>
          <table:table-cell table:style-name="ce5" table:formula="of:=[.$H$3]*EXP([.$H$5]*((1/[.B303])-(1/[.$H$6])))" office:value-type="float" office:value="39.1504531044974" calcext:value-type="float">
            <text:p>39.1504531045</text:p>
          </table:table-cell>
          <table:table-cell table:style-name="ce7" table:formula="of:=[.$H$4]*[.$H$2]/([.$H$3]+[.C303])" office:value-type="float" office:value="4.98050111247591" calcext:value-type="float">
            <text:p>4.9805011125</text:p>
          </table:table-cell>
          <table:table-cell table:style-name="ce10" table:formula="of:=1024*[.D303]/[.$H$7]" office:value-type="float" office:value="1020.00662783507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4]-273" office:value-type="float" office:value="292" calcext:value-type="float">
            <text:p>292</text:p>
          </table:table-cell>
          <table:table-cell table:style-name="ce5" office:value-type="float" office:value="565" calcext:value-type="float">
            <text:p>565</text:p>
          </table:table-cell>
          <table:table-cell table:style-name="ce5" table:formula="of:=[.$H$3]*EXP([.$H$5]*((1/[.B304])-(1/[.$H$6])))" office:value-type="float" office:value="38.7373820965422" calcext:value-type="float">
            <text:p>38.7373820965</text:p>
          </table:table-cell>
          <table:table-cell table:style-name="ce7" table:formula="of:=[.$H$4]*[.$H$2]/([.$H$3]+[.C304])" office:value-type="float" office:value="4.98070604866822" calcext:value-type="float">
            <text:p>4.9807060487</text:p>
          </table:table-cell>
          <table:table-cell table:style-name="ce10" table:formula="of:=1024*[.D304]/[.$H$7]" office:value-type="float" office:value="1020.04859876725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5]-273" office:value-type="float" office:value="293" calcext:value-type="float">
            <text:p>293</text:p>
          </table:table-cell>
          <table:table-cell table:style-name="ce5" office:value-type="float" office:value="566" calcext:value-type="float">
            <text:p>566</text:p>
          </table:table-cell>
          <table:table-cell table:style-name="ce5" table:formula="of:=[.$H$3]*EXP([.$H$5]*((1/[.B305])-(1/[.$H$6])))" office:value-type="float" office:value="38.3301059393819" calcext:value-type="float">
            <text:p>38.3301059394</text:p>
          </table:table-cell>
          <table:table-cell table:style-name="ce7" table:formula="of:=[.$H$4]*[.$H$2]/([.$H$3]+[.C305])" office:value-type="float" office:value="4.98090812638414" calcext:value-type="float">
            <text:p>4.9809081264</text:p>
          </table:table-cell>
          <table:table-cell table:style-name="ce10" table:formula="of:=1024*[.D305]/[.$H$7]" office:value-type="float" office:value="1020.08998428347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6]-273" office:value-type="float" office:value="294" calcext:value-type="float">
            <text:p>294</text:p>
          </table:table-cell>
          <table:table-cell table:style-name="ce5" office:value-type="float" office:value="567" calcext:value-type="float">
            <text:p>567</text:p>
          </table:table-cell>
          <table:table-cell table:style-name="ce5" table:formula="of:=[.$H$3]*EXP([.$H$5]*((1/[.B306])-(1/[.$H$6])))" office:value-type="float" office:value="37.9285258159919" calcext:value-type="float">
            <text:p>37.928525816</text:p>
          </table:table-cell>
          <table:table-cell table:style-name="ce7" table:formula="of:=[.$H$4]*[.$H$2]/([.$H$3]+[.C306])" office:value-type="float" office:value="4.98110739396159" calcext:value-type="float">
            <text:p>4.981107394</text:p>
          </table:table-cell>
          <table:table-cell table:style-name="ce10" table:formula="of:=1024*[.D306]/[.$H$7]" office:value-type="float" office:value="1020.13079428333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7]-273" office:value-type="float" office:value="295" calcext:value-type="float">
            <text:p>295</text:p>
          </table:table-cell>
          <table:table-cell table:style-name="ce5" office:value-type="float" office:value="568" calcext:value-type="float">
            <text:p>568</text:p>
          </table:table-cell>
          <table:table-cell table:style-name="ce5" table:formula="of:=[.$H$3]*EXP([.$H$5]*((1/[.B307])-(1/[.$H$6])))" office:value-type="float" office:value="37.5325448719911" calcext:value-type="float">
            <text:p>37.532544872</text:p>
          </table:table-cell>
          <table:table-cell table:style-name="ce7" table:formula="of:=[.$H$4]*[.$H$2]/([.$H$3]+[.C307])" office:value-type="float" office:value="4.98130389878977" calcext:value-type="float">
            <text:p>4.9813038988</text:p>
          </table:table-cell>
          <table:table-cell table:style-name="ce10" table:formula="of:=1024*[.D307]/[.$H$7]" office:value-type="float" office:value="1020.17103847214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8]-273" office:value-type="float" office:value="296" calcext:value-type="float">
            <text:p>296</text:p>
          </table:table-cell>
          <table:table-cell table:style-name="ce5" office:value-type="float" office:value="569" calcext:value-type="float">
            <text:p>569</text:p>
          </table:table-cell>
          <table:table-cell table:style-name="ce5" table:formula="of:=[.$H$3]*EXP([.$H$5]*((1/[.B308])-(1/[.$H$6])))" office:value-type="float" office:value="37.1420681714223" calcext:value-type="float">
            <text:p>37.1420681714</text:p>
          </table:table-cell>
          <table:table-cell table:style-name="ce7" table:formula="of:=[.$H$4]*[.$H$2]/([.$H$3]+[.C308])" office:value-type="float" office:value="4.98149768733014" calcext:value-type="float">
            <text:p>4.9814976873</text:p>
          </table:table-cell>
          <table:table-cell table:style-name="ce10" table:formula="of:=1024*[.D308]/[.$H$7]" office:value-type="float" office:value="1020.21072636521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09]-273" office:value-type="float" office:value="297" calcext:value-type="float">
            <text:p>297</text:p>
          </table:table-cell>
          <table:table-cell table:style-name="ce5" office:value-type="float" office:value="570" calcext:value-type="float">
            <text:p>570</text:p>
          </table:table-cell>
          <table:table-cell table:style-name="ce5" table:formula="of:=[.$H$3]*EXP([.$H$5]*((1/[.B309])-(1/[.$H$6])))" office:value-type="float" office:value="36.7570026536442" calcext:value-type="float">
            <text:p>36.7570026536</text:p>
          </table:table-cell>
          <table:table-cell table:style-name="ce7" table:formula="of:=[.$H$4]*[.$H$2]/([.$H$3]+[.C309])" office:value-type="float" office:value="4.98168880513699" calcext:value-type="float">
            <text:p>4.9816888051</text:p>
          </table:table-cell>
          <table:table-cell table:style-name="ce10" table:formula="of:=1024*[.D309]/[.$H$7]" office:value-type="float" office:value="1020.24986729206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10]-273" office:value-type="float" office:value="298" calcext:value-type="float">
            <text:p>298</text:p>
          </table:table-cell>
          <table:table-cell table:style-name="ce5" office:value-type="float" office:value="571" calcext:value-type="float">
            <text:p>571</text:p>
          </table:table-cell>
          <table:table-cell table:style-name="ce5" table:formula="of:=[.$H$3]*EXP([.$H$5]*((1/[.B310])-(1/[.$H$6])))" office:value-type="float" office:value="36.3772570913006" calcext:value-type="float">
            <text:p>36.3772570913</text:p>
          </table:table-cell>
          <table:table-cell table:style-name="ce7" table:formula="of:=[.$H$4]*[.$H$2]/([.$H$3]+[.C310])" office:value-type="float" office:value="4.98187729687742" calcext:value-type="float">
            <text:p>4.9818772969</text:p>
          </table:table-cell>
          <table:table-cell table:style-name="ce10" table:formula="of:=1024*[.D310]/[.$H$7]" office:value-type="float" office:value="1020.2884704005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11]-273" office:value-type="float" office:value="299" calcext:value-type="float">
            <text:p>299</text:p>
          </table:table-cell>
          <table:table-cell table:style-name="ce5" office:value-type="float" office:value="572" calcext:value-type="float">
            <text:p>572</text:p>
          </table:table-cell>
          <table:table-cell table:style-name="ce5" table:formula="of:=[.$H$3]*EXP([.$H$5]*((1/[.B311])-(1/[.$H$6])))" office:value-type="float" office:value="36.0027420493398" calcext:value-type="float">
            <text:p>36.0027420493</text:p>
          </table:table-cell>
          <table:table-cell table:style-name="ce7" table:formula="of:=[.$H$4]*[.$H$2]/([.$H$3]+[.C311])" office:value-type="float" office:value="4.98206320635082" calcext:value-type="float">
            <text:p>4.9820632064</text:p>
          </table:table-cell>
          <table:table-cell table:style-name="ce10" table:formula="of:=1024*[.D311]/[.$H$7]" office:value-type="float" office:value="1020.32654466065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12]-273" office:value-type="float" office:value="300" calcext:value-type="float">
            <text:p>300</text:p>
          </table:table-cell>
          <table:table-cell table:style-name="ce5" office:value-type="float" office:value="573" calcext:value-type="float">
            <text:p>573</text:p>
          </table:table-cell>
          <table:table-cell table:style-name="ce5" table:formula="of:=[.$H$3]*EXP([.$H$5]*((1/[.B312])-(1/[.$H$6])))" office:value-type="float" office:value="35.6333698450554" calcext:value-type="float">
            <text:p>35.6333698451</text:p>
          </table:table-cell>
          <table:table-cell table:style-name="ce7" table:formula="of:=[.$H$4]*[.$H$2]/([.$H$3]+[.C312])" office:value-type="float" office:value="4.982246576508" calcext:value-type="float">
            <text:p>4.9822465765</text:p>
          </table:table-cell>
          <table:table-cell table:style-name="ce10" table:formula="of:=1024*[.D312]/[.$H$7]" office:value-type="float" office:value="1020.36409886884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13]-273" office:value-type="float" office:value="301" calcext:value-type="float">
            <text:p>301</text:p>
          </table:table-cell>
          <table:table-cell table:style-name="ce5" office:value-type="float" office:value="574" calcext:value-type="float">
            <text:p>574</text:p>
          </table:table-cell>
          <table:table-cell table:style-name="ce5" table:formula="of:=[.$H$3]*EXP([.$H$5]*((1/[.B313])-(1/[.$H$6])))" office:value-type="float" office:value="35.2690545091185" calcext:value-type="float">
            <text:p>35.2690545091</text:p>
          </table:table-cell>
          <table:table-cell table:style-name="ce7" table:formula="of:=[.$H$4]*[.$H$2]/([.$H$3]+[.C313])" office:value-type="float" office:value="4.98242744946969" calcext:value-type="float">
            <text:p>4.9824274495</text:p>
          </table:table-cell>
          <table:table-cell table:style-name="ce10" table:formula="of:=1024*[.D313]/[.$H$7]" office:value-type="float" office:value="1020.40114165139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14]-273" office:value-type="float" office:value="302" calcext:value-type="float">
            <text:p>302</text:p>
          </table:table-cell>
          <table:table-cell table:style-name="ce5" office:value-type="float" office:value="575" calcext:value-type="float">
            <text:p>575</text:p>
          </table:table-cell>
          <table:table-cell table:style-name="ce5" table:formula="of:=[.$H$3]*EXP([.$H$5]*((1/[.B314])-(1/[.$H$6])))" office:value-type="float" office:value="34.9097117475764" calcext:value-type="float">
            <text:p>34.9097117476</text:p>
          </table:table-cell>
          <table:table-cell table:style-name="ce7" table:formula="of:=[.$H$4]*[.$H$2]/([.$H$3]+[.C314])" office:value-type="float" office:value="4.98260586654471" calcext:value-type="float">
            <text:p>4.9826058665</text:p>
          </table:table-cell>
          <table:table-cell table:style-name="ce10" table:formula="of:=1024*[.D314]/[.$H$7]" office:value-type="float" office:value="1020.43768146836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15]-273" office:value-type="float" office:value="303" calcext:value-type="float">
            <text:p>303</text:p>
          </table:table-cell>
          <table:table-cell table:style-name="ce5" office:value-type="float" office:value="576" calcext:value-type="float">
            <text:p>576</text:p>
          </table:table-cell>
          <table:table-cell table:style-name="ce5" table:formula="of:=[.$H$3]*EXP([.$H$5]*((1/[.B315])-(1/[.$H$6])))" office:value-type="float" office:value="34.5552589047904" calcext:value-type="float">
            <text:p>34.5552589048</text:p>
          </table:table-cell>
          <table:table-cell table:style-name="ce7" table:formula="of:=[.$H$4]*[.$H$2]/([.$H$3]+[.C315])" office:value-type="float" office:value="4.98278186824766" calcext:value-type="float">
            <text:p>4.9827818682</text:p>
          </table:table-cell>
          <table:table-cell table:style-name="ce10" table:formula="of:=1024*[.D315]/[.$H$7]" office:value-type="float" office:value="1020.47372661712" calcext:value-type="float">
            <text:p>1020</text:p>
          </table:table-cell>
          <table:table-cell table:number-columns-repeated="1019"/>
        </table:table-row>
        <table:table-row table:style-name="ro2">
          <table:table-cell table:style-name="ce2" table:formula="of:=[.B316]-273" office:value-type="float" office:value="304" calcext:value-type="float">
            <text:p>304</text:p>
          </table:table-cell>
          <table:table-cell table:style-name="ce5" office:value-type="float" office:value="577" calcext:value-type="float">
            <text:p>577</text:p>
          </table:table-cell>
          <table:table-cell table:style-name="ce5" table:formula="of:=[.$H$3]*EXP([.$H$5]*((1/[.B316])-(1/[.$H$6])))" office:value-type="float" office:value="34.2056149272871" calcext:value-type="float">
            <text:p>34.2056149273</text:p>
          </table:table-cell>
          <table:table-cell table:style-name="ce7" table:formula="of:=[.$H$4]*[.$H$2]/([.$H$3]+[.C316])" office:value-type="float" office:value="4.98295549431616" calcext:value-type="float">
            <text:p>4.9829554943</text:p>
          </table:table-cell>
          <table:table-cell table:style-name="ce10" table:formula="of:=1024*[.D316]/[.$H$7]" office:value-type="float" office:value="1020.50928523595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17]-273" office:value-type="float" office:value="305" calcext:value-type="float">
            <text:p>305</text:p>
          </table:table-cell>
          <table:table-cell table:style-name="ce5" office:value-type="float" office:value="578" calcext:value-type="float">
            <text:p>578</text:p>
          </table:table-cell>
          <table:table-cell table:style-name="ce5" table:formula="of:=[.$H$3]*EXP([.$H$5]*((1/[.B317])-(1/[.$H$6])))" office:value-type="float" office:value="33.8607003284991" calcext:value-type="float">
            <text:p>33.8607003285</text:p>
          </table:table-cell>
          <table:table-cell table:style-name="ce7" table:formula="of:=[.$H$4]*[.$H$2]/([.$H$3]+[.C317])" office:value-type="float" office:value="4.98312678372773" calcext:value-type="float">
            <text:p>4.9831267837</text:p>
          </table:table-cell>
          <table:table-cell table:style-name="ce10" table:formula="of:=1024*[.D317]/[.$H$7]" office:value-type="float" office:value="1020.54436530744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18]-273" office:value-type="float" office:value="306" calcext:value-type="float">
            <text:p>306</text:p>
          </table:table-cell>
          <table:table-cell table:style-name="ce5" office:value-type="float" office:value="579" calcext:value-type="float">
            <text:p>579</text:p>
          </table:table-cell>
          <table:table-cell table:style-name="ce5" table:formula="of:=[.$H$3]*EXP([.$H$5]*((1/[.B318])-(1/[.$H$6])))" office:value-type="float" office:value="33.5204371543701" calcext:value-type="float">
            <text:p>33.5204371544</text:p>
          </table:table-cell>
          <table:table-cell table:style-name="ce7" table:formula="of:=[.$H$4]*[.$H$2]/([.$H$3]+[.C318])" office:value-type="float" office:value="4.9832957747162" calcext:value-type="float">
            <text:p>4.9832957747</text:p>
          </table:table-cell>
          <table:table-cell table:style-name="ce10" table:formula="of:=1024*[.D318]/[.$H$7]" office:value-type="float" office:value="1020.57897466188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19]-273" office:value-type="float" office:value="307" calcext:value-type="float">
            <text:p>307</text:p>
          </table:table-cell>
          <table:table-cell table:style-name="ce5" office:value-type="float" office:value="580" calcext:value-type="float">
            <text:p>580</text:p>
          </table:table-cell>
          <table:table-cell table:style-name="ce5" table:formula="of:=[.$H$3]*EXP([.$H$5]*((1/[.B319])-(1/[.$H$6])))" office:value-type="float" office:value="33.1847489498023" calcext:value-type="float">
            <text:p>33.1847489498</text:p>
          </table:table-cell>
          <table:table-cell table:style-name="ce7" table:formula="of:=[.$H$4]*[.$H$2]/([.$H$3]+[.C319])" office:value-type="float" office:value="4.98346250478779" calcext:value-type="float">
            <text:p>4.9834625048</text:p>
          </table:table-cell>
          <table:table-cell table:style-name="ce10" table:formula="of:=1024*[.D319]/[.$H$7]" office:value-type="float" office:value="1020.61312098054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0]-273" office:value-type="float" office:value="308" calcext:value-type="float">
            <text:p>308</text:p>
          </table:table-cell>
          <table:table-cell table:style-name="ce5" office:value-type="float" office:value="581" calcext:value-type="float">
            <text:p>581</text:p>
          </table:table-cell>
          <table:table-cell table:style-name="ce5" table:formula="of:=[.$H$3]*EXP([.$H$5]*((1/[.B320])-(1/[.$H$6])))" office:value-type="float" office:value="32.8535607259223" calcext:value-type="float">
            <text:p>32.8535607259</text:p>
          </table:table-cell>
          <table:table-cell table:style-name="ce7" table:formula="of:=[.$H$4]*[.$H$2]/([.$H$3]+[.C320])" office:value-type="float" office:value="4.98362701073674" calcext:value-type="float">
            <text:p>4.9836270107</text:p>
          </table:table-cell>
          <table:table-cell table:style-name="ce10" table:formula="of:=1024*[.D320]/[.$H$7]" office:value-type="float" office:value="1020.64681179888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1]-273" office:value-type="float" office:value="309" calcext:value-type="float">
            <text:p>309</text:p>
          </table:table-cell>
          <table:table-cell table:style-name="ce5" office:value-type="float" office:value="582" calcext:value-type="float">
            <text:p>582</text:p>
          </table:table-cell>
          <table:table-cell table:style-name="ce5" table:formula="of:=[.$H$3]*EXP([.$H$5]*((1/[.B321])-(1/[.$H$6])))" office:value-type="float" office:value="32.526798928144" calcext:value-type="float">
            <text:p>32.5267989281</text:p>
          </table:table-cell>
          <table:table-cell table:style-name="ce7" table:formula="of:=[.$H$4]*[.$H$2]/([.$H$3]+[.C321])" office:value-type="float" office:value="4.98378932866064" calcext:value-type="float">
            <text:p>4.9837893287</text:p>
          </table:table-cell>
          <table:table-cell table:style-name="ce10" table:formula="of:=1024*[.D321]/[.$H$7]" office:value-type="float" office:value="1020.6800545097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2]-273" office:value-type="float" office:value="310" calcext:value-type="float">
            <text:p>310</text:p>
          </table:table-cell>
          <table:table-cell table:style-name="ce5" office:value-type="float" office:value="583" calcext:value-type="float">
            <text:p>583</text:p>
          </table:table-cell>
          <table:table-cell table:style-name="ce5" table:formula="of:=[.$H$3]*EXP([.$H$5]*((1/[.B322])-(1/[.$H$6])))" office:value-type="float" office:value="32.2043914050075" calcext:value-type="float">
            <text:p>32.204391405</text:p>
          </table:table-cell>
          <table:table-cell table:style-name="ce7" table:formula="of:=[.$H$4]*[.$H$2]/([.$H$3]+[.C322])" office:value-type="float" office:value="4.98394949397532" calcext:value-type="float">
            <text:p>4.983949494</text:p>
          </table:table-cell>
          <table:table-cell table:style-name="ce10" table:formula="of:=1024*[.D322]/[.$H$7]" office:value-type="float" office:value="1020.71285636615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3]-273" office:value-type="float" office:value="311" calcext:value-type="float">
            <text:p>311</text:p>
          </table:table-cell>
          <table:table-cell table:style-name="ce5" office:value-type="float" office:value="584" calcext:value-type="float">
            <text:p>584</text:p>
          </table:table-cell>
          <table:table-cell table:style-name="ce5" table:formula="of:=[.$H$3]*EXP([.$H$5]*((1/[.B323])-(1/[.$H$6])))" office:value-type="float" office:value="31.8862673777724" calcext:value-type="float">
            <text:p>31.8862673778</text:p>
          </table:table-cell>
          <table:table-cell table:style-name="ce7" table:formula="of:=[.$H$4]*[.$H$2]/([.$H$3]+[.C323])" office:value-type="float" office:value="4.98410754142944" calcext:value-type="float">
            <text:p>4.9841075414</text:p>
          </table:table-cell>
          <table:table-cell table:style-name="ce10" table:formula="of:=1024*[.D323]/[.$H$7]" office:value-type="float" office:value="1020.74522448475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4]-273" office:value-type="float" office:value="312" calcext:value-type="float">
            <text:p>312</text:p>
          </table:table-cell>
          <table:table-cell table:style-name="ce5" office:value-type="float" office:value="585" calcext:value-type="float">
            <text:p>585</text:p>
          </table:table-cell>
          <table:table-cell table:style-name="ce5" table:formula="of:=[.$H$3]*EXP([.$H$5]*((1/[.B324])-(1/[.$H$6])))" office:value-type="float" office:value="31.5723574107464" calcext:value-type="float">
            <text:p>31.5723574107</text:p>
          </table:table-cell>
          <table:table-cell table:style-name="ce7" table:formula="of:=[.$H$4]*[.$H$2]/([.$H$3]+[.C324])" office:value-type="float" office:value="4.98426350511871" calcext:value-type="float">
            <text:p>4.9842635051</text:p>
          </table:table-cell>
          <table:table-cell table:style-name="ce10" table:formula="of:=1024*[.D324]/[.$H$7]" office:value-type="float" office:value="1020.77716584831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5]-273" office:value-type="float" office:value="313" calcext:value-type="float">
            <text:p>313</text:p>
          </table:table-cell>
          <table:table-cell table:style-name="ce5" office:value-type="float" office:value="586" calcext:value-type="float">
            <text:p>586</text:p>
          </table:table-cell>
          <table:table-cell table:style-name="ce5" table:formula="of:=[.$H$3]*EXP([.$H$5]*((1/[.B325])-(1/[.$H$6])))" office:value-type="float" office:value="31.2625933823288" calcext:value-type="float">
            <text:p>31.2625933823</text:p>
          </table:table-cell>
          <table:table-cell table:style-name="ce7" table:formula="of:=[.$H$4]*[.$H$2]/([.$H$3]+[.C325])" office:value-type="float" office:value="4.98441741849976" calcext:value-type="float">
            <text:p>4.9844174185</text:p>
          </table:table-cell>
          <table:table-cell table:style-name="ce10" table:formula="of:=1024*[.D325]/[.$H$7]" office:value-type="float" office:value="1020.80868730875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6]-273" office:value-type="float" office:value="314" calcext:value-type="float">
            <text:p>314</text:p>
          </table:table-cell>
          <table:table-cell table:style-name="ce5" office:value-type="float" office:value="587" calcext:value-type="float">
            <text:p>587</text:p>
          </table:table-cell>
          <table:table-cell table:style-name="ce5" table:formula="of:=[.$H$3]*EXP([.$H$5]*((1/[.B326])-(1/[.$H$6])))" office:value-type="float" office:value="30.9569084567505" calcext:value-type="float">
            <text:p>30.9569084568</text:p>
          </table:table-cell>
          <table:table-cell table:style-name="ce7" table:formula="of:=[.$H$4]*[.$H$2]/([.$H$3]+[.C326])" office:value-type="float" office:value="4.98456931440377" calcext:value-type="float">
            <text:p>4.9845693144</text:p>
          </table:table-cell>
          <table:table-cell table:style-name="ce10" table:formula="of:=1024*[.D326]/[.$H$7]" office:value-type="float" office:value="1020.83979558989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7]-273" office:value-type="float" office:value="315" calcext:value-type="float">
            <text:p>315</text:p>
          </table:table-cell>
          <table:table-cell table:style-name="ce5" office:value-type="float" office:value="588" calcext:value-type="float">
            <text:p>588</text:p>
          </table:table-cell>
          <table:table-cell table:style-name="ce5" table:formula="of:=[.$H$3]*EXP([.$H$5]*((1/[.B327])-(1/[.$H$6])))" office:value-type="float" office:value="30.655237056492" calcext:value-type="float">
            <text:p>30.6552370565</text:p>
          </table:table-cell>
          <table:table-cell table:style-name="ce7" table:formula="of:=[.$H$4]*[.$H$2]/([.$H$3]+[.C327])" office:value-type="float" office:value="4.98471922504961" calcext:value-type="float">
            <text:p>4.984719225</text:p>
          </table:table-cell>
          <table:table-cell table:style-name="ce10" table:formula="of:=1024*[.D327]/[.$H$7]" office:value-type="float" office:value="1020.87049729016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8]-273" office:value-type="float" office:value="316" calcext:value-type="float">
            <text:p>316</text:p>
          </table:table-cell>
          <table:table-cell table:style-name="ce5" office:value-type="float" office:value="589" calcext:value-type="float">
            <text:p>589</text:p>
          </table:table-cell>
          <table:table-cell table:style-name="ce5" table:formula="of:=[.$H$3]*EXP([.$H$5]*((1/[.B328])-(1/[.$H$6])))" office:value-type="float" office:value="30.3575148353608" calcext:value-type="float">
            <text:p>30.3575148354</text:p>
          </table:table-cell>
          <table:table-cell table:style-name="ce7" table:formula="of:=[.$H$4]*[.$H$2]/([.$H$3]+[.C328])" office:value-type="float" office:value="4.98486718205684" calcext:value-type="float">
            <text:p>4.9848671821</text:p>
          </table:table-cell>
          <table:table-cell table:style-name="ce10" table:formula="of:=1024*[.D328]/[.$H$7]" office:value-type="float" office:value="1020.90079888524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29]-273" office:value-type="float" office:value="317" calcext:value-type="float">
            <text:p>317</text:p>
          </table:table-cell>
          <table:table-cell table:style-name="ce5" office:value-type="float" office:value="590" calcext:value-type="float">
            <text:p>590</text:p>
          </table:table-cell>
          <table:table-cell table:style-name="ce5" table:formula="of:=[.$H$3]*EXP([.$H$5]*((1/[.B329])-(1/[.$H$6])))" office:value-type="float" office:value="30.0636786522123" calcext:value-type="float">
            <text:p>30.0636786522</text:p>
          </table:table-cell>
          <table:table-cell table:style-name="ce7" table:formula="of:=[.$H$4]*[.$H$2]/([.$H$3]+[.C329])" office:value-type="float" office:value="4.98501321645834" calcext:value-type="float">
            <text:p>4.9850132165</text:p>
          </table:table-cell>
          <table:table-cell table:style-name="ce10" table:formula="of:=1024*[.D329]/[.$H$7]" office:value-type="float" office:value="1020.93070673067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0]-273" office:value-type="float" office:value="318" calcext:value-type="float">
            <text:p>318</text:p>
          </table:table-cell>
          <table:table-cell table:style-name="ce5" office:value-type="float" office:value="591" calcext:value-type="float">
            <text:p>591</text:p>
          </table:table-cell>
          <table:table-cell table:style-name="ce5" table:formula="of:=[.$H$3]*EXP([.$H$5]*((1/[.B330])-(1/[.$H$6])))" office:value-type="float" office:value="29.7736665452956" calcext:value-type="float">
            <text:p>29.7736665453</text:p>
          </table:table-cell>
          <table:table-cell table:style-name="ce7" table:formula="of:=[.$H$4]*[.$H$2]/([.$H$3]+[.C330])" office:value-type="float" office:value="4.98515735871259" calcext:value-type="float">
            <text:p>4.9851573587</text:p>
          </table:table-cell>
          <table:table-cell table:style-name="ce10" table:formula="of:=1024*[.D330]/[.$H$7]" office:value-type="float" office:value="1020.96022706434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1]-273" office:value-type="float" office:value="319" calcext:value-type="float">
            <text:p>319</text:p>
          </table:table-cell>
          <table:table-cell table:style-name="ce5" office:value-type="float" office:value="592" calcext:value-type="float">
            <text:p>592</text:p>
          </table:table-cell>
          <table:table-cell table:style-name="ce5" table:formula="of:=[.$H$3]*EXP([.$H$5]*((1/[.B331])-(1/[.$H$6])))" office:value-type="float" office:value="29.4874177072091" calcext:value-type="float">
            <text:p>29.4874177072</text:p>
          </table:table-cell>
          <table:table-cell table:style-name="ce7" table:formula="of:=[.$H$4]*[.$H$2]/([.$H$3]+[.C331])" office:value-type="float" office:value="4.98529963871576" calcext:value-type="float">
            <text:p>4.9852996387</text:p>
          </table:table-cell>
          <table:table-cell table:style-name="ce10" table:formula="of:=1024*[.D331]/[.$H$7]" office:value-type="float" office:value="1020.98936600899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2]-273" office:value-type="float" office:value="320" calcext:value-type="float">
            <text:p>320</text:p>
          </table:table-cell>
          <table:table-cell table:style-name="ce5" office:value-type="float" office:value="593" calcext:value-type="float">
            <text:p>593</text:p>
          </table:table-cell>
          <table:table-cell table:style-name="ce5" table:formula="of:=[.$H$3]*EXP([.$H$5]*((1/[.B332])-(1/[.$H$6])))" office:value-type="float" office:value="29.2048724604496" calcext:value-type="float">
            <text:p>29.2048724604</text:p>
          </table:table-cell>
          <table:table-cell table:style-name="ce7" table:formula="of:=[.$H$4]*[.$H$2]/([.$H$3]+[.C332])" office:value-type="float" office:value="4.98544008581346" calcext:value-type="float">
            <text:p>4.9854400858</text:p>
          </table:table-cell>
          <table:table-cell table:style-name="ce10" table:formula="of:=1024*[.D332]/[.$H$7]" office:value-type="float" office:value="1021.0181295746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3]-273" office:value-type="float" office:value="321" calcext:value-type="float">
            <text:p>321</text:p>
          </table:table-cell>
          <table:table-cell table:style-name="ce5" office:value-type="float" office:value="594" calcext:value-type="float">
            <text:p>594</text:p>
          </table:table-cell>
          <table:table-cell table:style-name="ce5" table:formula="of:=[.$H$3]*EXP([.$H$5]*((1/[.B333])-(1/[.$H$6])))" office:value-type="float" office:value="28.9259722335389" calcext:value-type="float">
            <text:p>28.9259722335</text:p>
          </table:table-cell>
          <table:table-cell table:style-name="ce7" table:formula="of:=[.$H$4]*[.$H$2]/([.$H$3]+[.C333])" office:value-type="float" office:value="4.98557872881223" calcext:value-type="float">
            <text:p>4.9855787288</text:p>
          </table:table-cell>
          <table:table-cell table:style-name="ce10" table:formula="of:=1024*[.D333]/[.$H$7]" office:value-type="float" office:value="1021.04652366074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4]-273" office:value-type="float" office:value="322" calcext:value-type="float">
            <text:p>322</text:p>
          </table:table-cell>
          <table:table-cell table:style-name="ce5" office:value-type="float" office:value="595" calcext:value-type="float">
            <text:p>595</text:p>
          </table:table-cell>
          <table:table-cell table:style-name="ce5" table:formula="of:=[.$H$3]*EXP([.$H$5]*((1/[.B334])-(1/[.$H$6])))" office:value-type="float" office:value="28.6506595377136" calcext:value-type="float">
            <text:p>28.6506595377</text:p>
          </table:table-cell>
          <table:table-cell table:style-name="ce7" table:formula="of:=[.$H$4]*[.$H$2]/([.$H$3]+[.C334])" office:value-type="float" office:value="4.98571559599074" calcext:value-type="float">
            <text:p>4.985715596</text:p>
          </table:table-cell>
          <table:table-cell table:style-name="ce10" table:formula="of:=1024*[.D334]/[.$H$7]" office:value-type="float" office:value="1021.0745540589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5]-273" office:value-type="float" office:value="323" calcext:value-type="float">
            <text:p>323</text:p>
          </table:table-cell>
          <table:table-cell table:style-name="ce5" office:value-type="float" office:value="596" calcext:value-type="float">
            <text:p>596</text:p>
          </table:table-cell>
          <table:table-cell table:style-name="ce5" table:formula="of:=[.$H$3]*EXP([.$H$5]*((1/[.B335])-(1/[.$H$6])))" office:value-type="float" office:value="28.378877944163" calcext:value-type="float">
            <text:p>28.3788779442</text:p>
          </table:table-cell>
          <table:table-cell table:style-name="ce7" table:formula="of:=[.$H$4]*[.$H$2]/([.$H$3]+[.C335])" office:value-type="float" office:value="4.9858507151108" calcext:value-type="float">
            <text:p>4.9858507151</text:p>
          </table:table-cell>
          <table:table-cell table:style-name="ce10" table:formula="of:=1024*[.D335]/[.$H$7]" office:value-type="float" office:value="1021.10222645469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6]-273" office:value-type="float" office:value="324" calcext:value-type="float">
            <text:p>324</text:p>
          </table:table-cell>
          <table:table-cell table:style-name="ce5" office:value-type="float" office:value="597" calcext:value-type="float">
            <text:p>597</text:p>
          </table:table-cell>
          <table:table-cell table:style-name="ce5" table:formula="of:=[.$H$3]*EXP([.$H$5]*((1/[.B336])-(1/[.$H$6])))" office:value-type="float" office:value="28.1105720618015" calcext:value-type="float">
            <text:p>28.1105720618</text:p>
          </table:table-cell>
          <table:table-cell table:style-name="ce7" table:formula="of:=[.$H$4]*[.$H$2]/([.$H$3]+[.C336])" office:value-type="float" office:value="4.98598411342805" calcext:value-type="float">
            <text:p>4.9859841134</text:p>
          </table:table-cell>
          <table:table-cell table:style-name="ce10" table:formula="of:=1024*[.D336]/[.$H$7]" office:value-type="float" office:value="1021.12954643006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7]-273" office:value-type="float" office:value="325" calcext:value-type="float">
            <text:p>325</text:p>
          </table:table-cell>
          <table:table-cell table:style-name="ce5" office:value-type="float" office:value="598" calcext:value-type="float">
            <text:p>598</text:p>
          </table:table-cell>
          <table:table-cell table:style-name="ce5" table:formula="of:=[.$H$3]*EXP([.$H$5]*((1/[.B337])-(1/[.$H$6])))" office:value-type="float" office:value="27.845687515561" calcext:value-type="float">
            <text:p>27.8456875156</text:p>
          </table:table-cell>
          <table:table-cell table:style-name="ce7" table:formula="of:=[.$H$4]*[.$H$2]/([.$H$3]+[.C337])" office:value-type="float" office:value="4.98611581770239" calcext:value-type="float">
            <text:p>4.9861158177</text:p>
          </table:table-cell>
          <table:table-cell table:style-name="ce10" table:formula="of:=1024*[.D337]/[.$H$7]" office:value-type="float" office:value="1021.15651946545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8]-273" office:value-type="float" office:value="326" calcext:value-type="float">
            <text:p>326</text:p>
          </table:table-cell>
          <table:table-cell table:style-name="ce5" office:value-type="float" office:value="599" calcext:value-type="float">
            <text:p>599</text:p>
          </table:table-cell>
          <table:table-cell table:style-name="ce5" table:formula="of:=[.$H$3]*EXP([.$H$5]*((1/[.B338])-(1/[.$H$6])))" office:value-type="float" office:value="27.5841709251898" calcext:value-type="float">
            <text:p>27.5841709252</text:p>
          </table:table-cell>
          <table:table-cell table:style-name="ce7" table:formula="of:=[.$H$4]*[.$H$2]/([.$H$3]+[.C338])" office:value-type="float" office:value="4.98624585420825" calcext:value-type="float">
            <text:p>4.9862458542</text:p>
          </table:table-cell>
          <table:table-cell table:style-name="ce10" table:formula="of:=1024*[.D338]/[.$H$7]" office:value-type="float" office:value="1021.18315094185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39]-273" office:value-type="float" office:value="327" calcext:value-type="float">
            <text:p>327</text:p>
          </table:table-cell>
          <table:table-cell table:style-name="ce5" office:value-type="float" office:value="600" calcext:value-type="float">
            <text:p>600</text:p>
          </table:table-cell>
          <table:table-cell table:style-name="ce5" table:formula="of:=[.$H$3]*EXP([.$H$5]*((1/[.B339])-(1/[.$H$6])))" office:value-type="float" office:value="27.3259698845462" calcext:value-type="float">
            <text:p>27.3259698845</text:p>
          </table:table-cell>
          <table:table-cell table:style-name="ce7" table:formula="of:=[.$H$4]*[.$H$2]/([.$H$3]+[.C339])" office:value-type="float" office:value="4.98637424874457" calcext:value-type="float">
            <text:p>4.9863742487</text:p>
          </table:table-cell>
          <table:table-cell table:style-name="ce10" table:formula="of:=1024*[.D339]/[.$H$7]" office:value-type="float" office:value="1021.20944614289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0]-273" office:value-type="float" office:value="328" calcext:value-type="float">
            <text:p>328</text:p>
          </table:table-cell>
          <table:table-cell table:style-name="ce5" office:value-type="float" office:value="601" calcext:value-type="float">
            <text:p>601</text:p>
          </table:table-cell>
          <table:table-cell table:style-name="ce5" table:formula="of:=[.$H$3]*EXP([.$H$5]*((1/[.B340])-(1/[.$H$6])))" office:value-type="float" office:value="27.0710329413726" calcext:value-type="float">
            <text:p>27.0710329414</text:p>
          </table:table-cell>
          <table:table-cell table:style-name="ce7" table:formula="of:=[.$H$4]*[.$H$2]/([.$H$3]+[.C340])" office:value-type="float" office:value="4.98650102664455" calcext:value-type="float">
            <text:p>4.9865010266</text:p>
          </table:table-cell>
          <table:table-cell table:style-name="ce10" table:formula="of:=1024*[.D340]/[.$H$7]" office:value-type="float" office:value="1021.2354102568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1]-273" office:value-type="float" office:value="329" calcext:value-type="float">
            <text:p>329</text:p>
          </table:table-cell>
          <table:table-cell table:style-name="ce5" office:value-type="float" office:value="602" calcext:value-type="float">
            <text:p>602</text:p>
          </table:table-cell>
          <table:table-cell table:style-name="ce5" table:formula="of:=[.$H$3]*EXP([.$H$5]*((1/[.B341])-(1/[.$H$6])))" office:value-type="float" office:value="26.819309577539" calcext:value-type="float">
            <text:p>26.8193095775</text:p>
          </table:table-cell>
          <table:table-cell table:style-name="ce7" table:formula="of:=[.$H$4]*[.$H$2]/([.$H$3]+[.C341])" office:value-type="float" office:value="4.98662621278518" calcext:value-type="float">
            <text:p>4.9866262128</text:p>
          </table:table-cell>
          <table:table-cell table:style-name="ce10" table:formula="of:=1024*[.D341]/[.$H$7]" office:value-type="float" office:value="1021.26104837841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2]-273" office:value-type="float" office:value="330" calcext:value-type="float">
            <text:p>330</text:p>
          </table:table-cell>
          <table:table-cell table:style-name="ce5" office:value-type="float" office:value="603" calcext:value-type="float">
            <text:p>603</text:p>
          </table:table-cell>
          <table:table-cell table:style-name="ce5" table:formula="of:=[.$H$3]*EXP([.$H$5]*((1/[.B342])-(1/[.$H$6])))" office:value-type="float" office:value="26.5707501897428" calcext:value-type="float">
            <text:p>26.5707501897</text:p>
          </table:table-cell>
          <table:table-cell table:style-name="ce7" table:formula="of:=[.$H$4]*[.$H$2]/([.$H$3]+[.C342])" office:value-type="float" office:value="4.98674983159659" calcext:value-type="float">
            <text:p>4.9867498316</text:p>
          </table:table-cell>
          <table:table-cell table:style-name="ce10" table:formula="of:=1024*[.D342]/[.$H$7]" office:value-type="float" office:value="1021.28636551098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3]-273" office:value-type="float" office:value="331" calcext:value-type="float">
            <text:p>331</text:p>
          </table:table-cell>
          <table:table-cell table:style-name="ce5" office:value-type="float" office:value="604" calcext:value-type="float">
            <text:p>604</text:p>
          </table:table-cell>
          <table:table-cell table:style-name="ce5" table:formula="of:=[.$H$3]*EXP([.$H$5]*((1/[.B343])-(1/[.$H$6])))" office:value-type="float" office:value="26.3253060706545" calcext:value-type="float">
            <text:p>26.3253060707</text:p>
          </table:table-cell>
          <table:table-cell table:style-name="ce7" table:formula="of:=[.$H$4]*[.$H$2]/([.$H$3]+[.C343])" office:value-type="float" office:value="4.98687190707112" calcext:value-type="float">
            <text:p>4.9868719071</text:p>
          </table:table-cell>
          <table:table-cell table:style-name="ce10" table:formula="of:=1024*[.D343]/[.$H$7]" office:value-type="float" office:value="1021.31136656817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4]-273" office:value-type="float" office:value="332" calcext:value-type="float">
            <text:p>332</text:p>
          </table:table-cell>
          <table:table-cell table:style-name="ce5" office:value-type="float" office:value="605" calcext:value-type="float">
            <text:p>605</text:p>
          </table:table-cell>
          <table:table-cell table:style-name="ce5" table:formula="of:=[.$H$3]*EXP([.$H$5]*((1/[.B344])-(1/[.$H$6])))" office:value-type="float" office:value="26.0829293904968" calcext:value-type="float">
            <text:p>26.0829293905</text:p>
          </table:table-cell>
          <table:table-cell table:style-name="ce7" table:formula="of:=[.$H$4]*[.$H$2]/([.$H$3]+[.C344])" office:value-type="float" office:value="4.98699246277226" calcext:value-type="float">
            <text:p>4.9869924628</text:p>
          </table:table-cell>
          <table:table-cell table:style-name="ce10" table:formula="of:=1024*[.D344]/[.$H$7]" office:value-type="float" office:value="1021.33605637576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5]-273" office:value-type="float" office:value="333" calcext:value-type="float">
            <text:p>333</text:p>
          </table:table-cell>
          <table:table-cell table:style-name="ce5" office:value-type="float" office:value="606" calcext:value-type="float">
            <text:p>606</text:p>
          </table:table-cell>
          <table:table-cell table:style-name="ce5" table:formula="of:=[.$H$3]*EXP([.$H$5]*((1/[.B345])-(1/[.$H$6])))" office:value-type="float" office:value="25.8435731790473" calcext:value-type="float">
            <text:p>25.843573179</text:p>
          </table:table-cell>
          <table:table-cell table:style-name="ce7" table:formula="of:=[.$H$4]*[.$H$2]/([.$H$3]+[.C345])" office:value-type="float" office:value="4.98711152184332" calcext:value-type="float">
            <text:p>4.9871115218</text:p>
          </table:table-cell>
          <table:table-cell table:style-name="ce10" table:formula="of:=1024*[.D345]/[.$H$7]" office:value-type="float" office:value="1021.36043967351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6]-273" office:value-type="float" office:value="334" calcext:value-type="float">
            <text:p>334</text:p>
          </table:table-cell>
          <table:table-cell table:style-name="ce5" office:value-type="float" office:value="607" calcext:value-type="float">
            <text:p>607</text:p>
          </table:table-cell>
          <table:table-cell table:style-name="ce5" table:formula="of:=[.$H$3]*EXP([.$H$5]*((1/[.B346])-(1/[.$H$6])))" office:value-type="float" office:value="25.6071913080528" calcext:value-type="float">
            <text:p>25.6071913081</text:p>
          </table:table-cell>
          <table:table-cell table:style-name="ce7" table:formula="of:=[.$H$4]*[.$H$2]/([.$H$3]+[.C346])" office:value-type="float" office:value="4.98722910701596" calcext:value-type="float">
            <text:p>4.987229107</text:p>
          </table:table-cell>
          <table:table-cell table:style-name="ce10" table:formula="of:=1024*[.D346]/[.$H$7]" office:value-type="float" office:value="1021.38452111687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7]-273" office:value-type="float" office:value="335" calcext:value-type="float">
            <text:p>335</text:p>
          </table:table-cell>
          <table:table-cell table:style-name="ce5" office:value-type="float" office:value="608" calcext:value-type="float">
            <text:p>608</text:p>
          </table:table-cell>
          <table:table-cell table:style-name="ce5" table:formula="of:=[.$H$3]*EXP([.$H$5]*((1/[.B347])-(1/[.$H$6])))" office:value-type="float" office:value="25.3737384740459" calcext:value-type="float">
            <text:p>25.373738474</text:p>
          </table:table-cell>
          <table:table-cell table:style-name="ce7" table:formula="of:=[.$H$4]*[.$H$2]/([.$H$3]+[.C347])" office:value-type="float" office:value="4.98734524061848" calcext:value-type="float">
            <text:p>4.9873452406</text:p>
          </table:table-cell>
          <table:table-cell table:style-name="ce10" table:formula="of:=1024*[.D347]/[.$H$7]" office:value-type="float" office:value="1021.40830527866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8]-273" office:value-type="float" office:value="336" calcext:value-type="float">
            <text:p>336</text:p>
          </table:table-cell>
          <table:table-cell table:style-name="ce5" office:value-type="float" office:value="609" calcext:value-type="float">
            <text:p>609</text:p>
          </table:table-cell>
          <table:table-cell table:style-name="ce5" table:formula="of:=[.$H$3]*EXP([.$H$5]*((1/[.B348])-(1/[.$H$6])))" office:value-type="float" office:value="25.1431701815533" calcext:value-type="float">
            <text:p>25.1431701816</text:p>
          </table:table-cell>
          <table:table-cell table:style-name="ce7" table:formula="of:=[.$H$4]*[.$H$2]/([.$H$3]+[.C348])" office:value-type="float" office:value="4.98745994458397" calcext:value-type="float">
            <text:p>4.9874599446</text:p>
          </table:table-cell>
          <table:table-cell table:style-name="ce10" table:formula="of:=1024*[.D348]/[.$H$7]" office:value-type="float" office:value="1021.4317966508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49]-273" office:value-type="float" office:value="337" calcext:value-type="float">
            <text:p>337</text:p>
          </table:table-cell>
          <table:table-cell table:style-name="ce5" office:value-type="float" office:value="610" calcext:value-type="float">
            <text:p>610</text:p>
          </table:table-cell>
          <table:table-cell table:style-name="ce5" table:formula="of:=[.$H$3]*EXP([.$H$5]*((1/[.B349])-(1/[.$H$6])))" office:value-type="float" office:value="24.9154427266855" calcext:value-type="float">
            <text:p>24.9154427267</text:p>
          </table:table-cell>
          <table:table-cell table:style-name="ce7" table:formula="of:=[.$H$4]*[.$H$2]/([.$H$3]+[.C349])" office:value-type="float" office:value="4.98757324045822" calcext:value-type="float">
            <text:p>4.9875732405</text:p>
          </table:table-cell>
          <table:table-cell table:style-name="ce10" table:formula="of:=1024*[.D349]/[.$H$7]" office:value-type="float" office:value="1021.45499964584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50]-273" office:value-type="float" office:value="338" calcext:value-type="float">
            <text:p>338</text:p>
          </table:table-cell>
          <table:table-cell table:style-name="ce5" office:value-type="float" office:value="611" calcext:value-type="float">
            <text:p>611</text:p>
          </table:table-cell>
          <table:table-cell table:style-name="ce5" table:formula="of:=[.$H$3]*EXP([.$H$5]*((1/[.B350])-(1/[.$H$6])))" office:value-type="float" office:value="24.6905131810999" calcext:value-type="float">
            <text:p>24.6905131811</text:p>
          </table:table-cell>
          <table:table-cell table:style-name="ce7" table:formula="of:=[.$H$4]*[.$H$2]/([.$H$3]+[.C350])" office:value-type="float" office:value="4.98768514940754" calcext:value-type="float">
            <text:p>4.9876851494</text:p>
          </table:table-cell>
          <table:table-cell table:style-name="ce10" table:formula="of:=1024*[.D350]/[.$H$7]" office:value-type="float" office:value="1021.47791859866" calcext:value-type="float">
            <text:p>1021</text:p>
          </table:table-cell>
          <table:table-cell table:number-columns-repeated="1019"/>
        </table:table-row>
        <table:table-row table:style-name="ro2">
          <table:table-cell table:style-name="ce2" table:formula="of:=[.B351]-273" office:value-type="float" office:value="339" calcext:value-type="float">
            <text:p>339</text:p>
          </table:table-cell>
          <table:table-cell table:style-name="ce5" office:value-type="float" office:value="612" calcext:value-type="float">
            <text:p>612</text:p>
          </table:table-cell>
          <table:table-cell table:style-name="ce5" table:formula="of:=[.$H$3]*EXP([.$H$5]*((1/[.B351])-(1/[.$H$6])))" office:value-type="float" office:value="24.4683393763256" calcext:value-type="float">
            <text:p>24.4683393763</text:p>
          </table:table-cell>
          <table:table-cell table:style-name="ce7" table:formula="of:=[.$H$4]*[.$H$2]/([.$H$3]+[.C351])" office:value-type="float" office:value="4.98779569222628" calcext:value-type="float">
            <text:p>4.9877956922</text:p>
          </table:table-cell>
          <table:table-cell table:style-name="ce10" table:formula="of:=1024*[.D351]/[.$H$7]" office:value-type="float" office:value="1021.50055776794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2]-273" office:value-type="float" office:value="340" calcext:value-type="float">
            <text:p>340</text:p>
          </table:table-cell>
          <table:table-cell table:style-name="ce5" office:value-type="float" office:value="613" calcext:value-type="float">
            <text:p>613</text:p>
          </table:table-cell>
          <table:table-cell table:style-name="ce5" table:formula="of:=[.$H$3]*EXP([.$H$5]*((1/[.B352])-(1/[.$H$6])))" office:value-type="float" office:value="24.2488798884435" calcext:value-type="float">
            <text:p>24.2488798884</text:p>
          </table:table-cell>
          <table:table-cell table:style-name="ce7" table:formula="of:=[.$H$4]*[.$H$2]/([.$H$3]+[.C352])" office:value-type="float" office:value="4.98790488934433" calcext:value-type="float">
            <text:p>4.9879048893</text:p>
          </table:table-cell>
          <table:table-cell table:style-name="ce10" table:formula="of:=1024*[.D352]/[.$H$7]" office:value-type="float" office:value="1021.52292133772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3]-273" office:value-type="float" office:value="341" calcext:value-type="float">
            <text:p>341</text:p>
          </table:table-cell>
          <table:table-cell table:style-name="ce5" office:value-type="float" office:value="614" calcext:value-type="float">
            <text:p>614</text:p>
          </table:table-cell>
          <table:table-cell table:style-name="ce5" table:formula="of:=[.$H$3]*EXP([.$H$5]*((1/[.B353])-(1/[.$H$6])))" office:value-type="float" office:value="24.0320940231105" calcext:value-type="float">
            <text:p>24.0320940231</text:p>
          </table:table-cell>
          <table:table-cell table:style-name="ce7" table:formula="of:=[.$H$4]*[.$H$2]/([.$H$3]+[.C353])" office:value-type="float" office:value="4.98801276083432" calcext:value-type="float">
            <text:p>4.9880127608</text:p>
          </table:table-cell>
          <table:table-cell table:style-name="ce10" table:formula="of:=1024*[.D353]/[.$H$7]" office:value-type="float" office:value="1021.54501341887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4]-273" office:value-type="float" office:value="342" calcext:value-type="float">
            <text:p>342</text:p>
          </table:table-cell>
          <table:table-cell table:style-name="ce5" office:value-type="float" office:value="615" calcext:value-type="float">
            <text:p>615</text:p>
          </table:table-cell>
          <table:table-cell table:style-name="ce5" table:formula="of:=[.$H$3]*EXP([.$H$5]*((1/[.B354])-(1/[.$H$6])))" office:value-type="float" office:value="23.8179418009208" calcext:value-type="float">
            <text:p>23.8179418009</text:p>
          </table:table-cell>
          <table:table-cell table:style-name="ce7" table:formula="of:=[.$H$4]*[.$H$2]/([.$H$3]+[.C354])" office:value-type="float" office:value="4.98811932641873" calcext:value-type="float">
            <text:p>4.9881193264</text:p>
          </table:table-cell>
          <table:table-cell table:style-name="ce10" table:formula="of:=1024*[.D354]/[.$H$7]" office:value-type="float" office:value="1021.56683805056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5]-273" office:value-type="float" office:value="343" calcext:value-type="float">
            <text:p>343</text:p>
          </table:table-cell>
          <table:table-cell table:style-name="ce5" office:value-type="float" office:value="616" calcext:value-type="float">
            <text:p>616</text:p>
          </table:table-cell>
          <table:table-cell table:style-name="ce5" table:formula="of:=[.$H$3]*EXP([.$H$5]*((1/[.B355])-(1/[.$H$6])))" office:value-type="float" office:value="23.6063839430956" calcext:value-type="float">
            <text:p>23.6063839431</text:p>
          </table:table-cell>
          <table:table-cell table:style-name="ce7" table:formula="of:=[.$H$4]*[.$H$2]/([.$H$3]+[.C355])" office:value-type="float" office:value="4.98822460547687" calcext:value-type="float">
            <text:p>4.9882246055</text:p>
          </table:table-cell>
          <table:table-cell table:style-name="ce10" table:formula="of:=1024*[.D355]/[.$H$7]" office:value-type="float" office:value="1021.58839920166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6]-273" office:value-type="float" office:value="344" calcext:value-type="float">
            <text:p>344</text:p>
          </table:table-cell>
          <table:table-cell table:style-name="ce5" office:value-type="float" office:value="617" calcext:value-type="float">
            <text:p>617</text:p>
          </table:table-cell>
          <table:table-cell table:style-name="ce5" table:formula="of:=[.$H$3]*EXP([.$H$5]*((1/[.B356])-(1/[.$H$6])))" office:value-type="float" office:value="23.3973818574925" calcext:value-type="float">
            <text:p>23.3973818575</text:p>
          </table:table-cell>
          <table:table-cell table:style-name="ce7" table:formula="of:=[.$H$4]*[.$H$2]/([.$H$3]+[.C356])" office:value-type="float" office:value="4.98832861705162" calcext:value-type="float">
            <text:p>4.9883286171</text:p>
          </table:table-cell>
          <table:table-cell table:style-name="ce10" table:formula="of:=1024*[.D356]/[.$H$7]" office:value-type="float" office:value="1021.60970077217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7]-273" office:value-type="float" office:value="345" calcext:value-type="float">
            <text:p>345</text:p>
          </table:table-cell>
          <table:table-cell table:style-name="ce5" office:value-type="float" office:value="618" calcext:value-type="float">
            <text:p>618</text:p>
          </table:table-cell>
          <table:table-cell table:style-name="ce5" table:formula="of:=[.$H$3]*EXP([.$H$5]*((1/[.B357])-(1/[.$H$6])))" office:value-type="float" office:value="23.1908976249277" calcext:value-type="float">
            <text:p>23.1908976249</text:p>
          </table:table-cell>
          <table:table-cell table:style-name="ce7" table:formula="of:=[.$H$4]*[.$H$2]/([.$H$3]+[.C357])" office:value-type="float" office:value="4.98843137985608" calcext:value-type="float">
            <text:p>4.9884313799</text:p>
          </table:table-cell>
          <table:table-cell table:style-name="ce10" table:formula="of:=1024*[.D357]/[.$H$7]" office:value-type="float" office:value="1021.63074659453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8]-273" office:value-type="float" office:value="346" calcext:value-type="float">
            <text:p>346</text:p>
          </table:table-cell>
          <table:table-cell table:style-name="ce5" office:value-type="float" office:value="619" calcext:value-type="float">
            <text:p>619</text:p>
          </table:table-cell>
          <table:table-cell table:style-name="ce5" table:formula="of:=[.$H$3]*EXP([.$H$5]*((1/[.B358])-(1/[.$H$6])))" office:value-type="float" office:value="22.9868939858021" calcext:value-type="float">
            <text:p>22.9868939858</text:p>
          </table:table-cell>
          <table:table-cell table:style-name="ce7" table:formula="of:=[.$H$4]*[.$H$2]/([.$H$3]+[.C358])" office:value-type="float" office:value="4.98853291228007" calcext:value-type="float">
            <text:p>4.9885329123</text:p>
          </table:table-cell>
          <table:table-cell table:style-name="ce10" table:formula="of:=1024*[.D358]/[.$H$7]" office:value-type="float" office:value="1021.65154043496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59]-273" office:value-type="float" office:value="347" calcext:value-type="float">
            <text:p>347</text:p>
          </table:table-cell>
          <table:table-cell table:style-name="ce5" office:value-type="float" office:value="620" calcext:value-type="float">
            <text:p>620</text:p>
          </table:table-cell>
          <table:table-cell table:style-name="ce5" table:formula="of:=[.$H$3]*EXP([.$H$5]*((1/[.B359])-(1/[.$H$6])))" office:value-type="float" office:value="22.7853343270253" calcext:value-type="float">
            <text:p>22.785334327</text:p>
          </table:table-cell>
          <table:table-cell table:style-name="ce7" table:formula="of:=[.$H$4]*[.$H$2]/([.$H$3]+[.C359])" office:value-type="float" office:value="4.98863323239649" calcext:value-type="float">
            <text:p>4.9886332324</text:p>
          </table:table-cell>
          <table:table-cell table:style-name="ce10" table:formula="of:=1024*[.D359]/[.$H$7]" office:value-type="float" office:value="1021.6720859948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0]-273" office:value-type="float" office:value="348" calcext:value-type="float">
            <text:p>348</text:p>
          </table:table-cell>
          <table:table-cell table:style-name="ce5" office:value-type="float" office:value="621" calcext:value-type="float">
            <text:p>621</text:p>
          </table:table-cell>
          <table:table-cell table:style-name="ce5" table:formula="of:=[.$H$3]*EXP([.$H$5]*((1/[.B360])-(1/[.$H$6])))" office:value-type="float" office:value="22.5861826692285" calcext:value-type="float">
            <text:p>22.5861826692</text:p>
          </table:table-cell>
          <table:table-cell table:style-name="ce7" table:formula="of:=[.$H$4]*[.$H$2]/([.$H$3]+[.C360])" office:value-type="float" office:value="4.98873235796751" calcext:value-type="float">
            <text:p>4.988732358</text:p>
          </table:table-cell>
          <table:table-cell table:style-name="ce10" table:formula="of:=1024*[.D360]/[.$H$7]" office:value-type="float" office:value="1021.69238691175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1]-273" office:value-type="float" office:value="349" calcext:value-type="float">
            <text:p>349</text:p>
          </table:table-cell>
          <table:table-cell table:style-name="ce5" office:value-type="float" office:value="622" calcext:value-type="float">
            <text:p>622</text:p>
          </table:table-cell>
          <table:table-cell table:style-name="ce5" table:formula="of:=[.$H$3]*EXP([.$H$5]*((1/[.B361])-(1/[.$H$6])))" office:value-type="float" office:value="22.3894036542613" calcext:value-type="float">
            <text:p>22.3894036543</text:p>
          </table:table-cell>
          <table:table-cell table:style-name="ce7" table:formula="of:=[.$H$4]*[.$H$2]/([.$H$3]+[.C361])" office:value-type="float" office:value="4.98883030645063" calcext:value-type="float">
            <text:p>4.9888303065</text:p>
          </table:table-cell>
          <table:table-cell table:style-name="ce10" table:formula="of:=1024*[.D361]/[.$H$7]" office:value-type="float" office:value="1021.71244676109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2]-273" office:value-type="float" office:value="350" calcext:value-type="float">
            <text:p>350</text:p>
          </table:table-cell>
          <table:table-cell table:style-name="ce5" office:value-type="float" office:value="623" calcext:value-type="float">
            <text:p>623</text:p>
          </table:table-cell>
          <table:table-cell table:style-name="ce5" table:formula="of:=[.$H$3]*EXP([.$H$5]*((1/[.B362])-(1/[.$H$6])))" office:value-type="float" office:value="22.1949625329632" calcext:value-type="float">
            <text:p>22.194962533</text:p>
          </table:table-cell>
          <table:table-cell table:style-name="ce7" table:formula="of:=[.$H$4]*[.$H$2]/([.$H$3]+[.C362])" office:value-type="float" office:value="4.98892709500467" calcext:value-type="float">
            <text:p>4.988927095</text:p>
          </table:table-cell>
          <table:table-cell table:style-name="ce10" table:formula="of:=1024*[.D362]/[.$H$7]" office:value-type="float" office:value="1021.73226905696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3]-273" office:value-type="float" office:value="351" calcext:value-type="float">
            <text:p>351</text:p>
          </table:table-cell>
          <table:table-cell table:style-name="ce5" office:value-type="float" office:value="624" calcext:value-type="float">
            <text:p>624</text:p>
          </table:table-cell>
          <table:table-cell table:style-name="ce5" table:formula="of:=[.$H$3]*EXP([.$H$5]*((1/[.B363])-(1/[.$H$6])))" office:value-type="float" office:value="22.0028251532049" calcext:value-type="float">
            <text:p>22.0028251532</text:p>
          </table:table-cell>
          <table:table-cell table:style-name="ce7" table:formula="of:=[.$H$4]*[.$H$2]/([.$H$3]+[.C363])" office:value-type="float" office:value="4.98902274049555" calcext:value-type="float">
            <text:p>4.9890227405</text:p>
          </table:table-cell>
          <table:table-cell table:style-name="ce10" table:formula="of:=1024*[.D363]/[.$H$7]" office:value-type="float" office:value="1021.75185725349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4]-273" office:value-type="float" office:value="352" calcext:value-type="float">
            <text:p>352</text:p>
          </table:table-cell>
          <table:table-cell table:style-name="ce5" office:value-type="float" office:value="625" calcext:value-type="float">
            <text:p>625</text:p>
          </table:table-cell>
          <table:table-cell table:style-name="ce5" table:formula="of:=[.$H$3]*EXP([.$H$5]*((1/[.B364])-(1/[.$H$6])))" office:value-type="float" office:value="21.8129579481921" calcext:value-type="float">
            <text:p>21.8129579482</text:p>
          </table:table-cell>
          <table:table-cell table:style-name="ce7" table:formula="of:=[.$H$4]*[.$H$2]/([.$H$3]+[.C364])" office:value-type="float" office:value="4.98911725950199" calcext:value-type="float">
            <text:p>4.9891172595</text:p>
          </table:table-cell>
          <table:table-cell table:style-name="ce10" table:formula="of:=1024*[.D364]/[.$H$7]" office:value-type="float" office:value="1021.77121474601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5]-273" office:value-type="float" office:value="353" calcext:value-type="float">
            <text:p>353</text:p>
          </table:table-cell>
          <table:table-cell table:style-name="ce5" office:value-type="float" office:value="626" calcext:value-type="float">
            <text:p>626</text:p>
          </table:table-cell>
          <table:table-cell table:style-name="ce5" table:formula="of:=[.$H$3]*EXP([.$H$5]*((1/[.B365])-(1/[.$H$6])))" office:value-type="float" office:value="21.6253279250255" calcext:value-type="float">
            <text:p>21.625327925</text:p>
          </table:table-cell>
          <table:table-cell table:style-name="ce7" table:formula="of:=[.$H$4]*[.$H$2]/([.$H$3]+[.C365])" office:value-type="float" office:value="4.98921066832105" calcext:value-type="float">
            <text:p>4.9892106683</text:p>
          </table:table-cell>
          <table:table-cell table:style-name="ce10" table:formula="of:=1024*[.D365]/[.$H$7]" office:value-type="float" office:value="1021.79034487215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6]-273" office:value-type="float" office:value="354" calcext:value-type="float">
            <text:p>354</text:p>
          </table:table-cell>
          <table:table-cell table:style-name="ce5" office:value-type="float" office:value="627" calcext:value-type="float">
            <text:p>627</text:p>
          </table:table-cell>
          <table:table-cell table:style-name="ce5" table:formula="of:=[.$H$3]*EXP([.$H$5]*((1/[.B366])-(1/[.$H$6])))" office:value-type="float" office:value="21.4399026535111" calcext:value-type="float">
            <text:p>21.4399026535</text:p>
          </table:table-cell>
          <table:table-cell table:style-name="ce7" table:formula="of:=[.$H$4]*[.$H$2]/([.$H$3]+[.C366])" office:value-type="float" office:value="4.98930298297362" calcext:value-type="float">
            <text:p>4.989302983</text:p>
          </table:table-cell>
          <table:table-cell table:style-name="ce10" table:formula="of:=1024*[.D366]/[.$H$7]" office:value-type="float" office:value="1021.809250913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7]-273" office:value-type="float" office:value="355" calcext:value-type="float">
            <text:p>355</text:p>
          </table:table-cell>
          <table:table-cell table:style-name="ce5" office:value-type="float" office:value="628" calcext:value-type="float">
            <text:p>628</text:p>
          </table:table-cell>
          <table:table-cell table:style-name="ce5" table:formula="of:=[.$H$3]*EXP([.$H$5]*((1/[.B367])-(1/[.$H$6])))" office:value-type="float" office:value="21.2566502552137" calcext:value-type="float">
            <text:p>21.2566502552</text:p>
          </table:table-cell>
          <table:table-cell table:style-name="ce7" table:formula="of:=[.$H$4]*[.$H$2]/([.$H$3]+[.C367])" office:value-type="float" office:value="4.98939421920969" calcext:value-type="float">
            <text:p>4.9893942192</text:p>
          </table:table-cell>
          <table:table-cell table:style-name="ce10" table:formula="of:=1024*[.D367]/[.$H$7]" office:value-type="float" office:value="1021.82793609414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8]-273" office:value-type="float" office:value="356" calcext:value-type="float">
            <text:p>356</text:p>
          </table:table-cell>
          <table:table-cell table:style-name="ce5" office:value-type="float" office:value="629" calcext:value-type="float">
            <text:p>629</text:p>
          </table:table-cell>
          <table:table-cell table:style-name="ce5" table:formula="of:=[.$H$3]*EXP([.$H$5]*((1/[.B368])-(1/[.$H$6])))" office:value-type="float" office:value="21.0755393927502" calcext:value-type="float">
            <text:p>21.0755393928</text:p>
          </table:table-cell>
          <table:table-cell table:style-name="ce7" table:formula="of:=[.$H$4]*[.$H$2]/([.$H$3]+[.C368])" office:value-type="float" office:value="4.98948439251361" calcext:value-type="float">
            <text:p>4.9894843925</text:p>
          </table:table-cell>
          <table:table-cell table:style-name="ce10" table:formula="of:=1024*[.D368]/[.$H$7]" office:value-type="float" office:value="1021.84640358679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69]-273" office:value-type="float" office:value="357" calcext:value-type="float">
            <text:p>357</text:p>
          </table:table-cell>
          <table:table-cell table:style-name="ce5" office:value-type="float" office:value="630" calcext:value-type="float">
            <text:p>630</text:p>
          </table:table-cell>
          <table:table-cell table:style-name="ce5" table:formula="of:=[.$H$3]*EXP([.$H$5]*((1/[.B369])-(1/[.$H$6])))" office:value-type="float" office:value="20.8965392593131" calcext:value-type="float">
            <text:p>20.8965392593</text:p>
          </table:table-cell>
          <table:table-cell table:style-name="ce7" table:formula="of:=[.$H$4]*[.$H$2]/([.$H$3]+[.C369])" office:value-type="float" office:value="4.98957351810916" calcext:value-type="float">
            <text:p>4.9895735181</text:p>
          </table:table-cell>
          <table:table-cell table:style-name="ce10" table:formula="of:=1024*[.D369]/[.$H$7]" office:value-type="float" office:value="1021.86465650876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0]-273" office:value-type="float" office:value="358" calcext:value-type="float">
            <text:p>358</text:p>
          </table:table-cell>
          <table:table-cell table:style-name="ce5" office:value-type="float" office:value="631" calcext:value-type="float">
            <text:p>631</text:p>
          </table:table-cell>
          <table:table-cell table:style-name="ce5" table:formula="of:=[.$H$3]*EXP([.$H$5]*((1/[.B370])-(1/[.$H$6])))" office:value-type="float" office:value="20.7196195684233" calcext:value-type="float">
            <text:p>20.7196195684</text:p>
          </table:table-cell>
          <table:table-cell table:style-name="ce7" table:formula="of:=[.$H$4]*[.$H$2]/([.$H$3]+[.C370])" office:value-type="float" office:value="4.98966161096457" calcext:value-type="float">
            <text:p>4.989661611</text:p>
          </table:table-cell>
          <table:table-cell table:style-name="ce10" table:formula="of:=1024*[.D370]/[.$H$7]" office:value-type="float" office:value="1021.88269792554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1]-273" office:value-type="float" office:value="359" calcext:value-type="float">
            <text:p>359</text:p>
          </table:table-cell>
          <table:table-cell table:style-name="ce5" office:value-type="float" office:value="632" calcext:value-type="float">
            <text:p>632</text:p>
          </table:table-cell>
          <table:table-cell table:style-name="ce5" table:formula="of:=[.$H$3]*EXP([.$H$5]*((1/[.B371])-(1/[.$H$6])))" office:value-type="float" office:value="20.5447505439024" calcext:value-type="float">
            <text:p>20.5447505439</text:p>
          </table:table-cell>
          <table:table-cell table:style-name="ce7" table:formula="of:=[.$H$4]*[.$H$2]/([.$H$3]+[.C371])" office:value-type="float" office:value="4.98974868579735" calcext:value-type="float">
            <text:p>4.9897486858</text:p>
          </table:table-cell>
          <table:table-cell table:style-name="ce10" table:formula="of:=1024*[.D371]/[.$H$7]" office:value-type="float" office:value="1021.9005308513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2]-273" office:value-type="float" office:value="360" calcext:value-type="float">
            <text:p>360</text:p>
          </table:table-cell>
          <table:table-cell table:style-name="ce5" office:value-type="float" office:value="633" calcext:value-type="float">
            <text:p>633</text:p>
          </table:table-cell>
          <table:table-cell table:style-name="ce5" table:formula="of:=[.$H$3]*EXP([.$H$5]*((1/[.B372])-(1/[.$H$6])))" office:value-type="float" office:value="20.3719029100624" calcext:value-type="float">
            <text:p>20.3719029101</text:p>
          </table:table-cell>
          <table:table-cell table:style-name="ce7" table:formula="of:=[.$H$4]*[.$H$2]/([.$H$3]+[.C372])" office:value-type="float" office:value="4.98983475707915" calcext:value-type="float">
            <text:p>4.9898347571</text:p>
          </table:table-cell>
          <table:table-cell table:style-name="ce10" table:formula="of:=1024*[.D372]/[.$H$7]" office:value-type="float" office:value="1021.91815824981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3]-273" office:value-type="float" office:value="361" calcext:value-type="float">
            <text:p>361</text:p>
          </table:table-cell>
          <table:table-cell table:style-name="ce5" office:value-type="float" office:value="634" calcext:value-type="float">
            <text:p>634</text:p>
          </table:table-cell>
          <table:table-cell table:style-name="ce5" table:formula="of:=[.$H$3]*EXP([.$H$5]*((1/[.B373])-(1/[.$H$6])))" office:value-type="float" office:value="20.2010478821058" calcext:value-type="float">
            <text:p>20.2010478821</text:p>
          </table:table-cell>
          <table:table-cell table:style-name="ce7" table:formula="of:=[.$H$4]*[.$H$2]/([.$H$3]+[.C373])" office:value-type="float" office:value="4.98991983904037" calcext:value-type="float">
            <text:p>4.989919839</text:p>
          </table:table-cell>
          <table:table-cell table:style-name="ce10" table:formula="of:=1024*[.D373]/[.$H$7]" office:value-type="float" office:value="1021.93558303547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4]-273" office:value-type="float" office:value="362" calcext:value-type="float">
            <text:p>362</text:p>
          </table:table-cell>
          <table:table-cell table:style-name="ce5" office:value-type="float" office:value="635" calcext:value-type="float">
            <text:p>635</text:p>
          </table:table-cell>
          <table:table-cell table:style-name="ce5" table:formula="of:=[.$H$3]*EXP([.$H$5]*((1/[.B374])-(1/[.$H$6])))" office:value-type="float" office:value="20.0321571567322" calcext:value-type="float">
            <text:p>20.0321571567</text:p>
          </table:table-cell>
          <table:table-cell table:style-name="ce7" table:formula="of:=[.$H$4]*[.$H$2]/([.$H$3]+[.C374])" office:value-type="float" office:value="4.99000394567475" calcext:value-type="float">
            <text:p>4.9900039457</text:p>
          </table:table-cell>
          <table:table-cell table:style-name="ce10" table:formula="of:=1024*[.D374]/[.$H$7]" office:value-type="float" office:value="1021.95280807419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5]-273" office:value-type="float" office:value="363" calcext:value-type="float">
            <text:p>363</text:p>
          </table:table-cell>
          <table:table-cell table:style-name="ce5" office:value-type="float" office:value="636" calcext:value-type="float">
            <text:p>636</text:p>
          </table:table-cell>
          <table:table-cell table:style-name="ce5" table:formula="of:=[.$H$3]*EXP([.$H$5]*((1/[.B375])-(1/[.$H$6])))" office:value-type="float" office:value="19.8652029029458" calcext:value-type="float">
            <text:p>19.8652029029</text:p>
          </table:table-cell>
          <table:table-cell table:style-name="ce7" table:formula="of:=[.$H$4]*[.$H$2]/([.$H$3]+[.C375])" office:value-type="float" office:value="4.9900870907439" calcext:value-type="float">
            <text:p>4.9900870907</text:p>
          </table:table-cell>
          <table:table-cell table:style-name="ce10" table:formula="of:=1024*[.D375]/[.$H$7]" office:value-type="float" office:value="1021.96983618435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6]-273" office:value-type="float" office:value="364" calcext:value-type="float">
            <text:p>364</text:p>
          </table:table-cell>
          <table:table-cell table:style-name="ce5" office:value-type="float" office:value="637" calcext:value-type="float">
            <text:p>637</text:p>
          </table:table-cell>
          <table:table-cell table:style-name="ce5" table:formula="of:=[.$H$3]*EXP([.$H$5]*((1/[.B376])-(1/[.$H$6])))" office:value-type="float" office:value="19.700157753059" calcext:value-type="float">
            <text:p>19.7001577531</text:p>
          </table:table-cell>
          <table:table-cell table:style-name="ce7" table:formula="of:=[.$H$4]*[.$H$2]/([.$H$3]+[.C376])" office:value-type="float" office:value="4.99016928778162" calcext:value-type="float">
            <text:p>4.9901692878</text:p>
          </table:table-cell>
          <table:table-cell table:style-name="ce10" table:formula="of:=1024*[.D376]/[.$H$7]" office:value-type="float" office:value="1021.98667013768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7]-273" office:value-type="float" office:value="365" calcext:value-type="float">
            <text:p>365</text:p>
          </table:table-cell>
          <table:table-cell table:style-name="ce5" office:value-type="float" office:value="638" calcext:value-type="float">
            <text:p>638</text:p>
          </table:table-cell>
          <table:table-cell table:style-name="ce5" table:formula="of:=[.$H$3]*EXP([.$H$5]*((1/[.B377])-(1/[.$H$6])))" office:value-type="float" office:value="19.5369947938886" calcext:value-type="float">
            <text:p>19.5369947939</text:p>
          </table:table-cell>
          <table:table-cell table:style-name="ce7" table:formula="of:=[.$H$4]*[.$H$2]/([.$H$3]+[.C377])" office:value-type="float" office:value="4.99025055009825" calcext:value-type="float">
            <text:p>4.9902505501</text:p>
          </table:table-cell>
          <table:table-cell table:style-name="ce10" table:formula="of:=1024*[.D377]/[.$H$7]" office:value-type="float" office:value="1022.00331266012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8]-273" office:value-type="float" office:value="366" calcext:value-type="float">
            <text:p>366</text:p>
          </table:table-cell>
          <table:table-cell table:style-name="ce5" office:value-type="float" office:value="639" calcext:value-type="float">
            <text:p>639</text:p>
          </table:table-cell>
          <table:table-cell table:style-name="ce5" table:formula="of:=[.$H$3]*EXP([.$H$5]*((1/[.B378])-(1/[.$H$6])))" office:value-type="float" office:value="19.3756875581386" calcext:value-type="float">
            <text:p>19.3756875581</text:p>
          </table:table-cell>
          <table:table-cell table:style-name="ce7" table:formula="of:=[.$H$4]*[.$H$2]/([.$H$3]+[.C378])" office:value-type="float" office:value="4.99033089078484" calcext:value-type="float">
            <text:p>4.9903308908</text:p>
          </table:table-cell>
          <table:table-cell table:style-name="ce10" table:formula="of:=1024*[.D378]/[.$H$7]" office:value-type="float" office:value="1022.01976643274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79]-273" office:value-type="float" office:value="367" calcext:value-type="float">
            <text:p>367</text:p>
          </table:table-cell>
          <table:table-cell table:style-name="ce5" office:value-type="float" office:value="640" calcext:value-type="float">
            <text:p>640</text:p>
          </table:table-cell>
          <table:table-cell table:style-name="ce5" table:formula="of:=[.$H$3]*EXP([.$H$5]*((1/[.B379])-(1/[.$H$6])))" office:value-type="float" office:value="19.216210015966" calcext:value-type="float">
            <text:p>19.216210016</text:p>
          </table:table-cell>
          <table:table-cell table:style-name="ce7" table:formula="of:=[.$H$4]*[.$H$2]/([.$H$3]+[.C379])" office:value-type="float" office:value="4.99041032271728" calcext:value-type="float">
            <text:p>4.9904103227</text:p>
          </table:table-cell>
          <table:table-cell table:style-name="ce10" table:formula="of:=1024*[.D379]/[.$H$7]" office:value-type="float" office:value="1022.0360340925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0]-273" office:value-type="float" office:value="368" calcext:value-type="float">
            <text:p>368</text:p>
          </table:table-cell>
          <table:table-cell table:style-name="ce5" office:value-type="float" office:value="641" calcext:value-type="float">
            <text:p>641</text:p>
          </table:table-cell>
          <table:table-cell table:style-name="ce5" table:formula="of:=[.$H$3]*EXP([.$H$5]*((1/[.B380])-(1/[.$H$6])))" office:value-type="float" office:value="19.0585365667254" calcext:value-type="float">
            <text:p>19.0585365667</text:p>
          </table:table-cell>
          <table:table-cell table:style-name="ce7" table:formula="of:=[.$H$4]*[.$H$2]/([.$H$3]+[.C380])" office:value-type="float" office:value="4.99048885856033" calcext:value-type="float">
            <text:p>4.9904888586</text:p>
          </table:table-cell>
          <table:table-cell table:style-name="ce10" table:formula="of:=1024*[.D380]/[.$H$7]" office:value-type="float" office:value="1022.05211823316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1]-273" office:value-type="float" office:value="369" calcext:value-type="float">
            <text:p>369</text:p>
          </table:table-cell>
          <table:table-cell table:style-name="ce5" office:value-type="float" office:value="642" calcext:value-type="float">
            <text:p>642</text:p>
          </table:table-cell>
          <table:table-cell table:style-name="ce5" table:formula="of:=[.$H$3]*EXP([.$H$5]*((1/[.B381])-(1/[.$H$6])))" office:value-type="float" office:value="18.9026420308877" calcext:value-type="float">
            <text:p>18.9026420309</text:p>
          </table:table-cell>
          <table:table-cell table:style-name="ce7" table:formula="of:=[.$H$4]*[.$H$2]/([.$H$3]+[.C381])" office:value-type="float" office:value="4.99056651077156" calcext:value-type="float">
            <text:p>4.9905665108</text:p>
          </table:table-cell>
          <table:table-cell table:style-name="ce10" table:formula="of:=1024*[.D381]/[.$H$7]" office:value-type="float" office:value="1022.06802140601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2]-273" office:value-type="float" office:value="370" calcext:value-type="float">
            <text:p>370</text:p>
          </table:table-cell>
          <table:table-cell table:style-name="ce5" office:value-type="float" office:value="643" calcext:value-type="float">
            <text:p>643</text:p>
          </table:table-cell>
          <table:table-cell table:style-name="ce5" table:formula="of:=[.$H$3]*EXP([.$H$5]*((1/[.B382])-(1/[.$H$6])))" office:value-type="float" office:value="18.7485016421295" calcext:value-type="float">
            <text:p>18.7485016421</text:p>
          </table:table-cell>
          <table:table-cell table:style-name="ce7" table:formula="of:=[.$H$4]*[.$H$2]/([.$H$3]+[.C382])" office:value-type="float" office:value="4.99064329160521" calcext:value-type="float">
            <text:p>4.9906432916</text:p>
          </table:table-cell>
          <table:table-cell table:style-name="ce10" table:formula="of:=1024*[.D382]/[.$H$7]" office:value-type="float" office:value="1022.08374612075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3]-273" office:value-type="float" office:value="371" calcext:value-type="float">
            <text:p>371</text:p>
          </table:table-cell>
          <table:table-cell table:style-name="ce5" office:value-type="float" office:value="644" calcext:value-type="float">
            <text:p>644</text:p>
          </table:table-cell>
          <table:table-cell table:style-name="ce5" table:formula="of:=[.$H$3]*EXP([.$H$5]*((1/[.B383])-(1/[.$H$6])))" office:value-type="float" office:value="18.5960910395886" calcext:value-type="float">
            <text:p>18.5960910396</text:p>
          </table:table-cell>
          <table:table-cell table:style-name="ce7" table:formula="of:=[.$H$4]*[.$H$2]/([.$H$3]+[.C383])" office:value-type="float" office:value="4.99071921311599" calcext:value-type="float">
            <text:p>4.9907192131</text:p>
          </table:table-cell>
          <table:table-cell table:style-name="ce10" table:formula="of:=1024*[.D383]/[.$H$7]" office:value-type="float" office:value="1022.09929484615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4]-273" office:value-type="float" office:value="372" calcext:value-type="float">
            <text:p>372</text:p>
          </table:table-cell>
          <table:table-cell table:style-name="ce5" office:value-type="float" office:value="645" calcext:value-type="float">
            <text:p>645</text:p>
          </table:table-cell>
          <table:table-cell table:style-name="ce5" table:formula="of:=[.$H$3]*EXP([.$H$5]*((1/[.B384])-(1/[.$H$6])))" office:value-type="float" office:value="18.4453862602825" calcext:value-type="float">
            <text:p>18.4453862603</text:p>
          </table:table-cell>
          <table:table-cell table:style-name="ce7" table:formula="of:=[.$H$4]*[.$H$2]/([.$H$3]+[.C384])" office:value-type="float" office:value="4.99079428716277" calcext:value-type="float">
            <text:p>4.9907942872</text:p>
          </table:table-cell>
          <table:table-cell table:style-name="ce10" table:formula="of:=1024*[.D384]/[.$H$7]" office:value-type="float" office:value="1022.11467001093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5]-273" office:value-type="float" office:value="373" calcext:value-type="float">
            <text:p>373</text:p>
          </table:table-cell>
          <table:table-cell table:style-name="ce5" office:value-type="float" office:value="646" calcext:value-type="float">
            <text:p>646</text:p>
          </table:table-cell>
          <table:table-cell table:style-name="ce5" table:formula="of:=[.$H$3]*EXP([.$H$5]*((1/[.B385])-(1/[.$H$6])))" office:value-type="float" office:value="18.2963637316845" calcext:value-type="float">
            <text:p>18.2963637317</text:p>
          </table:table-cell>
          <table:table-cell table:style-name="ce7" table:formula="of:=[.$H$4]*[.$H$2]/([.$H$3]+[.C385])" office:value-type="float" office:value="4.9908685254122" calcext:value-type="float">
            <text:p>4.9908685254</text:p>
          </table:table-cell>
          <table:table-cell table:style-name="ce10" table:formula="of:=1024*[.D385]/[.$H$7]" office:value-type="float" office:value="1022.12987400442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6]-273" office:value-type="float" office:value="374" calcext:value-type="float">
            <text:p>374</text:p>
          </table:table-cell>
          <table:table-cell table:style-name="ce5" office:value-type="float" office:value="647" calcext:value-type="float">
            <text:p>647</text:p>
          </table:table-cell>
          <table:table-cell table:style-name="ce5" table:formula="of:=[.$H$3]*EXP([.$H$5]*((1/[.B386])-(1/[.$H$6])))" office:value-type="float" office:value="18.1490002644565" calcext:value-type="float">
            <text:p>18.1490002645</text:p>
          </table:table-cell>
          <table:table-cell table:style-name="ce7" table:formula="of:=[.$H$4]*[.$H$2]/([.$H$3]+[.C386])" office:value-type="float" office:value="4.9909419393423" calcext:value-type="float">
            <text:p>4.9909419393</text:p>
          </table:table-cell>
          <table:table-cell table:style-name="ce10" table:formula="of:=1024*[.D386]/[.$H$7]" office:value-type="float" office:value="1022.1449091773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7]-273" office:value-type="float" office:value="375" calcext:value-type="float">
            <text:p>375</text:p>
          </table:table-cell>
          <table:table-cell table:style-name="ce5" office:value-type="float" office:value="648" calcext:value-type="float">
            <text:p>648</text:p>
          </table:table-cell>
          <table:table-cell table:style-name="ce5" table:formula="of:=[.$H$3]*EXP([.$H$5]*((1/[.B387])-(1/[.$H$6])))" office:value-type="float" office:value="18.0032730453324" calcext:value-type="float">
            <text:p>18.0032730453</text:p>
          </table:table-cell>
          <table:table-cell table:style-name="ce7" table:formula="of:=[.$H$4]*[.$H$2]/([.$H$3]+[.C387])" office:value-type="float" office:value="4.99101454024587" calcext:value-type="float">
            <text:p>4.9910145402</text:p>
          </table:table-cell>
          <table:table-cell table:style-name="ce10" table:formula="of:=1024*[.D387]/[.$H$7]" office:value-type="float" office:value="1022.15977784235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8]-273" office:value-type="float" office:value="376" calcext:value-type="float">
            <text:p>376</text:p>
          </table:table-cell>
          <table:table-cell table:style-name="ce5" office:value-type="float" office:value="649" calcext:value-type="float">
            <text:p>649</text:p>
          </table:table-cell>
          <table:table-cell table:style-name="ce5" table:formula="of:=[.$H$3]*EXP([.$H$5]*((1/[.B388])-(1/[.$H$6])))" office:value-type="float" office:value="17.8591596301491" calcext:value-type="float">
            <text:p>17.8591596301</text:p>
          </table:table-cell>
          <table:table-cell table:style-name="ce7" table:formula="of:=[.$H$4]*[.$H$2]/([.$H$3]+[.C388])" office:value-type="float" office:value="4.99108633923398" calcext:value-type="float">
            <text:p>4.9910863392</text:p>
          </table:table-cell>
          <table:table-cell table:style-name="ce10" table:formula="of:=1024*[.D388]/[.$H$7]" office:value-type="float" office:value="1022.17448227512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89]-273" office:value-type="float" office:value="377" calcext:value-type="float">
            <text:p>377</text:p>
          </table:table-cell>
          <table:table-cell table:style-name="ce5" office:value-type="float" office:value="650" calcext:value-type="float">
            <text:p>650</text:p>
          </table:table-cell>
          <table:table-cell table:style-name="ce5" table:formula="of:=[.$H$3]*EXP([.$H$5]*((1/[.B389])-(1/[.$H$6])))" office:value-type="float" office:value="17.7166379370232" calcext:value-type="float">
            <text:p>17.716637937</text:p>
          </table:table-cell>
          <table:table-cell table:style-name="ce7" table:formula="of:=[.$H$4]*[.$H$2]/([.$H$3]+[.C389])" office:value-type="float" office:value="4.99115734723923" calcext:value-type="float">
            <text:p>4.9911573472</text:p>
          </table:table-cell>
          <table:table-cell table:style-name="ce10" table:formula="of:=1024*[.D389]/[.$H$7]" office:value-type="float" office:value="1022.18902471459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90]-273" office:value-type="float" office:value="378" calcext:value-type="float">
            <text:p>378</text:p>
          </table:table-cell>
          <table:table-cell table:style-name="ce5" office:value-type="float" office:value="651" calcext:value-type="float">
            <text:p>651</text:p>
          </table:table-cell>
          <table:table-cell table:style-name="ce5" table:formula="of:=[.$H$3]*EXP([.$H$5]*((1/[.B390])-(1/[.$H$6])))" office:value-type="float" office:value="17.5756862396684" calcext:value-type="float">
            <text:p>17.5756862397</text:p>
          </table:table-cell>
          <table:table-cell table:style-name="ce7" table:formula="of:=[.$H$4]*[.$H$2]/([.$H$3]+[.C390])" office:value-type="float" office:value="4.99122757501907" calcext:value-type="float">
            <text:p>4.991227575</text:p>
          </table:table-cell>
          <table:table-cell table:style-name="ce10" table:formula="of:=1024*[.D390]/[.$H$7]" office:value-type="float" office:value="1022.20340736391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91]-273" office:value-type="float" office:value="379" calcext:value-type="float">
            <text:p>379</text:p>
          </table:table-cell>
          <table:table-cell table:style-name="ce5" office:value-type="float" office:value="652" calcext:value-type="float">
            <text:p>652</text:p>
          </table:table-cell>
          <table:table-cell table:style-name="ce5" table:formula="of:=[.$H$3]*EXP([.$H$5]*((1/[.B391])-(1/[.$H$6])))" office:value-type="float" office:value="17.436283160851" calcext:value-type="float">
            <text:p>17.4362831609</text:p>
          </table:table-cell>
          <table:table-cell table:style-name="ce7" table:formula="of:=[.$H$4]*[.$H$2]/([.$H$3]+[.C391])" office:value-type="float" office:value="4.99129703315899" calcext:value-type="float">
            <text:p>4.9912970332</text:p>
          </table:table-cell>
          <table:table-cell table:style-name="ce10" table:formula="of:=1024*[.D391]/[.$H$7]" office:value-type="float" office:value="1022.21763239096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92]-273" office:value-type="float" office:value="380" calcext:value-type="float">
            <text:p>380</text:p>
          </table:table-cell>
          <table:table-cell table:style-name="ce5" office:value-type="float" office:value="653" calcext:value-type="float">
            <text:p>653</text:p>
          </table:table-cell>
          <table:table-cell table:style-name="ce5" table:formula="of:=[.$H$3]*EXP([.$H$5]*((1/[.B392])-(1/[.$H$6])))" office:value-type="float" office:value="17.2984076659803" calcext:value-type="float">
            <text:p>17.298407666</text:p>
          </table:table-cell>
          <table:table-cell table:style-name="ce7" table:formula="of:=[.$H$4]*[.$H$2]/([.$H$3]+[.C392])" office:value-type="float" office:value="4.99136573207566" calcext:value-type="float">
            <text:p>4.9913657321</text:p>
          </table:table-cell>
          <table:table-cell table:style-name="ce10" table:formula="of:=1024*[.D392]/[.$H$7]" office:value-type="float" office:value="1022.23170192909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93]-273" office:value-type="float" office:value="381" calcext:value-type="float">
            <text:p>381</text:p>
          </table:table-cell>
          <table:table-cell table:style-name="ce5" office:value-type="float" office:value="654" calcext:value-type="float">
            <text:p>654</text:p>
          </table:table-cell>
          <table:table-cell table:style-name="ce5" table:formula="of:=[.$H$3]*EXP([.$H$5]*((1/[.B393])-(1/[.$H$6])))" office:value-type="float" office:value="17.1620390568312" calcext:value-type="float">
            <text:p>17.1620390568</text:p>
          </table:table-cell>
          <table:table-cell table:style-name="ce7" table:formula="of:=[.$H$4]*[.$H$2]/([.$H$3]+[.C393])" office:value-type="float" office:value="4.99143368201996" calcext:value-type="float">
            <text:p>4.991433682</text:p>
          </table:table-cell>
          <table:table-cell table:style-name="ce10" table:formula="of:=1024*[.D393]/[.$H$7]" office:value-type="float" office:value="1022.24561807769" calcext:value-type="float">
            <text:p>1022</text:p>
          </table:table-cell>
          <table:table-cell table:number-columns-repeated="1019"/>
        </table:table-row>
        <table:table-row table:style-name="ro2">
          <table:table-cell table:style-name="ce2" table:formula="of:=[.B394]-273" office:value-type="float" office:value="382" calcext:value-type="float">
            <text:p>382</text:p>
          </table:table-cell>
          <table:table-cell table:style-name="ce5" office:value-type="float" office:value="655" calcext:value-type="float">
            <text:p>655</text:p>
          </table:table-cell>
          <table:table-cell table:style-name="ce5" table:formula="of:=[.$H$3]*EXP([.$H$5]*((1/[.B394])-(1/[.$H$6])))" office:value-type="float" office:value="17.0271569653953" calcext:value-type="float">
            <text:p>17.0271569654</text:p>
          </table:table-cell>
          <table:table-cell table:style-name="ce7" table:formula="of:=[.$H$4]*[.$H$2]/([.$H$3]+[.C394])" office:value-type="float" office:value="4.99150089308006" calcext:value-type="float">
            <text:p>4.9915008931</text:p>
          </table:table-cell>
          <table:table-cell table:style-name="ce10" table:formula="of:=1024*[.D394]/[.$H$7]" office:value-type="float" office:value="1022.2593829028" calcext:value-type="float">
            <text:p>1022</text:p>
          </table:table-cell>
          <table:table-cell table:number-columns-repeated="1019"/>
        </table:table-row>
        <table:table-row table:style-name="ro3" table:number-rows-repeated="629">
          <table:table-cell table:style-name="ce3"/>
          <table:table-cell table:style-name="ce6" table:number-columns-repeated="2"/>
          <table:table-cell table:style-name="ce8"/>
          <table:table-cell table:style-name="ce11"/>
          <table:table-cell table:number-columns-repeated="1019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4" office:value-type="float" office:value="-83.5916194979913" calcext:value-type="float">
            <text:p>-8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5.7082734678922" calcext:value-type="float">
            <text:p>-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0.9052384468116" calcext:value-type="float">
            <text:p>-7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7.3820554630516" calcext:value-type="float">
            <text:p>-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4.5795142494906" calcext:value-type="float">
            <text:p>-6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2.2423346087427" calcext:value-type="float">
            <text:p>-6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0.2317438453303" calcext:value-type="float">
            <text:p>-6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8.4636135879245" calcext:value-type="float">
            <text:p>-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6.8829592920951" calcext:value-type="float">
            <text:p>-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5.4518037889467" calcext:value-type="float">
            <text:p>-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4.1427815614051" calcext:value-type="float">
            <text:p>-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2.9355003829677" calcext:value-type="float">
            <text:p>-5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1.8143441391486" calcext:value-type="float">
            <text:p>-5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0.7670806584067" calcext:value-type="float">
            <text:p>-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9.7839440343735" calcext:value-type="float">
            <text:p>-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8.8570093382482" calcext:value-type="float">
            <text:p>-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979754377549" calcext:value-type="float">
            <text:p>-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7.1467449971648" calcext:value-type="float">
            <text:p>-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6.3534042647795" calcext:value-type="float">
            <text:p>-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5.5958400044487" calcext:value-type="float">
            <text:p>-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8707137883027" calcext:value-type="float">
            <text:p>-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4.1751399472263" calcext:value-type="float">
            <text:p>-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3.506606687957" calcext:value-type="float">
            <text:p>-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8629137389969" calcext:value-type="float">
            <text:p>-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2.2421225261004" calcext:value-type="float">
            <text:p>-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6425159651973" calcext:value-type="float">
            <text:p>-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1.0625657221968" calcext:value-type="float">
            <text:p>-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0.5009053309805" calcext:value-type="float">
            <text:p>-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9563079519443" calcext:value-type="float">
            <text:p>-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9.4276678393618" calcext:value-type="float">
            <text:p>-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9139847974255" calcext:value-type="float">
            <text:p>-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8.4143510631358" calcext:value-type="float">
            <text:p>-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9279401739168" calcext:value-type="float">
            <text:p>-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7.4539974692053" calcext:value-type="float">
            <text:p>-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9918319456517" calcext:value-type="float">
            <text:p>-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5408092402311" calcext:value-type="float">
            <text:p>-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6.1003455583716" calcext:value-type="float">
            <text:p>-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669902397957" calcext:value-type="float">
            <text:p>-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5.248981946872" calcext:value-type="float">
            <text:p>-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8371230531899" calcext:value-type="float">
            <text:p>-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4338976843402" calcext:value-type="float">
            <text:p>-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4.0389078055464" calcext:value-type="float">
            <text:p>-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6517826191649" calcext:value-type="float">
            <text:p>-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3.272176115848" calcext:value-type="float">
            <text:p>-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8997648960779" calcext:value-type="float">
            <text:p>-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5342462269204" calcext:value-type="float">
            <text:p>-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2.1753363040805" calcext:value-type="float">
            <text:p>-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822768693694" calcext:value-type="float">
            <text:p>-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476292931938" calcext:value-type="float">
            <text:p>-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1.135673263604" calcext:value-type="float">
            <text:p>-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800687503361" calcext:value-type="float">
            <text:p>-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4711260056191" calcext:value-type="float">
            <text:p>-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0.1467907307634" calcext:value-type="float">
            <text:p>-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8274943971046" calcext:value-type="float">
            <text:p>-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5130597092469" calcext:value-type="float">
            <text:p>-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9.2033186547336" calcext:value-type="float">
            <text:p>-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8981118618238" calcext:value-type="float">
            <text:p>-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5972880121145" calcext:value-type="float">
            <text:p>-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3007033024658" calcext:value-type="float">
            <text:p>-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8.0082209513308" calcext:value-type="float">
            <text:p>-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7197107451501" calcext:value-type="float">
            <text:p>-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4350486209604" calcext:value-type="float">
            <text:p>-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7.1541162817915" calcext:value-type="float">
            <text:p>-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8768008418003" calcext:value-type="float">
            <text:p>-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6029944984148" calcext:value-type="float">
            <text:p>-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3325942290528" calcext:value-type="float">
            <text:p>-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6.0655015102289" calcext:value-type="float">
            <text:p>-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8016220570908" calcext:value-type="float">
            <text:p>-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540865581621" calcext:value-type="float">
            <text:p>-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283145567918" calcext:value-type="float">
            <text:p>-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5.0283790631233" calcext:value-type="float">
            <text:p>-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7764864827024" calcext:value-type="float">
            <text:p>-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527391428909" calcext:value-type="float">
            <text:p>-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2810205213726" calcext:value-type="float">
            <text:p>-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4.0373032388479" calcext:value-type="float">
            <text:p>-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7961717712514" calcext:value-type="float">
            <text:p>-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5575608811921" calcext:value-type="float">
            <text:p>-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3214077742708" calcext:value-type="float">
            <text:p>-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3.0876519774891" calcext:value-type="float">
            <text:p>-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8562352251644" calcext:value-type="float">
            <text:p>-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6271013518005" calcext:value-type="float">
            <text:p>-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4001961914091" calcext:value-type="float">
            <text:p>-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2.1754674828208" calcext:value-type="float">
            <text:p>-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9528647805605" calcext:value-type="float">
            <text:p>-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7323393708996" calcext:value-type="float">
            <text:p>-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513844192726" calcext:value-type="float">
            <text:p>-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2973337629039" calcext:value-type="float">
            <text:p>-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1.0827641058191" calcext:value-type="float">
            <text:p>-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8700926868309" calcext:value-type="float">
            <text:p>-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6592783493733" calcext:value-type="float">
            <text:p>-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4502812554661" calcext:value-type="float">
            <text:p>-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2430628294163" calcext:value-type="float">
            <text:p>-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0.0375857045063" calcext:value-type="float">
            <text:p>-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8338136724799" calcext:value-type="float">
            <text:p>-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6317116356506" calcext:value-type="float">
            <text:p>-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431245561471" calcext:value-type="float">
            <text:p>-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2323824394125" calcext:value-type="float">
            <text:p>-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9.0350902400137" calcext:value-type="float">
            <text:p>-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8393378759708" calcext:value-type="float">
            <text:p>-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645095165144" calcext:value-type="float">
            <text:p>-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4523327953721" calcext:value-type="float">
            <text:p>-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2610222909873" calcext:value-type="float">
            <text:p>-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8.0711359809319" calcext:value-type="float">
            <text:p>-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8826469683877" calcext:value-type="float">
            <text:p>-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6955291018305" calcext:value-type="float">
            <text:p>-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5097569474301" calcext:value-type="float">
            <text:p>-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3253057627237" calcext:value-type="float">
            <text:p>-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7.142151471488" calcext:value-type="float">
            <text:p>-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9602706397501" calcext:value-type="float">
            <text:p>-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7796404528713" calcext:value-type="float">
            <text:p>-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6002386936491" calcext:value-type="float">
            <text:p>-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4220437213829" calcext:value-type="float">
            <text:p>-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2450344518515" calcext:value-type="float">
            <text:p>-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6.0691903381575" calcext:value-type="float">
            <text:p>-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8944913523906" calcext:value-type="float">
            <text:p>-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7209179680719" calcext:value-type="float">
            <text:p>-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5484511433348" calcext:value-type="float">
            <text:p>-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3770723048105" calcext:value-type="float">
            <text:p>-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2067633321788" calcext:value-type="float">
            <text:p>-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5.0375065433544" calcext:value-type="float">
            <text:p>-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8692846802749" calcext:value-type="float">
            <text:p>-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7020808952634" calcext:value-type="float">
            <text:p>-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5358787379375" calcext:value-type="float">
            <text:p>-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3706621426371" calcext:value-type="float">
            <text:p>-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2064154163482" calcext:value-type="float">
            <text:p>-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4.043123227099" calcext:value-type="float">
            <text:p>-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8807705928052" calcext:value-type="float">
            <text:p>-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7193428705447" calcext:value-type="float">
            <text:p>-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5588257462417" calcext:value-type="float">
            <text:p>-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3992052247419" calcext:value-type="float">
            <text:p>-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2404676202595" calcext:value-type="float">
            <text:p>-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3.0825995471822" calcext:value-type="float">
            <text:p>-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925587911215" calcext:value-type="float">
            <text:p>-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7694199008504" calcext:value-type="float">
            <text:p>-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6140829791486" calcext:value-type="float">
            <text:p>-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4595648758169" calcext:value-type="float">
            <text:p>-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3058535795713" calcext:value-type="float">
            <text:p>-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1529373307729" calcext:value-type="float">
            <text:p>-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2.0008046143233" calcext:value-type="float">
            <text:p>-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8494441528108" calcext:value-type="float">
            <text:p>-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6988448998953" calcext:value-type="float">
            <text:p>-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5489960339223" calcext:value-type="float">
            <text:p>-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3998869517575" calcext:value-type="float">
            <text:p>-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251507262831" calcext:value-type="float">
            <text:p>-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1.1038467833844" calcext:value-type="float">
            <text:p>-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9568955309116" calcext:value-type="float">
            <text:p>-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8106437187852" calcext:value-type="float">
            <text:p>-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6650817510621" calcext:value-type="float">
            <text:p>-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5202002174609" calcext:value-type="float">
            <text:p>-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3759898885027" calcext:value-type="float">
            <text:p>-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2324417108113" calcext:value-type="float">
            <text:p>-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0.0895468025659" calcext:value-type="float">
            <text:p>-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94729644909859" calcext:value-type="float">
            <text:p>-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80568209863344" calcext:value-type="float">
            <text:p>-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66469535816054" calcext:value-type="float">
            <text:p>-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52432798944039" calcext:value-type="float">
            <text:p>-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38457190513299" calcext:value-type="float">
            <text:p>-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24541916504751" calcext:value-type="float">
            <text:p>-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9.10686197250845" calcext:value-type="float">
            <text:p>-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96889267083293" calcext:value-type="float">
            <text:p>-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83150373991566" calcext:value-type="float">
            <text:p>-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69468779291776" calcext:value-type="float">
            <text:p>-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55843757305553" calcext:value-type="float">
            <text:p>-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42274595048497" calcext:value-type="float">
            <text:p>-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28760591927983" calcext:value-type="float">
            <text:p>-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15301059449865" calcext:value-type="float">
            <text:p>-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8.01895320933818" calcext:value-type="float">
            <text:p>-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88542711237051" calcext:value-type="float">
            <text:p>-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75242576486005" calcext:value-type="float">
            <text:p>-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61994273815844" calcext:value-type="float">
            <text:p>-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48797171117388" calcext:value-type="float">
            <text:p>-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35650646791362" calcext:value-type="float">
            <text:p>-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22554089509509" calcext:value-type="float">
            <text:p>-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7.09506897982578" calcext:value-type="float">
            <text:p>-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9650848073473" calcext:value-type="float">
            <text:p>-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83558255884248" calcext:value-type="float">
            <text:p>-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70655650930433" calcext:value-type="float">
            <text:p>-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57800102546241" calcext:value-type="float">
            <text:p>-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44991056376728" calcext:value-type="float">
            <text:p>-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32227966842925" calcext:value-type="float">
            <text:p>-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19510296951074" calcext:value-type="float">
            <text:p>-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6.06837518106988" calcext:value-type="float">
            <text:p>-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94209109935423" calcext:value-type="float">
            <text:p>-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81624560104234" calcext:value-type="float">
            <text:p>-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69083364153232" calcext:value-type="float">
            <text:p>-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56585025327536" calcext:value-type="float">
            <text:p>-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44129054415339" calcext:value-type="float">
            <text:p>-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31714969589831" calcext:value-type="float">
            <text:p>-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19342296255354" calcext:value-type="float">
            <text:p>-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5.07010566897401" calcext:value-type="float">
            <text:p>-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94719320936559" calcext:value-type="float">
            <text:p>-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8246810458615" calcext:value-type="float">
            <text:p>-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70256470713503" calcext:value-type="float">
            <text:p>-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58083978704741" calcext:value-type="float">
            <text:p>-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45950194332943" calcext:value-type="float">
            <text:p>-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33854689629658" calcext:value-type="float">
            <text:p>-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21797042759562" calcext:value-type="float">
            <text:p>-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4.09776837898249" calcext:value-type="float">
            <text:p>-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97793665113079" calcext:value-type="float">
            <text:p>-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85847120246842" calcext:value-type="float">
            <text:p>-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73936804804373" calcext:value-type="float">
            <text:p>-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6206232584185" calcext:value-type="float">
            <text:p>-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50223295858785" calcext:value-type="float">
            <text:p>-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38419332692632" calcext:value-type="float">
            <text:p>-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26650059415897" calcext:value-type="float">
            <text:p>-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14915104235678" calcext:value-type="float">
            <text:p>-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3.03214100395627" calcext:value-type="float">
            <text:p>-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9154668608021" calcext:value-type="float">
            <text:p>-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7991250432118" calcext:value-type="float">
            <text:p>-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68311202906273" calcext:value-type="float">
            <text:p>-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5674243429001" calcext:value-type="float">
            <text:p>-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45205855506549" calcext:value-type="float">
            <text:p>-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33701128084573" calcext:value-type="float">
            <text:p>-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22227917964091" calcext:value-type="float">
            <text:p>-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2.10785895415142" calcext:value-type="float">
            <text:p>-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99374734958406" calcext:value-type="float">
            <text:p>-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87994115287461" calcext:value-type="float">
            <text:p>-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76643719192964" calcext:value-type="float">
            <text:p>-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65323233488385" calcext:value-type="float">
            <text:p>-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54032348937488" calcext:value-type="float">
            <text:p>-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42770760183356" calcext:value-type="float">
            <text:p>-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31538165679007" calcext:value-type="float">
            <text:p>-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20334267619529" calcext:value-type="float">
            <text:p>-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1.0915877187573" calcext:value-type="float">
            <text:p>-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980113879291594" calcext:value-type="float">
            <text:p>-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868918288085922" calcext:value-type="float">
            <text:p>-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757998110278834" calcext:value-type="float">
            <text:p>-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647350545250902" calcext:value-type="float">
            <text:p>-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536972826030137" calcext:value-type="float">
            <text:p>-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426862218708607" calcext:value-type="float">
            <text:p>-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317016021872689" calcext:value-type="float">
            <text:p>-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207431566044306" calcext:value-type="float">
            <text:p>-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-0.0981062131347699" calcext:value-type="float">
            <text:p>-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0109626440909096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119777582537552" calcext:value-type="float">
            <text:p>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228341149293556" calcext:value-type="float">
            <text:p>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336655862133" calcext:value-type="float">
            <text:p>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44472421000853" calcext:value-type="float">
            <text:p>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552548653533222" calcext:value-type="float">
            <text:p>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660131625453118" calcext:value-type="float">
            <text:p>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767475531110449" calcext:value-type="float">
            <text:p>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874582748896898" calcext:value-type="float">
            <text:p>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.981455630698122" calcext:value-type="float">
            <text:p>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08809650232939" calcext:value-type="float">
            <text:p>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19450766396261" calcext:value-type="float">
            <text:p>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30069139054461" calcext:value-type="float">
            <text:p>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40664993220759" calcext:value-type="float">
            <text:p>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51238551467105" calcext:value-type="float">
            <text:p>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61790033963615" calcext:value-type="float">
            <text:p>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72319658517256" calcext:value-type="float">
            <text:p>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82827640609719" calcext:value-type="float">
            <text:p>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.93314193434622" calcext:value-type="float">
            <text:p>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03779527933989" calcext:value-type="float">
            <text:p>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14223852833987" calcext:value-type="float">
            <text:p>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24647374680029" calcext:value-type="float">
            <text:p>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35050297871174" calcext:value-type="float">
            <text:p>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4543282469395" calcext:value-type="float">
            <text:p>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55795155355412" calcext:value-type="float">
            <text:p>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66137488015704" calcext:value-type="float">
            <text:p>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76460018819955" calcext:value-type="float">
            <text:p>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86762941929578" calcext:value-type="float">
            <text:p>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.97046449553017" calcext:value-type="float">
            <text:p>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07310731975889" calcext:value-type="float">
            <text:p>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17555977590638" calcext:value-type="float">
            <text:p>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27782372925566" calcext:value-type="float">
            <text:p>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37990102673393" calcext:value-type="float">
            <text:p>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48179349719271" calcext:value-type="float">
            <text:p>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5835029516831" calcext:value-type="float">
            <text:p>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68503118372593" calcext:value-type="float">
            <text:p>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78637996957735" calcext:value-type="float">
            <text:p>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88755106848924" calcext:value-type="float">
            <text:p>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.98854622296523" calcext:value-type="float">
            <text:p>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0893671590124" calcext:value-type="float">
            <text:p>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1900155863882" calcext:value-type="float">
            <text:p>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29049319884342" calcext:value-type="float">
            <text:p>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39080167436026" calcext:value-type="float">
            <text:p>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49094267538698" calcext:value-type="float">
            <text:p>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59091784906826" calcext:value-type="float">
            <text:p>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69072882747111" calcext:value-type="float">
            <text:p>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79037722780782" calcext:value-type="float">
            <text:p>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88986465265413" calcext:value-type="float">
            <text:p>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.98919269016443" calcext:value-type="float">
            <text:p>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08836291428258" calcext:value-type="float">
            <text:p>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18737688495037" calcext:value-type="float">
            <text:p>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28623614831076" calcext:value-type="float">
            <text:p>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38494223690913" calcext:value-type="float">
            <text:p>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48349666989088" calcext:value-type="float">
            <text:p>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58190095319509" calcext:value-type="float">
            <text:p>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68015657974553" calcext:value-type="float">
            <text:p>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77826502963876" calcext:value-type="float">
            <text:p>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87622777032834" calcext:value-type="float">
            <text:p>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.97404625680673" calcext:value-type="float">
            <text:p>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07172193178411" calcext:value-type="float">
            <text:p>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16925622586376" calcext:value-type="float">
            <text:p>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26665055771548" calcext:value-type="float">
            <text:p>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36390633424531" calcext:value-type="float">
            <text:p>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4610249507636" calcext:value-type="float">
            <text:p>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55800779114895" calcext:value-type="float">
            <text:p>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65485622801117" calcext:value-type="float">
            <text:p>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75157162285046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84815532621434" calcext:value-type="float">
            <text:p>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.94460867785278" calcext:value-type="float">
            <text:p>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04093300687003" calcext:value-type="float">
            <text:p>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13712963187436" calcext:value-type="float">
            <text:p>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23319986112597" calcext:value-type="float">
            <text:p>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3291449926819" calcext:value-type="float">
            <text:p>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42496631453918" calcext:value-type="float">
            <text:p>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5206651047755" calcext:value-type="float">
            <text:p>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61624263168824" calcext:value-type="float">
            <text:p>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71170015393051" calcext:value-type="float">
            <text:p>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80703892064633" calcext:value-type="float">
            <text:p>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0226017160239" calcext:value-type="float">
            <text:p>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.99736513731915" calcext:value-type="float">
            <text:p>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09235503919911" calcext:value-type="float">
            <text:p>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18723108965355" calcext:value-type="float">
            <text:p>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28199449222728" calcext:value-type="float">
            <text:p>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37664644172162" calcext:value-type="float">
            <text:p>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47118812431563" calcext:value-type="float">
            <text:p>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56562071768536" calcext:value-type="float">
            <text:p>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65994539112148" calcext:value-type="float">
            <text:p>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7541633056454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84827561412368" calcext:value-type="float">
            <text:p>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.94228346138004" calcext:value-type="float">
            <text:p>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03618798430716" calcext:value-type="float">
            <text:p>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12999031197575" calcext:value-type="float">
            <text:p>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22369156574257" calcext:value-type="float">
            <text:p>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31729285935688" calcext:value-type="float">
            <text:p>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41079529906523" calcext:value-type="float">
            <text:p>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0419998371507" calcext:value-type="float">
            <text:p>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59750800485671" calcext:value-type="float">
            <text:p>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6907204468439" calcext:value-type="float">
            <text:p>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78383838693321" calcext:value-type="float">
            <text:p>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87686289538169" calcext:value-type="float">
            <text:p>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.96979503554365" calcext:value-type="float">
            <text:p>1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0626358639658" calcext:value-type="float">
            <text:p>1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1553864304811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2480477783019" calcext:value-type="float">
            <text:p>1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3406209441107" calcext:value-type="float">
            <text:p>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433106958151" calcext:value-type="float">
            <text:p>1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5255068443163" calcext:value-type="float">
            <text:p>1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6178216202377" calcext:value-type="float">
            <text:p>1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7100522973707" calcext:value-type="float">
            <text:p>1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021998810814" calcext:value-type="float">
            <text:p>1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89426537073" calcext:value-type="float">
            <text:p>1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.9862497597551" calcext:value-type="float">
            <text:p>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0781540357557" calcext:value-type="float">
            <text:p>1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1699791805726" calcext:value-type="float">
            <text:p>1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2617261703684" calcext:value-type="float">
            <text:p>1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353395975707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444989561633" calcext:value-type="float">
            <text:p>1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536507887746" calcext:value-type="float">
            <text:p>1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6279519082801" calcext:value-type="float">
            <text:p>1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7193225721778" calcext:value-type="float">
            <text:p>1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8106208231647" calcext:value-type="float">
            <text:p>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01847599823" calcext:value-type="float">
            <text:p>1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.9930038356646" calcext:value-type="float">
            <text:p>1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0840904592025" calcext:value-type="float">
            <text:p>1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1751083940215" calcext:value-type="float">
            <text:p>1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2660585588492" calcext:value-type="float">
            <text:p>1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3569418676245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4477592295663" calcext:value-type="float">
            <text:p>1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5385115492415" calcext:value-type="float">
            <text:p>1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6291997266312" calcext:value-type="float">
            <text:p>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7198246571973" calcext:value-type="float">
            <text:p>1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810387231948" calcext:value-type="float">
            <text:p>1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008883375018" calcext:value-type="float">
            <text:p>1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.9913288561521" calcext:value-type="float">
            <text:p>1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0817096659296" calcext:value-type="float">
            <text:p>1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1720316406655" calcext:value-type="float">
            <text:p>1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2622956500527" calcext:value-type="float">
            <text:p>1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3525025597074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4426532312289" calcext:value-type="float">
            <text:p>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5327485222597" calcext:value-type="float">
            <text:p>1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622789286545" calcext:value-type="float">
            <text:p>1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7127763739902" calcext:value-type="float">
            <text:p>1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027106307198" calcext:value-type="float">
            <text:p>1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8925928991341" calcext:value-type="float">
            <text:p>1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.9824240179656" calcext:value-type="float">
            <text:p>1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0722048223359" calcext:value-type="float">
            <text:p>1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1619361438106" calcext:value-type="float">
            <text:p>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2516188104539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3412536468837" calcext:value-type="float">
            <text:p>1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4308414743251" calcext:value-type="float">
            <text:p>1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5203831106635" calcext:value-type="float">
            <text:p>1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098793704976" calcext:value-type="float">
            <text:p>1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6993310651914" calcext:value-type="float">
            <text:p>1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7887390029259" calcext:value-type="float">
            <text:p>1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8781039887509" calcext:value-type="float">
            <text:p>1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.9674268246348" calcext:value-type="float">
            <text:p>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0567083095156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1459492393501" calcext:value-type="float">
            <text:p>1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2351504071638" calcext:value-type="float">
            <text:p>1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3243126030993" calcext:value-type="float">
            <text:p>1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4134366144647" calcext:value-type="float">
            <text:p>1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025232257817" calcext:value-type="float">
            <text:p>1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5915732188335" calcext:value-type="float">
            <text:p>1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6805873727111" calcext:value-type="float">
            <text:p>1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7695664638606" calcext:value-type="float">
            <text:p>1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8585112661293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.9474225508116" calcext:value-type="float">
            <text:p>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0363010866944" calcext:value-type="float">
            <text:p>1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1251476401025" calcext:value-type="float">
            <text:p>1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2139629749429" calcext:value-type="float">
            <text:p>1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027478527496" calcext:value-type="float">
            <text:p>1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3915030327272" calcext:value-type="float">
            <text:p>1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4802292717948" calcext:value-type="float">
            <text:p>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5689273246293" calcext:value-type="float">
            <text:p>1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6575979437081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746241879352" calcext:value-type="float">
            <text:p>1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8348598797675" calcext:value-type="float">
            <text:p>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.9234526910882" calcext:value-type="float">
            <text:p>1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0120210574174" calcext:value-type="float">
            <text:p>1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005657208687" calcext:value-type="float">
            <text:p>1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1890874216072" calcext:value-type="float">
            <text:p>1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2775868978903" calcext:value-type="float">
            <text:p>1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3660648861083" calcext:value-type="float">
            <text:p>1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4545221208243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5429593348141" calcext:value-type="float">
            <text:p>1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631377259106" calcext:value-type="float">
            <text:p>1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7197766230202" calcext:value-type="float">
            <text:p>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081581542074" calcext:value-type="float">
            <text:p>1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8965225786881" calcext:value-type="float">
            <text:p>1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.9848706208911" calcext:value-type="float">
            <text:p>1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0732030036917" calcext:value-type="float">
            <text:p>1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16152044845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2498236750483" calcext:value-type="float">
            <text:p>1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3381134019293" calcext:value-type="float">
            <text:p>1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4263903461332" calcext:value-type="float">
            <text:p>1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514655223335" calcext:value-type="float">
            <text:p>1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029087478811" calcext:value-type="float">
            <text:p>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691151632827" calcext:value-type="float">
            <text:p>1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7793845899728" calcext:value-type="float">
            <text:p>1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8676083299" calcext:value-type="float">
            <text:p>1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.955823562008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0440309945497" calcext:value-type="float">
            <text:p>1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1322313346673" calcext:value-type="float">
            <text:p>1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2204252884281" calcext:value-type="float">
            <text:p>1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086135608601" calcext:value-type="float">
            <text:p>1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3967968559867" calcext:value-type="float">
            <text:p>1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4849758768626" calcext:value-type="float">
            <text:p>1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5731513256081" calcext:value-type="float">
            <text:p>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6613239034446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7494943107282" calcext:value-type="float">
            <text:p>1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8376632469853" calcext:value-type="float">
            <text:p>1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.9258314109467" calcext:value-type="float">
            <text:p>1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0139995005812" calcext:value-type="float">
            <text:p>2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021682131308" calcext:value-type="float">
            <text:p>2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1903382451435" calcext:value-type="float">
            <text:p>2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278510292508" calcext:value-type="float">
            <text:p>2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3666850504873" calcext:value-type="float">
            <text:p>2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4548632137519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5430454764137" calcext:value-type="float">
            <text:p>2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6312325320594" calcext:value-type="float">
            <text:p>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7194250737836" calcext:value-type="float">
            <text:p>2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076237942221" calcext:value-type="float">
            <text:p>2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895829385585" calcext:value-type="float">
            <text:p>2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.9840425396901" calcext:value-type="float">
            <text:p>2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0722639479948" calcext:value-type="float">
            <text:p>2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1604943016301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2487342914329" calcext:value-type="float">
            <text:p>2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3369846079784" calcext:value-type="float">
            <text:p>2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4252459416131" calcext:value-type="float">
            <text:p>2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5135189824877" calcext:value-type="float">
            <text:p>2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018044205885" calcext:value-type="float">
            <text:p>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6901029457711" calcext:value-type="float">
            <text:p>2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7784152477919" calcext:value-type="float">
            <text:p>2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8667420163409" calcext:value-type="float">
            <text:p>2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.9550839410738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0434417116443" calcext:value-type="float">
            <text:p>2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1318160177362" calcext:value-type="float">
            <text:p>2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2202075490959" calcext:value-type="float">
            <text:p>2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086169955642" calcext:value-type="float">
            <text:p>2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3970450471084" calcext:value-type="float">
            <text:p>2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4854923938547" calcext:value-type="float">
            <text:p>2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5739597261201" calcext:value-type="float">
            <text:p>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6624477344444" calcext:value-type="float">
            <text:p>2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750957109622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8394885427352" calcext:value-type="float">
            <text:p>2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.928042725184" calcext:value-type="float">
            <text:p>2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01662034872" calcext:value-type="float">
            <text:p>2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05222105478" calcext:value-type="float">
            <text:p>2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1938486880075" calcext:value-type="float">
            <text:p>2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2825007893052" calcext:value-type="float">
            <text:p>2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371179102847" calcext:value-type="float">
            <text:p>2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4598843226199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5486171431544" calcext:value-type="float">
            <text:p>2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6373782595562" calcext:value-type="float">
            <text:p>2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7261683675389" calcext:value-type="float">
            <text:p>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8149881634556" calcext:value-type="float">
            <text:p>2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038383443316" calcext:value-type="float">
            <text:p>2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3.9927196078962" calcext:value-type="float">
            <text:p>2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0816326526153" calcext:value-type="float">
            <text:p>2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1705781777241" calcext:value-type="float">
            <text:p>2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2595568832585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3485694700884" calcext:value-type="float">
            <text:p>2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4376166399501" calcext:value-type="float">
            <text:p>2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5266990954784" calcext:value-type="float">
            <text:p>2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6158175402397" calcext:value-type="float">
            <text:p>2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049726787646" calcext:value-type="float">
            <text:p>2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7941652165808" calcext:value-type="float">
            <text:p>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8833958602453" calcext:value-type="float">
            <text:p>2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.9726653173782" calcext:value-type="float">
            <text:p>2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0619742966954" calcext:value-type="float">
            <text:p>2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1513235080415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2407136624229" calcext:value-type="float">
            <text:p>2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330145472042" calcext:value-type="float">
            <text:p>2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4196196503294" calcext:value-type="float">
            <text:p>2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091369119781" calcext:value-type="float">
            <text:p>2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5986979729771" calcext:value-type="float">
            <text:p>2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6883035506448" calcext:value-type="float">
            <text:p>2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777954363663" calcext:value-type="float">
            <text:p>2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8676511321111" calcext:value-type="float">
            <text:p>2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5.9573945774997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0471854228051" calcext:value-type="float">
            <text:p>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1370243925035" calcext:value-type="float">
            <text:p>2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2269122126058" calcext:value-type="float">
            <text:p>2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3168496106919" calcext:value-type="float">
            <text:p>2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06837315945" calcext:value-type="float">
            <text:p>2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4968760591879" calcext:value-type="float">
            <text:p>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5869665729166" calcext:value-type="float">
            <text:p>2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6771095913361" calcext:value-type="float">
            <text:p>2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7673058503958" calcext:value-type="float">
            <text:p>2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857556087825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6.9478610431692" calcext:value-type="float">
            <text:p>2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038221457824" calcext:value-type="float">
            <text:p>2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1286380750737" calcext:value-type="float">
            <text:p>2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2191116401258" calcext:value-type="float">
            <text:p>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3096429001483" calcext:value-type="float">
            <text:p>2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002326043058" calcext:value-type="float">
            <text:p>2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4908815037962" calcext:value-type="float">
            <text:p>2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5815903518887" calcext:value-type="float">
            <text:p>2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6723599039597" calcext:value-type="float">
            <text:p>2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763190917531" calcext:value-type="float">
            <text:p>2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8540841523074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.9450403702142" calcext:value-type="float">
            <text:p>2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0360603354357" calcext:value-type="float">
            <text:p>2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1271448144531" calcext:value-type="float">
            <text:p>2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2182945760832" calcext:value-type="float">
            <text:p>2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3095103915174" calcext:value-type="float">
            <text:p>2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007930343603" calcext:value-type="float">
            <text:p>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492143280669" calcext:value-type="float">
            <text:p>2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5835619089932" calcext:value-type="float">
            <text:p>2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6750497004143" calcext:value-type="float">
            <text:p>2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7666074385853" calcext:value-type="float">
            <text:p>2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8582359097721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8.949935902893" calcext:value-type="float">
            <text:p>2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0417082095601" calcext:value-type="float">
            <text:p>2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1335536241202" calcext:value-type="float">
            <text:p>2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2254729436963" calcext:value-type="float">
            <text:p>2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3174669682295" calcext:value-type="float">
            <text:p>2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4095365005206" calcext:value-type="float">
            <text:p>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016823462727" calcext:value-type="float">
            <text:p>2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593905314134" calcext:value-type="float">
            <text:p>2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6862062157403" calcext:value-type="float">
            <text:p>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7785858657582" calcext:value-type="float">
            <text:p>2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8710450819295" calcext:value-type="float">
            <text:p>2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9.9635846851142" calcext:value-type="float">
            <text:p>3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0562054993353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1489083518231" calcext:value-type="float">
            <text:p>3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2416940730607" calcext:value-type="float">
            <text:p>3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3345634968284" calcext:value-type="float">
            <text:p>3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4275174602502" calcext:value-type="float">
            <text:p>3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5205568038394" calcext:value-type="float">
            <text:p>3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6136823715456" calcext:value-type="float">
            <text:p>3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7068950108007" calcext:value-type="float">
            <text:p>3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001955725666" calcext:value-type="float">
            <text:p>3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8935849113825" calcext:value-type="float">
            <text:p>3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0.9870638854138" calcext:value-type="float">
            <text:p>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0806333564989" calcext:value-type="float">
            <text:p>3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1742941901995" calcext:value-type="float">
            <text:p>3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2680472558494" calcext:value-type="float">
            <text:p>3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3618934266036" calcext:value-type="float">
            <text:p>3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4558335794893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5498685954558" calcext:value-type="float">
            <text:p>3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6439993594262" calcext:value-type="float">
            <text:p>3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7382267603479" calcext:value-type="float">
            <text:p>3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8325516912456" calcext:value-type="float">
            <text:p>3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1.926975049273" calcext:value-type="float">
            <text:p>3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0214977357661" calcext:value-type="float">
            <text:p>3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1161206562964" calcext:value-type="float">
            <text:p>3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2108447207248" calcext:value-type="float">
            <text:p>3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3056708432563" calcext:value-type="float">
            <text:p>3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005999424944" calcext:value-type="float">
            <text:p>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4956329414971" calcext:value-type="float">
            <text:p>3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5907707678325" calcext:value-type="float">
            <text:p>3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6860143536356" calcext:value-type="float">
            <text:p>3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7813646356649" calcext:value-type="float">
            <text:p>3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876822555361" calcext:value-type="float">
            <text:p>3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.9723890589036" calcext:value-type="float">
            <text:p>3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068065097271" calcext:value-type="float">
            <text:p>3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1638516262997" calcext:value-type="float">
            <text:p>3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2597496067436" calcext:value-type="float">
            <text:p>3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3557600043351" calcext:value-type="float">
            <text:p>3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4518837898463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5481219391506" calcext:value-type="float">
            <text:p>3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6444754332852" calcext:value-type="float">
            <text:p>3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7409452585144" calcext:value-type="float">
            <text:p>3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837532406393" calcext:value-type="float">
            <text:p>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3.9342378738311" calcext:value-type="float">
            <text:p>3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031062663159" calcext:value-type="float">
            <text:p>34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128007782193" calcext:value-type="float">
            <text:p>3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225074244302" calcext:value-type="float">
            <text:p>3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3222630684744" calcext:value-type="float">
            <text:p>3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4195752793865" calcext:value-type="float">
            <text:p>3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5170119074709" calcext:value-type="float">
            <text:p>3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6145739889856" calcext:value-type="float">
            <text:p>3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7122625660848" calcext:value-type="float">
            <text:p>3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8100786868895" calcext:value-type="float">
            <text:p>3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4.908023405559" calcext:value-type="float">
            <text:p>3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0060977823641" calcext:value-type="float">
            <text:p>3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1043028837593" calcext:value-type="float">
            <text:p>3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2026397824582" calcext:value-type="float">
            <text:p>3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011095575075" calcext:value-type="float">
            <text:p>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3997132943635" calcext:value-type="float">
            <text:p>3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4984520849685" calcext:value-type="float">
            <text:p>3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597327027828" calcext:value-type="float">
            <text:p>3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69633922809" calcext:value-type="float">
            <text:p>3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7954897976234" calcext:value-type="float">
            <text:p>3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894779855099" calcext:value-type="float">
            <text:p>3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5.9942105260705" calcext:value-type="float">
            <text:p>3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0937829430564" calcext:value-type="float">
            <text:p>3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1934982456235" calcext:value-type="float">
            <text:p>3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2933575804705" calcext:value-type="float">
            <text:p>3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393362101514" calcext:value-type="float">
            <text:p>3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4935129699733" calcext:value-type="float">
            <text:p>3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5938113544589" calcext:value-type="float">
            <text:p>3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6942584310594" calcext:value-type="float">
            <text:p>3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794855383432" calcext:value-type="float">
            <text:p>3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8956034028916" calcext:value-type="float">
            <text:p>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6.9965036885031" calcext:value-type="float">
            <text:p>3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0975574471736" calcext:value-type="float">
            <text:p>3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1987658937461" calcext:value-type="float">
            <text:p>3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3001302510942" calcext:value-type="float">
            <text:p>3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4016517502181" calcext:value-type="float">
            <text:p>3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5033316303421" calcext:value-type="float">
            <text:p>3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6051711390127" calcext:value-type="float">
            <text:p>3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7071715321981" calcext:value-type="float">
            <text:p>3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8093340743891" calcext:value-type="float">
            <text:p>3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7.9116600387018" calcext:value-type="float">
            <text:p>3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0141507069802" calcext:value-type="float">
            <text:p>3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1168073699014" calcext:value-type="float">
            <text:p>3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2196313270815" calcext:value-type="float">
            <text:p>3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3226238871834" calcext:value-type="float">
            <text:p>3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425786368025" calcext:value-type="float">
            <text:p>3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5291200966899" calcext:value-type="float">
            <text:p>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6326264096389" calcext:value-type="float">
            <text:p>3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7363066528228" calcext:value-type="float">
            <text:p>3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8401621817977" calcext:value-type="float">
            <text:p>3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8.9441943618401" calcext:value-type="float">
            <text:p>3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0484045680653" calcext:value-type="float">
            <text:p>3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1527941855462" calcext:value-type="float">
            <text:p>3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2573646094339" calcext:value-type="float">
            <text:p>3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3621172450802" calcext:value-type="float">
            <text:p>3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4670535081618" calcext:value-type="float">
            <text:p>3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5721748248051" calcext:value-type="float">
            <text:p>3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6774826317145" calcext:value-type="float">
            <text:p>3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7829783763009" calcext:value-type="float">
            <text:p>3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8886635168122" calcext:value-type="float">
            <text:p>3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9.9945395224665" calcext:value-type="float">
            <text:p>4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100607873586" calcext:value-type="float">
            <text:p>4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2068700617334" calcext:value-type="float">
            <text:p>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3133275898496" calcext:value-type="float">
            <text:p>4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4199819723941" calcext:value-type="float">
            <text:p>4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5268347354867" calcext:value-type="float">
            <text:p>4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6338874170514" calcext:value-type="float">
            <text:p>4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7411415669622" calcext:value-type="float">
            <text:p>4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848598747191" calcext:value-type="float">
            <text:p>4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0.9562605319578" calcext:value-type="float">
            <text:p>4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0641285078824" calcext:value-type="float">
            <text:p>4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1722042741392" calcext:value-type="float">
            <text:p>4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280489442613" calcext:value-type="float">
            <text:p>4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3889856380583" calcext:value-type="float">
            <text:p>4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4976944982595" calcext:value-type="float">
            <text:p>4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6066176741947" calcext:value-type="float">
            <text:p>4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7157568302014" calcext:value-type="float">
            <text:p>4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8251136441437" calcext:value-type="float">
            <text:p>4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1.9346898075834" calcext:value-type="float">
            <text:p>4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0444870259526" calcext:value-type="float">
            <text:p>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1545070187291" calcext:value-type="float">
            <text:p>4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2647515196146" calcext:value-type="float">
            <text:p>4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3752222767147" calcext:value-type="float">
            <text:p>4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4859210527229" calcext:value-type="float">
            <text:p>4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5968496251058" calcext:value-type="float">
            <text:p>4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7080097862924" calcext:value-type="float">
            <text:p>4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8194033438653" calcext:value-type="float">
            <text:p>4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2.9310321207551" calcext:value-type="float">
            <text:p>4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0428979554377" calcext:value-type="float">
            <text:p>4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1550027021347" calcext:value-type="float">
            <text:p>4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2673482310164" calcext:value-type="float">
            <text:p>4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3799364284084" calcext:value-type="float">
            <text:p>4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4927691970011" calcext:value-type="float">
            <text:p>4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6058484560621" calcext:value-type="float">
            <text:p>4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7191761416525" calcext:value-type="float">
            <text:p>4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8327542068459" calcext:value-type="float">
            <text:p>4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3.9465846219513" calcext:value-type="float">
            <text:p>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0606693747387" calcext:value-type="float">
            <text:p>4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1750104706692" calcext:value-type="float">
            <text:p>4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2896099331282" calcext:value-type="float">
            <text:p>4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4044698036617" calcext:value-type="float">
            <text:p>4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519592142217" calcext:value-type="float">
            <text:p>4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6349790273874" calcext:value-type="float">
            <text:p>4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7506325566599" calcext:value-type="float">
            <text:p>4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8665548466676" calcext:value-type="float">
            <text:p>4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4.9827480334453" calcext:value-type="float">
            <text:p>4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0992142726905" calcext:value-type="float">
            <text:p>4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2159557400269" calcext:value-type="float">
            <text:p>4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3329746312737" calcext:value-type="float">
            <text:p>4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450273162718" calcext:value-type="float">
            <text:p>4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5678535713925" calcext:value-type="float">
            <text:p>4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685718115357" calcext:value-type="float">
            <text:p>4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8038690739853" calcext:value-type="float">
            <text:p>4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5.9223087482556" calcext:value-type="float">
            <text:p>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0410394610472" calcext:value-type="float">
            <text:p>4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1600635574408" calcext:value-type="float">
            <text:p>4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2793834050242" calcext:value-type="float">
            <text:p>4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3990013942033" calcext:value-type="float">
            <text:p>4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5189199385176" calcext:value-type="float">
            <text:p>4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6391414749625" calcext:value-type="float">
            <text:p>4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7596684643144" calcext:value-type="float">
            <text:p>4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6.8805033914642" calcext:value-type="float">
            <text:p>4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0016487657539" calcext:value-type="float">
            <text:p>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123107121321" calcext:value-type="float">
            <text:p>4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2448810174469" calcext:value-type="float">
            <text:p>4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3669730389128" calcext:value-type="float">
            <text:p>4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4893857963605" calcext:value-type="float">
            <text:p>4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6121219266601" calcext:value-type="float">
            <text:p>4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7351840932836" calcext:value-type="float">
            <text:p>4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8585749866859" calcext:value-type="float">
            <text:p>47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7.9822973246906" calcext:value-type="float">
            <text:p>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1063538528844" calcext:value-type="float">
            <text:p>4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2307473450175" calcext:value-type="float">
            <text:p>4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3554806034108" calcext:value-type="float">
            <text:p>4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4805564593711" calcext:value-type="float">
            <text:p>4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6059777736126" calcext:value-type="float">
            <text:p>4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7317474366869" calcext:value-type="float">
            <text:p>4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8578683694197" calcext:value-type="float">
            <text:p>4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8.9843435233562" calcext:value-type="float">
            <text:p>49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1111758812136" calcext:value-type="float">
            <text:p>4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238368457343" calcext:value-type="float">
            <text:p>4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3659242981977" calcext:value-type="float">
            <text:p>4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493846482812" calcext:value-type="float">
            <text:p>4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6221381232874" calcext:value-type="float">
            <text:p>4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7508023652885" calcext:value-type="float">
            <text:p>4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49.8798423885472" calcext:value-type="float">
            <text:p>4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0092614073767" calcext:value-type="float">
            <text:p>5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1390626711951" calcext:value-type="float">
            <text:p>5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2692494650581" calcext:value-type="float">
            <text:p>5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3998251102023" calcext:value-type="float">
            <text:p>5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5307929645983" calcext:value-type="float">
            <text:p>50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6621564235138" calcext:value-type="float">
            <text:p>5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7939189200885" calcext:value-type="float">
            <text:p>5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0.926083925918" calcext:value-type="float">
            <text:p>5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0586549516508" calcext:value-type="float">
            <text:p>5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1916355475951" calcext:value-type="float">
            <text:p>5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325029304338" calcext:value-type="float">
            <text:p>5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4588398533762" calcext:value-type="float">
            <text:p>5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5930708677593" calcext:value-type="float">
            <text:p>5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7277260627445" calcext:value-type="float">
            <text:p>51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8628091964661" calcext:value-type="float">
            <text:p>5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1.998324070615" calcext:value-type="float">
            <text:p>5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1342745311343" calcext:value-type="float">
            <text:p>5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2706644689271" calcext:value-type="float">
            <text:p>5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4074978205784" calcext:value-type="float">
            <text:p>5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5447785690914" calcext:value-type="float">
            <text:p>5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682510744639" calcext:value-type="float">
            <text:p>5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8206984253289" calcext:value-type="float">
            <text:p>5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2.9593457379855" calcext:value-type="float">
            <text:p>5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0984568589467" calcext:value-type="float">
            <text:p>53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2380360148769" calcext:value-type="float">
            <text:p>5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3780874835963" calcext:value-type="float">
            <text:p>5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5186155949277" calcext:value-type="float">
            <text:p>5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6596247315599" calcext:value-type="float">
            <text:p>5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8011193299295" calcext:value-type="float">
            <text:p>5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3.9431038811196" calcext:value-type="float">
            <text:p>5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085582931779" calcext:value-type="float">
            <text:p>5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2285610850585" calcext:value-type="float">
            <text:p>5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372043001568" calcext:value-type="float">
            <text:p>5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5160334003534" calcext:value-type="float">
            <text:p>5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6605370598938" calcext:value-type="float">
            <text:p>5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8055588191195" calcext:value-type="float">
            <text:p>5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4.9511035784525" calcext:value-type="float">
            <text:p>5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0971763008678" calcext:value-type="float">
            <text:p>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243782012979" calcext:value-type="float">
            <text:p>5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3909258061457" calcext:value-type="float">
            <text:p>5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5386128376055" calcext:value-type="float">
            <text:p>5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6868483316305" calcext:value-type="float">
            <text:p>5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8356375807091" calcext:value-type="float">
            <text:p>5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5.9849859467529" calcext:value-type="float">
            <text:p>5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1348988623306" calcext:value-type="float">
            <text:p>5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285381831929" calcext:value-type="float">
            <text:p>5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4364404332422" calcext:value-type="float">
            <text:p>5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5880803184884" calcext:value-type="float">
            <text:p>5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7403072157574" calcext:value-type="float">
            <text:p>5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6.8931269303874" calcext:value-type="float">
            <text:p>5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0465453463728" calcext:value-type="float">
            <text:p>5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2005684278047" calcext:value-type="float">
            <text:p>5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3552022203428" calcext:value-type="float">
            <text:p>5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5104528527218" calcext:value-type="float">
            <text:p>5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6663265382924" calcext:value-type="float">
            <text:p>5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8228295765967" calcext:value-type="float">
            <text:p>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7.9799683549815" calcext:value-type="float">
            <text:p>5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1377493502475" calcext:value-type="float">
            <text:p>5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2961791303387" calcext:value-type="float">
            <text:p>5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4552643560694" calcext:value-type="float">
            <text:p>5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615011782894" calcext:value-type="float">
            <text:p>5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7754282627167" calcext:value-type="float">
            <text:p>5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8.9365207457454" calcext:value-type="float">
            <text:p>5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0982962823899" calcext:value-type="float">
            <text:p>5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2607620252044" calcext:value-type="float">
            <text:p>5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4239252308787" calcext:value-type="float">
            <text:p>5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5877932622757" calcext:value-type="float">
            <text:p>5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7523735905196" calcext:value-type="float">
            <text:p>5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59.9176737971354" calcext:value-type="float">
            <text:p>5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0837015762394" calcext:value-type="float">
            <text:p>6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250464736786" calcext:value-type="float">
            <text:p>6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4179712048677" calcext:value-type="float">
            <text:p>6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5862290260749" calcext:value-type="float">
            <text:p>6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7552463679125" calcext:value-type="float">
            <text:p>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0.9250315222795" calcext:value-type="float">
            <text:p>60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0955929080092" calcext:value-type="float">
            <text:p>6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2669390734752" calcext:value-type="float">
            <text:p>6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4390786992644" calcext:value-type="float">
            <text:p>61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6120206009168" calcext:value-type="float">
            <text:p>6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7857737317379" calcext:value-type="float">
            <text:p>6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1.9603471856826" calcext:value-type="float">
            <text:p>6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1357502003154" calcext:value-type="float">
            <text:p>62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3119921598469" calcext:value-type="float">
            <text:p>62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4890825982513" calcext:value-type="float">
            <text:p>6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6670312024658" calcext:value-type="float">
            <text:p>6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2.8458478156754" calcext:value-type="float">
            <text:p>62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0255424406853" calcext:value-type="float">
            <text:p>6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2061252433837" calcext:value-type="float">
            <text:p>6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3876065562986" calcext:value-type="float">
            <text:p>6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5699968822518" calcext:value-type="float">
            <text:p>6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7533068981103" calcext:value-type="float">
            <text:p>6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3.937547458644" calcext:value-type="float">
            <text:p>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1227296004868" calcext:value-type="float">
            <text:p>6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3088645462098" calcext:value-type="float">
            <text:p>64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4959637085067" calcext:value-type="float">
            <text:p>6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6840386944974" calcext:value-type="float">
            <text:p>6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4.8731013101527" calcext:value-type="float">
            <text:p>6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0631635648444" calcext:value-type="float">
            <text:p>6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2542376760254" calcext:value-type="float">
            <text:p>6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4463360740434" calcext:value-type="float">
            <text:p>6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6394714070941" calcext:value-type="float">
            <text:p>6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5.833656546318" calcext:value-type="float">
            <text:p>65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028904591045" calcext:value-type="float">
            <text:p>6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2252288741935" calcext:value-type="float">
            <text:p>6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4226429678291" calcext:value-type="float">
            <text:p>6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621160688887" calcext:value-type="float">
            <text:p>6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6.8207961050662" calcext:value-type="float">
            <text:p>6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0215635409003" calcext:value-type="float">
            <text:p>6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2234775840114" calcext:value-type="float">
            <text:p>6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4265530915537" calcext:value-type="float">
            <text:p>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6308051968547" calcext:value-type="float">
            <text:p>6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7.8362493162599" calcext:value-type="float">
            <text:p>6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0429011561886" calcext:value-type="float">
            <text:p>6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2507767204102" calcext:value-type="float">
            <text:p>68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4598923175475" calcext:value-type="float">
            <text:p>6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6702645688164" calcext:value-type="float">
            <text:p>68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8.8819104160107" calcext:value-type="float">
            <text:p>6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0948471297409" calcext:value-type="float">
            <text:p>6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3090923179381" calcext:value-type="float">
            <text:p>69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5246639346313" calcext:value-type="float">
            <text:p>6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741580289011" calcext:value-type="float">
            <text:p>6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69.9598600547875" calcext:value-type="float">
            <text:p>7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1795222798577" calcext:value-type="float">
            <text:p>7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4005863962923" calcext:value-type="float">
            <text:p>7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6230722306542" calcext:value-type="float">
            <text:p>7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0.847000014665" calcext:value-type="float">
            <text:p>7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0723903962291" calcext:value-type="float">
            <text:p>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2992644508344" calcext:value-type="float">
            <text:p>7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5276436933413" calcext:value-type="float">
            <text:p>71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7575500901781" calcext:value-type="float">
            <text:p>7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1.9890060719596" calcext:value-type="float">
            <text:p>7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2220345465445" calcext:value-type="float">
            <text:p>7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4566589125532" calcext:value-type="float">
            <text:p>7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6929030733624" calcext:value-type="float">
            <text:p>72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2.9307914515986" calcext:value-type="float">
            <text:p>7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170349004151" calcext:value-type="float">
            <text:p>7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4116012377275" calcext:value-type="float">
            <text:p>7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6545742249749" calcext:value-type="float">
            <text:p>7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3.899294621191" calcext:value-type="float">
            <text:p>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1457896816516" calcext:value-type="float">
            <text:p>74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394087279583" calcext:value-type="float">
            <text:p>74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6442159248055" calcext:value-type="float">
            <text:p>74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4.8962047830805" calcext:value-type="float">
            <text:p>7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1500836961919" calcext:value-type="float">
            <text:p>7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4058832027962" calcext:value-type="float">
            <text:p>75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6636345600758" calcext:value-type="float">
            <text:p>75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5.9233697662324" calcext:value-type="float">
            <text:p>7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1851215838621" calcext:value-type="float">
            <text:p>7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4489235642507" calcext:value-type="float">
            <text:p>76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7148100726346" calcext:value-type="float">
            <text:p>76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6.982816314473" calcext:value-type="float">
            <text:p>7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2529783627808" calcext:value-type="float">
            <text:p>7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5253331865715" calcext:value-type="float">
            <text:p>7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7.7999186804672" calcext:value-type="float">
            <text:p>7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0767736955326" calcext:value-type="float">
            <text:p>7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3559380713915" calcext:value-type="float">
            <text:p>7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6374526696932" calcext:value-type="float">
            <text:p>7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8.9213594089956" calcext:value-type="float">
            <text:p>78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2077013011365" calcext:value-type="float">
            <text:p>7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4965224891718" calcext:value-type="float">
            <text:p>79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79.7878682869587" calcext:value-type="float">
            <text:p>79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0817852204733" calcext:value-type="float">
            <text:p>80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3783210709499" calcext:value-type="float">
            <text:p>8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6775249199443" calcext:value-type="float">
            <text:p>8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0.9794471964177" calcext:value-type="float">
            <text:p>8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2841397259563" calcext:value-type="float">
            <text:p>8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5916557822404" calcext:value-type="float">
            <text:p>8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1.9020501408859" calcext:value-type="float">
            <text:p>8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2153791357926" calcext:value-type="float">
            <text:p>82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5317007181376" calcext:value-type="float">
            <text:p>8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2.8510745181655" calcext:value-type="float">
            <text:p>8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1735619099323" calcext:value-type="float">
            <text:p>83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4992260791756" calcext:value-type="float">
            <text:p>83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3.8281320944924" calcext:value-type="float">
            <text:p>8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1603469820181" calcext:value-type="float">
            <text:p>8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4959398038145" calcext:value-type="float">
            <text:p>84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4.8349817401892" calcext:value-type="float">
            <text:p>8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1775461761833" calcext:value-type="float">
            <text:p>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523708792484" calcext:value-type="float">
            <text:p>8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5.8735476610307" calcext:value-type="float">
            <text:p>8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2271433456117" calcext:value-type="float">
            <text:p>86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5845790077623" calcext:value-type="float">
            <text:p>8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6.9459405183027" calcext:value-type="float">
            <text:p>8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3113165748763" calcext:value-type="float">
            <text:p>87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7.6807988258812" calcext:value-type="float">
            <text:p>8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0544820012096" calcext:value-type="float">
            <text:p>8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4324640502509" calcext:value-type="float">
            <text:p>8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8.8148462876414" calcext:value-type="float">
            <text:p>8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2017335472891" calcext:value-type="float">
            <text:p>89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5932343452369" calcext:value-type="float">
            <text:p>8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89.9894610519796" calcext:value-type="float">
            <text:p>9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390530074895" calcext:value-type="float">
            <text:p>90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0.796562051506" calcext:value-type="float">
            <text:p>9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2076820543516" calcext:value-type="float">
            <text:p>91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1.6240198083063" calcext:value-type="float">
            <text:p>9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0457099212649" calcext:value-type="float">
            <text:p>9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4728921291814" calcext:value-type="float">
            <text:p>92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2.9057115565447" calcext:value-type="float">
            <text:p>92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3443189934631" calcext:value-type="float">
            <text:p>93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3.7888711906402" calcext:value-type="float">
            <text:p>9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2395311736353" calcext:value-type="float">
            <text:p>9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4.6964685779345" calcext:value-type="float">
            <text:p>94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1598600064985" calcext:value-type="float">
            <text:p>9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5.6298894116075" calcext:value-type="float">
            <text:p>95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1067485030037" calcext:value-type="float">
            <text:p>9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6.5906371845196" calcext:value-type="float">
            <text:p>96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0817640215968" calcext:value-type="float">
            <text:p>97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7.580346742342" calcext:value-type="float">
            <text:p>97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0866127750291" calcext:value-type="float">
            <text:p>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8.6007998252571" calcext:value-type="float">
            <text:p>9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1231564963067" calcext:value-type="float">
            <text:p>99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99.6539429566092" calcext:value-type="float">
            <text:p>9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193431658662" calcext:value-type="float">
            <text:p>10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0.741908114193" calcext:value-type="float">
            <text:p>100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299671730912" calcext:value-type="float">
            <text:p>101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1.867036716765" calcext:value-type="float">
            <text:p>101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2.444333058312" calcext:value-type="float">
            <text:p>10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031907580581" calcext:value-type="float">
            <text:p>103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3.630125096633" calcext:value-type="float">
            <text:p>103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239369656045" calcext:value-type="float">
            <text:p>10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4.860045902651" calcext:value-type="float">
            <text:p>104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5.49258055313" calcext:value-type="float">
            <text:p>105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137424009515" calcext:value-type="float">
            <text:p>106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6.795052120344" calcext:value-type="float">
            <text:p>10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7.465968107107" calcext:value-type="float">
            <text:p>107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150704674832" calcext:value-type="float">
            <text:p>108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8.849826328219" calcext:value-type="float">
            <text:p>108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09.563931917654" calcext:value-type="float">
            <text:p>10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0.293657442866" calcext:value-type="float">
            <text:p>110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039679145944" calcext:value-type="float">
            <text:p>11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1.802716930097" calcext:value-type="float">
            <text:p>111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2.583538145892" calcext:value-type="float">
            <text:p>11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3.382961793155" calcext:value-type="float">
            <text:p>113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4.201863194099" calcext:value-type="float">
            <text:p>114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041179202178" calcext:value-type="float">
            <text:p>115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5.901914021552" calcext:value-type="float">
            <text:p>11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6.785145724571" calcext:value-type="float">
            <text:p>116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7.692033569526" calcext:value-type="float">
            <text:p>117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8.623826238721" calcext:value-type="float">
            <text:p>118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19.581871138416" calcext:value-type="float">
            <text:p>119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0.567624928083" calcext:value-type="float">
            <text:p>120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1.582665477894" calcext:value-type="float">
            <text:p>121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2.628705491785" calcext:value-type="float">
            <text:p>12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3.707608080495" calcext:value-type="float">
            <text:p>123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4.821404627001" calcext:value-type="float">
            <text:p>124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5.972315358661" calcext:value-type="float">
            <text:p>126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7.162773129974" calcext:value-type="float">
            <text:p>127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8.395451032228" calcext:value-type="float">
            <text:p>128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29.673294588095" calcext:value-type="float">
            <text:p>129.7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0.999559469448" calcext:value-type="float">
            <text:p>131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2.377855907335" calcext:value-type="float">
            <text:p>132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3.812201260551" calcext:value-type="float">
            <text:p>133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5.307082596252" calcext:value-type="float">
            <text:p>13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6.867531643718" calcext:value-type="float">
            <text:p>136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38.499215154752" calcext:value-type="float">
            <text:p>138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0.208544603661" calcext:value-type="float">
            <text:p>14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2.002810376019" calcext:value-type="float">
            <text:p>142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3.890347259355" calcext:value-type="float">
            <text:p>14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5.880740354051" calcext:value-type="float">
            <text:p>145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47.985083760064" calcext:value-type="float">
            <text:p>148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0.216309009416" calcext:value-type="float">
            <text:p>150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2.589606898978" calcext:value-type="float">
            <text:p>152.6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5.122976235362" calcext:value-type="float">
            <text:p>155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57.837947827056" calcext:value-type="float">
            <text:p>157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0.760554839443" calcext:value-type="float">
            <text:p>160.8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3.922656494281" calcext:value-type="float">
            <text:p>16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67.36378011576" calcext:value-type="float">
            <text:p>167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1.133743307258" calcext:value-type="float">
            <text:p>17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5.296485220319" calcext:value-type="float">
            <text:p>175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79.935836500771" calcext:value-type="float">
            <text:p>179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85.164523997075" calcext:value-type="float">
            <text:p>185.2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1.138834509991" calcext:value-type="float">
            <text:p>191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198.083762888054" calcext:value-type="float">
            <text:p>198.1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06.339013153023" calcext:value-type="float">
            <text:p>206.3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16.450403726818" calcext:value-type="float">
            <text:p>21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29.372734522645" calcext:value-type="float">
            <text:p>229.4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46.996482196973" calcext:value-type="float">
            <text:p>247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273.894169790442" calcext:value-type="float">
            <text:p>273.9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326.516067640785" calcext:value-type="float">
            <text:p>326.5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>
          <table:table-cell table:style-name="ce14" office:value-type="float" office:value="0" calcext:value-type="float">
            <text:p>0.0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3" table:number-rows-repeated="1047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" svg:font-family="'Lucida Sans'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I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currency-style style:name="N11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0111P0" style:volatile="true" number:language="en" number:country="IE">
      <number:text>€</number:text>
      <number:number number:decimal-places="0" number:min-integer-digits="1" number:grouping="true"/>
    </number:number-style>
    <number:number-style style:name="N10111" number:language="en" number:country="IE">
      <number:text>-€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E">
      <number:text>€</number:text>
      <number:number number:decimal-places="0" number:min-integer-digits="1" number:grouping="true"/>
    </number:number-style>
    <number:number-style style:name="N10112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en" number:country="IE">
      <number:text>€</number:text>
      <number:number number:decimal-places="2" number:min-integer-digits="1" number:grouping="true"/>
    </number:number-style>
    <number:number-style style:name="N10114" number:language="en" number:country="IE">
      <number:text>-€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en" number:country="IE">
      <number:text>€</number:text>
      <number:number number:decimal-places="2" number:min-integer-digits="1" number:grouping="true"/>
    </number:number-style>
    <number:number-style style:name="N10115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7" number:language="en" number:country="IE">
      <number:day number:style="long"/>
      <number:text>-</number:text>
      <number:month number:textual="true"/>
    </number:date-style>
    <number:date-style style:name="N10118" number:language="en" number:country="IE">
      <number:month number:textual="true"/>
      <number:text>-</number:text>
      <number:year/>
    </number:date-style>
    <number:time-style style:name="N10119" number:language="en" number:country="IE">
      <number:hours/>
      <number:text>:</number:text>
      <number:minutes number:style="long"/>
      <number:text> </number:text>
      <number:am-pm/>
    </number:time-style>
    <number:time-style style:name="N1012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en" number:country="IE">
      <number:number number:decimal-places="0" number:min-integer-digits="1" number:grouping="true"/>
    </number:number-style>
    <number:number-style style:name="N10122" number:language="en" number:country="IE">
      <number:text>-</number:text>
      <number:number number:decimal-places="0" number:min-integer-digits="1" number:grouping="true"/>
      <style:map style:condition="value()&gt;=0" style:apply-style-name="N10122P0"/>
    </number:number-style>
    <number:number-style style:name="N10123P0" style:volatile="true" number:language="en" number:country="IE">
      <number:number number:decimal-places="0" number:min-integer-digits="1" number:grouping="true"/>
    </number:number-style>
    <number:number-style style:name="N10123" number:language="en" number:country="IE">
      <style:text-properties fo:color="#ff0000"/>
      <number:text>-</number:text>
      <number:number number: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2" number:min-integer-digits="1" number:grouping="true"/>
    </number:number-style>
    <number:number-style style:name="N10124" number:language="en" number:country="IE">
      <number:text>-</number:text>
      <number:number number:decimal-places="2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number:min-integer-digits="1" number:grouping="true"/>
    </number:number-style>
    <number:number-style style:name="N10125" number:language="en" number:country="IE">
      <style:text-properties fo:color="#ff0000"/>
      <number:text>-</number:text>
      <number:number number:decimal-places="2" number:min-integer-digits="1" number:grouping="true"/>
      <style:map style:condition="value()&gt;=0" style:apply-style-name="N10125P0"/>
    </number:number-style>
    <number:number-style style:name="N10129P0" style:volatile="true" number:language="en" number:country="IE"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n" number:country="I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9P2" style:volatile="true" number:language="en" number:country="IE">
      <loext:fill-character> </loext:fill-character>
      <number:text>- </number:text>
    </number:number-style>
    <number:text-style style:name="N10129" number:language="en" number:country="I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I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I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0133P2" style:volatile="true" number:language="en" number:country="IE">
      <number:text> €</number:text>
      <loext:fill-character> </loext:fill-character>
      <number:text>- </number:text>
    </number:number-style>
    <number:text-style style:name="N10133" number:language="en" number:country="IE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IE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I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7P2" style:volatile="true" number:language="en" number:country="IE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IE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I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0141P1" style:volatile="true" number:language="en" number:country="I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0141P2" style:volatile="true" number:language="en" number:country="I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1" number:language="en" number:country="I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Lucida Sans" fo:font-family="'Lucida Sans'" style:font-family-generic="swiss" fo:font-size="9.5pt" fo:font-style="normal" fo:text-shadow="none" style:text-underline-style="none" fo:font-weight="bold" style:font-size-asian="9.5pt" style:font-style-asian="normal" style:font-weight-asian="bold" style:font-name-complex="Lucida Sans" style:font-family-complex="'Lucida Sans'" style:font-family-generic-complex="swiss" style:font-size-complex="9.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13:54:30.507602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Stoker</meta:initial-creator>
    <meta:editing-cycles>8</meta:editing-cycles>
    <meta:creation-date>2007-04-15T21:31:58</meta:creation-date>
    <dc:date>2015-03-07T15:35:22.638252665</dc:date>
    <dc:language>en-US</dc:language>
    <meta:editing-duration>PT40M39S</meta:editing-duration>
    <meta:generator>LibreOffice/4.3.6.2$Linux_X86_64 LibreOffice_project/430m0$Build-2</meta:generator>
    <meta:document-statistic meta:table-count="3" meta:cell-count="403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